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4.911cm"/>
    </style:style>
    <style:style style:name="co7" style:family="table-column">
      <style:table-column-properties fo:break-before="auto" style:column-width="2.05cm"/>
    </style:style>
    <style:style style:name="co8" style:family="table-column">
      <style:table-column-properties fo:break-before="auto" style:column-width="1.178cm"/>
    </style:style>
    <style:style style:name="co9" style:family="table-column">
      <style:table-column-properties fo:break-before="auto" style:column-width="2.785cm"/>
    </style:style>
    <style:style style:name="co10" style:family="table-column">
      <style:table-column-properties fo:break-before="auto" style:column-width="2.078cm"/>
    </style:style>
    <style:style style:name="co11" style:family="table-column">
      <style:table-column-properties fo:break-before="auto" style:column-width="2.704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1.452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53cm"/>
    </style:style>
    <style:style style:name="co16" style:family="table-column">
      <style:table-column-properties fo:break-before="auto" style:column-width="1.6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ts_milt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4" table:number-columns-repeated="2" table:default-cell-style-name="Default"/>
        <table:table-row table:style-name="ro1">
          <table:table-cell/>
          <table:table-cell office:value-type="string" calcext:value-type="string">
            <text:p>Transit excluding GO rail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Auto driver</text:p>
          </table:table-cell>
          <table:table-cell office:value-type="string" calcext:value-type="string">
            <text:p>GO rail only</text:p>
          </table:table-cell>
          <table:table-cell office:value-type="string" calcext:value-type="string">
            <text:p>Joint GO rail and local transit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uto passenger</text:p>
          </table:table-cell>
          <table:table-cell office:value-type="string" calcext:value-type="string">
            <text:p>School bus</text:p>
          </table:table-cell>
          <table:table-cell office:value-type="string" calcext:value-type="string">
            <text:p>Taxi passenger</text:p>
          </table:table-cell>
          <table:table-cell office:value-type="string" calcext:value-type="string">
            <text:p>Paid rideshare</text:p>
          </table:table-cell>
          <table:table-cell office:value-type="string" calcext:value-type="string">
            <text:p>Walk</text:p>
          </table:table-cell>
          <table:table-cell table:number-columns-repeated="3"/>
          <table:table-cell office:value-type="string" calcext:value-type="string">
            <text:p>Active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780" calcext:value-type="float">
            <text:p>37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67" calcext:value-type="float">
            <text:p>96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82" calcext:value-type="float">
            <text:p>4782</text:p>
          </table:table-cell>
          <table:table-cell/>
          <table:table-cell table:formula="of:=[.D2]*[.A2]" office:value-type="float" office:value="0" calcext:value-type="float">
            <text:p>0</text:p>
          </table:table-cell>
          <table:table-cell/>
          <table:table-cell table:formula="of:=[.C2]+[.M2]" office:value-type="float" office:value="4906" calcext:value-type="float">
            <text:p>4906</text:p>
          </table:table-cell>
          <table:table-cell table:formula="of:=[.B2]+[.E2]+[.F2]" office:value-type="float" office:value="0" calcext:value-type="float">
            <text:p>0</text:p>
          </table:table-cell>
          <table:table-cell table:formula="of:=[.D2]+[.G2]+[.I2]+[.K2]+[.L2]" office:value-type="float" office:value="4747" calcext:value-type="float">
            <text:p>4747</text:p>
          </table:table-cell>
          <table:table-cell table:formula="of:=SUM([.B2:.M2])" office:value-type="float" office:value="9735" calcext:value-type="float">
            <text:p>97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614" calcext:value-type="float">
            <text:p>614</text:p>
          </table:table-cell>
          <table:table-cell office:value-type="float" office:value="19526" calcext:value-type="float">
            <text:p>1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22" calcext:value-type="float">
            <text:p>5122</text:p>
          </table:table-cell>
          <table:table-cell office:value-type="float" office:value="774" calcext:value-type="float">
            <text:p>774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4669" calcext:value-type="float">
            <text:p>4669</text:p>
          </table:table-cell>
          <table:table-cell/>
          <table:table-cell table:formula="of:=[.D3]*[.A3]" office:value-type="float" office:value="19526" calcext:value-type="float">
            <text:p>19526</text:p>
          </table:table-cell>
          <table:table-cell/>
          <table:table-cell table:formula="of:=[.C3]+[.M3]" office:value-type="float" office:value="5283" calcext:value-type="float">
            <text:p>5283</text:p>
          </table:table-cell>
          <table:table-cell table:formula="of:=[.B3]+[.E3]+[.F3]" office:value-type="float" office:value="208" calcext:value-type="float">
            <text:p>208</text:p>
          </table:table-cell>
          <table:table-cell table:formula="of:=[.D3]+[.G3]+[.I3]+[.K3]+[.L3]" office:value-type="float" office:value="24748" calcext:value-type="float">
            <text:p>24748</text:p>
          </table:table-cell>
          <table:table-cell table:formula="of:=SUM([.B3:.M3])" office:value-type="float" office:value="31031" calcext:value-type="float">
            <text:p>31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5" calcext:value-type="float">
            <text:p>355</text:p>
          </table:table-cell>
          <table:table-cell office:value-type="float" office:value="63" calcext:value-type="float">
            <text:p>63</text:p>
          </table:table-cell>
          <table:table-cell office:value-type="float" office:value="15340" calcext:value-type="float">
            <text:p>15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765" calcext:value-type="float">
            <text:p>3765</text:p>
          </table:table-cell>
          <table:table-cell office:value-type="float" office:value="545" calcext:value-type="float">
            <text:p>54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211" calcext:value-type="float">
            <text:p>1211</text:p>
          </table:table-cell>
          <table:table-cell/>
          <table:table-cell table:formula="of:=[.D4]*[.A4]" office:value-type="float" office:value="30680" calcext:value-type="float">
            <text:p>30680</text:p>
          </table:table-cell>
          <table:table-cell/>
          <table:table-cell table:formula="of:=[.C4]+[.M4]" office:value-type="float" office:value="1274" calcext:value-type="float">
            <text:p>1274</text:p>
          </table:table-cell>
          <table:table-cell table:formula="of:=[.B4]+[.E4]+[.F4]" office:value-type="float" office:value="355" calcext:value-type="float">
            <text:p>355</text:p>
          </table:table-cell>
          <table:table-cell table:formula="of:=[.D4]+[.G4]+[.I4]+[.K4]+[.L4]" office:value-type="float" office:value="19148" calcext:value-type="float">
            <text:p>19148</text:p>
          </table:table-cell>
          <table:table-cell table:formula="of:=SUM([.B4:.M4])" office:value-type="float" office:value="21400" calcext:value-type="float">
            <text:p>214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6" calcext:value-type="float">
            <text:p>246</text:p>
          </table:table-cell>
          <table:table-cell office:value-type="float" office:value="42" calcext:value-type="float">
            <text:p>42</text:p>
          </table:table-cell>
          <table:table-cell office:value-type="float" office:value="11664" calcext:value-type="float">
            <text:p>116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52" calcext:value-type="float">
            <text:p>2452</text:p>
          </table:table-cell>
          <table:table-cell office:value-type="float" office:value="1117" calcext:value-type="float">
            <text:p>1117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D5]*[.A5]" office:value-type="float" office:value="34992" calcext:value-type="float">
            <text:p>34992</text:p>
          </table:table-cell>
          <table:table-cell/>
          <table:table-cell table:formula="of:=[.C5]+[.M5]" office:value-type="float" office:value="215" calcext:value-type="float">
            <text:p>215</text:p>
          </table:table-cell>
          <table:table-cell table:formula="of:=[.B5]+[.E5]+[.F5]" office:value-type="float" office:value="246" calcext:value-type="float">
            <text:p>246</text:p>
          </table:table-cell>
          <table:table-cell table:formula="of:=[.D5]+[.G5]+[.I5]+[.K5]+[.L5]" office:value-type="float" office:value="14150" calcext:value-type="float">
            <text:p>14150</text:p>
          </table:table-cell>
          <table:table-cell table:formula="of:=SUM([.B5:.M5])" office:value-type="float" office:value="15728" calcext:value-type="float">
            <text:p>157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17" calcext:value-type="float">
            <text:p>17</text:p>
          </table:table-cell>
          <table:table-cell office:value-type="float" office:value="7400" calcext:value-type="float">
            <text:p>7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45" calcext:value-type="float">
            <text:p>1945</text:p>
          </table:table-cell>
          <table:table-cell office:value-type="float" office:value="829" calcext:value-type="float">
            <text:p>82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D6]*[.A6]" office:value-type="float" office:value="29600" calcext:value-type="float">
            <text:p>29600</text:p>
          </table:table-cell>
          <table:table-cell/>
          <table:table-cell table:formula="of:=[.C6]+[.M6]" office:value-type="float" office:value="187" calcext:value-type="float">
            <text:p>187</text:p>
          </table:table-cell>
          <table:table-cell table:formula="of:=[.B6]+[.E6]+[.F6]" office:value-type="float" office:value="169" calcext:value-type="float">
            <text:p>169</text:p>
          </table:table-cell>
          <table:table-cell table:formula="of:=[.D6]+[.G6]+[.I6]+[.K6]+[.L6]" office:value-type="float" office:value="9393" calcext:value-type="float">
            <text:p>9393</text:p>
          </table:table-cell>
          <table:table-cell table:formula="of:=SUM([.B6:.M6])" office:value-type="float" office:value="10578" calcext:value-type="float">
            <text:p>105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4731" calcext:value-type="float">
            <text:p>47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 office:value-type="float" office:value="397" calcext:value-type="float">
            <text:p>39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7]*[.A7]" office:value-type="float" office:value="23655" calcext:value-type="float">
            <text:p>23655</text:p>
          </table:table-cell>
          <table:table-cell/>
          <table:table-cell table:formula="of:=[.C7]+[.M7]" office:value-type="float" office:value="0" calcext:value-type="float">
            <text:p>0</text:p>
          </table:table-cell>
          <table:table-cell table:formula="of:=[.B7]+[.E7]+[.F7]" office:value-type="float" office:value="127" calcext:value-type="float">
            <text:p>127</text:p>
          </table:table-cell>
          <table:table-cell table:formula="of:=[.D7]+[.G7]+[.I7]+[.K7]+[.L7]" office:value-type="float" office:value="5692" calcext:value-type="float">
            <text:p>5692</text:p>
          </table:table-cell>
          <table:table-cell table:formula="of:=SUM([.B7:.M7])" office:value-type="float" office:value="6216" calcext:value-type="float">
            <text:p>62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969" calcext:value-type="float">
            <text:p>29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256" calcext:value-type="float">
            <text:p>25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8]*[.A8]" office:value-type="float" office:value="17814" calcext:value-type="float">
            <text:p>17814</text:p>
          </table:table-cell>
          <table:table-cell/>
          <table:table-cell table:formula="of:=[.C8]+[.M8]" office:value-type="float" office:value="0" calcext:value-type="float">
            <text:p>0</text:p>
          </table:table-cell>
          <table:table-cell table:formula="of:=[.B8]+[.E8]+[.F8]" office:value-type="float" office:value="43" calcext:value-type="float">
            <text:p>43</text:p>
          </table:table-cell>
          <table:table-cell table:formula="of:=[.D8]+[.G8]+[.I8]+[.K8]+[.L8]" office:value-type="float" office:value="3431" calcext:value-type="float">
            <text:p>3431</text:p>
          </table:table-cell>
          <table:table-cell table:formula="of:=SUM([.B8:.M8])" office:value-type="float" office:value="3730" calcext:value-type="float">
            <text:p>37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02" calcext:value-type="float">
            <text:p>14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9]*[.A9]" office:value-type="float" office:value="9814" calcext:value-type="float">
            <text:p>9814</text:p>
          </table:table-cell>
          <table:table-cell/>
          <table:table-cell table:formula="of:=[.C9]+[.M9]" office:value-type="float" office:value="0" calcext:value-type="float">
            <text:p>0</text:p>
          </table:table-cell>
          <table:table-cell table:formula="of:=[.B9]+[.E9]+[.F9]" office:value-type="float" office:value="21" calcext:value-type="float">
            <text:p>21</text:p>
          </table:table-cell>
          <table:table-cell table:formula="of:=[.D9]+[.G9]+[.I9]+[.K9]+[.L9]" office:value-type="float" office:value="1907" calcext:value-type="float">
            <text:p>1907</text:p>
          </table:table-cell>
          <table:table-cell table:formula="of:=SUM([.B9:.M9])"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10]*[.A10]" office:value-type="float" office:value="6792" calcext:value-type="float">
            <text:p>6792</text:p>
          </table:table-cell>
          <table:table-cell/>
          <table:table-cell table:formula="of:=[.C10]+[.M10]" office:value-type="float" office:value="0" calcext:value-type="float">
            <text:p>0</text:p>
          </table:table-cell>
          <table:table-cell table:formula="of:=[.B10]+[.E10]+[.F10]" office:value-type="float" office:value="46" calcext:value-type="float">
            <text:p>46</text:p>
          </table:table-cell>
          <table:table-cell table:formula="of:=[.D10]+[.G10]+[.I10]+[.K10]+[.L10]" office:value-type="float" office:value="966" calcext:value-type="float">
            <text:p>966</text:p>
          </table:table-cell>
          <table:table-cell table:formula="of:=SUM([.B10:.M10])"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689" calcext:value-type="float">
            <text:p>16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11]*[.A11]" office:value-type="float" office:value="15201" calcext:value-type="float">
            <text:p>15201</text:p>
          </table:table-cell>
          <table:table-cell/>
          <table:table-cell table:formula="of:=[.C11]+[.M11]" office:value-type="float" office:value="0" calcext:value-type="float">
            <text:p>0</text:p>
          </table:table-cell>
          <table:table-cell table:formula="of:=[.B11]+[.E11]+[.F11]" office:value-type="float" office:value="55" calcext:value-type="float">
            <text:p>55</text:p>
          </table:table-cell>
          <table:table-cell table:formula="of:=[.D11]+[.G11]+[.I11]+[.K11]+[.L11]" office:value-type="float" office:value="2233" calcext:value-type="float">
            <text:p>2233</text:p>
          </table:table-cell>
          <table:table-cell table:formula="of:=SUM([.B11:.M11])" office:value-type="float" office:value="2439" calcext:value-type="float">
            <text:p>24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8" calcext:value-type="float">
            <text:p>24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12]*[.A12]" office:value-type="float" office:value="24680" calcext:value-type="float">
            <text:p>24680</text:p>
          </table:table-cell>
          <table:table-cell/>
          <table:table-cell table:formula="of:=[.C12]+[.M12]" office:value-type="float" office:value="0" calcext:value-type="float">
            <text:p>0</text:p>
          </table:table-cell>
          <table:table-cell table:formula="of:=[.B12]+[.E12]+[.F12]" office:value-type="float" office:value="0" calcext:value-type="float">
            <text:p>0</text:p>
          </table:table-cell>
          <table:table-cell table:formula="of:=[.D12]+[.G12]+[.I12]+[.K12]+[.L12]" office:value-type="float" office:value="2819" calcext:value-type="float">
            <text:p>2819</text:p>
          </table:table-cell>
          <table:table-cell table:formula="of:=SUM([.B12:.M12])"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928" calcext:value-type="float">
            <text:p>2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3" calcext:value-type="float">
            <text:p>503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13]*[.A13]" office:value-type="float" office:value="32208" calcext:value-type="float">
            <text:p>32208</text:p>
          </table:table-cell>
          <table:table-cell/>
          <table:table-cell table:formula="of:=[.C13]+[.M13]" office:value-type="float" office:value="0" calcext:value-type="float">
            <text:p>0</text:p>
          </table:table-cell>
          <table:table-cell table:formula="of:=[.B13]+[.E13]+[.F13]" office:value-type="float" office:value="87" calcext:value-type="float">
            <text:p>87</text:p>
          </table:table-cell>
          <table:table-cell table:formula="of:=[.D13]+[.G13]+[.I13]+[.K13]+[.L13]" office:value-type="float" office:value="3431" calcext:value-type="float">
            <text:p>3431</text:p>
          </table:table-cell>
          <table:table-cell table:formula="of:=SUM([.B13:.M13])" office:value-type="float" office:value="3778" calcext:value-type="float">
            <text:p>37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066" calcext:value-type="float">
            <text:p>30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9" calcext:value-type="float">
            <text:p>829</text:p>
          </table:table-cell>
          <table:table-cell office:value-type="float" office:value="470" calcext:value-type="float">
            <text:p>4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14]*[.A14]" office:value-type="float" office:value="36792" calcext:value-type="float">
            <text:p>36792</text:p>
          </table:table-cell>
          <table:table-cell/>
          <table:table-cell table:formula="of:=[.C14]+[.M14]" office:value-type="float" office:value="0" calcext:value-type="float">
            <text:p>0</text:p>
          </table:table-cell>
          <table:table-cell table:formula="of:=[.B14]+[.E14]+[.F14]" office:value-type="float" office:value="22" calcext:value-type="float">
            <text:p>22</text:p>
          </table:table-cell>
          <table:table-cell table:formula="of:=[.D14]+[.G14]+[.I14]+[.K14]+[.L14]" office:value-type="float" office:value="3895" calcext:value-type="float">
            <text:p>3895</text:p>
          </table:table-cell>
          <table:table-cell table:formula="of:=SUM([.B14:.M14])" office:value-type="float" office:value="4387" calcext:value-type="float">
            <text:p>43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4658" calcext:value-type="float">
            <text:p>46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193" calcext:value-type="float">
            <text:p>19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15]*[.A15]" office:value-type="float" office:value="60554" calcext:value-type="float">
            <text:p>60554</text:p>
          </table:table-cell>
          <table:table-cell/>
          <table:table-cell table:formula="of:=[.C15]+[.M15]" office:value-type="float" office:value="0" calcext:value-type="float">
            <text:p>0</text:p>
          </table:table-cell>
          <table:table-cell table:formula="of:=[.B15]+[.E15]+[.F15]" office:value-type="float" office:value="120" calcext:value-type="float">
            <text:p>120</text:p>
          </table:table-cell>
          <table:table-cell table:formula="of:=[.D15]+[.G15]+[.I15]+[.K15]+[.L15]" office:value-type="float" office:value="5295" calcext:value-type="float">
            <text:p>5295</text:p>
          </table:table-cell>
          <table:table-cell table:formula="of:=SUM([.B15:.M15])" office:value-type="float" office:value="5608" calcext:value-type="float">
            <text:p>56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4281" calcext:value-type="float">
            <text:p>42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204" calcext:value-type="float">
            <text:p>20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16]*[.A16]" office:value-type="float" office:value="59934" calcext:value-type="float">
            <text:p>59934</text:p>
          </table:table-cell>
          <table:table-cell/>
          <table:table-cell table:formula="of:=[.C16]+[.M16]" office:value-type="float" office:value="0" calcext:value-type="float">
            <text:p>0</text:p>
          </table:table-cell>
          <table:table-cell table:formula="of:=[.B16]+[.E16]+[.F16]" office:value-type="float" office:value="83" calcext:value-type="float">
            <text:p>83</text:p>
          </table:table-cell>
          <table:table-cell table:formula="of:=[.D16]+[.G16]+[.I16]+[.K16]+[.L16]" office:value-type="float" office:value="4713" calcext:value-type="float">
            <text:p>4713</text:p>
          </table:table-cell>
          <table:table-cell table:formula="of:=SUM([.B16:.M16])"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4605" calcext:value-type="float">
            <text:p>46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7]*[.A17]" office:value-type="float" office:value="69075" calcext:value-type="float">
            <text:p>69075</text:p>
          </table:table-cell>
          <table:table-cell/>
          <table:table-cell table:formula="of:=[.C17]+[.M17]" office:value-type="float" office:value="0" calcext:value-type="float">
            <text:p>0</text:p>
          </table:table-cell>
          <table:table-cell table:formula="of:=[.B17]+[.E17]+[.F17]" office:value-type="float" office:value="182" calcext:value-type="float">
            <text:p>182</text:p>
          </table:table-cell>
          <table:table-cell table:formula="of:=[.D17]+[.G17]+[.I17]+[.K17]+[.L17]" office:value-type="float" office:value="5157" calcext:value-type="float">
            <text:p>5157</text:p>
          </table:table-cell>
          <table:table-cell table:formula="of:=SUM([.B17:.M17])" office:value-type="float" office:value="5431" calcext:value-type="float">
            <text:p>54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259" calcext:value-type="float">
            <text:p>525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18]*[.A18]" office:value-type="float" office:value="84144" calcext:value-type="float">
            <text:p>84144</text:p>
          </table:table-cell>
          <table:table-cell/>
          <table:table-cell table:formula="of:=[.C18]+[.M18]" office:value-type="float" office:value="0" calcext:value-type="float">
            <text:p>0</text:p>
          </table:table-cell>
          <table:table-cell table:formula="of:=[.B18]+[.E18]+[.F18]" office:value-type="float" office:value="61" calcext:value-type="float">
            <text:p>61</text:p>
          </table:table-cell>
          <table:table-cell table:formula="of:=[.D18]+[.G18]+[.I18]+[.K18]+[.L18]" office:value-type="float" office:value="6018" calcext:value-type="float">
            <text:p>6018</text:p>
          </table:table-cell>
          <table:table-cell table:formula="of:=SUM([.B18:.M18])" office:value-type="float" office:value="6215" calcext:value-type="float">
            <text:p>62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3897" calcext:value-type="float">
            <text:p>38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19]*[.A19]" office:value-type="float" office:value="66249" calcext:value-type="float">
            <text:p>66249</text:p>
          </table:table-cell>
          <table:table-cell/>
          <table:table-cell table:formula="of:=[.C19]+[.M19]" office:value-type="float" office:value="0" calcext:value-type="float">
            <text:p>0</text:p>
          </table:table-cell>
          <table:table-cell table:formula="of:=[.B19]+[.E19]+[.F19]" office:value-type="float" office:value="166" calcext:value-type="float">
            <text:p>166</text:p>
          </table:table-cell>
          <table:table-cell table:formula="of:=[.D19]+[.G19]+[.I19]+[.K19]+[.L19]" office:value-type="float" office:value="4468" calcext:value-type="float">
            <text:p>4468</text:p>
          </table:table-cell>
          <table:table-cell table:formula="of:=SUM([.B19:.M19])" office:value-type="float" office:value="4689" calcext:value-type="float">
            <text:p>46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098" calcext:value-type="float">
            <text:p>30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20]*[.A20]" office:value-type="float" office:value="55764" calcext:value-type="float">
            <text:p>55764</text:p>
          </table:table-cell>
          <table:table-cell/>
          <table:table-cell table:formula="of:=[.C20]+[.M20]" office:value-type="float" office:value="0" calcext:value-type="float">
            <text:p>0</text:p>
          </table:table-cell>
          <table:table-cell table:formula="of:=[.B20]+[.E20]+[.F20]" office:value-type="float" office:value="112" calcext:value-type="float">
            <text:p>112</text:p>
          </table:table-cell>
          <table:table-cell table:formula="of:=[.D20]+[.G20]+[.I20]+[.K20]+[.L20]" office:value-type="float" office:value="3429" calcext:value-type="float">
            <text:p>3429</text:p>
          </table:table-cell>
          <table:table-cell table:formula="of:=SUM([.B20:.M20])" office:value-type="float" office:value="3572" calcext:value-type="float">
            <text:p>35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765" calcext:value-type="float">
            <text:p>376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21]*[.A21]" office:value-type="float" office:value="71535" calcext:value-type="float">
            <text:p>71535</text:p>
          </table:table-cell>
          <table:table-cell/>
          <table:table-cell table:formula="of:=[.C21]+[.M21]" office:value-type="float" office:value="0" calcext:value-type="float">
            <text:p>0</text:p>
          </table:table-cell>
          <table:table-cell table:formula="of:=[.B21]+[.E21]+[.F21]" office:value-type="float" office:value="46" calcext:value-type="float">
            <text:p>46</text:p>
          </table:table-cell>
          <table:table-cell table:formula="of:=[.D21]+[.G21]+[.I21]+[.K21]+[.L21]" office:value-type="float" office:value="4071" calcext:value-type="float">
            <text:p>4071</text:p>
          </table:table-cell>
          <table:table-cell table:formula="of:=SUM([.B21:.M21])" office:value-type="float" office:value="4159" calcext:value-type="float">
            <text:p>41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630" calcext:value-type="float">
            <text:p>26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2]*[.A22]" office:value-type="float" office:value="52600" calcext:value-type="float">
            <text:p>52600</text:p>
          </table:table-cell>
          <table:table-cell/>
          <table:table-cell table:formula="of:=[.C22]+[.M22]" office:value-type="float" office:value="0" calcext:value-type="float">
            <text:p>0</text:p>
          </table:table-cell>
          <table:table-cell table:formula="of:=[.B22]+[.E22]+[.F22]" office:value-type="float" office:value="46" calcext:value-type="float">
            <text:p>46</text:p>
          </table:table-cell>
          <table:table-cell table:formula="of:=[.D22]+[.G22]+[.I22]+[.K22]+[.L22]" office:value-type="float" office:value="3063" calcext:value-type="float">
            <text:p>3063</text:p>
          </table:table-cell>
          <table:table-cell table:formula="of:=SUM([.B22:.M22])" office:value-type="float" office:value="3109" calcext:value-type="float">
            <text:p>31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846" calcext:value-type="float">
            <text:p>2846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3]*[.A23]" office:value-type="float" office:value="59766" calcext:value-type="float">
            <text:p>59766</text:p>
          </table:table-cell>
          <table:table-cell/>
          <table:table-cell table:formula="of:=[.C23]+[.M23]" office:value-type="float" office:value="0" calcext:value-type="float">
            <text:p>0</text:p>
          </table:table-cell>
          <table:table-cell table:formula="of:=[.B23]+[.E23]+[.F23]" office:value-type="float" office:value="43" calcext:value-type="float">
            <text:p>43</text:p>
          </table:table-cell>
          <table:table-cell table:formula="of:=[.D23]+[.G23]+[.I23]+[.K23]+[.L23]" office:value-type="float" office:value="3443" calcext:value-type="float">
            <text:p>3443</text:p>
          </table:table-cell>
          <table:table-cell table:formula="of:=SUM([.B23:.M23])" office:value-type="float" office:value="3486" calcext:value-type="float">
            <text:p>34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7" calcext:value-type="float">
            <text:p>26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4]*[.A24]" office:value-type="float" office:value="57354" calcext:value-type="float">
            <text:p>57354</text:p>
          </table:table-cell>
          <table:table-cell/>
          <table:table-cell table:formula="of:=[.C24]+[.M24]" office:value-type="float" office:value="0" calcext:value-type="float">
            <text:p>0</text:p>
          </table:table-cell>
          <table:table-cell table:formula="of:=[.B24]+[.E24]+[.F24]" office:value-type="float" office:value="0" calcext:value-type="float">
            <text:p>0</text:p>
          </table:table-cell>
          <table:table-cell table:formula="of:=[.D24]+[.G24]+[.I24]+[.K24]+[.L24]" office:value-type="float" office:value="2882" calcext:value-type="float">
            <text:p>2882</text:p>
          </table:table-cell>
          <table:table-cell table:formula="of:=SUM([.B24:.M24])" office:value-type="float" office:value="2882" calcext:value-type="float">
            <text:p>28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8" calcext:value-type="float">
            <text:p>227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D25]*[.A25]" office:value-type="float" office:value="52394" calcext:value-type="float">
            <text:p>52394</text:p>
          </table:table-cell>
          <table:table-cell/>
          <table:table-cell table:formula="of:=[.C25]+[.M25]" office:value-type="float" office:value="47" calcext:value-type="float">
            <text:p>47</text:p>
          </table:table-cell>
          <table:table-cell table:formula="of:=[.B25]+[.E25]+[.F25]" office:value-type="float" office:value="53" calcext:value-type="float">
            <text:p>53</text:p>
          </table:table-cell>
          <table:table-cell table:formula="of:=[.D25]+[.G25]+[.I25]+[.K25]+[.L25]" office:value-type="float" office:value="2563" calcext:value-type="float">
            <text:p>2563</text:p>
          </table:table-cell>
          <table:table-cell table:formula="of:=SUM([.B25:.M25])" office:value-type="float" office:value="2663" calcext:value-type="float">
            <text:p>26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523" calcext:value-type="float">
            <text:p>25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6]*[.A26]" office:value-type="float" office:value="60552" calcext:value-type="float">
            <text:p>60552</text:p>
          </table:table-cell>
          <table:table-cell/>
          <table:table-cell table:formula="of:=[.C26]+[.M26]" office:value-type="float" office:value="0" calcext:value-type="float">
            <text:p>0</text:p>
          </table:table-cell>
          <table:table-cell table:formula="of:=[.B26]+[.E26]+[.F26]" office:value-type="float" office:value="22" calcext:value-type="float">
            <text:p>22</text:p>
          </table:table-cell>
          <table:table-cell table:formula="of:=[.D26]+[.G26]+[.I26]+[.K26]+[.L26]" office:value-type="float" office:value="2604" calcext:value-type="float">
            <text:p>2604</text:p>
          </table:table-cell>
          <table:table-cell table:formula="of:=SUM([.B26:.M26])" office:value-type="float" office:value="2626" calcext:value-type="float">
            <text:p>26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706" calcext:value-type="float">
            <text:p>17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27]*[.A27]" office:value-type="float" office:value="42650" calcext:value-type="float">
            <text:p>42650</text:p>
          </table:table-cell>
          <table:table-cell/>
          <table:table-cell table:formula="of:=[.C27]+[.M27]" office:value-type="float" office:value="0" calcext:value-type="float">
            <text:p>0</text:p>
          </table:table-cell>
          <table:table-cell table:formula="of:=[.B27]+[.E27]+[.F27]" office:value-type="float" office:value="37" calcext:value-type="float">
            <text:p>37</text:p>
          </table:table-cell>
          <table:table-cell table:formula="of:=[.D27]+[.G27]+[.I27]+[.K27]+[.L27]" office:value-type="float" office:value="1869" calcext:value-type="float">
            <text:p>1869</text:p>
          </table:table-cell>
          <table:table-cell table:formula="of:=SUM([.B27:.M27])"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28]*[.A28]" office:value-type="float" office:value="52468" calcext:value-type="float">
            <text:p>52468</text:p>
          </table:table-cell>
          <table:table-cell/>
          <table:table-cell table:formula="of:=[.C28]+[.M28]" office:value-type="float" office:value="0" calcext:value-type="float">
            <text:p>0</text:p>
          </table:table-cell>
          <table:table-cell table:formula="of:=[.B28]+[.E28]+[.F28]" office:value-type="float" office:value="55" calcext:value-type="float">
            <text:p>55</text:p>
          </table:table-cell>
          <table:table-cell table:formula="of:=[.D28]+[.G28]+[.I28]+[.K28]+[.L28]" office:value-type="float" office:value="2245" calcext:value-type="float">
            <text:p>2245</text:p>
          </table:table-cell>
          <table:table-cell table:formula="of:=SUM([.B28:.M28])"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4" calcext:value-type="float">
            <text:p>15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9]*[.A29]" office:value-type="float" office:value="52596" calcext:value-type="float">
            <text:p>52596</text:p>
          </table:table-cell>
          <table:table-cell/>
          <table:table-cell table:formula="of:=[.C29]+[.M29]" office:value-type="float" office:value="0" calcext:value-type="float">
            <text:p>0</text:p>
          </table:table-cell>
          <table:table-cell table:formula="of:=[.B29]+[.E29]+[.F29]" office:value-type="float" office:value="165" calcext:value-type="float">
            <text:p>165</text:p>
          </table:table-cell>
          <table:table-cell table:formula="of:=[.D29]+[.G29]+[.I29]+[.K29]+[.L29]" office:value-type="float" office:value="2102" calcext:value-type="float">
            <text:p>2102</text:p>
          </table:table-cell>
          <table:table-cell table:formula="of:=SUM([.B29:.M29])" office:value-type="float" office:value="2312" calcext:value-type="float">
            <text:p>23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0]*[.A30]" office:value-type="float" office:value="50932" calcext:value-type="float">
            <text:p>50932</text:p>
          </table:table-cell>
          <table:table-cell/>
          <table:table-cell table:formula="of:=[.C30]+[.M30]" office:value-type="float" office:value="0" calcext:value-type="float">
            <text:p>0</text:p>
          </table:table-cell>
          <table:table-cell table:formula="of:=[.B30]+[.E30]+[.F30]" office:value-type="float" office:value="89" calcext:value-type="float">
            <text:p>89</text:p>
          </table:table-cell>
          <table:table-cell table:formula="of:=[.D30]+[.G30]+[.I30]+[.K30]+[.L30]" office:value-type="float" office:value="2211" calcext:value-type="float">
            <text:p>2211</text:p>
          </table:table-cell>
          <table:table-cell table:formula="of:=SUM([.B30:.M30])"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1]*[.A31]" office:value-type="float" office:value="58609" calcext:value-type="float">
            <text:p>58609</text:p>
          </table:table-cell>
          <table:table-cell/>
          <table:table-cell table:formula="of:=[.C31]+[.M31]" office:value-type="float" office:value="0" calcext:value-type="float">
            <text:p>0</text:p>
          </table:table-cell>
          <table:table-cell table:formula="of:=[.B31]+[.E31]+[.F31]" office:value-type="float" office:value="116" calcext:value-type="float">
            <text:p>116</text:p>
          </table:table-cell>
          <table:table-cell table:formula="of:=[.D31]+[.G31]+[.I31]+[.K31]+[.L31]" office:value-type="float" office:value="2223" calcext:value-type="float">
            <text:p>2223</text:p>
          </table:table-cell>
          <table:table-cell table:formula="of:=SUM([.B31:.M31])" office:value-type="float" office:value="2339" calcext:value-type="float">
            <text:p>23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839" calcext:value-type="float">
            <text:p>1839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2]*[.A32]" office:value-type="float" office:value="55170" calcext:value-type="float">
            <text:p>55170</text:p>
          </table:table-cell>
          <table:table-cell/>
          <table:table-cell table:formula="of:=[.C32]+[.M32]" office:value-type="float" office:value="0" calcext:value-type="float">
            <text:p>0</text:p>
          </table:table-cell>
          <table:table-cell table:formula="of:=[.B32]+[.E32]+[.F32]" office:value-type="float" office:value="76" calcext:value-type="float">
            <text:p>76</text:p>
          </table:table-cell>
          <table:table-cell table:formula="of:=[.D32]+[.G32]+[.I32]+[.K32]+[.L32]" office:value-type="float" office:value="1981" calcext:value-type="float">
            <text:p>1981</text:p>
          </table:table-cell>
          <table:table-cell table:formula="of:=SUM([.B32:.M32])"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861" calcext:value-type="float">
            <text:p>186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3]*[.A33]" office:value-type="float" office:value="57691" calcext:value-type="float">
            <text:p>57691</text:p>
          </table:table-cell>
          <table:table-cell/>
          <table:table-cell table:formula="of:=[.C33]+[.M33]" office:value-type="float" office:value="0" calcext:value-type="float">
            <text:p>0</text:p>
          </table:table-cell>
          <table:table-cell table:formula="of:=[.B33]+[.E33]+[.F33]" office:value-type="float" office:value="116" calcext:value-type="float">
            <text:p>116</text:p>
          </table:table-cell>
          <table:table-cell table:formula="of:=[.D33]+[.G33]+[.I33]+[.K33]+[.L33]" office:value-type="float" office:value="2133" calcext:value-type="float">
            <text:p>2133</text:p>
          </table:table-cell>
          <table:table-cell table:formula="of:=SUM([.B33:.M33])" office:value-type="float" office:value="2249" calcext:value-type="float">
            <text:p>22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4]*[.A34]" office:value-type="float" office:value="37920" calcext:value-type="float">
            <text:p>37920</text:p>
          </table:table-cell>
          <table:table-cell/>
          <table:table-cell table:formula="of:=[.C34]+[.M34]" office:value-type="float" office:value="0" calcext:value-type="float">
            <text:p>0</text:p>
          </table:table-cell>
          <table:table-cell table:formula="of:=[.B34]+[.E34]+[.F34]" office:value-type="float" office:value="55" calcext:value-type="float">
            <text:p>55</text:p>
          </table:table-cell>
          <table:table-cell table:formula="of:=[.D34]+[.G34]+[.I34]+[.K34]+[.L34]" office:value-type="float" office:value="1403" calcext:value-type="float">
            <text:p>1403</text:p>
          </table:table-cell>
          <table:table-cell table:formula="of:=SUM([.B34:.M34])" office:value-type="float" office:value="1458" calcext:value-type="float">
            <text:p>14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5]*[.A35]" office:value-type="float" office:value="29337" calcext:value-type="float">
            <text:p>29337</text:p>
          </table:table-cell>
          <table:table-cell/>
          <table:table-cell table:formula="of:=[.C35]+[.M35]" office:value-type="float" office:value="0" calcext:value-type="float">
            <text:p>0</text:p>
          </table:table-cell>
          <table:table-cell table:formula="of:=[.B35]+[.E35]+[.F35]" office:value-type="float" office:value="26" calcext:value-type="float">
            <text:p>26</text:p>
          </table:table-cell>
          <table:table-cell table:formula="of:=[.D35]+[.G35]+[.I35]+[.K35]+[.L35]" office:value-type="float" office:value="1056" calcext:value-type="float">
            <text:p>1056</text:p>
          </table:table-cell>
          <table:table-cell table:formula="of:=SUM([.B35:.M35])"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36]*[.A36]" office:value-type="float" office:value="21386" calcext:value-type="float">
            <text:p>21386</text:p>
          </table:table-cell>
          <table:table-cell/>
          <table:table-cell table:formula="of:=[.C36]+[.M36]" office:value-type="float" office:value="0" calcext:value-type="float">
            <text:p>0</text:p>
          </table:table-cell>
          <table:table-cell table:formula="of:=[.B36]+[.E36]+[.F36]" office:value-type="float" office:value="101" calcext:value-type="float">
            <text:p>101</text:p>
          </table:table-cell>
          <table:table-cell table:formula="of:=[.D36]+[.G36]+[.I36]+[.K36]+[.L36]" office:value-type="float" office:value="671" calcext:value-type="float">
            <text:p>671</text:p>
          </table:table-cell>
          <table:table-cell table:formula="of:=SUM([.B36:.M36])"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7]*[.A37]" office:value-type="float" office:value="22260" calcext:value-type="float">
            <text:p>22260</text:p>
          </table:table-cell>
          <table:table-cell/>
          <table:table-cell table:formula="of:=[.C37]+[.M37]" office:value-type="float" office:value="0" calcext:value-type="float">
            <text:p>0</text:p>
          </table:table-cell>
          <table:table-cell table:formula="of:=[.B37]+[.E37]+[.F37]" office:value-type="float" office:value="59" calcext:value-type="float">
            <text:p>59</text:p>
          </table:table-cell>
          <table:table-cell table:formula="of:=[.D37]+[.G37]+[.I37]+[.K37]+[.L37]" office:value-type="float" office:value="653" calcext:value-type="float">
            <text:p>653</text:p>
          </table:table-cell>
          <table:table-cell table:formula="of:=SUM([.B37:.M37])"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7" calcext:value-type="float">
            <text:p>1247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8]*[.A38]" office:value-type="float" office:value="44892" calcext:value-type="float">
            <text:p>44892</text:p>
          </table:table-cell>
          <table:table-cell/>
          <table:table-cell table:formula="of:=[.C38]+[.M38]" office:value-type="float" office:value="0" calcext:value-type="float">
            <text:p>0</text:p>
          </table:table-cell>
          <table:table-cell table:formula="of:=[.B38]+[.E38]+[.F38]" office:value-type="float" office:value="17" calcext:value-type="float">
            <text:p>17</text:p>
          </table:table-cell>
          <table:table-cell table:formula="of:=[.D38]+[.G38]+[.I38]+[.K38]+[.L38]" office:value-type="float" office:value="1311" calcext:value-type="float">
            <text:p>1311</text:p>
          </table:table-cell>
          <table:table-cell table:formula="of:=SUM([.B38:.M38])" office:value-type="float" office:value="1328" calcext:value-type="float">
            <text:p>13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39]*[.A39]" office:value-type="float" office:value="25234" calcext:value-type="float">
            <text:p>25234</text:p>
          </table:table-cell>
          <table:table-cell/>
          <table:table-cell table:formula="of:=[.C39]+[.M39]" office:value-type="float" office:value="0" calcext:value-type="float">
            <text:p>0</text:p>
          </table:table-cell>
          <table:table-cell table:formula="of:=[.B39]+[.E39]+[.F39]" office:value-type="float" office:value="85" calcext:value-type="float">
            <text:p>85</text:p>
          </table:table-cell>
          <table:table-cell table:formula="of:=[.D39]+[.G39]+[.I39]+[.K39]+[.L39]" office:value-type="float" office:value="746" calcext:value-type="float">
            <text:p>746</text:p>
          </table:table-cell>
          <table:table-cell table:formula="of:=SUM([.B39:.M39])"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0]*[.A40]" office:value-type="float" office:value="24358" calcext:value-type="float">
            <text:p>24358</text:p>
          </table:table-cell>
          <table:table-cell/>
          <table:table-cell table:formula="of:=[.C40]+[.M40]" office:value-type="float" office:value="0" calcext:value-type="float">
            <text:p>0</text:p>
          </table:table-cell>
          <table:table-cell table:formula="of:=[.B40]+[.E40]+[.F40]" office:value-type="float" office:value="46" calcext:value-type="float">
            <text:p>46</text:p>
          </table:table-cell>
          <table:table-cell table:formula="of:=[.D40]+[.G40]+[.I40]+[.K40]+[.L40]" office:value-type="float" office:value="648" calcext:value-type="float">
            <text:p>648</text:p>
          </table:table-cell>
          <table:table-cell table:formula="of:=SUM([.B40:.M40])"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office:value-type="float" office:value="192" calcext:value-type="float">
            <text:p>192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1]*[.A41]" office:value-type="float" office:value="25779" calcext:value-type="float">
            <text:p>25779</text:p>
          </table:table-cell>
          <table:table-cell/>
          <table:table-cell table:formula="of:=[.C41]+[.M41]" office:value-type="float" office:value="0" calcext:value-type="float">
            <text:p>0</text:p>
          </table:table-cell>
          <table:table-cell table:formula="of:=[.B41]+[.E41]+[.F41]" office:value-type="float" office:value="712" calcext:value-type="float">
            <text:p>712</text:p>
          </table:table-cell>
          <table:table-cell table:formula="of:=[.D41]+[.G41]+[.I41]+[.K41]+[.L41]" office:value-type="float" office:value="692" calcext:value-type="float">
            <text:p>692</text:p>
          </table:table-cell>
          <table:table-cell table:formula="of:=SUM([.B41:.M41])"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1311" calcext:value-type="float">
            <text:p>1311</text:p>
          </table:table-cell>
          <table:table-cell office:value-type="float" office:value="301" calcext:value-type="float">
            <text:p>301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42]*[.A42]" office:value-type="float" office:value="52440" calcext:value-type="float">
            <text:p>52440</text:p>
          </table:table-cell>
          <table:table-cell/>
          <table:table-cell table:formula="of:=[.C42]+[.M42]" office:value-type="float" office:value="0" calcext:value-type="float">
            <text:p>0</text:p>
          </table:table-cell>
          <table:table-cell table:formula="of:=[.B42]+[.E42]+[.F42]" office:value-type="float" office:value="802" calcext:value-type="float">
            <text:p>802</text:p>
          </table:table-cell>
          <table:table-cell table:formula="of:=[.D42]+[.G42]+[.I42]+[.K42]+[.L42]" office:value-type="float" office:value="1472" calcext:value-type="float">
            <text:p>1472</text:p>
          </table:table-cell>
          <table:table-cell table:formula="of:=SUM([.B42:.M42])" office:value-type="float" office:value="2308" calcext:value-type="float">
            <text:p>230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823" calcext:value-type="float">
            <text:p>823</text:p>
          </table:table-cell>
          <table:table-cell office:value-type="float" office:value="708" calcext:value-type="float">
            <text:p>708</text:p>
          </table:table-cell>
          <table:table-cell office:value-type="float" office:value="247" calcext:value-type="float">
            <text:p>24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D43]*[.A43]" office:value-type="float" office:value="33743" calcext:value-type="float">
            <text:p>33743</text:p>
          </table:table-cell>
          <table:table-cell/>
          <table:table-cell table:formula="of:=[.C43]+[.M43]" office:value-type="float" office:value="0" calcext:value-type="float">
            <text:p>0</text:p>
          </table:table-cell>
          <table:table-cell table:formula="of:=[.B43]+[.E43]+[.F43]" office:value-type="float" office:value="1049" calcext:value-type="float">
            <text:p>1049</text:p>
          </table:table-cell>
          <table:table-cell table:formula="of:=[.D43]+[.G43]+[.I43]+[.K43]+[.L43]" office:value-type="float" office:value="823" calcext:value-type="float">
            <text:p>823</text:p>
          </table:table-cell>
          <table:table-cell table:formula="of:=SUM([.B43:.M43])" office:value-type="float" office:value="1872" calcext:value-type="float">
            <text:p>18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293" calcext:value-type="float">
            <text:p>293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4]*[.A44]" office:value-type="float" office:value="40530" calcext:value-type="float">
            <text:p>40530</text:p>
          </table:table-cell>
          <table:table-cell/>
          <table:table-cell table:formula="of:=[.C44]+[.M44]" office:value-type="float" office:value="0" calcext:value-type="float">
            <text:p>0</text:p>
          </table:table-cell>
          <table:table-cell table:formula="of:=[.B44]+[.E44]+[.F44]" office:value-type="float" office:value="594" calcext:value-type="float">
            <text:p>594</text:p>
          </table:table-cell>
          <table:table-cell table:formula="of:=[.D44]+[.G44]+[.I44]+[.K44]+[.L44]" office:value-type="float" office:value="1027" calcext:value-type="float">
            <text:p>1027</text:p>
          </table:table-cell>
          <table:table-cell table:formula="of:=SUM([.B44:.M44])"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 office:value-type="float" office:value="245" calcext:value-type="float">
            <text:p>24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45]*[.A45]" office:value-type="float" office:value="29627" calcext:value-type="float">
            <text:p>29627</text:p>
          </table:table-cell>
          <table:table-cell/>
          <table:table-cell table:formula="of:=[.C45]+[.M45]" office:value-type="float" office:value="0" calcext:value-type="float">
            <text:p>0</text:p>
          </table:table-cell>
          <table:table-cell table:formula="of:=[.B45]+[.E45]+[.F45]" office:value-type="float" office:value="583" calcext:value-type="float">
            <text:p>583</text:p>
          </table:table-cell>
          <table:table-cell table:formula="of:=[.D45]+[.G45]+[.I45]+[.K45]+[.L45]" office:value-type="float" office:value="718" calcext:value-type="float">
            <text:p>718</text:p>
          </table:table-cell>
          <table:table-cell table:formula="of:=SUM([.B45:.M45])"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81" calcext:value-type="float">
            <text:p>381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6]*[.A46]" office:value-type="float" office:value="28600" calcext:value-type="float">
            <text:p>28600</text:p>
          </table:table-cell>
          <table:table-cell/>
          <table:table-cell table:formula="of:=[.C46]+[.M46]" office:value-type="float" office:value="0" calcext:value-type="float">
            <text:p>0</text:p>
          </table:table-cell>
          <table:table-cell table:formula="of:=[.B46]+[.E46]+[.F46]" office:value-type="float" office:value="713" calcext:value-type="float">
            <text:p>713</text:p>
          </table:table-cell>
          <table:table-cell table:formula="of:=[.D46]+[.G46]+[.I46]+[.K46]+[.L46]" office:value-type="float" office:value="756" calcext:value-type="float">
            <text:p>756</text:p>
          </table:table-cell>
          <table:table-cell table:formula="of:=SUM([.B46:.M46])"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D47]*[.A47]" office:value-type="float" office:value="18180" calcext:value-type="float">
            <text:p>18180</text:p>
          </table:table-cell>
          <table:table-cell/>
          <table:table-cell table:formula="of:=[.C47]+[.M47]" office:value-type="float" office:value="0" calcext:value-type="float">
            <text:p>0</text:p>
          </table:table-cell>
          <table:table-cell table:formula="of:=[.B47]+[.E47]+[.F47]" office:value-type="float" office:value="344" calcext:value-type="float">
            <text:p>344</text:p>
          </table:table-cell>
          <table:table-cell table:formula="of:=[.D47]+[.G47]+[.I47]+[.K47]+[.L47]" office:value-type="float" office:value="404" calcext:value-type="float">
            <text:p>404</text:p>
          </table:table-cell>
          <table:table-cell table:formula="of:=SUM([.B47:.M47])"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48]*[.A48]" office:value-type="float" office:value="26082" calcext:value-type="float">
            <text:p>26082</text:p>
          </table:table-cell>
          <table:table-cell/>
          <table:table-cell table:formula="of:=[.C48]+[.M48]" office:value-type="float" office:value="0" calcext:value-type="float">
            <text:p>0</text:p>
          </table:table-cell>
          <table:table-cell table:formula="of:=[.B48]+[.E48]+[.F48]" office:value-type="float" office:value="50" calcext:value-type="float">
            <text:p>50</text:p>
          </table:table-cell>
          <table:table-cell table:formula="of:=[.D48]+[.G48]+[.I48]+[.K48]+[.L48]" office:value-type="float" office:value="567" calcext:value-type="float">
            <text:p>567</text:p>
          </table:table-cell>
          <table:table-cell table:formula="of:=SUM([.B48:.M48])"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9]*[.A49]" office:value-type="float" office:value="13254" calcext:value-type="float">
            <text:p>13254</text:p>
          </table:table-cell>
          <table:table-cell/>
          <table:table-cell table:formula="of:=[.C49]+[.M49]" office:value-type="float" office:value="0" calcext:value-type="float">
            <text:p>0</text:p>
          </table:table-cell>
          <table:table-cell table:formula="of:=[.B49]+[.E49]+[.F49]" office:value-type="float" office:value="160" calcext:value-type="float">
            <text:p>160</text:p>
          </table:table-cell>
          <table:table-cell table:formula="of:=[.D49]+[.G49]+[.I49]+[.K49]+[.L49]" office:value-type="float" office:value="320" calcext:value-type="float">
            <text:p>320</text:p>
          </table:table-cell>
          <table:table-cell table:formula="of:=SUM([.B49:.M49])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0]*[.A50]" office:value-type="float" office:value="19920" calcext:value-type="float">
            <text:p>19920</text:p>
          </table:table-cell>
          <table:table-cell/>
          <table:table-cell table:formula="of:=[.C50]+[.M50]" office:value-type="float" office:value="0" calcext:value-type="float">
            <text:p>0</text:p>
          </table:table-cell>
          <table:table-cell table:formula="of:=[.B50]+[.E50]+[.F50]" office:value-type="float" office:value="81" calcext:value-type="float">
            <text:p>81</text:p>
          </table:table-cell>
          <table:table-cell table:formula="of:=[.D50]+[.G50]+[.I50]+[.K50]+[.L50]" office:value-type="float" office:value="600" calcext:value-type="float">
            <text:p>600</text:p>
          </table:table-cell>
          <table:table-cell table:formula="of:=SUM([.B50:.M50])"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1]*[.A51]" office:value-type="float" office:value="22932" calcext:value-type="float">
            <text:p>22932</text:p>
          </table:table-cell>
          <table:table-cell/>
          <table:table-cell table:formula="of:=[.C51]+[.M51]" office:value-type="float" office:value="0" calcext:value-type="float">
            <text:p>0</text:p>
          </table:table-cell>
          <table:table-cell table:formula="of:=[.B51]+[.E51]+[.F51]" office:value-type="float" office:value="0" calcext:value-type="float">
            <text:p>0</text:p>
          </table:table-cell>
          <table:table-cell table:formula="of:=[.D51]+[.G51]+[.I51]+[.K51]+[.L51]" office:value-type="float" office:value="484" calcext:value-type="float">
            <text:p>484</text:p>
          </table:table-cell>
          <table:table-cell table:formula="of:=SUM([.B51:.M51])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2]*[.A52]" office:value-type="float" office:value="14300" calcext:value-type="float">
            <text:p>14300</text:p>
          </table:table-cell>
          <table:table-cell/>
          <table:table-cell table:formula="of:=[.C52]+[.M52]" office:value-type="float" office:value="0" calcext:value-type="float">
            <text:p>0</text:p>
          </table:table-cell>
          <table:table-cell table:formula="of:=[.B52]+[.E52]+[.F52]" office:value-type="float" office:value="51" calcext:value-type="float">
            <text:p>51</text:p>
          </table:table-cell>
          <table:table-cell table:formula="of:=[.D52]+[.G52]+[.I52]+[.K52]+[.L52]" office:value-type="float" office:value="311" calcext:value-type="float">
            <text:p>311</text:p>
          </table:table-cell>
          <table:table-cell table:formula="of:=SUM([.B52:.M52])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3]*[.A53]" office:value-type="float" office:value="18411" calcext:value-type="float">
            <text:p>18411</text:p>
          </table:table-cell>
          <table:table-cell/>
          <table:table-cell table:formula="of:=[.C53]+[.M53]" office:value-type="float" office:value="0" calcext:value-type="float">
            <text:p>0</text:p>
          </table:table-cell>
          <table:table-cell table:formula="of:=[.B53]+[.E53]+[.F53]" office:value-type="float" office:value="0" calcext:value-type="float">
            <text:p>0</text:p>
          </table:table-cell>
          <table:table-cell table:formula="of:=[.D53]+[.G53]+[.I53]+[.K53]+[.L53]" office:value-type="float" office:value="361" calcext:value-type="float">
            <text:p>361</text:p>
          </table:table-cell>
          <table:table-cell table:formula="of:=SUM([.B53:.M53])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D54]*[.A54]" office:value-type="float" office:value="18356" calcext:value-type="float">
            <text:p>18356</text:p>
          </table:table-cell>
          <table:table-cell/>
          <table:table-cell table:formula="of:=[.C54]+[.M54]" office:value-type="float" office:value="0" calcext:value-type="float">
            <text:p>0</text:p>
          </table:table-cell>
          <table:table-cell table:formula="of:=[.B54]+[.E54]+[.F54]" office:value-type="float" office:value="35" calcext:value-type="float">
            <text:p>35</text:p>
          </table:table-cell>
          <table:table-cell table:formula="of:=[.D54]+[.G54]+[.I54]+[.K54]+[.L54]" office:value-type="float" office:value="353" calcext:value-type="float">
            <text:p>353</text:p>
          </table:table-cell>
          <table:table-cell table:formula="of:=SUM([.B54:.M54])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5]*[.A55]" office:value-type="float" office:value="11236" calcext:value-type="float">
            <text:p>11236</text:p>
          </table:table-cell>
          <table:table-cell/>
          <table:table-cell table:formula="of:=[.C55]+[.M55]" office:value-type="float" office:value="0" calcext:value-type="float">
            <text:p>0</text:p>
          </table:table-cell>
          <table:table-cell table:formula="of:=[.B55]+[.E55]+[.F55]" office:value-type="float" office:value="0" calcext:value-type="float">
            <text:p>0</text:p>
          </table:table-cell>
          <table:table-cell table:formula="of:=[.D55]+[.G55]+[.I55]+[.K55]+[.L55]" office:value-type="float" office:value="212" calcext:value-type="float">
            <text:p>212</text:p>
          </table:table-cell>
          <table:table-cell table:formula="of:=SUM([.B55:.M55]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6]*[.A56]" office:value-type="float" office:value="19980" calcext:value-type="float">
            <text:p>19980</text:p>
          </table:table-cell>
          <table:table-cell/>
          <table:table-cell table:formula="of:=[.C56]+[.M56]" office:value-type="float" office:value="0" calcext:value-type="float">
            <text:p>0</text:p>
          </table:table-cell>
          <table:table-cell table:formula="of:=[.B56]+[.E56]+[.F56]" office:value-type="float" office:value="0" calcext:value-type="float">
            <text:p>0</text:p>
          </table:table-cell>
          <table:table-cell table:formula="of:=[.D56]+[.G56]+[.I56]+[.K56]+[.L56]" office:value-type="float" office:value="370" calcext:value-type="float">
            <text:p>370</text:p>
          </table:table-cell>
          <table:table-cell table:formula="of:=SUM([.B56:.M56])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7]*[.A57]" office:value-type="float" office:value="22165" calcext:value-type="float">
            <text:p>22165</text:p>
          </table:table-cell>
          <table:table-cell/>
          <table:table-cell table:formula="of:=[.C57]+[.M57]" office:value-type="float" office:value="0" calcext:value-type="float">
            <text:p>0</text:p>
          </table:table-cell>
          <table:table-cell table:formula="of:=[.B57]+[.E57]+[.F57]" office:value-type="float" office:value="0" calcext:value-type="float">
            <text:p>0</text:p>
          </table:table-cell>
          <table:table-cell table:formula="of:=[.D57]+[.G57]+[.I57]+[.K57]+[.L57]" office:value-type="float" office:value="460" calcext:value-type="float">
            <text:p>460</text:p>
          </table:table-cell>
          <table:table-cell table:formula="of:=SUM([.B57:.M57])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D58]*[.A58]" office:value-type="float" office:value="27328" calcext:value-type="float">
            <text:p>27328</text:p>
          </table:table-cell>
          <table:table-cell/>
          <table:table-cell table:formula="of:=[.C58]+[.M58]" office:value-type="float" office:value="17" calcext:value-type="float">
            <text:p>17</text:p>
          </table:table-cell>
          <table:table-cell table:formula="of:=[.B58]+[.E58]+[.F58]" office:value-type="float" office:value="119" calcext:value-type="float">
            <text:p>119</text:p>
          </table:table-cell>
          <table:table-cell table:formula="of:=[.D58]+[.G58]+[.I58]+[.K58]+[.L58]" office:value-type="float" office:value="534" calcext:value-type="float">
            <text:p>534</text:p>
          </table:table-cell>
          <table:table-cell table:formula="of:=SUM([.B58:.M58])"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57" calcext:value-type="float">
            <text:p>57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D59]*[.A59]" office:value-type="float" office:value="16074" calcext:value-type="float">
            <text:p>16074</text:p>
          </table:table-cell>
          <table:table-cell/>
          <table:table-cell table:formula="of:=[.C59]+[.M59]" office:value-type="float" office:value="0" calcext:value-type="float">
            <text:p>0</text:p>
          </table:table-cell>
          <table:table-cell table:formula="of:=[.B59]+[.E59]+[.F59]" office:value-type="float" office:value="57" calcext:value-type="float">
            <text:p>57</text:p>
          </table:table-cell>
          <table:table-cell table:formula="of:=[.D59]+[.G59]+[.I59]+[.K59]+[.L59]" office:value-type="float" office:value="282" calcext:value-type="float">
            <text:p>282</text:p>
          </table:table-cell>
          <table:table-cell table:formula="of:=SUM([.B59:.M59])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60]*[.A60]" office:value-type="float" office:value="6090" calcext:value-type="float">
            <text:p>6090</text:p>
          </table:table-cell>
          <table:table-cell/>
          <table:table-cell table:formula="of:=[.C60]+[.M60]" office:value-type="float" office:value="0" calcext:value-type="float">
            <text:p>0</text:p>
          </table:table-cell>
          <table:table-cell table:formula="of:=[.B60]+[.E60]+[.F60]" office:value-type="float" office:value="0" calcext:value-type="float">
            <text:p>0</text:p>
          </table:table-cell>
          <table:table-cell table:formula="of:=[.D60]+[.G60]+[.I60]+[.K60]+[.L60]" office:value-type="float" office:value="105" calcext:value-type="float">
            <text:p>105</text:p>
          </table:table-cell>
          <table:table-cell table:formula="of:=SUM([.B60:.M60]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61]*[.A61]" office:value-type="float" office:value="6313" calcext:value-type="float">
            <text:p>6313</text:p>
          </table:table-cell>
          <table:table-cell/>
          <table:table-cell table:formula="of:=[.C61]+[.M61]" office:value-type="float" office:value="0" calcext:value-type="float">
            <text:p>0</text:p>
          </table:table-cell>
          <table:table-cell table:formula="of:=[.B61]+[.E61]+[.F61]" office:value-type="float" office:value="32" calcext:value-type="float">
            <text:p>32</text:p>
          </table:table-cell>
          <table:table-cell table:formula="of:=[.D61]+[.G61]+[.I61]+[.K61]+[.L61]" office:value-type="float" office:value="234" calcext:value-type="float">
            <text:p>234</text:p>
          </table:table-cell>
          <table:table-cell table:formula="of:=SUM([.B61:.M61])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62]*[.A62]" office:value-type="float" office:value="10740" calcext:value-type="float">
            <text:p>10740</text:p>
          </table:table-cell>
          <table:table-cell/>
          <table:table-cell table:formula="of:=[.C62]+[.M62]" office:value-type="float" office:value="0" calcext:value-type="float">
            <text:p>0</text:p>
          </table:table-cell>
          <table:table-cell table:formula="of:=[.B62]+[.E62]+[.F62]" office:value-type="float" office:value="0" calcext:value-type="float">
            <text:p>0</text:p>
          </table:table-cell>
          <table:table-cell table:formula="of:=[.D62]+[.G62]+[.I62]+[.K62]+[.L62]" office:value-type="float" office:value="179" calcext:value-type="float">
            <text:p>179</text:p>
          </table:table-cell>
          <table:table-cell table:formula="of:=SUM([.B62:.M62]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63]*[.A63]" office:value-type="float" office:value="793" calcext:value-type="float">
            <text:p>793</text:p>
          </table:table-cell>
          <table:table-cell/>
          <table:table-cell table:formula="of:=[.C63]+[.M63]" office:value-type="float" office:value="0" calcext:value-type="float">
            <text:p>0</text:p>
          </table:table-cell>
          <table:table-cell table:formula="of:=[.B63]+[.E63]+[.F63]" office:value-type="float" office:value="0" calcext:value-type="float">
            <text:p>0</text:p>
          </table:table-cell>
          <table:table-cell table:formula="of:=[.D63]+[.G63]+[.I63]+[.K63]+[.L63]" office:value-type="float" office:value="26" calcext:value-type="float">
            <text:p>26</text:p>
          </table:table-cell>
          <table:table-cell table:formula="of:=SUM([.B63:.M63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64]*[.A64]" office:value-type="float" office:value="3038" calcext:value-type="float">
            <text:p>3038</text:p>
          </table:table-cell>
          <table:table-cell/>
          <table:table-cell table:formula="of:=[.C64]+[.M64]" office:value-type="float" office:value="0" calcext:value-type="float">
            <text:p>0</text:p>
          </table:table-cell>
          <table:table-cell table:formula="of:=[.B64]+[.E64]+[.F64]" office:value-type="float" office:value="0" calcext:value-type="float">
            <text:p>0</text:p>
          </table:table-cell>
          <table:table-cell table:formula="of:=[.D64]+[.G64]+[.I64]+[.K64]+[.L64]" office:value-type="float" office:value="49" calcext:value-type="float">
            <text:p>49</text:p>
          </table:table-cell>
          <table:table-cell table:formula="of:=SUM([.B64:.M64]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65]*[.A65]" office:value-type="float" office:value="1323" calcext:value-type="float">
            <text:p>1323</text:p>
          </table:table-cell>
          <table:table-cell/>
          <table:table-cell table:formula="of:=[.C65]+[.M65]" office:value-type="float" office:value="0" calcext:value-type="float">
            <text:p>0</text:p>
          </table:table-cell>
          <table:table-cell table:formula="of:=[.B65]+[.E65]+[.F65]" office:value-type="float" office:value="0" calcext:value-type="float">
            <text:p>0</text:p>
          </table:table-cell>
          <table:table-cell table:formula="of:=[.D65]+[.G65]+[.I65]+[.K65]+[.L65]" office:value-type="float" office:value="21" calcext:value-type="float">
            <text:p>21</text:p>
          </table:table-cell>
          <table:table-cell table:formula="of:=SUM([.B65:.M65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66]*[.A66]" office:value-type="float" office:value="11904" calcext:value-type="float">
            <text:p>11904</text:p>
          </table:table-cell>
          <table:table-cell/>
          <table:table-cell table:formula="of:=[.C66]+[.M66]" office:value-type="float" office:value="0" calcext:value-type="float">
            <text:p>0</text:p>
          </table:table-cell>
          <table:table-cell table:formula="of:=[.B66]+[.E66]+[.F66]" office:value-type="float" office:value="0" calcext:value-type="float">
            <text:p>0</text:p>
          </table:table-cell>
          <table:table-cell table:formula="of:=[.D66]+[.G66]+[.I66]+[.K66]+[.L66]" office:value-type="float" office:value="195" calcext:value-type="float">
            <text:p>195</text:p>
          </table:table-cell>
          <table:table-cell table:formula="of:=SUM([.B66:.M66]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67]*[.A67]" office:value-type="float" office:value="10010" calcext:value-type="float">
            <text:p>10010</text:p>
          </table:table-cell>
          <table:table-cell/>
          <table:table-cell table:formula="of:=[.C67]+[.M67]" office:value-type="float" office:value="0" calcext:value-type="float">
            <text:p>0</text:p>
          </table:table-cell>
          <table:table-cell table:formula="of:=[.B67]+[.E67]+[.F67]" office:value-type="float" office:value="0" calcext:value-type="float">
            <text:p>0</text:p>
          </table:table-cell>
          <table:table-cell table:formula="of:=[.D67]+[.G67]+[.I67]+[.K67]+[.L67]" office:value-type="float" office:value="154" calcext:value-type="float">
            <text:p>154</text:p>
          </table:table-cell>
          <table:table-cell table:formula="of:=SUM([.B67:.M67]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68]*[.A68]" office:value-type="float" office:value="3630" calcext:value-type="float">
            <text:p>3630</text:p>
          </table:table-cell>
          <table:table-cell/>
          <table:table-cell table:formula="of:=[.C68]+[.M68]" office:value-type="float" office:value="0" calcext:value-type="float">
            <text:p>0</text:p>
          </table:table-cell>
          <table:table-cell table:formula="of:=[.B68]+[.E68]+[.F68]" office:value-type="float" office:value="0" calcext:value-type="float">
            <text:p>0</text:p>
          </table:table-cell>
          <table:table-cell table:formula="of:=[.D68]+[.G68]+[.I68]+[.K68]+[.L68]" office:value-type="float" office:value="55" calcext:value-type="float">
            <text:p>55</text:p>
          </table:table-cell>
          <table:table-cell table:formula="of:=SUM([.B68:.M68]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69]*[.A69]" office:value-type="float" office:value="3944" calcext:value-type="float">
            <text:p>3944</text:p>
          </table:table-cell>
          <table:table-cell/>
          <table:table-cell table:formula="of:=[.C69]+[.M69]" office:value-type="float" office:value="0" calcext:value-type="float">
            <text:p>0</text:p>
          </table:table-cell>
          <table:table-cell table:formula="of:=[.B69]+[.E69]+[.F69]" office:value-type="float" office:value="0" calcext:value-type="float">
            <text:p>0</text:p>
          </table:table-cell>
          <table:table-cell table:formula="of:=[.D69]+[.G69]+[.I69]+[.K69]+[.L69]" office:value-type="float" office:value="58" calcext:value-type="float">
            <text:p>58</text:p>
          </table:table-cell>
          <table:table-cell table:formula="of:=SUM([.B69:.M69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70]*[.A70]" office:value-type="float" office:value="3763" calcext:value-type="float">
            <text:p>3763</text:p>
          </table:table-cell>
          <table:table-cell/>
          <table:table-cell table:formula="of:=[.C70]+[.M70]" office:value-type="float" office:value="0" calcext:value-type="float">
            <text:p>0</text:p>
          </table:table-cell>
          <table:table-cell table:formula="of:=[.B70]+[.E70]+[.F70]" office:value-type="float" office:value="0" calcext:value-type="float">
            <text:p>0</text:p>
          </table:table-cell>
          <table:table-cell table:formula="of:=[.D70]+[.G70]+[.I70]+[.K70]+[.L70]" office:value-type="float" office:value="53" calcext:value-type="float">
            <text:p>53</text:p>
          </table:table-cell>
          <table:table-cell table:formula="of:=SUM([.B70:.M70]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71]*[.A71]" office:value-type="float" office:value="6624" calcext:value-type="float">
            <text:p>6624</text:p>
          </table:table-cell>
          <table:table-cell/>
          <table:table-cell table:formula="of:=[.C71]+[.M71]" office:value-type="float" office:value="0" calcext:value-type="float">
            <text:p>0</text:p>
          </table:table-cell>
          <table:table-cell table:formula="of:=[.B71]+[.E71]+[.F71]" office:value-type="float" office:value="0" calcext:value-type="float">
            <text:p>0</text:p>
          </table:table-cell>
          <table:table-cell table:formula="of:=[.D71]+[.G71]+[.I71]+[.K71]+[.L71]" office:value-type="float" office:value="249" calcext:value-type="float">
            <text:p>249</text:p>
          </table:table-cell>
          <table:table-cell table:formula="of:=SUM([.B71:.M71]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72]*[.A72]" office:value-type="float" office:value="2250" calcext:value-type="float">
            <text:p>2250</text:p>
          </table:table-cell>
          <table:table-cell/>
          <table:table-cell table:formula="of:=[.C72]+[.M72]" office:value-type="float" office:value="0" calcext:value-type="float">
            <text:p>0</text:p>
          </table:table-cell>
          <table:table-cell table:formula="of:=[.B72]+[.E72]+[.F72]" office:value-type="float" office:value="0" calcext:value-type="float">
            <text:p>0</text:p>
          </table:table-cell>
          <table:table-cell table:formula="of:=[.D72]+[.G72]+[.I72]+[.K72]+[.L72]" office:value-type="float" office:value="30" calcext:value-type="float">
            <text:p>30</text:p>
          </table:table-cell>
          <table:table-cell table:formula="of:=SUM([.B72:.M72]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73]*[.A73]" office:value-type="float" office:value="4484" calcext:value-type="float">
            <text:p>4484</text:p>
          </table:table-cell>
          <table:table-cell/>
          <table:table-cell table:formula="of:=[.C73]+[.M73]" office:value-type="float" office:value="0" calcext:value-type="float">
            <text:p>0</text:p>
          </table:table-cell>
          <table:table-cell table:formula="of:=[.B73]+[.E73]+[.F73]" office:value-type="float" office:value="0" calcext:value-type="float">
            <text:p>0</text:p>
          </table:table-cell>
          <table:table-cell table:formula="of:=[.D73]+[.G73]+[.I73]+[.K73]+[.L73]" office:value-type="float" office:value="59" calcext:value-type="float">
            <text:p>59</text:p>
          </table:table-cell>
          <table:table-cell table:formula="of:=SUM([.B73:.M73]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74]*[.A74]" office:value-type="float" office:value="0" calcext:value-type="float">
            <text:p>0</text:p>
          </table:table-cell>
          <table:table-cell/>
          <table:table-cell table:formula="of:=[.C74]+[.M74]" office:value-type="float" office:value="0" calcext:value-type="float">
            <text:p>0</text:p>
          </table:table-cell>
          <table:table-cell table:formula="of:=[.B74]+[.E74]+[.F74]" office:value-type="float" office:value="0" calcext:value-type="float">
            <text:p>0</text:p>
          </table:table-cell>
          <table:table-cell table:formula="of:=[.D74]+[.G74]+[.I74]+[.K74]+[.L74]" office:value-type="float" office:value="3" calcext:value-type="float">
            <text:p>3</text:p>
          </table:table-cell>
          <table:table-cell table:formula="of:=SUM([.B74:.M74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75]*[.A75]" office:value-type="float" office:value="10764" calcext:value-type="float">
            <text:p>10764</text:p>
          </table:table-cell>
          <table:table-cell/>
          <table:table-cell table:formula="of:=[.C75]+[.M75]" office:value-type="float" office:value="0" calcext:value-type="float">
            <text:p>0</text:p>
          </table:table-cell>
          <table:table-cell table:formula="of:=[.B75]+[.E75]+[.F75]" office:value-type="float" office:value="0" calcext:value-type="float">
            <text:p>0</text:p>
          </table:table-cell>
          <table:table-cell table:formula="of:=[.D75]+[.G75]+[.I75]+[.K75]+[.L75]" office:value-type="float" office:value="138" calcext:value-type="float">
            <text:p>138</text:p>
          </table:table-cell>
          <table:table-cell table:formula="of:=SUM([.B75:.M75]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76]*[.A76]" office:value-type="float" office:value="237" calcext:value-type="float">
            <text:p>237</text:p>
          </table:table-cell>
          <table:table-cell/>
          <table:table-cell table:formula="of:=[.C76]+[.M76]" office:value-type="float" office:value="0" calcext:value-type="float">
            <text:p>0</text:p>
          </table:table-cell>
          <table:table-cell table:formula="of:=[.B76]+[.E76]+[.F76]" office:value-type="float" office:value="0" calcext:value-type="float">
            <text:p>0</text:p>
          </table:table-cell>
          <table:table-cell table:formula="of:=[.D76]+[.G76]+[.I76]+[.K76]+[.L76]" office:value-type="float" office:value="36" calcext:value-type="float">
            <text:p>36</text:p>
          </table:table-cell>
          <table:table-cell table:formula="of:=SUM([.B76:.M76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77]*[.A77]" office:value-type="float" office:value="240" calcext:value-type="float">
            <text:p>240</text:p>
          </table:table-cell>
          <table:table-cell/>
          <table:table-cell table:formula="of:=[.C77]+[.M77]" office:value-type="float" office:value="0" calcext:value-type="float">
            <text:p>0</text:p>
          </table:table-cell>
          <table:table-cell table:formula="of:=[.B77]+[.E77]+[.F77]" office:value-type="float" office:value="0" calcext:value-type="float">
            <text:p>0</text:p>
          </table:table-cell>
          <table:table-cell table:formula="of:=[.D77]+[.G77]+[.I77]+[.K77]+[.L77]" office:value-type="float" office:value="3" calcext:value-type="float">
            <text:p>3</text:p>
          </table:table-cell>
          <table:table-cell table:formula="of:=SUM([.B77:.M77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78]*[.A78]" office:value-type="float" office:value="4346" calcext:value-type="float">
            <text:p>4346</text:p>
          </table:table-cell>
          <table:table-cell/>
          <table:table-cell table:formula="of:=[.C78]+[.M78]" office:value-type="float" office:value="0" calcext:value-type="float">
            <text:p>0</text:p>
          </table:table-cell>
          <table:table-cell table:formula="of:=[.B78]+[.E78]+[.F78]" office:value-type="float" office:value="0" calcext:value-type="float">
            <text:p>0</text:p>
          </table:table-cell>
          <table:table-cell table:formula="of:=[.D78]+[.G78]+[.I78]+[.K78]+[.L78]" office:value-type="float" office:value="53" calcext:value-type="float">
            <text:p>53</text:p>
          </table:table-cell>
          <table:table-cell table:formula="of:=SUM([.B78:.M78]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79]*[.A79]" office:value-type="float" office:value="2268" calcext:value-type="float">
            <text:p>2268</text:p>
          </table:table-cell>
          <table:table-cell/>
          <table:table-cell table:formula="of:=[.C79]+[.M79]" office:value-type="float" office:value="0" calcext:value-type="float">
            <text:p>0</text:p>
          </table:table-cell>
          <table:table-cell table:formula="of:=[.B79]+[.E79]+[.F79]" office:value-type="float" office:value="0" calcext:value-type="float">
            <text:p>0</text:p>
          </table:table-cell>
          <table:table-cell table:formula="of:=[.D79]+[.G79]+[.I79]+[.K79]+[.L79]" office:value-type="float" office:value="27" calcext:value-type="float">
            <text:p>27</text:p>
          </table:table-cell>
          <table:table-cell table:formula="of:=SUM([.B79:.M79]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80]*[.A80]" office:value-type="float" office:value="5525" calcext:value-type="float">
            <text:p>5525</text:p>
          </table:table-cell>
          <table:table-cell/>
          <table:table-cell table:formula="of:=[.C80]+[.M80]" office:value-type="float" office:value="0" calcext:value-type="float">
            <text:p>0</text:p>
          </table:table-cell>
          <table:table-cell table:formula="of:=[.B80]+[.E80]+[.F80]" office:value-type="float" office:value="0" calcext:value-type="float">
            <text:p>0</text:p>
          </table:table-cell>
          <table:table-cell table:formula="of:=[.D80]+[.G80]+[.I80]+[.K80]+[.L80]" office:value-type="float" office:value="141" calcext:value-type="float">
            <text:p>141</text:p>
          </table:table-cell>
          <table:table-cell table:formula="of:=SUM([.B80:.M80]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81]*[.A81]" office:value-type="float" office:value="3698" calcext:value-type="float">
            <text:p>3698</text:p>
          </table:table-cell>
          <table:table-cell/>
          <table:table-cell table:formula="of:=[.C81]+[.M81]" office:value-type="float" office:value="0" calcext:value-type="float">
            <text:p>0</text:p>
          </table:table-cell>
          <table:table-cell table:formula="of:=[.B81]+[.E81]+[.F81]" office:value-type="float" office:value="0" calcext:value-type="float">
            <text:p>0</text:p>
          </table:table-cell>
          <table:table-cell table:formula="of:=[.D81]+[.G81]+[.I81]+[.K81]+[.L81]" office:value-type="float" office:value="43" calcext:value-type="float">
            <text:p>43</text:p>
          </table:table-cell>
          <table:table-cell table:formula="of:=SUM([.B81:.M81]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82]*[.A82]" office:value-type="float" office:value="4872" calcext:value-type="float">
            <text:p>4872</text:p>
          </table:table-cell>
          <table:table-cell/>
          <table:table-cell table:formula="of:=[.C82]+[.M82]" office:value-type="float" office:value="0" calcext:value-type="float">
            <text:p>0</text:p>
          </table:table-cell>
          <table:table-cell table:formula="of:=[.B82]+[.E82]+[.F82]" office:value-type="float" office:value="0" calcext:value-type="float">
            <text:p>0</text:p>
          </table:table-cell>
          <table:table-cell table:formula="of:=[.D82]+[.G82]+[.I82]+[.K82]+[.L82]" office:value-type="float" office:value="93" calcext:value-type="float">
            <text:p>93</text:p>
          </table:table-cell>
          <table:table-cell table:formula="of:=SUM([.B82:.M82]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83]*[.A83]" office:value-type="float" office:value="1320" calcext:value-type="float">
            <text:p>1320</text:p>
          </table:table-cell>
          <table:table-cell/>
          <table:table-cell table:formula="of:=[.C83]+[.M83]" office:value-type="float" office:value="0" calcext:value-type="float">
            <text:p>0</text:p>
          </table:table-cell>
          <table:table-cell table:formula="of:=[.B83]+[.E83]+[.F83]" office:value-type="float" office:value="0" calcext:value-type="float">
            <text:p>0</text:p>
          </table:table-cell>
          <table:table-cell table:formula="of:=[.D83]+[.G83]+[.I83]+[.K83]+[.L83]" office:value-type="float" office:value="38" calcext:value-type="float">
            <text:p>38</text:p>
          </table:table-cell>
          <table:table-cell table:formula="of:=SUM([.B83:.M83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84]*[.A84]" office:value-type="float" office:value="0" calcext:value-type="float">
            <text:p>0</text:p>
          </table:table-cell>
          <table:table-cell/>
          <table:table-cell table:formula="of:=[.C84]+[.M84]" office:value-type="float" office:value="0" calcext:value-type="float">
            <text:p>0</text:p>
          </table:table-cell>
          <table:table-cell table:formula="of:=[.B84]+[.E84]+[.F84]" office:value-type="float" office:value="0" calcext:value-type="float">
            <text:p>0</text:p>
          </table:table-cell>
          <table:table-cell table:formula="of:=[.D84]+[.G84]+[.I84]+[.K84]+[.L84]" office:value-type="float" office:value="80" calcext:value-type="float">
            <text:p>80</text:p>
          </table:table-cell>
          <table:table-cell table:formula="of:=SUM([.B84:.M84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85]*[.A85]" office:value-type="float" office:value="1183" calcext:value-type="float">
            <text:p>1183</text:p>
          </table:table-cell>
          <table:table-cell/>
          <table:table-cell table:formula="of:=[.C85]+[.M85]" office:value-type="float" office:value="0" calcext:value-type="float">
            <text:p>0</text:p>
          </table:table-cell>
          <table:table-cell table:formula="of:=[.B85]+[.E85]+[.F85]" office:value-type="float" office:value="0" calcext:value-type="float">
            <text:p>0</text:p>
          </table:table-cell>
          <table:table-cell table:formula="of:=[.D85]+[.G85]+[.I85]+[.K85]+[.L85]" office:value-type="float" office:value="13" calcext:value-type="float">
            <text:p>13</text:p>
          </table:table-cell>
          <table:table-cell table:formula="of:=SUM([.B85:.M85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86]*[.A86]" office:value-type="float" office:value="5546" calcext:value-type="float">
            <text:p>5546</text:p>
          </table:table-cell>
          <table:table-cell/>
          <table:table-cell table:formula="of:=[.C86]+[.M86]" office:value-type="float" office:value="0" calcext:value-type="float">
            <text:p>0</text:p>
          </table:table-cell>
          <table:table-cell table:formula="of:=[.B86]+[.E86]+[.F86]" office:value-type="float" office:value="0" calcext:value-type="float">
            <text:p>0</text:p>
          </table:table-cell>
          <table:table-cell table:formula="of:=[.D86]+[.G86]+[.I86]+[.K86]+[.L86]" office:value-type="float" office:value="100" calcext:value-type="float">
            <text:p>100</text:p>
          </table:table-cell>
          <table:table-cell table:formula="of:=SUM([.B86:.M8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87]*[.A87]" office:value-type="float" office:value="13132" calcext:value-type="float">
            <text:p>13132</text:p>
          </table:table-cell>
          <table:table-cell/>
          <table:table-cell table:formula="of:=[.C87]+[.M87]" office:value-type="float" office:value="0" calcext:value-type="float">
            <text:p>0</text:p>
          </table:table-cell>
          <table:table-cell table:formula="of:=[.B87]+[.E87]+[.F87]" office:value-type="float" office:value="0" calcext:value-type="float">
            <text:p>0</text:p>
          </table:table-cell>
          <table:table-cell table:formula="of:=[.D87]+[.G87]+[.I87]+[.K87]+[.L87]" office:value-type="float" office:value="177" calcext:value-type="float">
            <text:p>177</text:p>
          </table:table-cell>
          <table:table-cell table:formula="of:=SUM([.B87:.M87]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88]*[.A88]" office:value-type="float" office:value="1000" calcext:value-type="float">
            <text:p>1000</text:p>
          </table:table-cell>
          <table:table-cell/>
          <table:table-cell table:formula="of:=[.C88]+[.M88]" office:value-type="float" office:value="0" calcext:value-type="float">
            <text:p>0</text:p>
          </table:table-cell>
          <table:table-cell table:formula="of:=[.B88]+[.E88]+[.F88]" office:value-type="float" office:value="0" calcext:value-type="float">
            <text:p>0</text:p>
          </table:table-cell>
          <table:table-cell table:formula="of:=[.D88]+[.G88]+[.I88]+[.K88]+[.L88]" office:value-type="float" office:value="10" calcext:value-type="float">
            <text:p>10</text:p>
          </table:table-cell>
          <table:table-cell table:formula="of:=SUM([.B88:.M88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89]*[.A89]" office:value-type="float" office:value="3640" calcext:value-type="float">
            <text:p>3640</text:p>
          </table:table-cell>
          <table:table-cell/>
          <table:table-cell table:formula="of:=[.C89]+[.M89]" office:value-type="float" office:value="0" calcext:value-type="float">
            <text:p>0</text:p>
          </table:table-cell>
          <table:table-cell table:formula="of:=[.B89]+[.E89]+[.F89]" office:value-type="float" office:value="0" calcext:value-type="float">
            <text:p>0</text:p>
          </table:table-cell>
          <table:table-cell table:formula="of:=[.D89]+[.G89]+[.I89]+[.K89]+[.L89]" office:value-type="float" office:value="35" calcext:value-type="float">
            <text:p>35</text:p>
          </table:table-cell>
          <table:table-cell table:formula="of:=SUM([.B89:.M89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90]*[.A90]" office:value-type="float" office:value="3068" calcext:value-type="float">
            <text:p>3068</text:p>
          </table:table-cell>
          <table:table-cell/>
          <table:table-cell table:formula="of:=[.C90]+[.M90]" office:value-type="float" office:value="0" calcext:value-type="float">
            <text:p>0</text:p>
          </table:table-cell>
          <table:table-cell table:formula="of:=[.B90]+[.E90]+[.F90]" office:value-type="float" office:value="0" calcext:value-type="float">
            <text:p>0</text:p>
          </table:table-cell>
          <table:table-cell table:formula="of:=[.D90]+[.G90]+[.I90]+[.K90]+[.L90]" office:value-type="float" office:value="26" calcext:value-type="float">
            <text:p>26</text:p>
          </table:table-cell>
          <table:table-cell table:formula="of:=SUM([.B90:.M90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91]*[.A91]" office:value-type="float" office:value="3750" calcext:value-type="float">
            <text:p>3750</text:p>
          </table:table-cell>
          <table:table-cell/>
          <table:table-cell table:formula="of:=[.C91]+[.M91]" office:value-type="float" office:value="0" calcext:value-type="float">
            <text:p>0</text:p>
          </table:table-cell>
          <table:table-cell table:formula="of:=[.B91]+[.E91]+[.F91]" office:value-type="float" office:value="0" calcext:value-type="float">
            <text:p>0</text:p>
          </table:table-cell>
          <table:table-cell table:formula="of:=[.D91]+[.G91]+[.I91]+[.K91]+[.L91]" office:value-type="float" office:value="30" calcext:value-type="float">
            <text:p>30</text:p>
          </table:table-cell>
          <table:table-cell table:formula="of:=SUM([.B91:.M91]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92]*[.A92]" office:value-type="float" office:value="7560" calcext:value-type="float">
            <text:p>7560</text:p>
          </table:table-cell>
          <table:table-cell/>
          <table:table-cell table:formula="of:=[.C92]+[.M92]" office:value-type="float" office:value="0" calcext:value-type="float">
            <text:p>0</text:p>
          </table:table-cell>
          <table:table-cell table:formula="of:=[.B92]+[.E92]+[.F92]" office:value-type="float" office:value="0" calcext:value-type="float">
            <text:p>0</text:p>
          </table:table-cell>
          <table:table-cell table:formula="of:=[.D92]+[.G92]+[.I92]+[.K92]+[.L92]" office:value-type="float" office:value="60" calcext:value-type="float">
            <text:p>60</text:p>
          </table:table-cell>
          <table:table-cell table:formula="of:=SUM([.B92:.M92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93]*[.A93]" office:value-type="float" office:value="2667" calcext:value-type="float">
            <text:p>2667</text:p>
          </table:table-cell>
          <table:table-cell/>
          <table:table-cell table:formula="of:=[.C93]+[.M93]" office:value-type="float" office:value="0" calcext:value-type="float">
            <text:p>0</text:p>
          </table:table-cell>
          <table:table-cell table:formula="of:=[.B93]+[.E93]+[.F93]" office:value-type="float" office:value="0" calcext:value-type="float">
            <text:p>0</text:p>
          </table:table-cell>
          <table:table-cell table:formula="of:=[.D93]+[.G93]+[.I93]+[.K93]+[.L93]" office:value-type="float" office:value="42" calcext:value-type="float">
            <text:p>42</text:p>
          </table:table-cell>
          <table:table-cell table:formula="of:=SUM([.B93:.M93]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94]*[.A94]" office:value-type="float" office:value="4902" calcext:value-type="float">
            <text:p>4902</text:p>
          </table:table-cell>
          <table:table-cell/>
          <table:table-cell table:formula="of:=[.C94]+[.M94]" office:value-type="float" office:value="0" calcext:value-type="float">
            <text:p>0</text:p>
          </table:table-cell>
          <table:table-cell table:formula="of:=[.B94]+[.E94]+[.F94]" office:value-type="float" office:value="0" calcext:value-type="float">
            <text:p>0</text:p>
          </table:table-cell>
          <table:table-cell table:formula="of:=[.D94]+[.G94]+[.I94]+[.K94]+[.L94]" office:value-type="float" office:value="38" calcext:value-type="float">
            <text:p>38</text:p>
          </table:table-cell>
          <table:table-cell table:formula="of:=SUM([.B94:.M94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95]*[.A95]" office:value-type="float" office:value="917" calcext:value-type="float">
            <text:p>917</text:p>
          </table:table-cell>
          <table:table-cell/>
          <table:table-cell table:formula="of:=[.C95]+[.M95]" office:value-type="float" office:value="0" calcext:value-type="float">
            <text:p>0</text:p>
          </table:table-cell>
          <table:table-cell table:formula="of:=[.B95]+[.E95]+[.F95]" office:value-type="float" office:value="0" calcext:value-type="float">
            <text:p>0</text:p>
          </table:table-cell>
          <table:table-cell table:formula="of:=[.D95]+[.G95]+[.I95]+[.K95]+[.L95]" office:value-type="float" office:value="7" calcext:value-type="float">
            <text:p>7</text:p>
          </table:table-cell>
          <table:table-cell table:formula="of:=SUM([.B95:.M95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96]*[.A96]" office:value-type="float" office:value="5896" calcext:value-type="float">
            <text:p>5896</text:p>
          </table:table-cell>
          <table:table-cell/>
          <table:table-cell table:formula="of:=[.C96]+[.M96]" office:value-type="float" office:value="0" calcext:value-type="float">
            <text:p>0</text:p>
          </table:table-cell>
          <table:table-cell table:formula="of:=[.B96]+[.E96]+[.F96]" office:value-type="float" office:value="0" calcext:value-type="float">
            <text:p>0</text:p>
          </table:table-cell>
          <table:table-cell table:formula="of:=[.D96]+[.G96]+[.I96]+[.K96]+[.L96]" office:value-type="float" office:value="44" calcext:value-type="float">
            <text:p>44</text:p>
          </table:table-cell>
          <table:table-cell table:formula="of:=SUM([.B96:.M96]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97]*[.A97]" office:value-type="float" office:value="1128" calcext:value-type="float">
            <text:p>1128</text:p>
          </table:table-cell>
          <table:table-cell/>
          <table:table-cell table:formula="of:=[.C97]+[.M97]" office:value-type="float" office:value="0" calcext:value-type="float">
            <text:p>0</text:p>
          </table:table-cell>
          <table:table-cell table:formula="of:=[.B97]+[.E97]+[.F97]" office:value-type="float" office:value="0" calcext:value-type="float">
            <text:p>0</text:p>
          </table:table-cell>
          <table:table-cell table:formula="of:=[.D97]+[.G97]+[.I97]+[.K97]+[.L97]" office:value-type="float" office:value="16" calcext:value-type="float">
            <text:p>16</text:p>
          </table:table-cell>
          <table:table-cell table:formula="of:=SUM([.B97:.M97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98]*[.A98]" office:value-type="float" office:value="2310" calcext:value-type="float">
            <text:p>2310</text:p>
          </table:table-cell>
          <table:table-cell/>
          <table:table-cell table:formula="of:=[.C98]+[.M98]" office:value-type="float" office:value="0" calcext:value-type="float">
            <text:p>0</text:p>
          </table:table-cell>
          <table:table-cell table:formula="of:=[.B98]+[.E98]+[.F98]" office:value-type="float" office:value="0" calcext:value-type="float">
            <text:p>0</text:p>
          </table:table-cell>
          <table:table-cell table:formula="of:=[.D98]+[.G98]+[.I98]+[.K98]+[.L98]" office:value-type="float" office:value="15" calcext:value-type="float">
            <text:p>15</text:p>
          </table:table-cell>
          <table:table-cell table:formula="of:=SUM([.B98:.M98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99]*[.A99]" office:value-type="float" office:value="2064" calcext:value-type="float">
            <text:p>2064</text:p>
          </table:table-cell>
          <table:table-cell/>
          <table:table-cell table:formula="of:=[.C99]+[.M99]" office:value-type="float" office:value="0" calcext:value-type="float">
            <text:p>0</text:p>
          </table:table-cell>
          <table:table-cell table:formula="of:=[.B99]+[.E99]+[.F99]" office:value-type="float" office:value="0" calcext:value-type="float">
            <text:p>0</text:p>
          </table:table-cell>
          <table:table-cell table:formula="of:=[.D99]+[.G99]+[.I99]+[.K99]+[.L99]" office:value-type="float" office:value="12" calcext:value-type="float">
            <text:p>12</text:p>
          </table:table-cell>
          <table:table-cell table:formula="of:=SUM([.B99:.M99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100]*[.A100]" office:value-type="float" office:value="4984" calcext:value-type="float">
            <text:p>4984</text:p>
          </table:table-cell>
          <table:table-cell/>
          <table:table-cell table:formula="of:=[.C100]+[.M100]" office:value-type="float" office:value="0" calcext:value-type="float">
            <text:p>0</text:p>
          </table:table-cell>
          <table:table-cell table:formula="of:=[.B100]+[.E100]+[.F100]" office:value-type="float" office:value="0" calcext:value-type="float">
            <text:p>0</text:p>
          </table:table-cell>
          <table:table-cell table:formula="of:=[.D100]+[.G100]+[.I100]+[.K100]+[.L100]" office:value-type="float" office:value="56" calcext:value-type="float">
            <text:p>56</text:p>
          </table:table-cell>
          <table:table-cell table:formula="of:=SUM([.B100:.M100]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101]*[.A101]" office:value-type="float" office:value="2864" calcext:value-type="float">
            <text:p>2864</text:p>
          </table:table-cell>
          <table:table-cell/>
          <table:table-cell table:formula="of:=[.C101]+[.M101]" office:value-type="float" office:value="0" calcext:value-type="float">
            <text:p>0</text:p>
          </table:table-cell>
          <table:table-cell table:formula="of:=[.B101]+[.E101]+[.F101]" office:value-type="float" office:value="0" calcext:value-type="float">
            <text:p>0</text:p>
          </table:table-cell>
          <table:table-cell table:formula="of:=[.D101]+[.G101]+[.I101]+[.K101]+[.L101]" office:value-type="float" office:value="16" calcext:value-type="float">
            <text:p>16</text:p>
          </table:table-cell>
          <table:table-cell table:formula="of:=SUM([.B101:.M101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102]*[.A102]" office:value-type="float" office:value="1692" calcext:value-type="float">
            <text:p>1692</text:p>
          </table:table-cell>
          <table:table-cell/>
          <table:table-cell table:formula="of:=[.C102]+[.M102]" office:value-type="float" office:value="0" calcext:value-type="float">
            <text:p>0</text:p>
          </table:table-cell>
          <table:table-cell table:formula="of:=[.B102]+[.E102]+[.F102]" office:value-type="float" office:value="0" calcext:value-type="float">
            <text:p>0</text:p>
          </table:table-cell>
          <table:table-cell table:formula="of:=[.D102]+[.G102]+[.I102]+[.K102]+[.L102]" office:value-type="float" office:value="9" calcext:value-type="float">
            <text:p>9</text:p>
          </table:table-cell>
          <table:table-cell table:formula="of:=SUM([.B102:.M102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103]*[.A103]" office:value-type="float" office:value="0" calcext:value-type="float">
            <text:p>0</text:p>
          </table:table-cell>
          <table:table-cell/>
          <table:table-cell table:formula="of:=[.C103]+[.M103]" office:value-type="float" office:value="0" calcext:value-type="float">
            <text:p>0</text:p>
          </table:table-cell>
          <table:table-cell table:formula="of:=[.B103]+[.E103]+[.F103]" office:value-type="float" office:value="0" calcext:value-type="float">
            <text:p>0</text:p>
          </table:table-cell>
          <table:table-cell table:formula="of:=[.D103]+[.G103]+[.I103]+[.K103]+[.L103]" office:value-type="float" office:value="28" calcext:value-type="float">
            <text:p>28</text:p>
          </table:table-cell>
          <table:table-cell table:formula="of:=SUM([.B103:.M103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104]*[.A104]" office:value-type="float" office:value="5320" calcext:value-type="float">
            <text:p>5320</text:p>
          </table:table-cell>
          <table:table-cell/>
          <table:table-cell table:formula="of:=[.C104]+[.M104]" office:value-type="float" office:value="0" calcext:value-type="float">
            <text:p>0</text:p>
          </table:table-cell>
          <table:table-cell table:formula="of:=[.B104]+[.E104]+[.F104]" office:value-type="float" office:value="0" calcext:value-type="float">
            <text:p>0</text:p>
          </table:table-cell>
          <table:table-cell table:formula="of:=[.D104]+[.G104]+[.I104]+[.K104]+[.L104]" office:value-type="float" office:value="28" calcext:value-type="float">
            <text:p>28</text:p>
          </table:table-cell>
          <table:table-cell table:formula="of:=SUM([.B104:.M104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105]*[.A105]" office:value-type="float" office:value="5125" calcext:value-type="float">
            <text:p>5125</text:p>
          </table:table-cell>
          <table:table-cell/>
          <table:table-cell table:formula="of:=[.C105]+[.M105]" office:value-type="float" office:value="0" calcext:value-type="float">
            <text:p>0</text:p>
          </table:table-cell>
          <table:table-cell table:formula="of:=[.B105]+[.E105]+[.F105]" office:value-type="float" office:value="0" calcext:value-type="float">
            <text:p>0</text:p>
          </table:table-cell>
          <table:table-cell table:formula="of:=[.D105]+[.G105]+[.I105]+[.K105]+[.L105]" office:value-type="float" office:value="25" calcext:value-type="float">
            <text:p>25</text:p>
          </table:table-cell>
          <table:table-cell table:formula="of:=SUM([.B105:.M105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106]*[.A106]" office:value-type="float" office:value="3834" calcext:value-type="float">
            <text:p>3834</text:p>
          </table:table-cell>
          <table:table-cell/>
          <table:table-cell table:formula="of:=[.C106]+[.M106]" office:value-type="float" office:value="0" calcext:value-type="float">
            <text:p>0</text:p>
          </table:table-cell>
          <table:table-cell table:formula="of:=[.B106]+[.E106]+[.F106]" office:value-type="float" office:value="0" calcext:value-type="float">
            <text:p>0</text:p>
          </table:table-cell>
          <table:table-cell table:formula="of:=[.D106]+[.G106]+[.I106]+[.K106]+[.L106]" office:value-type="float" office:value="18" calcext:value-type="float">
            <text:p>18</text:p>
          </table:table-cell>
          <table:table-cell table:formula="of:=SUM([.B106:.M106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107]*[.A107]" office:value-type="float" office:value="3852" calcext:value-type="float">
            <text:p>3852</text:p>
          </table:table-cell>
          <table:table-cell/>
          <table:table-cell table:formula="of:=[.C107]+[.M107]" office:value-type="float" office:value="0" calcext:value-type="float">
            <text:p>0</text:p>
          </table:table-cell>
          <table:table-cell table:formula="of:=[.B107]+[.E107]+[.F107]" office:value-type="float" office:value="0" calcext:value-type="float">
            <text:p>0</text:p>
          </table:table-cell>
          <table:table-cell table:formula="of:=[.D107]+[.G107]+[.I107]+[.K107]+[.L107]" office:value-type="float" office:value="18" calcext:value-type="float">
            <text:p>18</text:p>
          </table:table-cell>
          <table:table-cell table:formula="of:=SUM([.B107:.M107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D108]*[.A108]" office:value-type="float" office:value="0" calcext:value-type="float">
            <text:p>0</text:p>
          </table:table-cell>
          <table:table-cell/>
          <table:table-cell table:formula="of:=[.C108]+[.M108]" office:value-type="float" office:value="0" calcext:value-type="float">
            <text:p>0</text:p>
          </table:table-cell>
          <table:table-cell table:formula="of:=[.B108]+[.E108]+[.F108]" office:value-type="float" office:value="11" calcext:value-type="float">
            <text:p>11</text:p>
          </table:table-cell>
          <table:table-cell table:formula="of:=[.D108]+[.G108]+[.I108]+[.K108]+[.L108]" office:value-type="float" office:value="0" calcext:value-type="float">
            <text:p>0</text:p>
          </table:table-cell>
          <table:table-cell table:formula="of:=SUM([.B108:.M108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109]*[.A109]" office:value-type="float" office:value="13202" calcext:value-type="float">
            <text:p>13202</text:p>
          </table:table-cell>
          <table:table-cell/>
          <table:table-cell table:formula="of:=[.C109]+[.M109]" office:value-type="float" office:value="0" calcext:value-type="float">
            <text:p>0</text:p>
          </table:table-cell>
          <table:table-cell table:formula="of:=[.B109]+[.E109]+[.F109]" office:value-type="float" office:value="0" calcext:value-type="float">
            <text:p>0</text:p>
          </table:table-cell>
          <table:table-cell table:formula="of:=[.D109]+[.G109]+[.I109]+[.K109]+[.L109]" office:value-type="float" office:value="92" calcext:value-type="float">
            <text:p>92</text:p>
          </table:table-cell>
          <table:table-cell table:formula="of:=SUM([.B109:.M109]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110]*[.A110]" office:value-type="float" office:value="2592" calcext:value-type="float">
            <text:p>2592</text:p>
          </table:table-cell>
          <table:table-cell/>
          <table:table-cell table:formula="of:=[.C110]+[.M110]" office:value-type="float" office:value="0" calcext:value-type="float">
            <text:p>0</text:p>
          </table:table-cell>
          <table:table-cell table:formula="of:=[.B110]+[.E110]+[.F110]" office:value-type="float" office:value="0" calcext:value-type="float">
            <text:p>0</text:p>
          </table:table-cell>
          <table:table-cell table:formula="of:=[.D110]+[.G110]+[.I110]+[.K110]+[.L110]" office:value-type="float" office:value="9" calcext:value-type="float">
            <text:p>9</text:p>
          </table:table-cell>
          <table:table-cell table:formula="of:=SUM([.B110:.M110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111]*[.A111]" office:value-type="float" office:value="3516" calcext:value-type="float">
            <text:p>3516</text:p>
          </table:table-cell>
          <table:table-cell/>
          <table:table-cell table:formula="of:=[.C111]+[.M111]" office:value-type="float" office:value="0" calcext:value-type="float">
            <text:p>0</text:p>
          </table:table-cell>
          <table:table-cell table:formula="of:=[.B111]+[.E111]+[.F111]" office:value-type="float" office:value="0" calcext:value-type="float">
            <text:p>0</text:p>
          </table:table-cell>
          <table:table-cell table:formula="of:=[.D111]+[.G111]+[.I111]+[.K111]+[.L111]" office:value-type="float" office:value="37" calcext:value-type="float">
            <text:p>37</text:p>
          </table:table-cell>
          <table:table-cell table:formula="of:=SUM([.B111:.M111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112]*[.A112]" office:value-type="float" office:value="14352" calcext:value-type="float">
            <text:p>14352</text:p>
          </table:table-cell>
          <table:table-cell/>
          <table:table-cell table:formula="of:=[.C112]+[.M112]" office:value-type="float" office:value="0" calcext:value-type="float">
            <text:p>0</text:p>
          </table:table-cell>
          <table:table-cell table:formula="of:=[.B112]+[.E112]+[.F112]" office:value-type="float" office:value="0" calcext:value-type="float">
            <text:p>0</text:p>
          </table:table-cell>
          <table:table-cell table:formula="of:=[.D112]+[.G112]+[.I112]+[.K112]+[.L112]" office:value-type="float" office:value="39" calcext:value-type="float">
            <text:p>39</text:p>
          </table:table-cell>
          <table:table-cell table:formula="of:=SUM([.B112:.M112]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113]*[.A113]" office:value-type="float" office:value="5910" calcext:value-type="float">
            <text:p>5910</text:p>
          </table:table-cell>
          <table:table-cell/>
          <table:table-cell table:formula="of:=[.C113]+[.M113]" office:value-type="float" office:value="0" calcext:value-type="float">
            <text:p>0</text:p>
          </table:table-cell>
          <table:table-cell table:formula="of:=[.B113]+[.E113]+[.F113]" office:value-type="float" office:value="0" calcext:value-type="float">
            <text:p>0</text:p>
          </table:table-cell>
          <table:table-cell table:formula="of:=[.D113]+[.G113]+[.I113]+[.K113]+[.L113]" office:value-type="float" office:value="15" calcext:value-type="float">
            <text:p>15</text:p>
          </table:table-cell>
          <table:table-cell table:formula="of:=SUM([.B113:.M113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114]*[.A114]" office:value-type="float" office:value="6968" calcext:value-type="float">
            <text:p>6968</text:p>
          </table:table-cell>
          <table:table-cell/>
          <table:table-cell table:formula="of:=[.C114]+[.M114]" office:value-type="float" office:value="0" calcext:value-type="float">
            <text:p>0</text:p>
          </table:table-cell>
          <table:table-cell table:formula="of:=[.B114]+[.E114]+[.F114]" office:value-type="float" office:value="0" calcext:value-type="float">
            <text:p>0</text:p>
          </table:table-cell>
          <table:table-cell table:formula="of:=[.D114]+[.G114]+[.I114]+[.K114]+[.L114]" office:value-type="float" office:value="13" calcext:value-type="float">
            <text:p>13</text:p>
          </table:table-cell>
          <table:table-cell table:formula="of:=SUM([.B114:.M114])" office:value-type="float" office:value="13" calcext:value-type="float">
            <text:p>13</text:p>
          </table:table-cell>
        </table:table-row>
        <table:table-row table:style-name="ro1">
          <table:table-cell table:number-columns-repeated="14"/>
          <table:table-cell table:formula="of:=SUM([.O2:.O114])" office:value-type="float" office:value="2307265" calcext:value-type="float">
            <text:p>2307265</text:p>
          </table:table-cell>
          <table:table-cell/>
          <table:table-cell table:formula="of:=SUM([.Q2:.Q114])" office:value-type="float" office:value="11929" calcext:value-type="float">
            <text:p>11929</text:p>
          </table:table-cell>
          <table:table-cell table:formula="of:=SUM([.R2:.R114])" office:value-type="float" office:value="8749" calcext:value-type="float">
            <text:p>8749</text:p>
          </table:table-cell>
          <table:table-cell table:formula="of:=SUM([.S2:.S114])" office:value-type="float" office:value="179414" calcext:value-type="float">
            <text:p>179414</text:p>
          </table:table-cell>
          <table:table-cell table:formula="of:=SUM([.T2:.T114])" office:value-type="float" office:value="206228" calcext:value-type="float">
            <text:p>206228</text:p>
          </table:table-cell>
        </table:table-row>
        <table:table-row table:style-name="ro1">
          <table:table-cell table:number-columns-repeated="14"/>
          <table:table-cell office:value-type="float" office:value="78425" calcext:value-type="float">
            <text:p>78425</text:p>
          </table:table-cell>
          <table:table-cell table:formula="of:=[.O115]/[.O116]" office:value-type="float" office:value="29.420019126554" calcext:value-type="float">
            <text:p>29.420019126554</text:p>
          </table:table-cell>
          <table:table-cell table:style-name="ce2" table:formula="of:=[.Q115]/[.T115]" office:value-type="percentage" office:value="0.0578437457571232" calcext:value-type="percentage">
            <text:p>5.78%</text:p>
          </table:table-cell>
          <table:table-cell table:style-name="ce2" table:formula="of:=[.R115]/[.T115]" office:value-type="percentage" office:value="0.0424239191574374" calcext:value-type="percentage">
            <text:p>4.24%</text:p>
          </table:table-cell>
          <table:table-cell table:style-name="ce2" table:formula="of:=[.S115]/[.T115]" office:value-type="percentage" office:value="0.869978858350951" calcext:value-type="percentage">
            <text:p>87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nsit excluding GO rail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Auto driver</text:p>
          </table:table-cell>
          <table:table-cell office:value-type="string" calcext:value-type="string">
            <text:p>GO rail only</text:p>
          </table:table-cell>
          <table:table-cell office:value-type="string" calcext:value-type="string">
            <text:p>Joint GO rail and local transit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uto passenger</text:p>
          </table:table-cell>
          <table:table-cell office:value-type="string" calcext:value-type="string">
            <text:p>School bus</text:p>
          </table:table-cell>
          <table:table-cell office:value-type="string" calcext:value-type="string">
            <text:p>Taxi passenger</text:p>
          </table:table-cell>
          <table:table-cell office:value-type="string" calcext:value-type="string">
            <text:p>Paid rideshare</text:p>
          </table:table-cell>
          <table:table-cell office:value-type="string" calcext:value-type="string">
            <text:p>Walk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86" calcext:value-type="float">
            <text:p>6586</text:p>
          </table:table-cell>
          <table:table-cell office:value-type="float" office:value="13045" calcext:value-type="float">
            <text:p>13045</text:p>
          </table:table-cell>
          <table:table-cell office:value-type="float" office:value="294037" calcext:value-type="float">
            <text:p>29403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1766" calcext:value-type="float">
            <text:p>1766</text:p>
          </table:table-cell>
          <table:table-cell office:value-type="float" office:value="72981" calcext:value-type="float">
            <text:p>72981</text:p>
          </table:table-cell>
          <table:table-cell office:value-type="float" office:value="3354" calcext:value-type="float">
            <text:p>3354</text:p>
          </table:table-cell>
          <table:table-cell office:value-type="float" office:value="1341" calcext:value-type="float">
            <text:p>1341</text:p>
          </table:table-cell>
          <table:table-cell office:value-type="float" office:value="583" calcext:value-type="float">
            <text:p>583</text:p>
          </table:table-cell>
          <table:table-cell office:value-type="float" office:value="413458" calcext:value-type="float">
            <text:p>413458</text:p>
          </table:table-cell>
          <table:table-cell/>
          <table:table-cell table:formula="of:=[.D118]*[.A118]" office:value-type="float" office:value="0" calcext:value-type="float">
            <text:p>0</text:p>
          </table:table-cell>
          <table:table-cell/>
          <table:table-cell table:formula="of:=[.C118]+[.M118]" office:value-type="float" office:value="426503" calcext:value-type="float">
            <text:p>426503</text:p>
          </table:table-cell>
          <table:table-cell table:formula="of:=[.B118]+[.E118]+[.F118]" office:value-type="float" office:value="6600" calcext:value-type="float">
            <text:p>6600</text:p>
          </table:table-cell>
          <table:table-cell table:formula="of:=[.D118]+[.G118]+[.I118]+[.K118]+[.L118]" office:value-type="float" office:value="369317" calcext:value-type="float">
            <text:p>369317</text:p>
          </table:table-cell>
          <table:table-cell table:formula="of:=SUM([.B118:.M118])" office:value-type="float" office:value="807540" calcext:value-type="float">
            <text:p>8075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969" calcext:value-type="float">
            <text:p>102969</text:p>
          </table:table-cell>
          <table:table-cell office:value-type="float" office:value="73703" calcext:value-type="float">
            <text:p>73703</text:p>
          </table:table-cell>
          <table:table-cell office:value-type="float" office:value="1295175" calcext:value-type="float">
            <text:p>129517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11" calcext:value-type="float">
            <text:p>2311</text:p>
          </table:table-cell>
          <table:table-cell office:value-type="float" office:value="3636" calcext:value-type="float">
            <text:p>3636</text:p>
          </table:table-cell>
          <table:table-cell office:value-type="float" office:value="334808" calcext:value-type="float">
            <text:p>334808</text:p>
          </table:table-cell>
          <table:table-cell office:value-type="float" office:value="44600" calcext:value-type="float">
            <text:p>44600</text:p>
          </table:table-cell>
          <table:table-cell office:value-type="float" office:value="9921" calcext:value-type="float">
            <text:p>9921</text:p>
          </table:table-cell>
          <table:table-cell office:value-type="float" office:value="5041" calcext:value-type="float">
            <text:p>5041</text:p>
          </table:table-cell>
          <table:table-cell office:value-type="float" office:value="574336" calcext:value-type="float">
            <text:p>574336</text:p>
          </table:table-cell>
          <table:table-cell/>
          <table:table-cell table:formula="of:=[.D119]*[.A119]" office:value-type="float" office:value="1295175" calcext:value-type="float">
            <text:p>1295175</text:p>
          </table:table-cell>
          <table:table-cell/>
          <table:table-cell table:formula="of:=[.C119]+[.M119]" office:value-type="float" office:value="648039" calcext:value-type="float">
            <text:p>648039</text:p>
          </table:table-cell>
          <table:table-cell table:formula="of:=[.B119]+[.E119]+[.F119]" office:value-type="float" office:value="102988" calcext:value-type="float">
            <text:p>102988</text:p>
          </table:table-cell>
          <table:table-cell table:formula="of:=[.D119]+[.G119]+[.I119]+[.K119]+[.L119]" office:value-type="float" office:value="1647256" calcext:value-type="float">
            <text:p>1647256</text:p>
          </table:table-cell>
          <table:table-cell table:formula="of:=SUM([.B119:.M119])" office:value-type="float" office:value="2446519" calcext:value-type="float">
            <text:p>24465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503" calcext:value-type="float">
            <text:p>201503</text:p>
          </table:table-cell>
          <table:table-cell office:value-type="float" office:value="52270" calcext:value-type="float">
            <text:p>52270</text:p>
          </table:table-cell>
          <table:table-cell office:value-type="float" office:value="1170432" calcext:value-type="float">
            <text:p>11704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89" calcext:value-type="float">
            <text:p>1789</text:p>
          </table:table-cell>
          <table:table-cell office:value-type="float" office:value="2706" calcext:value-type="float">
            <text:p>2706</text:p>
          </table:table-cell>
          <table:table-cell office:value-type="float" office:value="325872" calcext:value-type="float">
            <text:p>325872</text:p>
          </table:table-cell>
          <table:table-cell office:value-type="float" office:value="59304" calcext:value-type="float">
            <text:p>59304</text:p>
          </table:table-cell>
          <table:table-cell office:value-type="float" office:value="11957" calcext:value-type="float">
            <text:p>11957</text:p>
          </table:table-cell>
          <table:table-cell office:value-type="float" office:value="6469" calcext:value-type="float">
            <text:p>6469</text:p>
          </table:table-cell>
          <table:table-cell office:value-type="float" office:value="123875" calcext:value-type="float">
            <text:p>123875</text:p>
          </table:table-cell>
          <table:table-cell/>
          <table:table-cell table:formula="of:=[.D120]*[.A120]" office:value-type="float" office:value="2340864" calcext:value-type="float">
            <text:p>2340864</text:p>
          </table:table-cell>
          <table:table-cell/>
          <table:table-cell table:formula="of:=[.C120]+[.M120]" office:value-type="float" office:value="176145" calcext:value-type="float">
            <text:p>176145</text:p>
          </table:table-cell>
          <table:table-cell table:formula="of:=[.B120]+[.E120]+[.F120]" office:value-type="float" office:value="201508" calcext:value-type="float">
            <text:p>201508</text:p>
          </table:table-cell>
          <table:table-cell table:formula="of:=[.D120]+[.G120]+[.I120]+[.K120]+[.L120]" office:value-type="float" office:value="1516519" calcext:value-type="float">
            <text:p>1516519</text:p>
          </table:table-cell>
          <table:table-cell table:formula="of:=SUM([.B120:.M120])" office:value-type="float" office:value="1956182" calcext:value-type="float">
            <text:p>19561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4627" calcext:value-type="float">
            <text:p>194627</text:p>
          </table:table-cell>
          <table:table-cell office:value-type="float" office:value="33886" calcext:value-type="float">
            <text:p>33886</text:p>
          </table:table-cell>
          <table:table-cell office:value-type="float" office:value="943186" calcext:value-type="float">
            <text:p>94318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478" calcext:value-type="float">
            <text:p>2478</text:p>
          </table:table-cell>
          <table:table-cell office:value-type="float" office:value="1357" calcext:value-type="float">
            <text:p>1357</text:p>
          </table:table-cell>
          <table:table-cell office:value-type="float" office:value="242659" calcext:value-type="float">
            <text:p>242659</text:p>
          </table:table-cell>
          <table:table-cell office:value-type="float" office:value="52948" calcext:value-type="float">
            <text:p>52948</text:p>
          </table:table-cell>
          <table:table-cell office:value-type="float" office:value="8048" calcext:value-type="float">
            <text:p>8048</text:p>
          </table:table-cell>
          <table:table-cell office:value-type="float" office:value="6256" calcext:value-type="float">
            <text:p>6256</text:p>
          </table:table-cell>
          <table:table-cell office:value-type="float" office:value="22700" calcext:value-type="float">
            <text:p>22700</text:p>
          </table:table-cell>
          <table:table-cell/>
          <table:table-cell table:formula="of:=[.D121]*[.A121]" office:value-type="float" office:value="2829558" calcext:value-type="float">
            <text:p>2829558</text:p>
          </table:table-cell>
          <table:table-cell/>
          <table:table-cell table:formula="of:=[.C121]+[.M121]" office:value-type="float" office:value="56586" calcext:value-type="float">
            <text:p>56586</text:p>
          </table:table-cell>
          <table:table-cell table:formula="of:=[.B121]+[.E121]+[.F121]" office:value-type="float" office:value="194864" calcext:value-type="float">
            <text:p>194864</text:p>
          </table:table-cell>
          <table:table-cell table:formula="of:=[.D121]+[.G121]+[.I121]+[.K121]+[.L121]" office:value-type="float" office:value="1202627" calcext:value-type="float">
            <text:p>1202627</text:p>
          </table:table-cell>
          <table:table-cell table:formula="of:=SUM([.B121:.M121])" office:value-type="float" office:value="1508382" calcext:value-type="float">
            <text:p>15083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5782" calcext:value-type="float">
            <text:p>175782</text:p>
          </table:table-cell>
          <table:table-cell office:value-type="float" office:value="21923" calcext:value-type="float">
            <text:p>21923</text:p>
          </table:table-cell>
          <table:table-cell office:value-type="float" office:value="778786" calcext:value-type="float">
            <text:p>778786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1295" calcext:value-type="float">
            <text:p>1295</text:p>
          </table:table-cell>
          <table:table-cell office:value-type="float" office:value="1149" calcext:value-type="float">
            <text:p>1149</text:p>
          </table:table-cell>
          <table:table-cell office:value-type="float" office:value="193791" calcext:value-type="float">
            <text:p>193791</text:p>
          </table:table-cell>
          <table:table-cell office:value-type="float" office:value="41189" calcext:value-type="float">
            <text:p>41189</text:p>
          </table:table-cell>
          <table:table-cell office:value-type="float" office:value="6328" calcext:value-type="float">
            <text:p>6328</text:p>
          </table:table-cell>
          <table:table-cell office:value-type="float" office:value="4911" calcext:value-type="float">
            <text:p>4911</text:p>
          </table:table-cell>
          <table:table-cell office:value-type="float" office:value="7003" calcext:value-type="float">
            <text:p>7003</text:p>
          </table:table-cell>
          <table:table-cell/>
          <table:table-cell table:formula="of:=[.D122]*[.A122]" office:value-type="float" office:value="3115144" calcext:value-type="float">
            <text:p>3115144</text:p>
          </table:table-cell>
          <table:table-cell/>
          <table:table-cell table:formula="of:=[.C122]+[.M122]" office:value-type="float" office:value="28926" calcext:value-type="float">
            <text:p>28926</text:p>
          </table:table-cell>
          <table:table-cell table:formula="of:=[.B122]+[.E122]+[.F122]" office:value-type="float" office:value="175883" calcext:value-type="float">
            <text:p>175883</text:p>
          </table:table-cell>
          <table:table-cell table:formula="of:=[.D122]+[.G122]+[.I122]+[.K122]+[.L122]" office:value-type="float" office:value="985111" calcext:value-type="float">
            <text:p>985111</text:p>
          </table:table-cell>
          <table:table-cell table:formula="of:=SUM([.B122:.M122])" office:value-type="float" office:value="1232258" calcext:value-type="float">
            <text:p>12322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087" calcext:value-type="float">
            <text:p>150087</text:p>
          </table:table-cell>
          <table:table-cell office:value-type="float" office:value="13790" calcext:value-type="float">
            <text:p>13790</text:p>
          </table:table-cell>
          <table:table-cell office:value-type="float" office:value="654991" calcext:value-type="float">
            <text:p>654991</text:p>
          </table:table-cell>
          <table:table-cell office:value-type="float" office:value="227" calcext:value-type="float">
            <text:p>227</text:p>
          </table:table-cell>
          <table:table-cell office:value-type="float" office:value="98" calcext:value-type="float">
            <text:p>98</text:p>
          </table:table-cell>
          <table:table-cell office:value-type="float" office:value="1040" calcext:value-type="float">
            <text:p>1040</text:p>
          </table:table-cell>
          <table:table-cell office:value-type="float" office:value="737" calcext:value-type="float">
            <text:p>737</text:p>
          </table:table-cell>
          <table:table-cell office:value-type="float" office:value="148326" calcext:value-type="float">
            <text:p>148326</text:p>
          </table:table-cell>
          <table:table-cell office:value-type="float" office:value="27604" calcext:value-type="float">
            <text:p>27604</text:p>
          </table:table-cell>
          <table:table-cell office:value-type="float" office:value="3409" calcext:value-type="float">
            <text:p>3409</text:p>
          </table:table-cell>
          <table:table-cell office:value-type="float" office:value="3075" calcext:value-type="float">
            <text:p>3075</text:p>
          </table:table-cell>
          <table:table-cell office:value-type="float" office:value="2909" calcext:value-type="float">
            <text:p>2909</text:p>
          </table:table-cell>
          <table:table-cell/>
          <table:table-cell table:formula="of:=[.D123]*[.A123]" office:value-type="float" office:value="3274955" calcext:value-type="float">
            <text:p>3274955</text:p>
          </table:table-cell>
          <table:table-cell/>
          <table:table-cell table:formula="of:=[.C123]+[.M123]" office:value-type="float" office:value="16699" calcext:value-type="float">
            <text:p>16699</text:p>
          </table:table-cell>
          <table:table-cell table:formula="of:=[.B123]+[.E123]+[.F123]" office:value-type="float" office:value="150412" calcext:value-type="float">
            <text:p>150412</text:p>
          </table:table-cell>
          <table:table-cell table:formula="of:=[.D123]+[.G123]+[.I123]+[.K123]+[.L123]" office:value-type="float" office:value="810841" calcext:value-type="float">
            <text:p>810841</text:p>
          </table:table-cell>
          <table:table-cell table:formula="of:=SUM([.B123:.M123])" office:value-type="float" office:value="1006293" calcext:value-type="float">
            <text:p>10062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0410" calcext:value-type="float">
            <text:p>130410</text:p>
          </table:table-cell>
          <table:table-cell office:value-type="float" office:value="8212" calcext:value-type="float">
            <text:p>8212</text:p>
          </table:table-cell>
          <table:table-cell office:value-type="float" office:value="561098" calcext:value-type="float">
            <text:p>561098</text:p>
          </table:table-cell>
          <table:table-cell office:value-type="float" office:value="386" calcext:value-type="float">
            <text:p>386</text:p>
          </table:table-cell>
          <table:table-cell office:value-type="float" office:value="121" calcext:value-type="float">
            <text:p>121</text:p>
          </table:table-cell>
          <table:table-cell office:value-type="float" office:value="1057" calcext:value-type="float">
            <text:p>1057</text:p>
          </table:table-cell>
          <table:table-cell office:value-type="float" office:value="641" calcext:value-type="float">
            <text:p>641</text:p>
          </table:table-cell>
          <table:table-cell office:value-type="float" office:value="127095" calcext:value-type="float">
            <text:p>127095</text:p>
          </table:table-cell>
          <table:table-cell office:value-type="float" office:value="19073" calcext:value-type="float">
            <text:p>19073</text:p>
          </table:table-cell>
          <table:table-cell office:value-type="float" office:value="2791" calcext:value-type="float">
            <text:p>2791</text:p>
          </table:table-cell>
          <table:table-cell office:value-type="float" office:value="3191" calcext:value-type="float">
            <text:p>3191</text:p>
          </table:table-cell>
          <table:table-cell office:value-type="float" office:value="669" calcext:value-type="float">
            <text:p>669</text:p>
          </table:table-cell>
          <table:table-cell/>
          <table:table-cell table:formula="of:=[.D124]*[.A124]" office:value-type="float" office:value="3366588" calcext:value-type="float">
            <text:p>3366588</text:p>
          </table:table-cell>
          <table:table-cell/>
          <table:table-cell table:formula="of:=[.C124]+[.M124]" office:value-type="float" office:value="8881" calcext:value-type="float">
            <text:p>8881</text:p>
          </table:table-cell>
          <table:table-cell table:formula="of:=[.B124]+[.E124]+[.F124]" office:value-type="float" office:value="130917" calcext:value-type="float">
            <text:p>130917</text:p>
          </table:table-cell>
          <table:table-cell table:formula="of:=[.D124]+[.G124]+[.I124]+[.K124]+[.L124]" office:value-type="float" office:value="695232" calcext:value-type="float">
            <text:p>695232</text:p>
          </table:table-cell>
          <table:table-cell table:formula="of:=SUM([.B124:.M124])" office:value-type="float" office:value="854744" calcext:value-type="float">
            <text:p>8547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791" calcext:value-type="float">
            <text:p>114791</text:p>
          </table:table-cell>
          <table:table-cell office:value-type="float" office:value="6225" calcext:value-type="float">
            <text:p>6225</text:p>
          </table:table-cell>
          <table:table-cell office:value-type="float" office:value="460513" calcext:value-type="float">
            <text:p>460513</text:p>
          </table:table-cell>
          <table:table-cell office:value-type="float" office:value="218" calcext:value-type="float">
            <text:p>218</text:p>
          </table:table-cell>
          <table:table-cell office:value-type="float" office:value="59" calcext:value-type="float">
            <text:p>59</text:p>
          </table:table-cell>
          <table:table-cell office:value-type="float" office:value="717" calcext:value-type="float">
            <text:p>717</text:p>
          </table:table-cell>
          <table:table-cell office:value-type="float" office:value="398" calcext:value-type="float">
            <text:p>398</text:p>
          </table:table-cell>
          <table:table-cell office:value-type="float" office:value="98997" calcext:value-type="float">
            <text:p>98997</text:p>
          </table:table-cell>
          <table:table-cell office:value-type="float" office:value="14761" calcext:value-type="float">
            <text:p>14761</text:p>
          </table:table-cell>
          <table:table-cell office:value-type="float" office:value="2855" calcext:value-type="float">
            <text:p>2855</text:p>
          </table:table-cell>
          <table:table-cell office:value-type="float" office:value="2639" calcext:value-type="float">
            <text:p>2639</text:p>
          </table:table-cell>
          <table:table-cell office:value-type="float" office:value="696" calcext:value-type="float">
            <text:p>696</text:p>
          </table:table-cell>
          <table:table-cell/>
          <table:table-cell table:formula="of:=[.D125]*[.A125]" office:value-type="float" office:value="3223591" calcext:value-type="float">
            <text:p>3223591</text:p>
          </table:table-cell>
          <table:table-cell/>
          <table:table-cell table:formula="of:=[.C125]+[.M125]" office:value-type="float" office:value="6921" calcext:value-type="float">
            <text:p>6921</text:p>
          </table:table-cell>
          <table:table-cell table:formula="of:=[.B125]+[.E125]+[.F125]" office:value-type="float" office:value="115068" calcext:value-type="float">
            <text:p>115068</text:p>
          </table:table-cell>
          <table:table-cell table:formula="of:=[.D125]+[.G125]+[.I125]+[.K125]+[.L125]" office:value-type="float" office:value="565721" calcext:value-type="float">
            <text:p>565721</text:p>
          </table:table-cell>
          <table:table-cell table:formula="of:=SUM([.B125:.M125])" office:value-type="float" office:value="702869" calcext:value-type="float">
            <text:p>7028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068" calcext:value-type="float">
            <text:p>97068</text:p>
          </table:table-cell>
          <table:table-cell office:value-type="float" office:value="4219" calcext:value-type="float">
            <text:p>4219</text:p>
          </table:table-cell>
          <table:table-cell office:value-type="float" office:value="405372" calcext:value-type="float">
            <text:p>405372</text:p>
          </table:table-cell>
          <table:table-cell office:value-type="float" office:value="718" calcext:value-type="float">
            <text:p>718</text:p>
          </table:table-cell>
          <table:table-cell office:value-type="float" office:value="176" calcext:value-type="float">
            <text:p>176</text:p>
          </table:table-cell>
          <table:table-cell office:value-type="float" office:value="494" calcext:value-type="float">
            <text:p>494</text:p>
          </table:table-cell>
          <table:table-cell office:value-type="float" office:value="482" calcext:value-type="float">
            <text:p>482</text:p>
          </table:table-cell>
          <table:table-cell office:value-type="float" office:value="79998" calcext:value-type="float">
            <text:p>79998</text:p>
          </table:table-cell>
          <table:table-cell office:value-type="float" office:value="11797" calcext:value-type="float">
            <text:p>11797</text:p>
          </table:table-cell>
          <table:table-cell office:value-type="float" office:value="1878" calcext:value-type="float">
            <text:p>1878</text:p>
          </table:table-cell>
          <table:table-cell office:value-type="float" office:value="1557" calcext:value-type="float">
            <text:p>1557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[.D126]*[.A126]" office:value-type="float" office:value="3242976" calcext:value-type="float">
            <text:p>3242976</text:p>
          </table:table-cell>
          <table:table-cell/>
          <table:table-cell table:formula="of:=[.C126]+[.M126]" office:value-type="float" office:value="4490" calcext:value-type="float">
            <text:p>4490</text:p>
          </table:table-cell>
          <table:table-cell table:formula="of:=[.B126]+[.E126]+[.F126]" office:value-type="float" office:value="97962" calcext:value-type="float">
            <text:p>97962</text:p>
          </table:table-cell>
          <table:table-cell table:formula="of:=[.D126]+[.G126]+[.I126]+[.K126]+[.L126]" office:value-type="float" office:value="489299" calcext:value-type="float">
            <text:p>489299</text:p>
          </table:table-cell>
          <table:table-cell table:formula="of:=SUM([.B126:.M126])" office:value-type="float" office:value="604030" calcext:value-type="float">
            <text:p>6040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5096" calcext:value-type="float">
            <text:p>85096</text:p>
          </table:table-cell>
          <table:table-cell office:value-type="float" office:value="2568" calcext:value-type="float">
            <text:p>2568</text:p>
          </table:table-cell>
          <table:table-cell office:value-type="float" office:value="346843" calcext:value-type="float">
            <text:p>346843</text:p>
          </table:table-cell>
          <table:table-cell office:value-type="float" office:value="967" calcext:value-type="float">
            <text:p>967</text:p>
          </table:table-cell>
          <table:table-cell office:value-type="float" office:value="239" calcext:value-type="float">
            <text:p>239</text:p>
          </table:table-cell>
          <table:table-cell office:value-type="float" office:value="688" calcext:value-type="float">
            <text:p>688</text:p>
          </table:table-cell>
          <table:table-cell office:value-type="float" office:value="418" calcext:value-type="float">
            <text:p>418</text:p>
          </table:table-cell>
          <table:table-cell office:value-type="float" office:value="65222" calcext:value-type="float">
            <text:p>65222</text:p>
          </table:table-cell>
          <table:table-cell office:value-type="float" office:value="10762" calcext:value-type="float">
            <text:p>10762</text:p>
          </table:table-cell>
          <table:table-cell office:value-type="float" office:value="1429" calcext:value-type="float">
            <text:p>1429</text:p>
          </table:table-cell>
          <table:table-cell office:value-type="float" office:value="1972" calcext:value-type="float">
            <text:p>1972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[.D127]*[.A127]" office:value-type="float" office:value="3121587" calcext:value-type="float">
            <text:p>3121587</text:p>
          </table:table-cell>
          <table:table-cell/>
          <table:table-cell table:formula="of:=[.C127]+[.M127]" office:value-type="float" office:value="2789" calcext:value-type="float">
            <text:p>2789</text:p>
          </table:table-cell>
          <table:table-cell table:formula="of:=[.B127]+[.E127]+[.F127]" office:value-type="float" office:value="86302" calcext:value-type="float">
            <text:p>86302</text:p>
          </table:table-cell>
          <table:table-cell table:formula="of:=[.D127]+[.G127]+[.I127]+[.K127]+[.L127]" office:value-type="float" office:value="416154" calcext:value-type="float">
            <text:p>416154</text:p>
          </table:table-cell>
          <table:table-cell table:formula="of:=SUM([.B127:.M127])" office:value-type="float" office:value="516425" calcext:value-type="float">
            <text:p>5164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074" calcext:value-type="float">
            <text:p>74074</text:p>
          </table:table-cell>
          <table:table-cell office:value-type="float" office:value="1824" calcext:value-type="float">
            <text:p>1824</text:p>
          </table:table-cell>
          <table:table-cell office:value-type="float" office:value="308711" calcext:value-type="float">
            <text:p>308711</text:p>
          </table:table-cell>
          <table:table-cell office:value-type="float" office:value="1003" calcext:value-type="float">
            <text:p>1003</text:p>
          </table:table-cell>
          <table:table-cell office:value-type="float" office:value="115" calcext:value-type="float">
            <text:p>115</text:p>
          </table:table-cell>
          <table:table-cell office:value-type="float" office:value="447" calcext:value-type="float">
            <text:p>447</text:p>
          </table:table-cell>
          <table:table-cell office:value-type="float" office:value="241" calcext:value-type="float">
            <text:p>241</text:p>
          </table:table-cell>
          <table:table-cell office:value-type="float" office:value="57234" calcext:value-type="float">
            <text:p>57234</text:p>
          </table:table-cell>
          <table:table-cell office:value-type="float" office:value="10293" calcext:value-type="float">
            <text:p>10293</text:p>
          </table:table-cell>
          <table:table-cell office:value-type="float" office:value="1007" calcext:value-type="float">
            <text:p>1007</text:p>
          </table:table-cell>
          <table:table-cell office:value-type="float" office:value="1278" calcext:value-type="float">
            <text:p>1278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D128]*[.A128]" office:value-type="float" office:value="3087110" calcext:value-type="float">
            <text:p>3087110</text:p>
          </table:table-cell>
          <table:table-cell/>
          <table:table-cell table:formula="of:=[.C128]+[.M128]" office:value-type="float" office:value="1938" calcext:value-type="float">
            <text:p>1938</text:p>
          </table:table-cell>
          <table:table-cell table:formula="of:=[.B128]+[.E128]+[.F128]" office:value-type="float" office:value="75192" calcext:value-type="float">
            <text:p>75192</text:p>
          </table:table-cell>
          <table:table-cell table:formula="of:=[.D128]+[.G128]+[.I128]+[.K128]+[.L128]" office:value-type="float" office:value="368677" calcext:value-type="float">
            <text:p>368677</text:p>
          </table:table-cell>
          <table:table-cell table:formula="of:=SUM([.B128:.M128])" office:value-type="float" office:value="456341" calcext:value-type="float">
            <text:p>4563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8273" calcext:value-type="float">
            <text:p>68273</text:p>
          </table:table-cell>
          <table:table-cell office:value-type="float" office:value="1280" calcext:value-type="float">
            <text:p>1280</text:p>
          </table:table-cell>
          <table:table-cell office:value-type="float" office:value="273370" calcext:value-type="float">
            <text:p>273370</text:p>
          </table:table-cell>
          <table:table-cell office:value-type="float" office:value="866" calcext:value-type="float">
            <text:p>866</text:p>
          </table:table-cell>
          <table:table-cell office:value-type="float" office:value="148" calcext:value-type="float">
            <text:p>148</text:p>
          </table:table-cell>
          <table:table-cell office:value-type="float" office:value="486" calcext:value-type="float">
            <text:p>486</text:p>
          </table:table-cell>
          <table:table-cell office:value-type="float" office:value="193" calcext:value-type="float">
            <text:p>193</text:p>
          </table:table-cell>
          <table:table-cell office:value-type="float" office:value="47466" calcext:value-type="float">
            <text:p>47466</text:p>
          </table:table-cell>
          <table:table-cell office:value-type="float" office:value="6903" calcext:value-type="float">
            <text:p>6903</text:p>
          </table:table-cell>
          <table:table-cell office:value-type="float" office:value="645" calcext:value-type="float">
            <text:p>645</text:p>
          </table:table-cell>
          <table:table-cell office:value-type="float" office:value="1057" calcext:value-type="float">
            <text:p>1057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D129]*[.A129]" office:value-type="float" office:value="3007070" calcext:value-type="float">
            <text:p>3007070</text:p>
          </table:table-cell>
          <table:table-cell/>
          <table:table-cell table:formula="of:=[.C129]+[.M129]" office:value-type="float" office:value="1504" calcext:value-type="float">
            <text:p>1504</text:p>
          </table:table-cell>
          <table:table-cell table:formula="of:=[.B129]+[.E129]+[.F129]" office:value-type="float" office:value="69287" calcext:value-type="float">
            <text:p>69287</text:p>
          </table:table-cell>
          <table:table-cell table:formula="of:=[.D129]+[.G129]+[.I129]+[.K129]+[.L129]" office:value-type="float" office:value="323024" calcext:value-type="float">
            <text:p>323024</text:p>
          </table:table-cell>
          <table:table-cell table:formula="of:=SUM([.B129:.M129])" office:value-type="float" office:value="400911" calcext:value-type="float">
            <text:p>4009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823" calcext:value-type="float">
            <text:p>64823</text:p>
          </table:table-cell>
          <table:table-cell office:value-type="float" office:value="1394" calcext:value-type="float">
            <text:p>1394</text:p>
          </table:table-cell>
          <table:table-cell office:value-type="float" office:value="250954" calcext:value-type="float">
            <text:p>250954</text:p>
          </table:table-cell>
          <table:table-cell office:value-type="float" office:value="1085" calcext:value-type="float">
            <text:p>1085</text:p>
          </table:table-cell>
          <table:table-cell office:value-type="float" office:value="499" calcext:value-type="float">
            <text:p>499</text:p>
          </table:table-cell>
          <table:table-cell office:value-type="float" office:value="144" calcext:value-type="float">
            <text:p>144</text:p>
          </table:table-cell>
          <table:table-cell office:value-type="float" office:value="249" calcext:value-type="float">
            <text:p>249</text:p>
          </table:table-cell>
          <table:table-cell office:value-type="float" office:value="43112" calcext:value-type="float">
            <text:p>43112</text:p>
          </table:table-cell>
          <table:table-cell office:value-type="float" office:value="7219" calcext:value-type="float">
            <text:p>7219</text:p>
          </table:table-cell>
          <table:table-cell office:value-type="float" office:value="1065" calcext:value-type="float">
            <text:p>1065</text:p>
          </table:table-cell>
          <table:table-cell office:value-type="float" office:value="1078" calcext:value-type="float">
            <text:p>1078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[.D130]*[.A130]" office:value-type="float" office:value="3011448" calcext:value-type="float">
            <text:p>3011448</text:p>
          </table:table-cell>
          <table:table-cell/>
          <table:table-cell table:formula="of:=[.C130]+[.M130]" office:value-type="float" office:value="1635" calcext:value-type="float">
            <text:p>1635</text:p>
          </table:table-cell>
          <table:table-cell table:formula="of:=[.B130]+[.E130]+[.F130]" office:value-type="float" office:value="66407" calcext:value-type="float">
            <text:p>66407</text:p>
          </table:table-cell>
          <table:table-cell table:formula="of:=[.D130]+[.G130]+[.I130]+[.K130]+[.L130]" office:value-type="float" office:value="296353" calcext:value-type="float">
            <text:p>296353</text:p>
          </table:table-cell>
          <table:table-cell table:formula="of:=SUM([.B130:.M130])" office:value-type="float" office:value="371863" calcext:value-type="float">
            <text:p>3718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181" calcext:value-type="float">
            <text:p>63181</text:p>
          </table:table-cell>
          <table:table-cell office:value-type="float" office:value="436" calcext:value-type="float">
            <text:p>436</text:p>
          </table:table-cell>
          <table:table-cell office:value-type="float" office:value="235632" calcext:value-type="float">
            <text:p>235632</text:p>
          </table:table-cell>
          <table:table-cell office:value-type="float" office:value="1416" calcext:value-type="float">
            <text:p>1416</text:p>
          </table:table-cell>
          <table:table-cell office:value-type="float" office:value="262" calcext:value-type="float">
            <text:p>262</text:p>
          </table:table-cell>
          <table:table-cell office:value-type="float" office:value="399" calcext:value-type="float">
            <text:p>399</text:p>
          </table:table-cell>
          <table:table-cell office:value-type="float" office:value="440" calcext:value-type="float">
            <text:p>440</text:p>
          </table:table-cell>
          <table:table-cell office:value-type="float" office:value="37972" calcext:value-type="float">
            <text:p>37972</text:p>
          </table:table-cell>
          <table:table-cell office:value-type="float" office:value="6801" calcext:value-type="float">
            <text:p>6801</text:p>
          </table:table-cell>
          <table:table-cell office:value-type="float" office:value="515" calcext:value-type="float">
            <text:p>515</text:p>
          </table:table-cell>
          <table:table-cell office:value-type="float" office:value="575" calcext:value-type="float">
            <text:p>575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D131]*[.A131]" office:value-type="float" office:value="3063216" calcext:value-type="float">
            <text:p>3063216</text:p>
          </table:table-cell>
          <table:table-cell/>
          <table:table-cell table:formula="of:=[.C131]+[.M131]" office:value-type="float" office:value="581" calcext:value-type="float">
            <text:p>581</text:p>
          </table:table-cell>
          <table:table-cell table:formula="of:=[.B131]+[.E131]+[.F131]" office:value-type="float" office:value="64859" calcext:value-type="float">
            <text:p>64859</text:p>
          </table:table-cell>
          <table:table-cell table:formula="of:=[.D131]+[.G131]+[.I131]+[.K131]+[.L131]" office:value-type="float" office:value="275093" calcext:value-type="float">
            <text:p>275093</text:p>
          </table:table-cell>
          <table:table-cell table:formula="of:=SUM([.B131:.M131])" office:value-type="float" office:value="347774" calcext:value-type="float">
            <text:p>3477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791" calcext:value-type="float">
            <text:p>55791</text:p>
          </table:table-cell>
          <table:table-cell office:value-type="float" office:value="641" calcext:value-type="float">
            <text:p>641</text:p>
          </table:table-cell>
          <table:table-cell office:value-type="float" office:value="211247" calcext:value-type="float">
            <text:p>211247</text:p>
          </table:table-cell>
          <table:table-cell office:value-type="float" office:value="2520" calcext:value-type="float">
            <text:p>2520</text:p>
          </table:table-cell>
          <table:table-cell office:value-type="float" office:value="418" calcext:value-type="float">
            <text:p>418</text:p>
          </table:table-cell>
          <table:table-cell office:value-type="float" office:value="316" calcext:value-type="float">
            <text:p>316</text:p>
          </table:table-cell>
          <table:table-cell office:value-type="float" office:value="35" calcext:value-type="float">
            <text:p>35</text:p>
          </table:table-cell>
          <table:table-cell office:value-type="float" office:value="33042" calcext:value-type="float">
            <text:p>33042</text:p>
          </table:table-cell>
          <table:table-cell office:value-type="float" office:value="4683" calcext:value-type="float">
            <text:p>4683</text:p>
          </table:table-cell>
          <table:table-cell office:value-type="float" office:value="710" calcext:value-type="float">
            <text:p>710</text:p>
          </table:table-cell>
          <table:table-cell office:value-type="float" office:value="486" calcext:value-type="float">
            <text:p>486</text:p>
          </table:table-cell>
          <table:table-cell office:value-type="float" office:value="213" calcext:value-type="float">
            <text:p>213</text:p>
          </table:table-cell>
          <table:table-cell/>
          <table:table-cell table:formula="of:=[.D132]*[.A132]" office:value-type="float" office:value="2957458" calcext:value-type="float">
            <text:p>2957458</text:p>
          </table:table-cell>
          <table:table-cell/>
          <table:table-cell table:formula="of:=[.C132]+[.M132]" office:value-type="float" office:value="854" calcext:value-type="float">
            <text:p>854</text:p>
          </table:table-cell>
          <table:table-cell table:formula="of:=[.B132]+[.E132]+[.F132]" office:value-type="float" office:value="58729" calcext:value-type="float">
            <text:p>58729</text:p>
          </table:table-cell>
          <table:table-cell table:formula="of:=[.D132]+[.G132]+[.I132]+[.K132]+[.L132]" office:value-type="float" office:value="245801" calcext:value-type="float">
            <text:p>245801</text:p>
          </table:table-cell>
          <table:table-cell table:formula="of:=SUM([.B132:.M132])" office:value-type="float" office:value="310102" calcext:value-type="float">
            <text:p>3101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284" calcext:value-type="float">
            <text:p>53284</text:p>
          </table:table-cell>
          <table:table-cell office:value-type="float" office:value="631" calcext:value-type="float">
            <text:p>631</text:p>
          </table:table-cell>
          <table:table-cell office:value-type="float" office:value="203905" calcext:value-type="float">
            <text:p>203905</text:p>
          </table:table-cell>
          <table:table-cell office:value-type="float" office:value="1599" calcext:value-type="float">
            <text:p>1599</text:p>
          </table:table-cell>
          <table:table-cell office:value-type="float" office:value="657" calcext:value-type="float">
            <text:p>657</text:p>
          </table:table-cell>
          <table:table-cell office:value-type="float" office:value="306" calcext:value-type="float">
            <text:p>306</text:p>
          </table:table-cell>
          <table:table-cell office:value-type="float" office:value="16" calcext:value-type="float">
            <text:p>16</text:p>
          </table:table-cell>
          <table:table-cell office:value-type="float" office:value="30127" calcext:value-type="float">
            <text:p>30127</text:p>
          </table:table-cell>
          <table:table-cell office:value-type="float" office:value="4831" calcext:value-type="float">
            <text:p>4831</text:p>
          </table:table-cell>
          <table:table-cell office:value-type="float" office:value="504" calcext:value-type="float">
            <text:p>504</text:p>
          </table:table-cell>
          <table:table-cell office:value-type="float" office:value="367" calcext:value-type="float">
            <text:p>36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D133]*[.A133]" office:value-type="float" office:value="3058575" calcext:value-type="float">
            <text:p>3058575</text:p>
          </table:table-cell>
          <table:table-cell/>
          <table:table-cell table:formula="of:=[.C133]+[.M133]" office:value-type="float" office:value="641" calcext:value-type="float">
            <text:p>641</text:p>
          </table:table-cell>
          <table:table-cell table:formula="of:=[.B133]+[.E133]+[.F133]" office:value-type="float" office:value="55540" calcext:value-type="float">
            <text:p>55540</text:p>
          </table:table-cell>
          <table:table-cell table:formula="of:=[.D133]+[.G133]+[.I133]+[.K133]+[.L133]" office:value-type="float" office:value="235209" calcext:value-type="float">
            <text:p>235209</text:p>
          </table:table-cell>
          <table:table-cell table:formula="of:=SUM([.B133:.M133])" office:value-type="float" office:value="296237" calcext:value-type="float">
            <text:p>2962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176" calcext:value-type="float">
            <text:p>39176</text:p>
          </table:table-cell>
          <table:table-cell office:value-type="float" office:value="176" calcext:value-type="float">
            <text:p>176</text:p>
          </table:table-cell>
          <table:table-cell office:value-type="float" office:value="183590" calcext:value-type="float">
            <text:p>183590</text:p>
          </table:table-cell>
          <table:table-cell office:value-type="float" office:value="1106" calcext:value-type="float">
            <text:p>1106</text:p>
          </table:table-cell>
          <table:table-cell office:value-type="float" office:value="509" calcext:value-type="float">
            <text:p>509</text:p>
          </table:table-cell>
          <table:table-cell office:value-type="float" office:value="286" calcext:value-type="float">
            <text:p>286</text:p>
          </table:table-cell>
          <table:table-cell office:value-type="float" office:value="34" calcext:value-type="float">
            <text:p>34</text:p>
          </table:table-cell>
          <table:table-cell office:value-type="float" office:value="25559" calcext:value-type="float">
            <text:p>25559</text:p>
          </table:table-cell>
          <table:table-cell office:value-type="float" office:value="3126" calcext:value-type="float">
            <text:p>3126</text:p>
          </table:table-cell>
          <table:table-cell office:value-type="float" office:value="660" calcext:value-type="float">
            <text:p>660</text:p>
          </table:table-cell>
          <table:table-cell office:value-type="float" office:value="527" calcext:value-type="float">
            <text:p>527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134]*[.A134]" office:value-type="float" office:value="2937440" calcext:value-type="float">
            <text:p>2937440</text:p>
          </table:table-cell>
          <table:table-cell/>
          <table:table-cell table:formula="of:=[.C134]+[.M134]" office:value-type="float" office:value="236" calcext:value-type="float">
            <text:p>236</text:p>
          </table:table-cell>
          <table:table-cell table:formula="of:=[.B134]+[.E134]+[.F134]" office:value-type="float" office:value="40791" calcext:value-type="float">
            <text:p>40791</text:p>
          </table:table-cell>
          <table:table-cell table:formula="of:=[.D134]+[.G134]+[.I134]+[.K134]+[.L134]" office:value-type="float" office:value="210622" calcext:value-type="float">
            <text:p>210622</text:p>
          </table:table-cell>
          <table:table-cell table:formula="of:=SUM([.B134:.M134])" office:value-type="float" office:value="254809" calcext:value-type="float">
            <text:p>2548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624" calcext:value-type="float">
            <text:p>34624</text:p>
          </table:table-cell>
          <table:table-cell office:value-type="float" office:value="274" calcext:value-type="float">
            <text:p>274</text:p>
          </table:table-cell>
          <table:table-cell office:value-type="float" office:value="170342" calcext:value-type="float">
            <text:p>170342</text:p>
          </table:table-cell>
          <table:table-cell office:value-type="float" office:value="1773" calcext:value-type="float">
            <text:p>1773</text:p>
          </table:table-cell>
          <table:table-cell office:value-type="float" office:value="629" calcext:value-type="float">
            <text:p>629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24533" calcext:value-type="float">
            <text:p>24533</text:p>
          </table:table-cell>
          <table:table-cell office:value-type="float" office:value="3496" calcext:value-type="float">
            <text:p>3496</text:p>
          </table:table-cell>
          <table:table-cell office:value-type="float" office:value="471" calcext:value-type="float">
            <text:p>471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35]*[.A135]" office:value-type="float" office:value="2895814" calcext:value-type="float">
            <text:p>2895814</text:p>
          </table:table-cell>
          <table:table-cell/>
          <table:table-cell table:formula="of:=[.C135]+[.M135]" office:value-type="float" office:value="274" calcext:value-type="float">
            <text:p>274</text:p>
          </table:table-cell>
          <table:table-cell table:formula="of:=[.B135]+[.E135]+[.F135]" office:value-type="float" office:value="37026" calcext:value-type="float">
            <text:p>37026</text:p>
          </table:table-cell>
          <table:table-cell table:formula="of:=[.D135]+[.G135]+[.I135]+[.K135]+[.L135]" office:value-type="float" office:value="196180" calcext:value-type="float">
            <text:p>196180</text:p>
          </table:table-cell>
          <table:table-cell table:formula="of:=SUM([.B135:.M135])" office:value-type="float" office:value="236976" calcext:value-type="float">
            <text:p>2369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099" calcext:value-type="float">
            <text:p>27099</text:p>
          </table:table-cell>
          <table:table-cell office:value-type="float" office:value="225" calcext:value-type="float">
            <text:p>225</text:p>
          </table:table-cell>
          <table:table-cell office:value-type="float" office:value="159274" calcext:value-type="float">
            <text:p>159274</text:p>
          </table:table-cell>
          <table:table-cell office:value-type="float" office:value="2128" calcext:value-type="float">
            <text:p>2128</text:p>
          </table:table-cell>
          <table:table-cell office:value-type="float" office:value="938" calcext:value-type="float">
            <text:p>938</text:p>
          </table:table-cell>
          <table:table-cell office:value-type="float" office:value="390" calcext:value-type="float">
            <text:p>390</text:p>
          </table:table-cell>
          <table:table-cell office:value-type="float" office:value="76" calcext:value-type="float">
            <text:p>76</text:p>
          </table:table-cell>
          <table:table-cell office:value-type="float" office:value="20392" calcext:value-type="float">
            <text:p>20392</text:p>
          </table:table-cell>
          <table:table-cell office:value-type="float" office:value="2717" calcext:value-type="float">
            <text:p>2717</text:p>
          </table:table-cell>
          <table:table-cell office:value-type="float" office:value="637" calcext:value-type="float">
            <text:p>637</text:p>
          </table:table-cell>
          <table:table-cell office:value-type="float" office:value="500" calcext:value-type="float">
            <text:p>500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D136]*[.A136]" office:value-type="float" office:value="2866932" calcext:value-type="float">
            <text:p>2866932</text:p>
          </table:table-cell>
          <table:table-cell/>
          <table:table-cell table:formula="of:=[.C136]+[.M136]" office:value-type="float" office:value="308" calcext:value-type="float">
            <text:p>308</text:p>
          </table:table-cell>
          <table:table-cell table:formula="of:=[.B136]+[.E136]+[.F136]" office:value-type="float" office:value="30165" calcext:value-type="float">
            <text:p>30165</text:p>
          </table:table-cell>
          <table:table-cell table:formula="of:=[.D136]+[.G136]+[.I136]+[.K136]+[.L136]" office:value-type="float" office:value="181193" calcext:value-type="float">
            <text:p>181193</text:p>
          </table:table-cell>
          <table:table-cell table:formula="of:=SUM([.B136:.M136])" office:value-type="float" office:value="214459" calcext:value-type="float">
            <text:p>2144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618" calcext:value-type="float">
            <text:p>22618</text:p>
          </table:table-cell>
          <table:table-cell office:value-type="float" office:value="340" calcext:value-type="float">
            <text:p>340</text:p>
          </table:table-cell>
          <table:table-cell office:value-type="float" office:value="145194" calcext:value-type="float">
            <text:p>145194</text:p>
          </table:table-cell>
          <table:table-cell office:value-type="float" office:value="2882" calcext:value-type="float">
            <text:p>2882</text:p>
          </table:table-cell>
          <table:table-cell office:value-type="float" office:value="1025" calcext:value-type="float">
            <text:p>1025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20019" calcext:value-type="float">
            <text:p>20019</text:p>
          </table:table-cell>
          <table:table-cell office:value-type="float" office:value="1479" calcext:value-type="float">
            <text:p>1479</text:p>
          </table:table-cell>
          <table:table-cell office:value-type="float" office:value="703" calcext:value-type="float">
            <text:p>703</text:p>
          </table:table-cell>
          <table:table-cell office:value-type="float" office:value="311" calcext:value-type="float">
            <text:p>31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D137]*[.A137]" office:value-type="float" office:value="2758686" calcext:value-type="float">
            <text:p>2758686</text:p>
          </table:table-cell>
          <table:table-cell/>
          <table:table-cell table:formula="of:=[.C137]+[.M137]" office:value-type="float" office:value="365" calcext:value-type="float">
            <text:p>365</text:p>
          </table:table-cell>
          <table:table-cell table:formula="of:=[.B137]+[.E137]+[.F137]" office:value-type="float" office:value="26525" calcext:value-type="float">
            <text:p>26525</text:p>
          </table:table-cell>
          <table:table-cell table:formula="of:=[.D137]+[.G137]+[.I137]+[.K137]+[.L137]" office:value-type="float" office:value="166416" calcext:value-type="float">
            <text:p>166416</text:p>
          </table:table-cell>
          <table:table-cell table:formula="of:=SUM([.B137:.M137])" office:value-type="float" office:value="194975" calcext:value-type="float">
            <text:p>1949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742" calcext:value-type="float">
            <text:p>21742</text:p>
          </table:table-cell>
          <table:table-cell office:value-type="float" office:value="320" calcext:value-type="float">
            <text:p>320</text:p>
          </table:table-cell>
          <table:table-cell office:value-type="float" office:value="132751" calcext:value-type="float">
            <text:p>132751</text:p>
          </table:table-cell>
          <table:table-cell office:value-type="float" office:value="2998" calcext:value-type="float">
            <text:p>2998</text:p>
          </table:table-cell>
          <table:table-cell office:value-type="float" office:value="843" calcext:value-type="float">
            <text:p>843</text:p>
          </table:table-cell>
          <table:table-cell office:value-type="float" office:value="312" calcext:value-type="float">
            <text:p>312</text:p>
          </table:table-cell>
          <table:table-cell office:value-type="float" office:value="122" calcext:value-type="float">
            <text:p>122</text:p>
          </table:table-cell>
          <table:table-cell office:value-type="float" office:value="18331" calcext:value-type="float">
            <text:p>18331</text:p>
          </table:table-cell>
          <table:table-cell office:value-type="float" office:value="2880" calcext:value-type="float">
            <text:p>2880</text:p>
          </table:table-cell>
          <table:table-cell office:value-type="float" office:value="406" calcext:value-type="float">
            <text:p>406</text:p>
          </table:table-cell>
          <table:table-cell office:value-type="float" office:value="214" calcext:value-type="float">
            <text:p>214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138]*[.A138]" office:value-type="float" office:value="2655020" calcext:value-type="float">
            <text:p>2655020</text:p>
          </table:table-cell>
          <table:table-cell/>
          <table:table-cell table:formula="of:=[.C138]+[.M138]" office:value-type="float" office:value="368" calcext:value-type="float">
            <text:p>368</text:p>
          </table:table-cell>
          <table:table-cell table:formula="of:=[.B138]+[.E138]+[.F138]" office:value-type="float" office:value="25583" calcext:value-type="float">
            <text:p>25583</text:p>
          </table:table-cell>
          <table:table-cell table:formula="of:=[.D138]+[.G138]+[.I138]+[.K138]+[.L138]" office:value-type="float" office:value="152014" calcext:value-type="float">
            <text:p>152014</text:p>
          </table:table-cell>
          <table:table-cell table:formula="of:=SUM([.B138:.M138])" office:value-type="float" office:value="180967" calcext:value-type="float">
            <text:p>1809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600" calcext:value-type="float">
            <text:p>19600</text:p>
          </table:table-cell>
          <table:table-cell office:value-type="float" office:value="86" calcext:value-type="float">
            <text:p>86</text:p>
          </table:table-cell>
          <table:table-cell office:value-type="float" office:value="119599" calcext:value-type="float">
            <text:p>119599</text:p>
          </table:table-cell>
          <table:table-cell office:value-type="float" office:value="4715" calcext:value-type="float">
            <text:p>4715</text:p>
          </table:table-cell>
          <table:table-cell office:value-type="float" office:value="1171" calcext:value-type="float">
            <text:p>1171</text:p>
          </table:table-cell>
          <table:table-cell office:value-type="float" office:value="155" calcext:value-type="float">
            <text:p>155</text:p>
          </table:table-cell>
          <table:table-cell office:value-type="float" office:value="115" calcext:value-type="float">
            <text:p>115</text:p>
          </table:table-cell>
          <table:table-cell office:value-type="float" office:value="15609" calcext:value-type="float">
            <text:p>15609</text:p>
          </table:table-cell>
          <table:table-cell office:value-type="float" office:value="1126" calcext:value-type="float">
            <text:p>1126</text:p>
          </table:table-cell>
          <table:table-cell office:value-type="float" office:value="546" calcext:value-type="float">
            <text:p>546</text:p>
          </table:table-cell>
          <table:table-cell office:value-type="float" office:value="227" calcext:value-type="float">
            <text:p>227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D139]*[.A139]" office:value-type="float" office:value="2511579" calcext:value-type="float">
            <text:p>2511579</text:p>
          </table:table-cell>
          <table:table-cell/>
          <table:table-cell table:formula="of:=[.C139]+[.M139]" office:value-type="float" office:value="216" calcext:value-type="float">
            <text:p>216</text:p>
          </table:table-cell>
          <table:table-cell table:formula="of:=[.B139]+[.E139]+[.F139]" office:value-type="float" office:value="25486" calcext:value-type="float">
            <text:p>25486</text:p>
          </table:table-cell>
          <table:table-cell table:formula="of:=[.D139]+[.G139]+[.I139]+[.K139]+[.L139]" office:value-type="float" office:value="136136" calcext:value-type="float">
            <text:p>136136</text:p>
          </table:table-cell>
          <table:table-cell table:formula="of:=SUM([.B139:.M139])" office:value-type="float" office:value="163079" calcext:value-type="float">
            <text:p>1630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920" calcext:value-type="float">
            <text:p>18920</text:p>
          </table:table-cell>
          <table:table-cell office:value-type="float" office:value="24" calcext:value-type="float">
            <text:p>24</text:p>
          </table:table-cell>
          <table:table-cell office:value-type="float" office:value="104151" calcext:value-type="float">
            <text:p>104151</text:p>
          </table:table-cell>
          <table:table-cell office:value-type="float" office:value="3797" calcext:value-type="float">
            <text:p>3797</text:p>
          </table:table-cell>
          <table:table-cell office:value-type="float" office:value="1641" calcext:value-type="float">
            <text:p>1641</text:p>
          </table:table-cell>
          <table:table-cell office:value-type="float" office:value="258" calcext:value-type="float">
            <text:p>258</text:p>
          </table:table-cell>
          <table:table-cell office:value-type="float" office:value="91" calcext:value-type="float">
            <text:p>91</text:p>
          </table:table-cell>
          <table:table-cell office:value-type="float" office:value="13661" calcext:value-type="float">
            <text:p>13661</text:p>
          </table:table-cell>
          <table:table-cell office:value-type="float" office:value="1007" calcext:value-type="float">
            <text:p>1007</text:p>
          </table:table-cell>
          <table:table-cell office:value-type="float" office:value="450" calcext:value-type="float">
            <text:p>45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40]*[.A140]" office:value-type="float" office:value="2291322" calcext:value-type="float">
            <text:p>2291322</text:p>
          </table:table-cell>
          <table:table-cell/>
          <table:table-cell table:formula="of:=[.C140]+[.M140]" office:value-type="float" office:value="24" calcext:value-type="float">
            <text:p>24</text:p>
          </table:table-cell>
          <table:table-cell table:formula="of:=[.B140]+[.E140]+[.F140]" office:value-type="float" office:value="24358" calcext:value-type="float">
            <text:p>24358</text:p>
          </table:table-cell>
          <table:table-cell table:formula="of:=[.D140]+[.G140]+[.I140]+[.K140]+[.L140]" office:value-type="float" office:value="118594" calcext:value-type="float">
            <text:p>118594</text:p>
          </table:table-cell>
          <table:table-cell table:formula="of:=SUM([.B140:.M140])" office:value-type="float" office:value="144074" calcext:value-type="float">
            <text:p>1440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614" calcext:value-type="float">
            <text:p>14614</text:p>
          </table:table-cell>
          <table:table-cell office:value-type="float" office:value="48" calcext:value-type="float">
            <text:p>48</text:p>
          </table:table-cell>
          <table:table-cell office:value-type="float" office:value="105668" calcext:value-type="float">
            <text:p>105668</text:p>
          </table:table-cell>
          <table:table-cell office:value-type="float" office:value="4577" calcext:value-type="float">
            <text:p>4577</text:p>
          </table:table-cell>
          <table:table-cell office:value-type="float" office:value="1572" calcext:value-type="float">
            <text:p>1572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14489" calcext:value-type="float">
            <text:p>14489</text:p>
          </table:table-cell>
          <table:table-cell office:value-type="float" office:value="572" calcext:value-type="float">
            <text:p>572</text:p>
          </table:table-cell>
          <table:table-cell office:value-type="float" office:value="356" calcext:value-type="float">
            <text:p>356</text:p>
          </table:table-cell>
          <table:table-cell office:value-type="float" office:value="229" calcext:value-type="float">
            <text:p>229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D141]*[.A141]" office:value-type="float" office:value="2430364" calcext:value-type="float">
            <text:p>2430364</text:p>
          </table:table-cell>
          <table:table-cell/>
          <table:table-cell table:formula="of:=[.C141]+[.M141]" office:value-type="float" office:value="130" calcext:value-type="float">
            <text:p>130</text:p>
          </table:table-cell>
          <table:table-cell table:formula="of:=[.B141]+[.E141]+[.F141]" office:value-type="float" office:value="20763" calcext:value-type="float">
            <text:p>20763</text:p>
          </table:table-cell>
          <table:table-cell table:formula="of:=[.D141]+[.G141]+[.I141]+[.K141]+[.L141]" office:value-type="float" office:value="120806" calcext:value-type="float">
            <text:p>120806</text:p>
          </table:table-cell>
          <table:table-cell table:formula="of:=SUM([.B141:.M141])" office:value-type="float" office:value="142325" calcext:value-type="float">
            <text:p>1423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076" calcext:value-type="float">
            <text:p>13076</text:p>
          </table:table-cell>
          <table:table-cell office:value-type="float" office:value="0" calcext:value-type="float">
            <text:p>0</text:p>
          </table:table-cell>
          <table:table-cell office:value-type="float" office:value="95998" calcext:value-type="float">
            <text:p>95998</text:p>
          </table:table-cell>
          <table:table-cell office:value-type="float" office:value="6005" calcext:value-type="float">
            <text:p>6005</text:p>
          </table:table-cell>
          <table:table-cell office:value-type="float" office:value="1550" calcext:value-type="float">
            <text:p>1550</text:p>
          </table:table-cell>
          <table:table-cell office:value-type="float" office:value="183" calcext:value-type="float">
            <text:p>183</text:p>
          </table:table-cell>
          <table:table-cell office:value-type="float" office:value="69" calcext:value-type="float">
            <text:p>69</text:p>
          </table:table-cell>
          <table:table-cell office:value-type="float" office:value="11345" calcext:value-type="float">
            <text:p>11345</text:p>
          </table:table-cell>
          <table:table-cell office:value-type="float" office:value="925" calcext:value-type="float">
            <text:p>925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D142]*[.A142]" office:value-type="float" office:value="2303952" calcext:value-type="float">
            <text:p>2303952</text:p>
          </table:table-cell>
          <table:table-cell/>
          <table:table-cell table:formula="of:=[.C142]+[.M142]" office:value-type="float" office:value="65" calcext:value-type="float">
            <text:p>65</text:p>
          </table:table-cell>
          <table:table-cell table:formula="of:=[.B142]+[.E142]+[.F142]" office:value-type="float" office:value="20631" calcext:value-type="float">
            <text:p>20631</text:p>
          </table:table-cell>
          <table:table-cell table:formula="of:=[.D142]+[.G142]+[.I142]+[.K142]+[.L142]" office:value-type="float" office:value="107842" calcext:value-type="float">
            <text:p>107842</text:p>
          </table:table-cell>
          <table:table-cell table:formula="of:=SUM([.B142:.M142])" office:value-type="float" office:value="129532" calcext:value-type="float">
            <text:p>1295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886" calcext:value-type="float">
            <text:p>8886</text:p>
          </table:table-cell>
          <table:table-cell office:value-type="float" office:value="95" calcext:value-type="float">
            <text:p>95</text:p>
          </table:table-cell>
          <table:table-cell office:value-type="float" office:value="84304" calcext:value-type="float">
            <text:p>84304</text:p>
          </table:table-cell>
          <table:table-cell office:value-type="float" office:value="6871" calcext:value-type="float">
            <text:p>6871</text:p>
          </table:table-cell>
          <table:table-cell office:value-type="float" office:value="1571" calcext:value-type="float">
            <text:p>1571</text:p>
          </table:table-cell>
          <table:table-cell office:value-type="float" office:value="306" calcext:value-type="float">
            <text:p>306</text:p>
          </table:table-cell>
          <table:table-cell office:value-type="float" office:value="115" calcext:value-type="float">
            <text:p>115</text:p>
          </table:table-cell>
          <table:table-cell office:value-type="float" office:value="9829" calcext:value-type="float">
            <text:p>9829</text:p>
          </table:table-cell>
          <table:table-cell office:value-type="float" office:value="1087" calcext:value-type="float">
            <text:p>1087</text:p>
          </table:table-cell>
          <table:table-cell office:value-type="float" office:value="301" calcext:value-type="float">
            <text:p>301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D143]*[.A143]" office:value-type="float" office:value="2107600" calcext:value-type="float">
            <text:p>2107600</text:p>
          </table:table-cell>
          <table:table-cell/>
          <table:table-cell table:formula="of:=[.C143]+[.M143]" office:value-type="float" office:value="154" calcext:value-type="float">
            <text:p>154</text:p>
          </table:table-cell>
          <table:table-cell table:formula="of:=[.B143]+[.E143]+[.F143]" office:value-type="float" office:value="17328" calcext:value-type="float">
            <text:p>17328</text:p>
          </table:table-cell>
          <table:table-cell table:formula="of:=[.D143]+[.G143]+[.I143]+[.K143]+[.L143]" office:value-type="float" office:value="94820" calcext:value-type="float">
            <text:p>94820</text:p>
          </table:table-cell>
          <table:table-cell table:formula="of:=SUM([.B143:.M143])" office:value-type="float" office:value="113504" calcext:value-type="float">
            <text:p>1135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183" calcext:value-type="float">
            <text:p>8183</text:p>
          </table:table-cell>
          <table:table-cell office:value-type="float" office:value="200" calcext:value-type="float">
            <text:p>200</text:p>
          </table:table-cell>
          <table:table-cell office:value-type="float" office:value="80190" calcext:value-type="float">
            <text:p>80190</text:p>
          </table:table-cell>
          <table:table-cell office:value-type="float" office:value="5595" calcext:value-type="float">
            <text:p>5595</text:p>
          </table:table-cell>
          <table:table-cell office:value-type="float" office:value="2029" calcext:value-type="float">
            <text:p>2029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10252" calcext:value-type="float">
            <text:p>10252</text:p>
          </table:table-cell>
          <table:table-cell office:value-type="float" office:value="963" calcext:value-type="float">
            <text:p>963</text:p>
          </table:table-cell>
          <table:table-cell office:value-type="float" office:value="258" calcext:value-type="float">
            <text:p>258</text:p>
          </table:table-cell>
          <table:table-cell office:value-type="float" office:value="125" calcext:value-type="float">
            <text:p>125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D144]*[.A144]" office:value-type="float" office:value="2084940" calcext:value-type="float">
            <text:p>2084940</text:p>
          </table:table-cell>
          <table:table-cell/>
          <table:table-cell table:formula="of:=[.C144]+[.M144]" office:value-type="float" office:value="234" calcext:value-type="float">
            <text:p>234</text:p>
          </table:table-cell>
          <table:table-cell table:formula="of:=[.B144]+[.E144]+[.F144]" office:value-type="float" office:value="15807" calcext:value-type="float">
            <text:p>15807</text:p>
          </table:table-cell>
          <table:table-cell table:formula="of:=[.D144]+[.G144]+[.I144]+[.K144]+[.L144]" office:value-type="float" office:value="90840" calcext:value-type="float">
            <text:p>90840</text:p>
          </table:table-cell>
          <table:table-cell table:formula="of:=SUM([.B144:.M144])" office:value-type="float" office:value="107890" calcext:value-type="float">
            <text:p>10789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344" calcext:value-type="float">
            <text:p>7344</text:p>
          </table:table-cell>
          <table:table-cell office:value-type="float" office:value="0" calcext:value-type="float">
            <text:p>0</text:p>
          </table:table-cell>
          <table:table-cell office:value-type="float" office:value="75538" calcext:value-type="float">
            <text:p>75538</text:p>
          </table:table-cell>
          <table:table-cell office:value-type="float" office:value="5883" calcext:value-type="float">
            <text:p>5883</text:p>
          </table:table-cell>
          <table:table-cell office:value-type="float" office:value="2826" calcext:value-type="float">
            <text:p>2826</text:p>
          </table:table-cell>
          <table:table-cell office:value-type="float" office:value="142" calcext:value-type="float">
            <text:p>142</text:p>
          </table:table-cell>
          <table:table-cell office:value-type="float" office:value="57" calcext:value-type="float">
            <text:p>57</text:p>
          </table:table-cell>
          <table:table-cell office:value-type="float" office:value="8784" calcext:value-type="float">
            <text:p>8784</text:p>
          </table:table-cell>
          <table:table-cell office:value-type="float" office:value="714" calcext:value-type="float">
            <text:p>714</text:p>
          </table:table-cell>
          <table:table-cell office:value-type="float" office:value="323" calcext:value-type="float">
            <text:p>323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45]*[.A145]" office:value-type="float" office:value="2039526" calcext:value-type="float">
            <text:p>2039526</text:p>
          </table:table-cell>
          <table:table-cell/>
          <table:table-cell table:formula="of:=[.C145]+[.M145]" office:value-type="float" office:value="0" calcext:value-type="float">
            <text:p>0</text:p>
          </table:table-cell>
          <table:table-cell table:formula="of:=[.B145]+[.E145]+[.F145]" office:value-type="float" office:value="16053" calcext:value-type="float">
            <text:p>16053</text:p>
          </table:table-cell>
          <table:table-cell table:formula="of:=[.D145]+[.G145]+[.I145]+[.K145]+[.L145]" office:value-type="float" office:value="84998" calcext:value-type="float">
            <text:p>84998</text:p>
          </table:table-cell>
          <table:table-cell table:formula="of:=SUM([.B145:.M145])" office:value-type="float" office:value="101822" calcext:value-type="float">
            <text:p>1018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260" calcext:value-type="float">
            <text:p>6260</text:p>
          </table:table-cell>
          <table:table-cell office:value-type="float" office:value="149" calcext:value-type="float">
            <text:p>149</text:p>
          </table:table-cell>
          <table:table-cell office:value-type="float" office:value="69324" calcext:value-type="float">
            <text:p>69324</text:p>
          </table:table-cell>
          <table:table-cell office:value-type="float" office:value="6533" calcext:value-type="float">
            <text:p>6533</text:p>
          </table:table-cell>
          <table:table-cell office:value-type="float" office:value="2446" calcext:value-type="float">
            <text:p>2446</text:p>
          </table:table-cell>
          <table:table-cell office:value-type="float" office:value="414" calcext:value-type="float">
            <text:p>414</text:p>
          </table:table-cell>
          <table:table-cell office:value-type="float" office:value="20" calcext:value-type="float">
            <text:p>20</text:p>
          </table:table-cell>
          <table:table-cell office:value-type="float" office:value="8552" calcext:value-type="float">
            <text:p>8552</text:p>
          </table:table-cell>
          <table:table-cell office:value-type="float" office:value="558" calcext:value-type="float">
            <text:p>558</text:p>
          </table:table-cell>
          <table:table-cell office:value-type="float" office:value="152" calcext:value-type="float">
            <text:p>152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D146]*[.A146]" office:value-type="float" office:value="1941072" calcext:value-type="float">
            <text:p>1941072</text:p>
          </table:table-cell>
          <table:table-cell/>
          <table:table-cell table:formula="of:=[.C146]+[.M146]" office:value-type="float" office:value="187" calcext:value-type="float">
            <text:p>187</text:p>
          </table:table-cell>
          <table:table-cell table:formula="of:=[.B146]+[.E146]+[.F146]" office:value-type="float" office:value="15239" calcext:value-type="float">
            <text:p>15239</text:p>
          </table:table-cell>
          <table:table-cell table:formula="of:=[.D146]+[.G146]+[.I146]+[.K146]+[.L146]" office:value-type="float" office:value="78489" calcext:value-type="float">
            <text:p>78489</text:p>
          </table:table-cell>
          <table:table-cell table:formula="of:=SUM([.B146:.M146])" office:value-type="float" office:value="94493" calcext:value-type="float">
            <text:p>944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03" calcext:value-type="float">
            <text:p>5703</text:p>
          </table:table-cell>
          <table:table-cell office:value-type="float" office:value="25" calcext:value-type="float">
            <text:p>25</text:p>
          </table:table-cell>
          <table:table-cell office:value-type="float" office:value="70359" calcext:value-type="float">
            <text:p>70359</text:p>
          </table:table-cell>
          <table:table-cell office:value-type="float" office:value="5189" calcext:value-type="float">
            <text:p>5189</text:p>
          </table:table-cell>
          <table:table-cell office:value-type="float" office:value="2262" calcext:value-type="float">
            <text:p>2262</text:p>
          </table:table-cell>
          <table:table-cell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  <table:table-cell office:value-type="float" office:value="8586" calcext:value-type="float">
            <text:p>8586</text:p>
          </table:table-cell>
          <table:table-cell office:value-type="float" office:value="376" calcext:value-type="float">
            <text:p>376</text:p>
          </table:table-cell>
          <table:table-cell office:value-type="float" office:value="115" calcext:value-type="float">
            <text:p>115</text:p>
          </table:table-cell>
          <table:table-cell office:value-type="float" office:value="147" calcext:value-type="float">
            <text:p>147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D147]*[.A147]" office:value-type="float" office:value="2040411" calcext:value-type="float">
            <text:p>2040411</text:p>
          </table:table-cell>
          <table:table-cell/>
          <table:table-cell table:formula="of:=[.C147]+[.M147]" office:value-type="float" office:value="64" calcext:value-type="float">
            <text:p>64</text:p>
          </table:table-cell>
          <table:table-cell table:formula="of:=[.B147]+[.E147]+[.F147]" office:value-type="float" office:value="13154" calcext:value-type="float">
            <text:p>13154</text:p>
          </table:table-cell>
          <table:table-cell table:formula="of:=[.D147]+[.G147]+[.I147]+[.K147]+[.L147]" office:value-type="float" office:value="79394" calcext:value-type="float">
            <text:p>79394</text:p>
          </table:table-cell>
          <table:table-cell table:formula="of:=SUM([.B147:.M147])" office:value-type="float" office:value="93002" calcext:value-type="float">
            <text:p>930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168" calcext:value-type="float">
            <text:p>5168</text:p>
          </table:table-cell>
          <table:table-cell office:value-type="float" office:value="0" calcext:value-type="float">
            <text:p>0</text:p>
          </table:table-cell>
          <table:table-cell office:value-type="float" office:value="62385" calcext:value-type="float">
            <text:p>62385</text:p>
          </table:table-cell>
          <table:table-cell office:value-type="float" office:value="5082" calcext:value-type="float">
            <text:p>5082</text:p>
          </table:table-cell>
          <table:table-cell office:value-type="float" office:value="2785" calcext:value-type="float">
            <text:p>2785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office:value-type="float" office:value="6473" calcext:value-type="float">
            <text:p>6473</text:p>
          </table:table-cell>
          <table:table-cell office:value-type="float" office:value="626" calcext:value-type="float">
            <text:p>626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D148]*[.A148]" office:value-type="float" office:value="1871550" calcext:value-type="float">
            <text:p>1871550</text:p>
          </table:table-cell>
          <table:table-cell/>
          <table:table-cell table:formula="of:=[.C148]+[.M148]" office:value-type="float" office:value="20" calcext:value-type="float">
            <text:p>20</text:p>
          </table:table-cell>
          <table:table-cell table:formula="of:=[.B148]+[.E148]+[.F148]" office:value-type="float" office:value="13035" calcext:value-type="float">
            <text:p>13035</text:p>
          </table:table-cell>
          <table:table-cell table:formula="of:=[.D148]+[.G148]+[.I148]+[.K148]+[.L148]" office:value-type="float" office:value="69127" calcext:value-type="float">
            <text:p>69127</text:p>
          </table:table-cell>
          <table:table-cell table:formula="of:=SUM([.B148:.M148])" office:value-type="float" office:value="82822" calcext:value-type="float">
            <text:p>828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290" calcext:value-type="float">
            <text:p>4290</text:p>
          </table:table-cell>
          <table:table-cell office:value-type="float" office:value="45" calcext:value-type="float">
            <text:p>45</text:p>
          </table:table-cell>
          <table:table-cell office:value-type="float" office:value="57112" calcext:value-type="float">
            <text:p>57112</text:p>
          </table:table-cell>
          <table:table-cell office:value-type="float" office:value="5749" calcext:value-type="float">
            <text:p>5749</text:p>
          </table:table-cell>
          <table:table-cell office:value-type="float" office:value="3424" calcext:value-type="float">
            <text:p>3424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7601" calcext:value-type="float">
            <text:p>7601</text:p>
          </table:table-cell>
          <table:table-cell office:value-type="float" office:value="408" calcext:value-type="float">
            <text:p>408</text:p>
          </table:table-cell>
          <table:table-cell office:value-type="float" office:value="94" calcext:value-type="float">
            <text:p>94</text:p>
          </table:table-cell>
          <table:table-cell office:value-type="float" office:value="129" calcext:value-type="float">
            <text:p>129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D149]*[.A149]" office:value-type="float" office:value="1770472" calcext:value-type="float">
            <text:p>1770472</text:p>
          </table:table-cell>
          <table:table-cell/>
          <table:table-cell table:formula="of:=[.C149]+[.M149]" office:value-type="float" office:value="216" calcext:value-type="float">
            <text:p>216</text:p>
          </table:table-cell>
          <table:table-cell table:formula="of:=[.B149]+[.E149]+[.F149]" office:value-type="float" office:value="13463" calcext:value-type="float">
            <text:p>13463</text:p>
          </table:table-cell>
          <table:table-cell table:formula="of:=[.D149]+[.G149]+[.I149]+[.K149]+[.L149]" office:value-type="float" office:value="65051" calcext:value-type="float">
            <text:p>65051</text:p>
          </table:table-cell>
          <table:table-cell table:formula="of:=SUM([.B149:.M149])" office:value-type="float" office:value="79138" calcext:value-type="float">
            <text:p>791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12" calcext:value-type="float">
            <text:p>3112</text:p>
          </table:table-cell>
          <table:table-cell office:value-type="float" office:value="0" calcext:value-type="float">
            <text:p>0</text:p>
          </table:table-cell>
          <table:table-cell office:value-type="float" office:value="54502" calcext:value-type="float">
            <text:p>54502</text:p>
          </table:table-cell>
          <table:table-cell office:value-type="float" office:value="4492" calcext:value-type="float">
            <text:p>4492</text:p>
          </table:table-cell>
          <table:table-cell office:value-type="float" office:value="1729" calcext:value-type="float">
            <text:p>1729</text:p>
          </table:table-cell>
          <table:table-cell office:value-type="float" office:value="35" calcext:value-type="float">
            <text:p>35</text:p>
          </table:table-cell>
          <table:table-cell office:value-type="float" office:value="138" calcext:value-type="float">
            <text:p>138</text:p>
          </table:table-cell>
          <table:table-cell office:value-type="float" office:value="7444" calcext:value-type="float">
            <text:p>7444</text:p>
          </table:table-cell>
          <table:table-cell office:value-type="float" office:value="464" calcext:value-type="float">
            <text:p>46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150]*[.A150]" office:value-type="float" office:value="1744064" calcext:value-type="float">
            <text:p>1744064</text:p>
          </table:table-cell>
          <table:table-cell/>
          <table:table-cell table:formula="of:=[.C150]+[.M150]" office:value-type="float" office:value="0" calcext:value-type="float">
            <text:p>0</text:p>
          </table:table-cell>
          <table:table-cell table:formula="of:=[.B150]+[.E150]+[.F150]" office:value-type="float" office:value="9333" calcext:value-type="float">
            <text:p>9333</text:p>
          </table:table-cell>
          <table:table-cell table:formula="of:=[.D150]+[.G150]+[.I150]+[.K150]+[.L150]" office:value-type="float" office:value="62113" calcext:value-type="float">
            <text:p>62113</text:p>
          </table:table-cell>
          <table:table-cell table:formula="of:=SUM([.B150:.M150])" office:value-type="float" office:value="72048" calcext:value-type="float">
            <text:p>720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98" calcext:value-type="float">
            <text:p>2698</text:p>
          </table:table-cell>
          <table:table-cell office:value-type="float" office:value="31" calcext:value-type="float">
            <text:p>31</text:p>
          </table:table-cell>
          <table:table-cell office:value-type="float" office:value="51608" calcext:value-type="float">
            <text:p>51608</text:p>
          </table:table-cell>
          <table:table-cell office:value-type="float" office:value="3404" calcext:value-type="float">
            <text:p>3404</text:p>
          </table:table-cell>
          <table:table-cell office:value-type="float" office:value="2511" calcext:value-type="float">
            <text:p>2511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6324" calcext:value-type="float">
            <text:p>6324</text:p>
          </table:table-cell>
          <table:table-cell office:value-type="float" office:value="169" calcext:value-type="float">
            <text:p>169</text:p>
          </table:table-cell>
          <table:table-cell office:value-type="float" office:value="130" calcext:value-type="float">
            <text:p>130</text:p>
          </table:table-cell>
          <table:table-cell office:value-type="float" office:value="46" calcext:value-type="float">
            <text:p>46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D151]*[.A151]" office:value-type="float" office:value="1703064" calcext:value-type="float">
            <text:p>1703064</text:p>
          </table:table-cell>
          <table:table-cell/>
          <table:table-cell table:formula="of:=[.C151]+[.M151]" office:value-type="float" office:value="142" calcext:value-type="float">
            <text:p>142</text:p>
          </table:table-cell>
          <table:table-cell table:formula="of:=[.B151]+[.E151]+[.F151]" office:value-type="float" office:value="8613" calcext:value-type="float">
            <text:p>8613</text:p>
          </table:table-cell>
          <table:table-cell table:formula="of:=[.D151]+[.G151]+[.I151]+[.K151]+[.L151]" office:value-type="float" office:value="58164" calcext:value-type="float">
            <text:p>58164</text:p>
          </table:table-cell>
          <table:table-cell table:formula="of:=SUM([.B151:.M151])" office:value-type="float" office:value="67161" calcext:value-type="float">
            <text:p>671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27" calcext:value-type="float">
            <text:p>2727</text:p>
          </table:table-cell>
          <table:table-cell office:value-type="float" office:value="0" calcext:value-type="float">
            <text:p>0</text:p>
          </table:table-cell>
          <table:table-cell office:value-type="float" office:value="49259" calcext:value-type="float">
            <text:p>49259</text:p>
          </table:table-cell>
          <table:table-cell office:value-type="float" office:value="3189" calcext:value-type="float">
            <text:p>3189</text:p>
          </table:table-cell>
          <table:table-cell office:value-type="float" office:value="2530" calcext:value-type="float">
            <text:p>2530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5047" calcext:value-type="float">
            <text:p>5047</text:p>
          </table:table-cell>
          <table:table-cell office:value-type="float" office:value="792" calcext:value-type="float">
            <text:p>792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152]*[.A152]" office:value-type="float" office:value="1674806" calcext:value-type="float">
            <text:p>1674806</text:p>
          </table:table-cell>
          <table:table-cell/>
          <table:table-cell table:formula="of:=[.C152]+[.M152]" office:value-type="float" office:value="0" calcext:value-type="float">
            <text:p>0</text:p>
          </table:table-cell>
          <table:table-cell table:formula="of:=[.B152]+[.E152]+[.F152]" office:value-type="float" office:value="8446" calcext:value-type="float">
            <text:p>8446</text:p>
          </table:table-cell>
          <table:table-cell table:formula="of:=[.D152]+[.G152]+[.I152]+[.K152]+[.L152]" office:value-type="float" office:value="54660" calcext:value-type="float">
            <text:p>54660</text:p>
          </table:table-cell>
          <table:table-cell table:formula="of:=SUM([.B152:.M152])" office:value-type="float" office:value="63923" calcext:value-type="float">
            <text:p>639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  <table:table-cell office:value-type="float" office:value="42349" calcext:value-type="float">
            <text:p>42349</text:p>
          </table:table-cell>
          <table:table-cell office:value-type="float" office:value="2566" calcext:value-type="float">
            <text:p>2566</text:p>
          </table:table-cell>
          <table:table-cell office:value-type="float" office:value="2101" calcext:value-type="float">
            <text:p>210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346" calcext:value-type="float">
            <text:p>5346</text:p>
          </table:table-cell>
          <table:table-cell office:value-type="float" office:value="364" calcext:value-type="float">
            <text:p>364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D153]*[.A153]" office:value-type="float" office:value="1482215" calcext:value-type="float">
            <text:p>1482215</text:p>
          </table:table-cell>
          <table:table-cell/>
          <table:table-cell table:formula="of:=[.C153]+[.M153]" office:value-type="float" office:value="145" calcext:value-type="float">
            <text:p>145</text:p>
          </table:table-cell>
          <table:table-cell table:formula="of:=[.B153]+[.E153]+[.F153]" office:value-type="float" office:value="6372" calcext:value-type="float">
            <text:p>6372</text:p>
          </table:table-cell>
          <table:table-cell table:formula="of:=[.D153]+[.G153]+[.I153]+[.K153]+[.L153]" office:value-type="float" office:value="47973" calcext:value-type="float">
            <text:p>47973</text:p>
          </table:table-cell>
          <table:table-cell table:formula="of:=SUM([.B153:.M153])" office:value-type="float" office:value="54854" calcext:value-type="float">
            <text:p>548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  <table:table-cell office:value-type="float" office:value="45279" calcext:value-type="float">
            <text:p>45279</text:p>
          </table:table-cell>
          <table:table-cell office:value-type="float" office:value="3457" calcext:value-type="float">
            <text:p>3457</text:p>
          </table:table-cell>
          <table:table-cell office:value-type="float" office:value="2059" calcext:value-type="float">
            <text:p>205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437" calcext:value-type="float">
            <text:p>4437</text:p>
          </table:table-cell>
          <table:table-cell office:value-type="float" office:value="466" calcext:value-type="float">
            <text:p>466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D154]*[.A154]" office:value-type="float" office:value="1630044" calcext:value-type="float">
            <text:p>1630044</text:p>
          </table:table-cell>
          <table:table-cell/>
          <table:table-cell table:formula="of:=[.C154]+[.M154]" office:value-type="float" office:value="18" calcext:value-type="float">
            <text:p>18</text:p>
          </table:table-cell>
          <table:table-cell table:formula="of:=[.B154]+[.E154]+[.F154]" office:value-type="float" office:value="7756" calcext:value-type="float">
            <text:p>7756</text:p>
          </table:table-cell>
          <table:table-cell table:formula="of:=[.D154]+[.G154]+[.I154]+[.K154]+[.L154]" office:value-type="float" office:value="49844" calcext:value-type="float">
            <text:p>49844</text:p>
          </table:table-cell>
          <table:table-cell table:formula="of:=SUM([.B154:.M154])" office:value-type="float" office:value="58084" calcext:value-type="float">
            <text:p>580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50" calcext:value-type="float">
            <text:p>2550</text:p>
          </table:table-cell>
          <table:table-cell office:value-type="float" office:value="37" calcext:value-type="float">
            <text:p>37</text:p>
          </table:table-cell>
          <table:table-cell office:value-type="float" office:value="38083" calcext:value-type="float">
            <text:p>38083</text:p>
          </table:table-cell>
          <table:table-cell office:value-type="float" office:value="4003" calcext:value-type="float">
            <text:p>4003</text:p>
          </table:table-cell>
          <table:table-cell office:value-type="float" office:value="1789" calcext:value-type="float">
            <text:p>1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99" calcext:value-type="float">
            <text:p>5799</text:p>
          </table:table-cell>
          <table:table-cell office:value-type="float" office:value="360" calcext:value-type="float">
            <text:p>360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[.D155]*[.A155]" office:value-type="float" office:value="1409071" calcext:value-type="float">
            <text:p>1409071</text:p>
          </table:table-cell>
          <table:table-cell/>
          <table:table-cell table:formula="of:=[.C155]+[.M155]" office:value-type="float" office:value="172" calcext:value-type="float">
            <text:p>172</text:p>
          </table:table-cell>
          <table:table-cell table:formula="of:=[.B155]+[.E155]+[.F155]" office:value-type="float" office:value="8342" calcext:value-type="float">
            <text:p>8342</text:p>
          </table:table-cell>
          <table:table-cell table:formula="of:=[.D155]+[.G155]+[.I155]+[.K155]+[.L155]" office:value-type="float" office:value="43958" calcext:value-type="float">
            <text:p>43958</text:p>
          </table:table-cell>
          <table:table-cell table:formula="of:=SUM([.B155:.M155])" office:value-type="float" office:value="52832" calcext:value-type="float">
            <text:p>528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11" calcext:value-type="float">
            <text:p>1411</text:p>
          </table:table-cell>
          <table:table-cell office:value-type="float" office:value="175" calcext:value-type="float">
            <text:p>175</text:p>
          </table:table-cell>
          <table:table-cell office:value-type="float" office:value="38611" calcext:value-type="float">
            <text:p>38611</text:p>
          </table:table-cell>
          <table:table-cell office:value-type="float" office:value="3327" calcext:value-type="float">
            <text:p>3327</text:p>
          </table:table-cell>
          <table:table-cell office:value-type="float" office:value="1594" calcext:value-type="float">
            <text:p>1594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4453" calcext:value-type="float">
            <text:p>4453</text:p>
          </table:table-cell>
          <table:table-cell office:value-type="float" office:value="81" calcext:value-type="float">
            <text:p>81</text:p>
          </table:table-cell>
          <table:table-cell office:value-type="float" office:value="139" calcext:value-type="float">
            <text:p>139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156]*[.A156]" office:value-type="float" office:value="1467218" calcext:value-type="float">
            <text:p>1467218</text:p>
          </table:table-cell>
          <table:table-cell/>
          <table:table-cell table:formula="of:=[.C156]+[.M156]" office:value-type="float" office:value="285" calcext:value-type="float">
            <text:p>285</text:p>
          </table:table-cell>
          <table:table-cell table:formula="of:=[.B156]+[.E156]+[.F156]" office:value-type="float" office:value="6332" calcext:value-type="float">
            <text:p>6332</text:p>
          </table:table-cell>
          <table:table-cell table:formula="of:=[.D156]+[.G156]+[.I156]+[.K156]+[.L156]" office:value-type="float" office:value="43434" calcext:value-type="float">
            <text:p>43434</text:p>
          </table:table-cell>
          <table:table-cell table:formula="of:=SUM([.B156:.M156])" office:value-type="float" office:value="50132" calcext:value-type="float">
            <text:p>501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  <table:table-cell office:value-type="float" office:value="34187" calcext:value-type="float">
            <text:p>34187</text:p>
          </table:table-cell>
          <table:table-cell office:value-type="float" office:value="2389" calcext:value-type="float">
            <text:p>2389</text:p>
          </table:table-cell>
          <table:table-cell office:value-type="float" office:value="1510" calcext:value-type="float">
            <text:p>15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858" calcext:value-type="float">
            <text:p>3858</text:p>
          </table:table-cell>
          <table:table-cell office:value-type="float" office:value="368" calcext:value-type="float">
            <text:p>368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[.D157]*[.A157]" office:value-type="float" office:value="1333293" calcext:value-type="float">
            <text:p>1333293</text:p>
          </table:table-cell>
          <table:table-cell/>
          <table:table-cell table:formula="of:=[.C157]+[.M157]" office:value-type="float" office:value="124" calcext:value-type="float">
            <text:p>124</text:p>
          </table:table-cell>
          <table:table-cell table:formula="of:=[.B157]+[.E157]+[.F157]" office:value-type="float" office:value="5355" calcext:value-type="float">
            <text:p>5355</text:p>
          </table:table-cell>
          <table:table-cell table:formula="of:=[.D157]+[.G157]+[.I157]+[.K157]+[.L157]" office:value-type="float" office:value="38128" calcext:value-type="float">
            <text:p>38128</text:p>
          </table:table-cell>
          <table:table-cell table:formula="of:=SUM([.B157:.M157])" office:value-type="float" office:value="43975" calcext:value-type="float">
            <text:p>439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  <table:table-cell office:value-type="float" office:value="33407" calcext:value-type="float">
            <text:p>33407</text:p>
          </table:table-cell>
          <table:table-cell office:value-type="float" office:value="2617" calcext:value-type="float">
            <text:p>2617</text:p>
          </table:table-cell>
          <table:table-cell office:value-type="float" office:value="1235" calcext:value-type="float">
            <text:p>123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602" calcext:value-type="float">
            <text:p>4602</text:p>
          </table:table-cell>
          <table:table-cell office:value-type="float" office:value="168" calcext:value-type="float">
            <text:p>16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158]*[.A158]" office:value-type="float" office:value="1336280" calcext:value-type="float">
            <text:p>1336280</text:p>
          </table:table-cell>
          <table:table-cell/>
          <table:table-cell table:formula="of:=[.C158]+[.M158]" office:value-type="float" office:value="0" calcext:value-type="float">
            <text:p>0</text:p>
          </table:table-cell>
          <table:table-cell table:formula="of:=[.B158]+[.E158]+[.F158]" office:value-type="float" office:value="5000" calcext:value-type="float">
            <text:p>5000</text:p>
          </table:table-cell>
          <table:table-cell table:formula="of:=[.D158]+[.G158]+[.I158]+[.K158]+[.L158]" office:value-type="float" office:value="38057" calcext:value-type="float">
            <text:p>38057</text:p>
          </table:table-cell>
          <table:table-cell table:formula="of:=SUM([.B158:.M158])" office:value-type="float" office:value="43225" calcext:value-type="float">
            <text:p>432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office:value-type="float" office:value="31627" calcext:value-type="float">
            <text:p>31627</text:p>
          </table:table-cell>
          <table:table-cell office:value-type="float" office:value="2988" calcext:value-type="float">
            <text:p>2988</text:p>
          </table:table-cell>
          <table:table-cell office:value-type="float" office:value="1353" calcext:value-type="float">
            <text:p>135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3454" calcext:value-type="float">
            <text:p>3454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59]*[.A159]" office:value-type="float" office:value="1296707" calcext:value-type="float">
            <text:p>1296707</text:p>
          </table:table-cell>
          <table:table-cell/>
          <table:table-cell table:formula="of:=[.C159]+[.M159]" office:value-type="float" office:value="0" calcext:value-type="float">
            <text:p>0</text:p>
          </table:table-cell>
          <table:table-cell table:formula="of:=[.B159]+[.E159]+[.F159]" office:value-type="float" office:value="5466" calcext:value-type="float">
            <text:p>5466</text:p>
          </table:table-cell>
          <table:table-cell table:formula="of:=[.D159]+[.G159]+[.I159]+[.K159]+[.L159]" office:value-type="float" office:value="35187" calcext:value-type="float">
            <text:p>35187</text:p>
          </table:table-cell>
          <table:table-cell table:formula="of:=SUM([.B159:.M159])" office:value-type="float" office:value="40733" calcext:value-type="float">
            <text:p>407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78" calcext:value-type="float">
            <text:p>1478</text:p>
          </table:table-cell>
          <table:table-cell office:value-type="float" office:value="0" calcext:value-type="float">
            <text:p>0</text:p>
          </table:table-cell>
          <table:table-cell office:value-type="float" office:value="30479" calcext:value-type="float">
            <text:p>30479</text:p>
          </table:table-cell>
          <table:table-cell office:value-type="float" office:value="2477" calcext:value-type="float">
            <text:p>2477</text:p>
          </table:table-cell>
          <table:table-cell office:value-type="float" office:value="1653" calcext:value-type="float">
            <text:p>165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826" calcext:value-type="float">
            <text:p>2826</text:p>
          </table:table-cell>
          <table:table-cell office:value-type="float" office:value="456" calcext:value-type="float">
            <text:p>45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160]*[.A160]" office:value-type="float" office:value="1280118" calcext:value-type="float">
            <text:p>1280118</text:p>
          </table:table-cell>
          <table:table-cell/>
          <table:table-cell table:formula="of:=[.C160]+[.M160]" office:value-type="float" office:value="0" calcext:value-type="float">
            <text:p>0</text:p>
          </table:table-cell>
          <table:table-cell table:formula="of:=[.B160]+[.E160]+[.F160]" office:value-type="float" office:value="5608" calcext:value-type="float">
            <text:p>5608</text:p>
          </table:table-cell>
          <table:table-cell table:formula="of:=[.D160]+[.G160]+[.I160]+[.K160]+[.L160]" office:value-type="float" office:value="33352" calcext:value-type="float">
            <text:p>33352</text:p>
          </table:table-cell>
          <table:table-cell table:formula="of:=SUM([.B160:.M160])" office:value-type="float" office:value="39416" calcext:value-type="float">
            <text:p>394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office:value-type="float" office:value="28454" calcext:value-type="float">
            <text:p>28454</text:p>
          </table:table-cell>
          <table:table-cell office:value-type="float" office:value="2702" calcext:value-type="float">
            <text:p>2702</text:p>
          </table:table-cell>
          <table:table-cell office:value-type="float" office:value="772" calcext:value-type="float">
            <text:p>77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920" calcext:value-type="float">
            <text:p>3920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D161]*[.A161]" office:value-type="float" office:value="1223522" calcext:value-type="float">
            <text:p>1223522</text:p>
          </table:table-cell>
          <table:table-cell/>
          <table:table-cell table:formula="of:=[.C161]+[.M161]" office:value-type="float" office:value="21" calcext:value-type="float">
            <text:p>21</text:p>
          </table:table-cell>
          <table:table-cell table:formula="of:=[.B161]+[.E161]+[.F161]" office:value-type="float" office:value="4864" calcext:value-type="float">
            <text:p>4864</text:p>
          </table:table-cell>
          <table:table-cell table:formula="of:=[.D161]+[.G161]+[.I161]+[.K161]+[.L161]" office:value-type="float" office:value="32475" calcext:value-type="float">
            <text:p>32475</text:p>
          </table:table-cell>
          <table:table-cell table:formula="of:=SUM([.B161:.M161])" office:value-type="float" office:value="37403" calcext:value-type="float">
            <text:p>374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80" calcext:value-type="float">
            <text:p>1680</text:p>
          </table:table-cell>
          <table:table-cell office:value-type="float" office:value="22" calcext:value-type="float">
            <text:p>22</text:p>
          </table:table-cell>
          <table:table-cell office:value-type="float" office:value="23395" calcext:value-type="float">
            <text:p>23395</text:p>
          </table:table-cell>
          <table:table-cell office:value-type="float" office:value="2424" calcext:value-type="float">
            <text:p>2424</text:p>
          </table:table-cell>
          <table:table-cell office:value-type="float" office:value="1277" calcext:value-type="float">
            <text:p>1277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2668" calcext:value-type="float">
            <text:p>2668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62]*[.A162]" office:value-type="float" office:value="1029380" calcext:value-type="float">
            <text:p>1029380</text:p>
          </table:table-cell>
          <table:table-cell/>
          <table:table-cell table:formula="of:=[.C162]+[.M162]" office:value-type="float" office:value="22" calcext:value-type="float">
            <text:p>22</text:p>
          </table:table-cell>
          <table:table-cell table:formula="of:=[.B162]+[.E162]+[.F162]" office:value-type="float" office:value="5381" calcext:value-type="float">
            <text:p>5381</text:p>
          </table:table-cell>
          <table:table-cell table:formula="of:=[.D162]+[.G162]+[.I162]+[.K162]+[.L162]" office:value-type="float" office:value="26138" calcext:value-type="float">
            <text:p>26138</text:p>
          </table:table-cell>
          <table:table-cell table:formula="of:=SUM([.B162:.M162])" office:value-type="float" office:value="31724" calcext:value-type="float">
            <text:p>317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39" calcext:value-type="float">
            <text:p>1139</text:p>
          </table:table-cell>
          <table:table-cell office:value-type="float" office:value="33" calcext:value-type="float">
            <text:p>33</text:p>
          </table:table-cell>
          <table:table-cell office:value-type="float" office:value="23494" calcext:value-type="float">
            <text:p>23494</text:p>
          </table:table-cell>
          <table:table-cell office:value-type="float" office:value="1813" calcext:value-type="float">
            <text:p>1813</text:p>
          </table:table-cell>
          <table:table-cell office:value-type="float" office:value="818" calcext:value-type="float">
            <text:p>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0" calcext:value-type="float">
            <text:p>2990</text:p>
          </table:table-cell>
          <table:table-cell office:value-type="float" office:value="177" calcext:value-type="float">
            <text:p>17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163]*[.A163]" office:value-type="float" office:value="1057230" calcext:value-type="float">
            <text:p>1057230</text:p>
          </table:table-cell>
          <table:table-cell/>
          <table:table-cell table:formula="of:=[.C163]+[.M163]" office:value-type="float" office:value="33" calcext:value-type="float">
            <text:p>33</text:p>
          </table:table-cell>
          <table:table-cell table:formula="of:=[.B163]+[.E163]+[.F163]" office:value-type="float" office:value="3770" calcext:value-type="float">
            <text:p>3770</text:p>
          </table:table-cell>
          <table:table-cell table:formula="of:=[.D163]+[.G163]+[.I163]+[.K163]+[.L163]" office:value-type="float" office:value="26499" calcext:value-type="float">
            <text:p>26499</text:p>
          </table:table-cell>
          <table:table-cell table:formula="of:=SUM([.B163:.M163])" office:value-type="float" office:value="30479" calcext:value-type="float">
            <text:p>3047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office:value-type="float" office:value="23477" calcext:value-type="float">
            <text:p>23477</text:p>
          </table:table-cell>
          <table:table-cell office:value-type="float" office:value="1798" calcext:value-type="float">
            <text:p>1798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52" calcext:value-type="float">
            <text:p>2452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D164]*[.A164]" office:value-type="float" office:value="1079942" calcext:value-type="float">
            <text:p>1079942</text:p>
          </table:table-cell>
          <table:table-cell/>
          <table:table-cell table:formula="of:=[.C164]+[.M164]" office:value-type="float" office:value="29" calcext:value-type="float">
            <text:p>29</text:p>
          </table:table-cell>
          <table:table-cell table:formula="of:=[.B164]+[.E164]+[.F164]" office:value-type="float" office:value="3604" calcext:value-type="float">
            <text:p>3604</text:p>
          </table:table-cell>
          <table:table-cell table:formula="of:=[.D164]+[.G164]+[.I164]+[.K164]+[.L164]" office:value-type="float" office:value="25963" calcext:value-type="float">
            <text:p>25963</text:p>
          </table:table-cell>
          <table:table-cell table:formula="of:=SUM([.B164:.M164])" office:value-type="float" office:value="29844" calcext:value-type="float">
            <text:p>298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22268" calcext:value-type="float">
            <text:p>22268</text:p>
          </table:table-cell>
          <table:table-cell office:value-type="float" office:value="1503" calcext:value-type="float">
            <text:p>1503</text:p>
          </table:table-cell>
          <table:table-cell office:value-type="float" office:value="1058" calcext:value-type="float">
            <text:p>1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8" calcext:value-type="float">
            <text:p>214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65]*[.A165]" office:value-type="float" office:value="1046596" calcext:value-type="float">
            <text:p>1046596</text:p>
          </table:table-cell>
          <table:table-cell/>
          <table:table-cell table:formula="of:=[.C165]+[.M165]" office:value-type="float" office:value="0" calcext:value-type="float">
            <text:p>0</text:p>
          </table:table-cell>
          <table:table-cell table:formula="of:=[.B165]+[.E165]+[.F165]" office:value-type="float" office:value="3412" calcext:value-type="float">
            <text:p>3412</text:p>
          </table:table-cell>
          <table:table-cell table:formula="of:=[.D165]+[.G165]+[.I165]+[.K165]+[.L165]" office:value-type="float" office:value="24430" calcext:value-type="float">
            <text:p>24430</text:p>
          </table:table-cell>
          <table:table-cell table:formula="of:=SUM([.B165:.M165])" office:value-type="float" office:value="27865" calcext:value-type="float">
            <text:p>278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20898" calcext:value-type="float">
            <text:p>20898</text:p>
          </table:table-cell>
          <table:table-cell office:value-type="float" office:value="1264" calcext:value-type="float">
            <text:p>1264</text:p>
          </table:table-cell>
          <table:table-cell office:value-type="float" office:value="790" calcext:value-type="float">
            <text:p>7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2" calcext:value-type="float">
            <text:p>292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66]*[.A166]" office:value-type="float" office:value="1003104" calcext:value-type="float">
            <text:p>1003104</text:p>
          </table:table-cell>
          <table:table-cell/>
          <table:table-cell table:formula="of:=[.C166]+[.M166]" office:value-type="float" office:value="0" calcext:value-type="float">
            <text:p>0</text:p>
          </table:table-cell>
          <table:table-cell table:formula="of:=[.B166]+[.E166]+[.F166]" office:value-type="float" office:value="2569" calcext:value-type="float">
            <text:p>2569</text:p>
          </table:table-cell>
          <table:table-cell table:formula="of:=[.D166]+[.G166]+[.I166]+[.K166]+[.L166]" office:value-type="float" office:value="23854" calcext:value-type="float">
            <text:p>23854</text:p>
          </table:table-cell>
          <table:table-cell table:formula="of:=SUM([.B166:.M166])" office:value-type="float" office:value="26503" calcext:value-type="float">
            <text:p>2650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19114" calcext:value-type="float">
            <text:p>19114</text:p>
          </table:table-cell>
          <table:table-cell office:value-type="float" office:value="1323" calcext:value-type="float">
            <text:p>1323</text:p>
          </table:table-cell>
          <table:table-cell office:value-type="float" office:value="726" calcext:value-type="float">
            <text:p>72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931" calcext:value-type="float">
            <text:p>1931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167]*[.A167]" office:value-type="float" office:value="936586" calcext:value-type="float">
            <text:p>936586</text:p>
          </table:table-cell>
          <table:table-cell/>
          <table:table-cell table:formula="of:=[.C167]+[.M167]" office:value-type="float" office:value="0" calcext:value-type="float">
            <text:p>0</text:p>
          </table:table-cell>
          <table:table-cell table:formula="of:=[.B167]+[.E167]+[.F167]" office:value-type="float" office:value="2863" calcext:value-type="float">
            <text:p>2863</text:p>
          </table:table-cell>
          <table:table-cell table:formula="of:=[.D167]+[.G167]+[.I167]+[.K167]+[.L167]" office:value-type="float" office:value="21118" calcext:value-type="float">
            <text:p>21118</text:p>
          </table:table-cell>
          <table:table-cell table:formula="of:=SUM([.B167:.M167])"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18307" calcext:value-type="float">
            <text:p>18307</text:p>
          </table:table-cell>
          <table:table-cell office:value-type="float" office:value="1317" calcext:value-type="float">
            <text:p>1317</text:p>
          </table:table-cell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309" calcext:value-type="float">
            <text:p>230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168]*[.A168]" office:value-type="float" office:value="915350" calcext:value-type="float">
            <text:p>915350</text:p>
          </table:table-cell>
          <table:table-cell/>
          <table:table-cell table:formula="of:=[.C168]+[.M168]" office:value-type="float" office:value="0" calcext:value-type="float">
            <text:p>0</text:p>
          </table:table-cell>
          <table:table-cell table:formula="of:=[.B168]+[.E168]+[.F168]" office:value-type="float" office:value="2413" calcext:value-type="float">
            <text:p>2413</text:p>
          </table:table-cell>
          <table:table-cell table:formula="of:=[.D168]+[.G168]+[.I168]+[.K168]+[.L168]" office:value-type="float" office:value="20649" calcext:value-type="float">
            <text:p>20649</text:p>
          </table:table-cell>
          <table:table-cell table:formula="of:=SUM([.B168:.M168])" office:value-type="float" office:value="23124" calcext:value-type="float">
            <text:p>231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8618" calcext:value-type="float">
            <text:p>18618</text:p>
          </table:table-cell>
          <table:table-cell office:value-type="float" office:value="1005" calcext:value-type="float">
            <text:p>1005</text:p>
          </table:table-cell>
          <table:table-cell office:value-type="float" office:value="456" calcext:value-type="float">
            <text:p>45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15" calcext:value-type="float">
            <text:p>2815</text:p>
          </table:table-cell>
          <table:table-cell office:value-type="float" office:value="106" calcext:value-type="float">
            <text:p>106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D169]*[.A169]" office:value-type="float" office:value="949518" calcext:value-type="float">
            <text:p>949518</text:p>
          </table:table-cell>
          <table:table-cell/>
          <table:table-cell table:formula="of:=[.C169]+[.M169]" office:value-type="float" office:value="63" calcext:value-type="float">
            <text:p>63</text:p>
          </table:table-cell>
          <table:table-cell table:formula="of:=[.B169]+[.E169]+[.F169]" office:value-type="float" office:value="1697" calcext:value-type="float">
            <text:p>1697</text:p>
          </table:table-cell>
          <table:table-cell table:formula="of:=[.D169]+[.G169]+[.I169]+[.K169]+[.L169]" office:value-type="float" office:value="21520" calcext:value-type="float">
            <text:p>21520</text:p>
          </table:table-cell>
          <table:table-cell table:formula="of:=SUM([.B169:.M169])" office:value-type="float" office:value="23412" calcext:value-type="float">
            <text:p>234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16696" calcext:value-type="float">
            <text:p>16696</text:p>
          </table:table-cell>
          <table:table-cell office:value-type="float" office:value="1221" calcext:value-type="float">
            <text:p>1221</text:p>
          </table:table-cell>
          <table:table-cell office:value-type="float" office:value="510" calcext:value-type="float">
            <text:p>51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887" calcext:value-type="float">
            <text:p>1887</text:p>
          </table:table-cell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D170]*[.A170]" office:value-type="float" office:value="868192" calcext:value-type="float">
            <text:p>868192</text:p>
          </table:table-cell>
          <table:table-cell/>
          <table:table-cell table:formula="of:=[.C170]+[.M170]" office:value-type="float" office:value="71" calcext:value-type="float">
            <text:p>71</text:p>
          </table:table-cell>
          <table:table-cell table:formula="of:=[.B170]+[.E170]+[.F170]" office:value-type="float" office:value="2105" calcext:value-type="float">
            <text:p>2105</text:p>
          </table:table-cell>
          <table:table-cell table:formula="of:=[.D170]+[.G170]+[.I170]+[.K170]+[.L170]" office:value-type="float" office:value="18717" calcext:value-type="float">
            <text:p>18717</text:p>
          </table:table-cell>
          <table:table-cell table:formula="of:=SUM([.B170:.M170])" office:value-type="float" office:value="21008" calcext:value-type="float">
            <text:p>210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6703" calcext:value-type="float">
            <text:p>16703</text:p>
          </table:table-cell>
          <table:table-cell office:value-type="float" office:value="1285" calcext:value-type="float">
            <text:p>1285</text:p>
          </table:table-cell>
          <table:table-cell office:value-type="float" office:value="414" calcext:value-type="float">
            <text:p>41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122" calcext:value-type="float">
            <text:p>212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171]*[.A171]" office:value-type="float" office:value="885259" calcext:value-type="float">
            <text:p>885259</text:p>
          </table:table-cell>
          <table:table-cell/>
          <table:table-cell table:formula="of:=[.C171]+[.M171]" office:value-type="float" office:value="0" calcext:value-type="float">
            <text:p>0</text:p>
          </table:table-cell>
          <table:table-cell table:formula="of:=[.B171]+[.E171]+[.F171]" office:value-type="float" office:value="2205" calcext:value-type="float">
            <text:p>2205</text:p>
          </table:table-cell>
          <table:table-cell table:formula="of:=[.D171]+[.G171]+[.I171]+[.K171]+[.L171]" office:value-type="float" office:value="18875" calcext:value-type="float">
            <text:p>18875</text:p>
          </table:table-cell>
          <table:table-cell table:formula="of:=SUM([.B171:.M171])" office:value-type="float" office:value="21111" calcext:value-type="float">
            <text:p>211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16216" calcext:value-type="float">
            <text:p>16216</text:p>
          </table:table-cell>
          <table:table-cell office:value-type="float" office:value="1402" calcext:value-type="float">
            <text:p>1402</text:p>
          </table:table-cell>
          <table:table-cell office:value-type="float" office:value="826" calcext:value-type="float">
            <text:p>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6" calcext:value-type="float">
            <text:p>1496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72]*[.A172]" office:value-type="float" office:value="875664" calcext:value-type="float">
            <text:p>875664</text:p>
          </table:table-cell>
          <table:table-cell/>
          <table:table-cell table:formula="of:=[.C172]+[.M172]" office:value-type="float" office:value="0" calcext:value-type="float">
            <text:p>0</text:p>
          </table:table-cell>
          <table:table-cell table:formula="of:=[.B172]+[.E172]+[.F172]" office:value-type="float" office:value="2764" calcext:value-type="float">
            <text:p>2764</text:p>
          </table:table-cell>
          <table:table-cell table:formula="of:=[.D172]+[.G172]+[.I172]+[.K172]+[.L172]" office:value-type="float" office:value="17740" calcext:value-type="float">
            <text:p>17740</text:p>
          </table:table-cell>
          <table:table-cell table:formula="of:=SUM([.B172:.M172])" office:value-type="float" office:value="20595" calcext:value-type="float">
            <text:p>205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16063" calcext:value-type="float">
            <text:p>16063</text:p>
          </table:table-cell>
          <table:table-cell office:value-type="float" office:value="1280" calcext:value-type="float">
            <text:p>128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3" calcext:value-type="float">
            <text:p>207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73]*[.A173]" office:value-type="float" office:value="883465" calcext:value-type="float">
            <text:p>883465</text:p>
          </table:table-cell>
          <table:table-cell/>
          <table:table-cell table:formula="of:=[.C173]+[.M173]" office:value-type="float" office:value="0" calcext:value-type="float">
            <text:p>0</text:p>
          </table:table-cell>
          <table:table-cell table:formula="of:=[.B173]+[.E173]+[.F173]" office:value-type="float" office:value="2134" calcext:value-type="float">
            <text:p>2134</text:p>
          </table:table-cell>
          <table:table-cell table:formula="of:=[.D173]+[.G173]+[.I173]+[.K173]+[.L173]" office:value-type="float" office:value="18163" calcext:value-type="float">
            <text:p>18163</text:p>
          </table:table-cell>
          <table:table-cell table:formula="of:=SUM([.B173:.M173])" office:value-type="float" office:value="20542" calcext:value-type="float">
            <text:p>205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4" calcext:value-type="float">
            <text:p>494</text:p>
          </table:table-cell>
          <table:table-cell office:value-type="float" office:value="33" calcext:value-type="float">
            <text:p>33</text:p>
          </table:table-cell>
          <table:table-cell office:value-type="float" office:value="13853" calcext:value-type="float">
            <text:p>13853</text:p>
          </table:table-cell>
          <table:table-cell office:value-type="float" office:value="673" calcext:value-type="float">
            <text:p>673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4" calcext:value-type="float">
            <text:p>2394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D174]*[.A174]" office:value-type="float" office:value="775768" calcext:value-type="float">
            <text:p>775768</text:p>
          </table:table-cell>
          <table:table-cell/>
          <table:table-cell table:formula="of:=[.C174]+[.M174]" office:value-type="float" office:value="50" calcext:value-type="float">
            <text:p>50</text:p>
          </table:table-cell>
          <table:table-cell table:formula="of:=[.B174]+[.E174]+[.F174]" office:value-type="float" office:value="1489" calcext:value-type="float">
            <text:p>1489</text:p>
          </table:table-cell>
          <table:table-cell table:formula="of:=[.D174]+[.G174]+[.I174]+[.K174]+[.L174]" office:value-type="float" office:value="16281" calcext:value-type="float">
            <text:p>16281</text:p>
          </table:table-cell>
          <table:table-cell table:formula="of:=SUM([.B174:.M174])" office:value-type="float" office:value="17842" calcext:value-type="float">
            <text:p>1784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13763" calcext:value-type="float">
            <text:p>13763</text:p>
          </table:table-cell>
          <table:table-cell office:value-type="float" office:value="509" calcext:value-type="float">
            <text:p>509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726" calcext:value-type="float">
            <text:p>2726</text:p>
          </table:table-cell>
          <table:table-cell office:value-type="float" office:value="211" calcext:value-type="float">
            <text:p>2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175]*[.A175]" office:value-type="float" office:value="784491" calcext:value-type="float">
            <text:p>784491</text:p>
          </table:table-cell>
          <table:table-cell/>
          <table:table-cell table:formula="of:=[.C175]+[.M175]" office:value-type="float" office:value="0" calcext:value-type="float">
            <text:p>0</text:p>
          </table:table-cell>
          <table:table-cell table:formula="of:=[.B175]+[.E175]+[.F175]" office:value-type="float" office:value="1571" calcext:value-type="float">
            <text:p>1571</text:p>
          </table:table-cell>
          <table:table-cell table:formula="of:=[.D175]+[.G175]+[.I175]+[.K175]+[.L175]" office:value-type="float" office:value="16512" calcext:value-type="float">
            <text:p>16512</text:p>
          </table:table-cell>
          <table:table-cell table:formula="of:=SUM([.B175:.M175])" office:value-type="float" office:value="18346" calcext:value-type="float">
            <text:p>1834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11703" calcext:value-type="float">
            <text:p>11703</text:p>
          </table:table-cell>
          <table:table-cell office:value-type="float" office:value="652" calcext:value-type="float">
            <text:p>652</text:p>
          </table:table-cell>
          <table:table-cell office:value-type="float" office:value="231" calcext:value-type="float">
            <text:p>23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59" calcext:value-type="float">
            <text:p>1859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D176]*[.A176]" office:value-type="float" office:value="678774" calcext:value-type="float">
            <text:p>678774</text:p>
          </table:table-cell>
          <table:table-cell/>
          <table:table-cell table:formula="of:=[.C176]+[.M176]" office:value-type="float" office:value="176" calcext:value-type="float">
            <text:p>176</text:p>
          </table:table-cell>
          <table:table-cell table:formula="of:=[.B176]+[.E176]+[.F176]" office:value-type="float" office:value="1451" calcext:value-type="float">
            <text:p>1451</text:p>
          </table:table-cell>
          <table:table-cell table:formula="of:=[.D176]+[.G176]+[.I176]+[.K176]+[.L176]" office:value-type="float" office:value="13675" calcext:value-type="float">
            <text:p>13675</text:p>
          </table:table-cell>
          <table:table-cell table:formula="of:=SUM([.B176:.M176])" office:value-type="float" office:value="15332" calcext:value-type="float">
            <text:p>153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office:value-type="float" office:value="10944" calcext:value-type="float">
            <text:p>10944</text:p>
          </table:table-cell>
          <table:table-cell office:value-type="float" office:value="568" calcext:value-type="float">
            <text:p>568</text:p>
          </table:table-cell>
          <table:table-cell office:value-type="float" office:value="711" calcext:value-type="float">
            <text:p>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D177]*[.A177]" office:value-type="float" office:value="645696" calcext:value-type="float">
            <text:p>645696</text:p>
          </table:table-cell>
          <table:table-cell/>
          <table:table-cell table:formula="of:=[.C177]+[.M177]" office:value-type="float" office:value="93" calcext:value-type="float">
            <text:p>93</text:p>
          </table:table-cell>
          <table:table-cell table:formula="of:=[.B177]+[.E177]+[.F177]" office:value-type="float" office:value="1892" calcext:value-type="float">
            <text:p>1892</text:p>
          </table:table-cell>
          <table:table-cell table:formula="of:=[.D177]+[.G177]+[.I177]+[.K177]+[.L177]" office:value-type="float" office:value="12444" calcext:value-type="float">
            <text:p>12444</text:p>
          </table:table-cell>
          <table:table-cell table:formula="of:=SUM([.B177:.M177])" office:value-type="float" office:value="14515" calcext:value-type="float">
            <text:p>145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6" calcext:value-type="float">
            <text:p>596</text:p>
          </table:table-cell>
          <table:table-cell office:value-type="float" office:value="35" calcext:value-type="float">
            <text:p>35</text:p>
          </table:table-cell>
          <table:table-cell office:value-type="float" office:value="12443" calcext:value-type="float">
            <text:p>12443</text:p>
          </table:table-cell>
          <table:table-cell office:value-type="float" office:value="566" calcext:value-type="float">
            <text:p>566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53" calcext:value-type="float">
            <text:p>1353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D178]*[.A178]" office:value-type="float" office:value="746580" calcext:value-type="float">
            <text:p>746580</text:p>
          </table:table-cell>
          <table:table-cell/>
          <table:table-cell table:formula="of:=[.C178]+[.M178]" office:value-type="float" office:value="121" calcext:value-type="float">
            <text:p>121</text:p>
          </table:table-cell>
          <table:table-cell table:formula="of:=[.B178]+[.E178]+[.F178]" office:value-type="float" office:value="1630" calcext:value-type="float">
            <text:p>1630</text:p>
          </table:table-cell>
          <table:table-cell table:formula="of:=[.D178]+[.G178]+[.I178]+[.K178]+[.L178]" office:value-type="float" office:value="13813" calcext:value-type="float">
            <text:p>13813</text:p>
          </table:table-cell>
          <table:table-cell table:formula="of:=SUM([.B178:.M178])" office:value-type="float" office:value="15674" calcext:value-type="float">
            <text:p>156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12230" calcext:value-type="float">
            <text:p>12230</text:p>
          </table:table-cell>
          <table:table-cell office:value-type="float" office:value="232" calcext:value-type="float">
            <text:p>232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12" calcext:value-type="float">
            <text:p>16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79]*[.A179]" office:value-type="float" office:value="746030" calcext:value-type="float">
            <text:p>746030</text:p>
          </table:table-cell>
          <table:table-cell/>
          <table:table-cell table:formula="of:=[.C179]+[.M179]" office:value-type="float" office:value="0" calcext:value-type="float">
            <text:p>0</text:p>
          </table:table-cell>
          <table:table-cell table:formula="of:=[.B179]+[.E179]+[.F179]" office:value-type="float" office:value="1355" calcext:value-type="float">
            <text:p>1355</text:p>
          </table:table-cell>
          <table:table-cell table:formula="of:=[.D179]+[.G179]+[.I179]+[.K179]+[.L179]" office:value-type="float" office:value="13882" calcext:value-type="float">
            <text:p>13882</text:p>
          </table:table-cell>
          <table:table-cell table:formula="of:=SUM([.B179:.M179])" office:value-type="float" office:value="15258" calcext:value-type="float">
            <text:p>1525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60" calcext:value-type="float">
            <text:p>760</text:p>
          </table:table-cell>
          <table:table-cell office:value-type="float" office:value="98" calcext:value-type="float">
            <text:p>98</text:p>
          </table:table-cell>
          <table:table-cell office:value-type="float" office:value="10723" calcext:value-type="float">
            <text:p>10723</text:p>
          </table:table-cell>
          <table:table-cell office:value-type="float" office:value="565" calcext:value-type="float">
            <text:p>565</text:p>
          </table:table-cell>
          <table:table-cell office:value-type="float" office:value="340" calcext:value-type="float">
            <text:p>34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126" calcext:value-type="float">
            <text:p>2126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D180]*[.A180]" office:value-type="float" office:value="664826" calcext:value-type="float">
            <text:p>664826</text:p>
          </table:table-cell>
          <table:table-cell/>
          <table:table-cell table:formula="of:=[.C180]+[.M180]" office:value-type="float" office:value="154" calcext:value-type="float">
            <text:p>154</text:p>
          </table:table-cell>
          <table:table-cell table:formula="of:=[.B180]+[.E180]+[.F180]" office:value-type="float" office:value="1665" calcext:value-type="float">
            <text:p>1665</text:p>
          </table:table-cell>
          <table:table-cell table:formula="of:=[.D180]+[.G180]+[.I180]+[.K180]+[.L180]" office:value-type="float" office:value="12931" calcext:value-type="float">
            <text:p>12931</text:p>
          </table:table-cell>
          <table:table-cell table:formula="of:=SUM([.B180:.M180])" office:value-type="float" office:value="14795" calcext:value-type="float">
            <text:p>1479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10523" calcext:value-type="float">
            <text:p>10523</text:p>
          </table:table-cell>
          <table:table-cell office:value-type="float" office:value="374" calcext:value-type="float">
            <text:p>374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81]*[.A181]" office:value-type="float" office:value="662949" calcext:value-type="float">
            <text:p>662949</text:p>
          </table:table-cell>
          <table:table-cell/>
          <table:table-cell table:formula="of:=[.C181]+[.M181]" office:value-type="float" office:value="0" calcext:value-type="float">
            <text:p>0</text:p>
          </table:table-cell>
          <table:table-cell table:formula="of:=[.B181]+[.E181]+[.F181]" office:value-type="float" office:value="1324" calcext:value-type="float">
            <text:p>1324</text:p>
          </table:table-cell>
          <table:table-cell table:formula="of:=[.D181]+[.G181]+[.I181]+[.K181]+[.L181]" office:value-type="float" office:value="12268" calcext:value-type="float">
            <text:p>12268</text:p>
          </table:table-cell>
          <table:table-cell table:formula="of:=SUM([.B181:.M181])" office:value-type="float" office:value="13592" calcext:value-type="float">
            <text:p>135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11058" calcext:value-type="float">
            <text:p>11058</text:p>
          </table:table-cell>
          <table:table-cell office:value-type="float" office:value="666" calcext:value-type="float">
            <text:p>666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182]*[.A182]" office:value-type="float" office:value="707712" calcext:value-type="float">
            <text:p>707712</text:p>
          </table:table-cell>
          <table:table-cell/>
          <table:table-cell table:formula="of:=[.C182]+[.M182]" office:value-type="float" office:value="0" calcext:value-type="float">
            <text:p>0</text:p>
          </table:table-cell>
          <table:table-cell table:formula="of:=[.B182]+[.E182]+[.F182]" office:value-type="float" office:value="1647" calcext:value-type="float">
            <text:p>1647</text:p>
          </table:table-cell>
          <table:table-cell table:formula="of:=[.D182]+[.G182]+[.I182]+[.K182]+[.L182]" office:value-type="float" office:value="12515" calcext:value-type="float">
            <text:p>12515</text:p>
          </table:table-cell>
          <table:table-cell table:formula="of:=SUM([.B182:.M182])" office:value-type="float" office:value="14162" calcext:value-type="float">
            <text:p>1416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10367" calcext:value-type="float">
            <text:p>10367</text:p>
          </table:table-cell>
          <table:table-cell office:value-type="float" office:value="347" calcext:value-type="float">
            <text:p>347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614" calcext:value-type="float">
            <text:p>1614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183]*[.A183]" office:value-type="float" office:value="673855" calcext:value-type="float">
            <text:p>673855</text:p>
          </table:table-cell>
          <table:table-cell/>
          <table:table-cell table:formula="of:=[.C183]+[.M183]" office:value-type="float" office:value="0" calcext:value-type="float">
            <text:p>0</text:p>
          </table:table-cell>
          <table:table-cell table:formula="of:=[.B183]+[.E183]+[.F183]" office:value-type="float" office:value="943" calcext:value-type="float">
            <text:p>943</text:p>
          </table:table-cell>
          <table:table-cell table:formula="of:=[.D183]+[.G183]+[.I183]+[.K183]+[.L183]" office:value-type="float" office:value="11981" calcext:value-type="float">
            <text:p>11981</text:p>
          </table:table-cell>
          <table:table-cell table:formula="of:=SUM([.B183:.M183])" office:value-type="float" office:value="13048" calcext:value-type="float">
            <text:p>130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9519" calcext:value-type="float">
            <text:p>9519</text:p>
          </table:table-cell>
          <table:table-cell office:value-type="float" office:value="462" calcext:value-type="float">
            <text:p>462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184]*[.A184]" office:value-type="float" office:value="628254" calcext:value-type="float">
            <text:p>628254</text:p>
          </table:table-cell>
          <table:table-cell/>
          <table:table-cell table:formula="of:=[.C184]+[.M184]" office:value-type="float" office:value="0" calcext:value-type="float">
            <text:p>0</text:p>
          </table:table-cell>
          <table:table-cell table:formula="of:=[.B184]+[.E184]+[.F184]" office:value-type="float" office:value="944" calcext:value-type="float">
            <text:p>944</text:p>
          </table:table-cell>
          <table:table-cell table:formula="of:=[.D184]+[.G184]+[.I184]+[.K184]+[.L184]" office:value-type="float" office:value="10699" calcext:value-type="float">
            <text:p>10699</text:p>
          </table:table-cell>
          <table:table-cell table:formula="of:=SUM([.B184:.M184])" office:value-type="float" office:value="11676" calcext:value-type="float">
            <text:p>1167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8894" calcext:value-type="float">
            <text:p>8894</text:p>
          </table:table-cell>
          <table:table-cell office:value-type="float" office:value="304" calcext:value-type="float">
            <text:p>30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9" calcext:value-type="float">
            <text:p>14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85]*[.A185]" office:value-type="float" office:value="595898" calcext:value-type="float">
            <text:p>595898</text:p>
          </table:table-cell>
          <table:table-cell/>
          <table:table-cell table:formula="of:=[.C185]+[.M185]" office:value-type="float" office:value="4" calcext:value-type="float">
            <text:p>4</text:p>
          </table:table-cell>
          <table:table-cell table:formula="of:=[.B185]+[.E185]+[.F185]" office:value-type="float" office:value="565" calcext:value-type="float">
            <text:p>565</text:p>
          </table:table-cell>
          <table:table-cell table:formula="of:=[.D185]+[.G185]+[.I185]+[.K185]+[.L185]" office:value-type="float" office:value="10303" calcext:value-type="float">
            <text:p>10303</text:p>
          </table:table-cell>
          <table:table-cell table:formula="of:=SUM([.B185:.M185])" office:value-type="float" office:value="10872" calcext:value-type="float">
            <text:p>1087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6653" calcext:value-type="float">
            <text:p>6653</text:p>
          </table:table-cell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986" calcext:value-type="float">
            <text:p>986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86]*[.A186]" office:value-type="float" office:value="452404" calcext:value-type="float">
            <text:p>452404</text:p>
          </table:table-cell>
          <table:table-cell/>
          <table:table-cell table:formula="of:=[.C186]+[.M186]" office:value-type="float" office:value="0" calcext:value-type="float">
            <text:p>0</text:p>
          </table:table-cell>
          <table:table-cell table:formula="of:=[.B186]+[.E186]+[.F186]" office:value-type="float" office:value="701" calcext:value-type="float">
            <text:p>701</text:p>
          </table:table-cell>
          <table:table-cell table:formula="of:=[.D186]+[.G186]+[.I186]+[.K186]+[.L186]" office:value-type="float" office:value="7860" calcext:value-type="float">
            <text:p>7860</text:p>
          </table:table-cell>
          <table:table-cell table:formula="of:=SUM([.B186:.M186])" office:value-type="float" office:value="8629" calcext:value-type="float">
            <text:p>862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6249" calcext:value-type="float">
            <text:p>6249</text:p>
          </table:table-cell>
          <table:table-cell office:value-type="float" office:value="114" calcext:value-type="float">
            <text:p>114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2" calcext:value-type="float">
            <text:p>138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187]*[.A187]" office:value-type="float" office:value="431181" calcext:value-type="float">
            <text:p>431181</text:p>
          </table:table-cell>
          <table:table-cell/>
          <table:table-cell table:formula="of:=[.C187]+[.M187]" office:value-type="float" office:value="0" calcext:value-type="float">
            <text:p>0</text:p>
          </table:table-cell>
          <table:table-cell table:formula="of:=[.B187]+[.E187]+[.F187]" office:value-type="float" office:value="724" calcext:value-type="float">
            <text:p>724</text:p>
          </table:table-cell>
          <table:table-cell table:formula="of:=[.D187]+[.G187]+[.I187]+[.K187]+[.L187]" office:value-type="float" office:value="7631" calcext:value-type="float">
            <text:p>7631</text:p>
          </table:table-cell>
          <table:table-cell table:formula="of:=SUM([.B187:.M187])" office:value-type="float" office:value="8382" calcext:value-type="float">
            <text:p>83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6742" calcext:value-type="float">
            <text:p>6742</text:p>
          </table:table-cell>
          <table:table-cell office:value-type="float" office:value="246" calcext:value-type="float">
            <text:p>246</text:p>
          </table:table-cell>
          <table:table-cell office:value-type="float" office:value="273" calcext:value-type="float">
            <text:p>273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188]*[.A188]" office:value-type="float" office:value="471940" calcext:value-type="float">
            <text:p>471940</text:p>
          </table:table-cell>
          <table:table-cell/>
          <table:table-cell table:formula="of:=[.C188]+[.M188]" office:value-type="float" office:value="0" calcext:value-type="float">
            <text:p>0</text:p>
          </table:table-cell>
          <table:table-cell table:formula="of:=[.B188]+[.E188]+[.F188]" office:value-type="float" office:value="689" calcext:value-type="float">
            <text:p>689</text:p>
          </table:table-cell>
          <table:table-cell table:formula="of:=[.D188]+[.G188]+[.I188]+[.K188]+[.L188]" office:value-type="float" office:value="7462" calcext:value-type="float">
            <text:p>7462</text:p>
          </table:table-cell>
          <table:table-cell table:formula="of:=SUM([.B188:.M188])" office:value-type="float" office:value="8209" calcext:value-type="float">
            <text:p>820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6515" calcext:value-type="float">
            <text:p>6515</text:p>
          </table:table-cell>
          <table:table-cell office:value-type="float" office:value="107" calcext:value-type="float">
            <text:p>107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338" calcext:value-type="float">
            <text:p>1338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189]*[.A189]" office:value-type="float" office:value="462565" calcext:value-type="float">
            <text:p>462565</text:p>
          </table:table-cell>
          <table:table-cell/>
          <table:table-cell table:formula="of:=[.C189]+[.M189]" office:value-type="float" office:value="0" calcext:value-type="float">
            <text:p>0</text:p>
          </table:table-cell>
          <table:table-cell table:formula="of:=[.B189]+[.E189]+[.F189]" office:value-type="float" office:value="543" calcext:value-type="float">
            <text:p>543</text:p>
          </table:table-cell>
          <table:table-cell table:formula="of:=[.D189]+[.G189]+[.I189]+[.K189]+[.L189]" office:value-type="float" office:value="7902" calcext:value-type="float">
            <text:p>7902</text:p>
          </table:table-cell>
          <table:table-cell table:formula="of:=SUM([.B189:.M189])" office:value-type="float" office:value="8534" calcext:value-type="float">
            <text:p>853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6002" calcext:value-type="float">
            <text:p>6002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190]*[.A190]" office:value-type="float" office:value="432144" calcext:value-type="float">
            <text:p>432144</text:p>
          </table:table-cell>
          <table:table-cell/>
          <table:table-cell table:formula="of:=[.C190]+[.M190]" office:value-type="float" office:value="0" calcext:value-type="float">
            <text:p>0</text:p>
          </table:table-cell>
          <table:table-cell table:formula="of:=[.B190]+[.E190]+[.F190]" office:value-type="float" office:value="507" calcext:value-type="float">
            <text:p>507</text:p>
          </table:table-cell>
          <table:table-cell table:formula="of:=[.D190]+[.G190]+[.I190]+[.K190]+[.L190]" office:value-type="float" office:value="7101" calcext:value-type="float">
            <text:p>7101</text:p>
          </table:table-cell>
          <table:table-cell table:formula="of:=SUM([.B190:.M190])" office:value-type="float" office:value="7608" calcext:value-type="float">
            <text:p>760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6102" calcext:value-type="float">
            <text:p>6102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D191]*[.A191]" office:value-type="float" office:value="445446" calcext:value-type="float">
            <text:p>445446</text:p>
          </table:table-cell>
          <table:table-cell/>
          <table:table-cell table:formula="of:=[.C191]+[.M191]" office:value-type="float" office:value="79" calcext:value-type="float">
            <text:p>79</text:p>
          </table:table-cell>
          <table:table-cell table:formula="of:=[.B191]+[.E191]+[.F191]" office:value-type="float" office:value="269" calcext:value-type="float">
            <text:p>269</text:p>
          </table:table-cell>
          <table:table-cell table:formula="of:=[.D191]+[.G191]+[.I191]+[.K191]+[.L191]" office:value-type="float" office:value="7298" calcext:value-type="float">
            <text:p>7298</text:p>
          </table:table-cell>
          <table:table-cell table:formula="of:=SUM([.B191:.M191])" office:value-type="float" office:value="7737" calcext:value-type="float">
            <text:p>773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6250" calcext:value-type="float">
            <text:p>6250</text:p>
          </table:table-cell>
          <table:table-cell office:value-type="float" office:value="113" calcext:value-type="float">
            <text:p>113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00" calcext:value-type="float">
            <text:p>120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D192]*[.A192]" office:value-type="float" office:value="462500" calcext:value-type="float">
            <text:p>462500</text:p>
          </table:table-cell>
          <table:table-cell/>
          <table:table-cell table:formula="of:=[.C192]+[.M192]" office:value-type="float" office:value="27" calcext:value-type="float">
            <text:p>27</text:p>
          </table:table-cell>
          <table:table-cell table:formula="of:=[.B192]+[.E192]+[.F192]" office:value-type="float" office:value="488" calcext:value-type="float">
            <text:p>488</text:p>
          </table:table-cell>
          <table:table-cell table:formula="of:=[.D192]+[.G192]+[.I192]+[.K192]+[.L192]" office:value-type="float" office:value="7450" calcext:value-type="float">
            <text:p>7450</text:p>
          </table:table-cell>
          <table:table-cell table:formula="of:=SUM([.B192:.M192])" office:value-type="float" office:value="8024" calcext:value-type="float">
            <text:p>802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48" calcext:value-type="float">
            <text:p>48</text:p>
          </table:table-cell>
          <table:table-cell office:value-type="float" office:value="6166" calcext:value-type="float">
            <text:p>6166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56" calcext:value-type="float">
            <text:p>135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193]*[.A193]" office:value-type="float" office:value="462450" calcext:value-type="float">
            <text:p>462450</text:p>
          </table:table-cell>
          <table:table-cell/>
          <table:table-cell table:formula="of:=[.C193]+[.M193]" office:value-type="float" office:value="48" calcext:value-type="float">
            <text:p>48</text:p>
          </table:table-cell>
          <table:table-cell table:formula="of:=[.B193]+[.E193]+[.F193]" office:value-type="float" office:value="228" calcext:value-type="float">
            <text:p>228</text:p>
          </table:table-cell>
          <table:table-cell table:formula="of:=[.D193]+[.G193]+[.I193]+[.K193]+[.L193]" office:value-type="float" office:value="7537" calcext:value-type="float">
            <text:p>7537</text:p>
          </table:table-cell>
          <table:table-cell table:formula="of:=SUM([.B193:.M193])" office:value-type="float" office:value="7844" calcext:value-type="float">
            <text:p>784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5688" calcext:value-type="float">
            <text:p>5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D194]*[.A194]" office:value-type="float" office:value="432288" calcext:value-type="float">
            <text:p>432288</text:p>
          </table:table-cell>
          <table:table-cell/>
          <table:table-cell table:formula="of:=[.C194]+[.M194]" office:value-type="float" office:value="9" calcext:value-type="float">
            <text:p>9</text:p>
          </table:table-cell>
          <table:table-cell table:formula="of:=[.B194]+[.E194]+[.F194]" office:value-type="float" office:value="49" calcext:value-type="float">
            <text:p>49</text:p>
          </table:table-cell>
          <table:table-cell table:formula="of:=[.D194]+[.G194]+[.I194]+[.K194]+[.L194]" office:value-type="float" office:value="7041" calcext:value-type="float">
            <text:p>7041</text:p>
          </table:table-cell>
          <table:table-cell table:formula="of:=SUM([.B194:.M194])" office:value-type="float" office:value="7108" calcext:value-type="float">
            <text:p>710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679" calcext:value-type="float">
            <text:p>5679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195]*[.A195]" office:value-type="float" office:value="437283" calcext:value-type="float">
            <text:p>437283</text:p>
          </table:table-cell>
          <table:table-cell/>
          <table:table-cell table:formula="of:=[.C195]+[.M195]" office:value-type="float" office:value="0" calcext:value-type="float">
            <text:p>0</text:p>
          </table:table-cell>
          <table:table-cell table:formula="of:=[.B195]+[.E195]+[.F195]" office:value-type="float" office:value="143" calcext:value-type="float">
            <text:p>143</text:p>
          </table:table-cell>
          <table:table-cell table:formula="of:=[.D195]+[.G195]+[.I195]+[.K195]+[.L195]" office:value-type="float" office:value="6637" calcext:value-type="float">
            <text:p>6637</text:p>
          </table:table-cell>
          <table:table-cell table:formula="of:=SUM([.B195:.M195])" office:value-type="float" office:value="6794" calcext:value-type="float">
            <text:p>679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5137" calcext:value-type="float">
            <text:p>5137</text:p>
          </table:table-cell>
          <table:table-cell office:value-type="float" office:value="58" calcext:value-type="float">
            <text:p>58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D196]*[.A196]" office:value-type="float" office:value="400686" calcext:value-type="float">
            <text:p>400686</text:p>
          </table:table-cell>
          <table:table-cell/>
          <table:table-cell table:formula="of:=[.C196]+[.M196]" office:value-type="float" office:value="61" calcext:value-type="float">
            <text:p>61</text:p>
          </table:table-cell>
          <table:table-cell table:formula="of:=[.B196]+[.E196]+[.F196]" office:value-type="float" office:value="452" calcext:value-type="float">
            <text:p>452</text:p>
          </table:table-cell>
          <table:table-cell table:formula="of:=[.D196]+[.G196]+[.I196]+[.K196]+[.L196]" office:value-type="float" office:value="5996" calcext:value-type="float">
            <text:p>5996</text:p>
          </table:table-cell>
          <table:table-cell table:formula="of:=SUM([.B196:.M196])" office:value-type="float" office:value="6509" calcext:value-type="float">
            <text:p>650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53" calcext:value-type="float">
            <text:p>53</text:p>
          </table:table-cell>
          <table:table-cell office:value-type="float" office:value="4658" calcext:value-type="float">
            <text:p>4658</text:p>
          </table:table-cell>
          <table:table-cell office:value-type="float" office:value="136" calcext:value-type="float">
            <text:p>13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197]*[.A197]" office:value-type="float" office:value="367982" calcext:value-type="float">
            <text:p>367982</text:p>
          </table:table-cell>
          <table:table-cell/>
          <table:table-cell table:formula="of:=[.C197]+[.M197]" office:value-type="float" office:value="53" calcext:value-type="float">
            <text:p>53</text:p>
          </table:table-cell>
          <table:table-cell table:formula="of:=[.B197]+[.E197]+[.F197]" office:value-type="float" office:value="282" calcext:value-type="float">
            <text:p>282</text:p>
          </table:table-cell>
          <table:table-cell table:formula="of:=[.D197]+[.G197]+[.I197]+[.K197]+[.L197]" office:value-type="float" office:value="5709" calcext:value-type="float">
            <text:p>5709</text:p>
          </table:table-cell>
          <table:table-cell table:formula="of:=SUM([.B197:.M197])" office:value-type="float" office:value="6124" calcext:value-type="float">
            <text:p>61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5644" calcext:value-type="float">
            <text:p>5644</text:p>
          </table:table-cell>
          <table:table-cell office:value-type="float" office:value="102" calcext:value-type="float">
            <text:p>10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 office:value-type="float" office:value="119" calcext:value-type="float">
            <text:p>1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198]*[.A198]" office:value-type="float" office:value="451520" calcext:value-type="float">
            <text:p>451520</text:p>
          </table:table-cell>
          <table:table-cell/>
          <table:table-cell table:formula="of:=[.C198]+[.M198]" office:value-type="float" office:value="0" calcext:value-type="float">
            <text:p>0</text:p>
          </table:table-cell>
          <table:table-cell table:formula="of:=[.B198]+[.E198]+[.F198]" office:value-type="float" office:value="459" calcext:value-type="float">
            <text:p>459</text:p>
          </table:table-cell>
          <table:table-cell table:formula="of:=[.D198]+[.G198]+[.I198]+[.K198]+[.L198]" office:value-type="float" office:value="6765" calcext:value-type="float">
            <text:p>6765</text:p>
          </table:table-cell>
          <table:table-cell table:formula="of:=SUM([.B198:.M198])" office:value-type="float" office:value="7343" calcext:value-type="float">
            <text:p>734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4428" calcext:value-type="float">
            <text:p>4428</text:p>
          </table:table-cell>
          <table:table-cell office:value-type="float" office:value="159" calcext:value-type="float">
            <text:p>15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199]*[.A199]" office:value-type="float" office:value="358668" calcext:value-type="float">
            <text:p>358668</text:p>
          </table:table-cell>
          <table:table-cell/>
          <table:table-cell table:formula="of:=[.C199]+[.M199]" office:value-type="float" office:value="0" calcext:value-type="float">
            <text:p>0</text:p>
          </table:table-cell>
          <table:table-cell table:formula="of:=[.B199]+[.E199]+[.F199]" office:value-type="float" office:value="406" calcext:value-type="float">
            <text:p>406</text:p>
          </table:table-cell>
          <table:table-cell table:formula="of:=[.D199]+[.G199]+[.I199]+[.K199]+[.L199]" office:value-type="float" office:value="5237" calcext:value-type="float">
            <text:p>5237</text:p>
          </table:table-cell>
          <table:table-cell table:formula="of:=SUM([.B199:.M199])" office:value-type="float" office:value="5736" calcext:value-type="float">
            <text:p>573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3849" calcext:value-type="float">
            <text:p>3849</text:p>
          </table:table-cell>
          <table:table-cell office:value-type="float" office:value="195" calcext:value-type="float">
            <text:p>19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00]*[.A200]" office:value-type="float" office:value="315618" calcext:value-type="float">
            <text:p>315618</text:p>
          </table:table-cell>
          <table:table-cell/>
          <table:table-cell table:formula="of:=[.C200]+[.M200]" office:value-type="float" office:value="0" calcext:value-type="float">
            <text:p>0</text:p>
          </table:table-cell>
          <table:table-cell table:formula="of:=[.B200]+[.E200]+[.F200]" office:value-type="float" office:value="371" calcext:value-type="float">
            <text:p>371</text:p>
          </table:table-cell>
          <table:table-cell table:formula="of:=[.D200]+[.G200]+[.I200]+[.K200]+[.L200]" office:value-type="float" office:value="4616" calcext:value-type="float">
            <text:p>4616</text:p>
          </table:table-cell>
          <table:table-cell table:formula="of:=SUM([.B200:.M200])" office:value-type="float" office:value="4987" calcext:value-type="float">
            <text:p>498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569" calcext:value-type="float">
            <text:p>3569</text:p>
          </table:table-cell>
          <table:table-cell office:value-type="float" office:value="130" calcext:value-type="float">
            <text:p>130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01]*[.A201]" office:value-type="float" office:value="296227" calcext:value-type="float">
            <text:p>296227</text:p>
          </table:table-cell>
          <table:table-cell/>
          <table:table-cell table:formula="of:=[.C201]+[.M201]" office:value-type="float" office:value="0" calcext:value-type="float">
            <text:p>0</text:p>
          </table:table-cell>
          <table:table-cell table:formula="of:=[.B201]+[.E201]+[.F201]" office:value-type="float" office:value="479" calcext:value-type="float">
            <text:p>479</text:p>
          </table:table-cell>
          <table:table-cell table:formula="of:=[.D201]+[.G201]+[.I201]+[.K201]+[.L201]" office:value-type="float" office:value="4071" calcext:value-type="float">
            <text:p>4071</text:p>
          </table:table-cell>
          <table:table-cell table:formula="of:=SUM([.B201:.M201])" office:value-type="float" office:value="4627" calcext:value-type="float">
            <text:p>46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3591" calcext:value-type="float">
            <text:p>3591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5" calcext:value-type="float">
            <text:p>46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02]*[.A202]" office:value-type="float" office:value="301644" calcext:value-type="float">
            <text:p>301644</text:p>
          </table:table-cell>
          <table:table-cell/>
          <table:table-cell table:formula="of:=[.C202]+[.M202]" office:value-type="float" office:value="0" calcext:value-type="float">
            <text:p>0</text:p>
          </table:table-cell>
          <table:table-cell table:formula="of:=[.B202]+[.E202]+[.F202]" office:value-type="float" office:value="331" calcext:value-type="float">
            <text:p>331</text:p>
          </table:table-cell>
          <table:table-cell table:formula="of:=[.D202]+[.G202]+[.I202]+[.K202]+[.L202]" office:value-type="float" office:value="4056" calcext:value-type="float">
            <text:p>4056</text:p>
          </table:table-cell>
          <table:table-cell table:formula="of:=SUM([.B202:.M202])" office:value-type="float" office:value="4432" calcext:value-type="float">
            <text:p>443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3061" calcext:value-type="float">
            <text:p>3061</text:p>
          </table:table-cell>
          <table:table-cell office:value-type="float" office:value="204" calcext:value-type="float">
            <text:p>20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[.D203]*[.A203]" office:value-type="float" office:value="260185" calcext:value-type="float">
            <text:p>260185</text:p>
          </table:table-cell>
          <table:table-cell/>
          <table:table-cell table:formula="of:=[.C203]+[.M203]" office:value-type="float" office:value="133" calcext:value-type="float">
            <text:p>133</text:p>
          </table:table-cell>
          <table:table-cell table:formula="of:=[.B203]+[.E203]+[.F203]" office:value-type="float" office:value="355" calcext:value-type="float">
            <text:p>355</text:p>
          </table:table-cell>
          <table:table-cell table:formula="of:=[.D203]+[.G203]+[.I203]+[.K203]+[.L203]" office:value-type="float" office:value="3745" calcext:value-type="float">
            <text:p>3745</text:p>
          </table:table-cell>
          <table:table-cell table:formula="of:=SUM([.B203:.M203])" office:value-type="float" office:value="4274" calcext:value-type="float">
            <text:p>427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704" calcext:value-type="float">
            <text:p>3704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D204]*[.A204]" office:value-type="float" office:value="318544" calcext:value-type="float">
            <text:p>318544</text:p>
          </table:table-cell>
          <table:table-cell/>
          <table:table-cell table:formula="of:=[.C204]+[.M204]" office:value-type="float" office:value="88" calcext:value-type="float">
            <text:p>88</text:p>
          </table:table-cell>
          <table:table-cell table:formula="of:=[.B204]+[.E204]+[.F204]" office:value-type="float" office:value="222" calcext:value-type="float">
            <text:p>222</text:p>
          </table:table-cell>
          <table:table-cell table:formula="of:=[.D204]+[.G204]+[.I204]+[.K204]+[.L204]" office:value-type="float" office:value="4263" calcext:value-type="float">
            <text:p>4263</text:p>
          </table:table-cell>
          <table:table-cell table:formula="of:=SUM([.B204:.M204])" office:value-type="float" office:value="4615" calcext:value-type="float">
            <text:p>46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3204" calcext:value-type="float">
            <text:p>3204</text:p>
          </table:table-cell>
          <table:table-cell office:value-type="float" office:value="163" calcext:value-type="float">
            <text:p>16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04" calcext:value-type="float">
            <text:p>50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05]*[.A205]" office:value-type="float" office:value="278748" calcext:value-type="float">
            <text:p>278748</text:p>
          </table:table-cell>
          <table:table-cell/>
          <table:table-cell table:formula="of:=[.C205]+[.M205]" office:value-type="float" office:value="0" calcext:value-type="float">
            <text:p>0</text:p>
          </table:table-cell>
          <table:table-cell table:formula="of:=[.B205]+[.E205]+[.F205]" office:value-type="float" office:value="343" calcext:value-type="float">
            <text:p>343</text:p>
          </table:table-cell>
          <table:table-cell table:formula="of:=[.D205]+[.G205]+[.I205]+[.K205]+[.L205]" office:value-type="float" office:value="3771" calcext:value-type="float">
            <text:p>3771</text:p>
          </table:table-cell>
          <table:table-cell table:formula="of:=SUM([.B205:.M205])" office:value-type="float" office:value="4137" calcext:value-type="float">
            <text:p>41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2707" calcext:value-type="float">
            <text:p>2707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D206]*[.A206]" office:value-type="float" office:value="238216" calcext:value-type="float">
            <text:p>238216</text:p>
          </table:table-cell>
          <table:table-cell/>
          <table:table-cell table:formula="of:=[.C206]+[.M206]" office:value-type="float" office:value="16" calcext:value-type="float">
            <text:p>16</text:p>
          </table:table-cell>
          <table:table-cell table:formula="of:=[.B206]+[.E206]+[.F206]" office:value-type="float" office:value="547" calcext:value-type="float">
            <text:p>547</text:p>
          </table:table-cell>
          <table:table-cell table:formula="of:=[.D206]+[.G206]+[.I206]+[.K206]+[.L206]" office:value-type="float" office:value="3390" calcext:value-type="float">
            <text:p>3390</text:p>
          </table:table-cell>
          <table:table-cell table:formula="of:=SUM([.B206:.M206])" office:value-type="float" office:value="3953" calcext:value-type="float">
            <text:p>395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424" calcext:value-type="float">
            <text:p>2424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D207]*[.A207]" office:value-type="float" office:value="215736" calcext:value-type="float">
            <text:p>215736</text:p>
          </table:table-cell>
          <table:table-cell/>
          <table:table-cell table:formula="of:=[.C207]+[.M207]" office:value-type="float" office:value="81" calcext:value-type="float">
            <text:p>81</text:p>
          </table:table-cell>
          <table:table-cell table:formula="of:=[.B207]+[.E207]+[.F207]" office:value-type="float" office:value="126" calcext:value-type="float">
            <text:p>126</text:p>
          </table:table-cell>
          <table:table-cell table:formula="of:=[.D207]+[.G207]+[.I207]+[.K207]+[.L207]" office:value-type="float" office:value="2700" calcext:value-type="float">
            <text:p>2700</text:p>
          </table:table-cell>
          <table:table-cell table:formula="of:=SUM([.B207:.M207])" office:value-type="float" office:value="3050" calcext:value-type="float">
            <text:p>305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794" calcext:value-type="float">
            <text:p>279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208]*[.A208]" office:value-type="float" office:value="251460" calcext:value-type="float">
            <text:p>251460</text:p>
          </table:table-cell>
          <table:table-cell/>
          <table:table-cell table:formula="of:=[.C208]+[.M208]" office:value-type="float" office:value="0" calcext:value-type="float">
            <text:p>0</text:p>
          </table:table-cell>
          <table:table-cell table:formula="of:=[.B208]+[.E208]+[.F208]" office:value-type="float" office:value="264" calcext:value-type="float">
            <text:p>264</text:p>
          </table:table-cell>
          <table:table-cell table:formula="of:=[.D208]+[.G208]+[.I208]+[.K208]+[.L208]" office:value-type="float" office:value="3317" calcext:value-type="float">
            <text:p>3317</text:p>
          </table:table-cell>
          <table:table-cell table:formula="of:=SUM([.B208:.M208])" office:value-type="float" office:value="3684" calcext:value-type="float">
            <text:p>368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2973" calcext:value-type="float">
            <text:p>2973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209]*[.A209]" office:value-type="float" office:value="270543" calcext:value-type="float">
            <text:p>270543</text:p>
          </table:table-cell>
          <table:table-cell/>
          <table:table-cell table:formula="of:=[.C209]+[.M209]" office:value-type="float" office:value="0" calcext:value-type="float">
            <text:p>0</text:p>
          </table:table-cell>
          <table:table-cell table:formula="of:=[.B209]+[.E209]+[.F209]" office:value-type="float" office:value="448" calcext:value-type="float">
            <text:p>448</text:p>
          </table:table-cell>
          <table:table-cell table:formula="of:=[.D209]+[.G209]+[.I209]+[.K209]+[.L209]" office:value-type="float" office:value="3503" calcext:value-type="float">
            <text:p>3503</text:p>
          </table:table-cell>
          <table:table-cell table:formula="of:=SUM([.B209:.M209])" office:value-type="float" office:value="3973" calcext:value-type="float">
            <text:p>397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381" calcext:value-type="float">
            <text:p>2381</text:p>
          </table:table-cell>
          <table:table-cell office:value-type="float" office:value="76" calcext:value-type="float">
            <text:p>76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210]*[.A210]" office:value-type="float" office:value="219052" calcext:value-type="float">
            <text:p>219052</text:p>
          </table:table-cell>
          <table:table-cell/>
          <table:table-cell table:formula="of:=[.C210]+[.M210]" office:value-type="float" office:value="0" calcext:value-type="float">
            <text:p>0</text:p>
          </table:table-cell>
          <table:table-cell table:formula="of:=[.B210]+[.E210]+[.F210]" office:value-type="float" office:value="439" calcext:value-type="float">
            <text:p>439</text:p>
          </table:table-cell>
          <table:table-cell table:formula="of:=[.D210]+[.G210]+[.I210]+[.K210]+[.L210]" office:value-type="float" office:value="3088" calcext:value-type="float">
            <text:p>3088</text:p>
          </table:table-cell>
          <table:table-cell table:formula="of:=SUM([.B210:.M210])" office:value-type="float" office:value="3564" calcext:value-type="float">
            <text:p>356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625" calcext:value-type="float">
            <text:p>162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D211]*[.A211]" office:value-type="float" office:value="151125" calcext:value-type="float">
            <text:p>151125</text:p>
          </table:table-cell>
          <table:table-cell/>
          <table:table-cell table:formula="of:=[.C211]+[.M211]" office:value-type="float" office:value="66" calcext:value-type="float">
            <text:p>66</text:p>
          </table:table-cell>
          <table:table-cell table:formula="of:=[.B211]+[.E211]+[.F211]" office:value-type="float" office:value="143" calcext:value-type="float">
            <text:p>143</text:p>
          </table:table-cell>
          <table:table-cell table:formula="of:=[.D211]+[.G211]+[.I211]+[.K211]+[.L211]" office:value-type="float" office:value="2024" calcext:value-type="float">
            <text:p>2024</text:p>
          </table:table-cell>
          <table:table-cell table:formula="of:=SUM([.B211:.M211])" office:value-type="float" office:value="2233" calcext:value-type="float">
            <text:p>22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2242" calcext:value-type="float">
            <text:p>2242</text:p>
          </table:table-cell>
          <table:table-cell office:value-type="float" office:value="154" calcext:value-type="float">
            <text:p>154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D212]*[.A212]" office:value-type="float" office:value="210748" calcext:value-type="float">
            <text:p>210748</text:p>
          </table:table-cell>
          <table:table-cell/>
          <table:table-cell table:formula="of:=[.C212]+[.M212]" office:value-type="float" office:value="61" calcext:value-type="float">
            <text:p>61</text:p>
          </table:table-cell>
          <table:table-cell table:formula="of:=[.B212]+[.E212]+[.F212]" office:value-type="float" office:value="382" calcext:value-type="float">
            <text:p>382</text:p>
          </table:table-cell>
          <table:table-cell table:formula="of:=[.D212]+[.G212]+[.I212]+[.K212]+[.L212]" office:value-type="float" office:value="2793" calcext:value-type="float">
            <text:p>2793</text:p>
          </table:table-cell>
          <table:table-cell table:formula="of:=SUM([.B212:.M212])" office:value-type="float" office:value="3236" calcext:value-type="float">
            <text:p>323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113" calcext:value-type="float">
            <text:p>2113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13]*[.A213]" office:value-type="float" office:value="200735" calcext:value-type="float">
            <text:p>200735</text:p>
          </table:table-cell>
          <table:table-cell/>
          <table:table-cell table:formula="of:=[.C213]+[.M213]" office:value-type="float" office:value="0" calcext:value-type="float">
            <text:p>0</text:p>
          </table:table-cell>
          <table:table-cell table:formula="of:=[.B213]+[.E213]+[.F213]" office:value-type="float" office:value="266" calcext:value-type="float">
            <text:p>266</text:p>
          </table:table-cell>
          <table:table-cell table:formula="of:=[.D213]+[.G213]+[.I213]+[.K213]+[.L213]" office:value-type="float" office:value="2539" calcext:value-type="float">
            <text:p>2539</text:p>
          </table:table-cell>
          <table:table-cell table:formula="of:=SUM([.B213:.M213])" office:value-type="float" office:value="2828" calcext:value-type="float">
            <text:p>282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574" calcext:value-type="float">
            <text:p>1574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14]*[.A214]" office:value-type="float" office:value="151104" calcext:value-type="float">
            <text:p>151104</text:p>
          </table:table-cell>
          <table:table-cell/>
          <table:table-cell table:formula="of:=[.C214]+[.M214]" office:value-type="float" office:value="0" calcext:value-type="float">
            <text:p>0</text:p>
          </table:table-cell>
          <table:table-cell table:formula="of:=[.B214]+[.E214]+[.F214]" office:value-type="float" office:value="211" calcext:value-type="float">
            <text:p>211</text:p>
          </table:table-cell>
          <table:table-cell table:formula="of:=[.D214]+[.G214]+[.I214]+[.K214]+[.L214]" office:value-type="float" office:value="2303" calcext:value-type="float">
            <text:p>2303</text:p>
          </table:table-cell>
          <table:table-cell table:formula="of:=SUM([.B214:.M214])" office:value-type="float" office:value="2514" calcext:value-type="float">
            <text:p>251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[.D215]*[.A215]" office:value-type="float" office:value="244440" calcext:value-type="float">
            <text:p>244440</text:p>
          </table:table-cell>
          <table:table-cell/>
          <table:table-cell table:formula="of:=[.C215]+[.M215]" office:value-type="float" office:value="115" calcext:value-type="float">
            <text:p>115</text:p>
          </table:table-cell>
          <table:table-cell table:formula="of:=[.B215]+[.E215]+[.F215]" office:value-type="float" office:value="136" calcext:value-type="float">
            <text:p>136</text:p>
          </table:table-cell>
          <table:table-cell table:formula="of:=[.D215]+[.G215]+[.I215]+[.K215]+[.L215]" office:value-type="float" office:value="3013" calcext:value-type="float">
            <text:p>3013</text:p>
          </table:table-cell>
          <table:table-cell table:formula="of:=SUM([.B215:.M215])" office:value-type="float" office:value="3318" calcext:value-type="float">
            <text:p>33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789" calcext:value-type="float">
            <text:p>1789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16]*[.A216]" office:value-type="float" office:value="175322" calcext:value-type="float">
            <text:p>175322</text:p>
          </table:table-cell>
          <table:table-cell/>
          <table:table-cell table:formula="of:=[.C216]+[.M216]" office:value-type="float" office:value="0" calcext:value-type="float">
            <text:p>0</text:p>
          </table:table-cell>
          <table:table-cell table:formula="of:=[.B216]+[.E216]+[.F216]" office:value-type="float" office:value="121" calcext:value-type="float">
            <text:p>121</text:p>
          </table:table-cell>
          <table:table-cell table:formula="of:=[.D216]+[.G216]+[.I216]+[.K216]+[.L216]" office:value-type="float" office:value="2388" calcext:value-type="float">
            <text:p>2388</text:p>
          </table:table-cell>
          <table:table-cell table:formula="of:=SUM([.B216:.M216])"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299" calcext:value-type="float">
            <text:p>299</text:p>
          </table:table-cell>
          <table:table-cell office:value-type="float" office:value="1597" calcext:value-type="float">
            <text:p>1597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17]*[.A217]" office:value-type="float" office:value="158103" calcext:value-type="float">
            <text:p>158103</text:p>
          </table:table-cell>
          <table:table-cell/>
          <table:table-cell table:formula="of:=[.C217]+[.M217]" office:value-type="float" office:value="299" calcext:value-type="float">
            <text:p>299</text:p>
          </table:table-cell>
          <table:table-cell table:formula="of:=[.B217]+[.E217]+[.F217]" office:value-type="float" office:value="139" calcext:value-type="float">
            <text:p>139</text:p>
          </table:table-cell>
          <table:table-cell table:formula="of:=[.D217]+[.G217]+[.I217]+[.K217]+[.L217]" office:value-type="float" office:value="1956" calcext:value-type="float">
            <text:p>1956</text:p>
          </table:table-cell>
          <table:table-cell table:formula="of:=SUM([.B217:.M217])" office:value-type="float" office:value="2394" calcext:value-type="float">
            <text:p>23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18]*[.A218]" office:value-type="float" office:value="148700" calcext:value-type="float">
            <text:p>148700</text:p>
          </table:table-cell>
          <table:table-cell/>
          <table:table-cell table:formula="of:=[.C218]+[.M218]" office:value-type="float" office:value="0" calcext:value-type="float">
            <text:p>0</text:p>
          </table:table-cell>
          <table:table-cell table:formula="of:=[.B218]+[.E218]+[.F218]" office:value-type="float" office:value="72" calcext:value-type="float">
            <text:p>72</text:p>
          </table:table-cell>
          <table:table-cell table:formula="of:=[.D218]+[.G218]+[.I218]+[.K218]+[.L218]" office:value-type="float" office:value="1954" calcext:value-type="float">
            <text:p>1954</text:p>
          </table:table-cell>
          <table:table-cell table:formula="of:=SUM([.B218:.M218])"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693" calcext:value-type="float">
            <text:p>169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219]*[.A219]" office:value-type="float" office:value="170993" calcext:value-type="float">
            <text:p>170993</text:p>
          </table:table-cell>
          <table:table-cell/>
          <table:table-cell table:formula="of:=[.C219]+[.M219]" office:value-type="float" office:value="0" calcext:value-type="float">
            <text:p>0</text:p>
          </table:table-cell>
          <table:table-cell table:formula="of:=[.B219]+[.E219]+[.F219]" office:value-type="float" office:value="32" calcext:value-type="float">
            <text:p>32</text:p>
          </table:table-cell>
          <table:table-cell table:formula="of:=[.D219]+[.G219]+[.I219]+[.K219]+[.L219]" office:value-type="float" office:value="2103" calcext:value-type="float">
            <text:p>2103</text:p>
          </table:table-cell>
          <table:table-cell table:formula="of:=SUM([.B219:.M219])"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1650" calcext:value-type="float">
            <text:p>16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20]*[.A220]" office:value-type="float" office:value="168300" calcext:value-type="float">
            <text:p>168300</text:p>
          </table:table-cell>
          <table:table-cell/>
          <table:table-cell table:formula="of:=[.C220]+[.M220]" office:value-type="float" office:value="0" calcext:value-type="float">
            <text:p>0</text:p>
          </table:table-cell>
          <table:table-cell table:formula="of:=[.B220]+[.E220]+[.F220]" office:value-type="float" office:value="232" calcext:value-type="float">
            <text:p>232</text:p>
          </table:table-cell>
          <table:table-cell table:formula="of:=[.D220]+[.G220]+[.I220]+[.K220]+[.L220]" office:value-type="float" office:value="2265" calcext:value-type="float">
            <text:p>2265</text:p>
          </table:table-cell>
          <table:table-cell table:formula="of:=SUM([.B220:.M220])" office:value-type="float" office:value="2497" calcext:value-type="float">
            <text:p>249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D221]*[.A221]" office:value-type="float" office:value="108768" calcext:value-type="float">
            <text:p>108768</text:p>
          </table:table-cell>
          <table:table-cell/>
          <table:table-cell table:formula="of:=[.C221]+[.M221]" office:value-type="float" office:value="83" calcext:value-type="float">
            <text:p>83</text:p>
          </table:table-cell>
          <table:table-cell table:formula="of:=[.B221]+[.E221]+[.F221]" office:value-type="float" office:value="233" calcext:value-type="float">
            <text:p>233</text:p>
          </table:table-cell>
          <table:table-cell table:formula="of:=[.D221]+[.G221]+[.I221]+[.K221]+[.L221]" office:value-type="float" office:value="1264" calcext:value-type="float">
            <text:p>1264</text:p>
          </table:table-cell>
          <table:table-cell table:formula="of:=SUM([.B221:.M221])"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367" calcext:value-type="float">
            <text:p>1367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22]*[.A222]" office:value-type="float" office:value="142168" calcext:value-type="float">
            <text:p>142168</text:p>
          </table:table-cell>
          <table:table-cell/>
          <table:table-cell table:formula="of:=[.C222]+[.M222]" office:value-type="float" office:value="0" calcext:value-type="float">
            <text:p>0</text:p>
          </table:table-cell>
          <table:table-cell table:formula="of:=[.B222]+[.E222]+[.F222]" office:value-type="float" office:value="184" calcext:value-type="float">
            <text:p>184</text:p>
          </table:table-cell>
          <table:table-cell table:formula="of:=[.D222]+[.G222]+[.I222]+[.K222]+[.L222]" office:value-type="float" office:value="1615" calcext:value-type="float">
            <text:p>1615</text:p>
          </table:table-cell>
          <table:table-cell table:formula="of:=SUM([.B222:.M222])"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565" calcext:value-type="float">
            <text:p>15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23]*[.A223]" office:value-type="float" office:value="164325" calcext:value-type="float">
            <text:p>164325</text:p>
          </table:table-cell>
          <table:table-cell/>
          <table:table-cell table:formula="of:=[.C223]+[.M223]" office:value-type="float" office:value="0" calcext:value-type="float">
            <text:p>0</text:p>
          </table:table-cell>
          <table:table-cell table:formula="of:=[.B223]+[.E223]+[.F223]" office:value-type="float" office:value="104" calcext:value-type="float">
            <text:p>104</text:p>
          </table:table-cell>
          <table:table-cell table:formula="of:=[.D223]+[.G223]+[.I223]+[.K223]+[.L223]" office:value-type="float" office:value="2034" calcext:value-type="float">
            <text:p>2034</text:p>
          </table:table-cell>
          <table:table-cell table:formula="of:=SUM([.B223:.M223])" office:value-type="float" office:value="2138" calcext:value-type="float">
            <text:p>213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680" calcext:value-type="float">
            <text:p>1680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24]*[.A224]" office:value-type="float" office:value="178080" calcext:value-type="float">
            <text:p>178080</text:p>
          </table:table-cell>
          <table:table-cell/>
          <table:table-cell table:formula="of:=[.C224]+[.M224]" office:value-type="float" office:value="0" calcext:value-type="float">
            <text:p>0</text:p>
          </table:table-cell>
          <table:table-cell table:formula="of:=[.B224]+[.E224]+[.F224]" office:value-type="float" office:value="126" calcext:value-type="float">
            <text:p>126</text:p>
          </table:table-cell>
          <table:table-cell table:formula="of:=[.D224]+[.G224]+[.I224]+[.K224]+[.L224]" office:value-type="float" office:value="1985" calcext:value-type="float">
            <text:p>1985</text:p>
          </table:table-cell>
          <table:table-cell table:formula="of:=SUM([.B224:.M224])" office:value-type="float" office:value="2111" calcext:value-type="float">
            <text:p>211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225]*[.A225]" office:value-type="float" office:value="128614" calcext:value-type="float">
            <text:p>128614</text:p>
          </table:table-cell>
          <table:table-cell/>
          <table:table-cell table:formula="of:=[.C225]+[.M225]" office:value-type="float" office:value="0" calcext:value-type="float">
            <text:p>0</text:p>
          </table:table-cell>
          <table:table-cell table:formula="of:=[.B225]+[.E225]+[.F225]" office:value-type="float" office:value="130" calcext:value-type="float">
            <text:p>130</text:p>
          </table:table-cell>
          <table:table-cell table:formula="of:=[.D225]+[.G225]+[.I225]+[.K225]+[.L225]" office:value-type="float" office:value="1494" calcext:value-type="float">
            <text:p>1494</text:p>
          </table:table-cell>
          <table:table-cell table:formula="of:=SUM([.B225:.M225])"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747" calcext:value-type="float">
            <text:p>174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26]*[.A226]" office:value-type="float" office:value="188676" calcext:value-type="float">
            <text:p>188676</text:p>
          </table:table-cell>
          <table:table-cell/>
          <table:table-cell table:formula="of:=[.C226]+[.M226]" office:value-type="float" office:value="0" calcext:value-type="float">
            <text:p>0</text:p>
          </table:table-cell>
          <table:table-cell table:formula="of:=[.B226]+[.E226]+[.F226]" office:value-type="float" office:value="38" calcext:value-type="float">
            <text:p>38</text:p>
          </table:table-cell>
          <table:table-cell table:formula="of:=[.D226]+[.G226]+[.I226]+[.K226]+[.L226]" office:value-type="float" office:value="2132" calcext:value-type="float">
            <text:p>2132</text:p>
          </table:table-cell>
          <table:table-cell table:formula="of:=SUM([.B226:.M226])"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16" calcext:value-type="float">
            <text:p>151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27]*[.A227]" office:value-type="float" office:value="165244" calcext:value-type="float">
            <text:p>165244</text:p>
          </table:table-cell>
          <table:table-cell/>
          <table:table-cell table:formula="of:=[.C227]+[.M227]" office:value-type="float" office:value="0" calcext:value-type="float">
            <text:p>0</text:p>
          </table:table-cell>
          <table:table-cell table:formula="of:=[.B227]+[.E227]+[.F227]" office:value-type="float" office:value="26" calcext:value-type="float">
            <text:p>26</text:p>
          </table:table-cell>
          <table:table-cell table:formula="of:=[.D227]+[.G227]+[.I227]+[.K227]+[.L227]" office:value-type="float" office:value="1838" calcext:value-type="float">
            <text:p>1838</text:p>
          </table:table-cell>
          <table:table-cell table:formula="of:=SUM([.B227:.M227])" office:value-type="float" office:value="1864" calcext:value-type="float">
            <text:p>186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14" calcext:value-type="float">
            <text:p>14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1" calcext:value-type="float">
            <text:p>32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D228]*[.A228]" office:value-type="float" office:value="155540" calcext:value-type="float">
            <text:p>155540</text:p>
          </table:table-cell>
          <table:table-cell/>
          <table:table-cell table:formula="of:=[.C228]+[.M228]" office:value-type="float" office:value="31" calcext:value-type="float">
            <text:p>31</text:p>
          </table:table-cell>
          <table:table-cell table:formula="of:=[.B228]+[.E228]+[.F228]" office:value-type="float" office:value="15" calcext:value-type="float">
            <text:p>15</text:p>
          </table:table-cell>
          <table:table-cell table:formula="of:=[.D228]+[.G228]+[.I228]+[.K228]+[.L228]" office:value-type="float" office:value="1735" calcext:value-type="float">
            <text:p>1735</text:p>
          </table:table-cell>
          <table:table-cell table:formula="of:=SUM([.B228:.M228])"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29]*[.A229]" office:value-type="float" office:value="121767" calcext:value-type="float">
            <text:p>121767</text:p>
          </table:table-cell>
          <table:table-cell/>
          <table:table-cell table:formula="of:=[.C229]+[.M229]" office:value-type="float" office:value="0" calcext:value-type="float">
            <text:p>0</text:p>
          </table:table-cell>
          <table:table-cell table:formula="of:=[.B229]+[.E229]+[.F229]" office:value-type="float" office:value="113" calcext:value-type="float">
            <text:p>113</text:p>
          </table:table-cell>
          <table:table-cell table:formula="of:=[.D229]+[.G229]+[.I229]+[.K229]+[.L229]" office:value-type="float" office:value="1559" calcext:value-type="float">
            <text:p>1559</text:p>
          </table:table-cell>
          <table:table-cell table:formula="of:=SUM([.B229:.M229])" office:value-type="float" office:value="1672" calcext:value-type="float">
            <text:p>167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1" calcext:value-type="float">
            <text:p>1371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D230]*[.A230]" office:value-type="float" office:value="153552" calcext:value-type="float">
            <text:p>153552</text:p>
          </table:table-cell>
          <table:table-cell/>
          <table:table-cell table:formula="of:=[.C230]+[.M230]" office:value-type="float" office:value="46" calcext:value-type="float">
            <text:p>46</text:p>
          </table:table-cell>
          <table:table-cell table:formula="of:=[.B230]+[.E230]+[.F230]" office:value-type="float" office:value="39" calcext:value-type="float">
            <text:p>39</text:p>
          </table:table-cell>
          <table:table-cell table:formula="of:=[.D230]+[.G230]+[.I230]+[.K230]+[.L230]" office:value-type="float" office:value="1494" calcext:value-type="float">
            <text:p>1494</text:p>
          </table:table-cell>
          <table:table-cell table:formula="of:=SUM([.B230:.M230])"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177" calcext:value-type="float">
            <text:p>1177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231]*[.A231]" office:value-type="float" office:value="133001" calcext:value-type="float">
            <text:p>133001</text:p>
          </table:table-cell>
          <table:table-cell/>
          <table:table-cell table:formula="of:=[.C231]+[.M231]" office:value-type="float" office:value="0" calcext:value-type="float">
            <text:p>0</text:p>
          </table:table-cell>
          <table:table-cell table:formula="of:=[.B231]+[.E231]+[.F231]" office:value-type="float" office:value="72" calcext:value-type="float">
            <text:p>72</text:p>
          </table:table-cell>
          <table:table-cell table:formula="of:=[.D231]+[.G231]+[.I231]+[.K231]+[.L231]" office:value-type="float" office:value="1409" calcext:value-type="float">
            <text:p>1409</text:p>
          </table:table-cell>
          <table:table-cell table:formula="of:=SUM([.B231:.M231])" office:value-type="float" office:value="1505" calcext:value-type="float">
            <text:p>150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52" calcext:value-type="float">
            <text:p>1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32]*[.A232]" office:value-type="float" office:value="165528" calcext:value-type="float">
            <text:p>165528</text:p>
          </table:table-cell>
          <table:table-cell/>
          <table:table-cell table:formula="of:=[.C232]+[.M232]" office:value-type="float" office:value="0" calcext:value-type="float">
            <text:p>0</text:p>
          </table:table-cell>
          <table:table-cell table:formula="of:=[.B232]+[.E232]+[.F232]" office:value-type="float" office:value="68" calcext:value-type="float">
            <text:p>68</text:p>
          </table:table-cell>
          <table:table-cell table:formula="of:=[.D232]+[.G232]+[.I232]+[.K232]+[.L232]" office:value-type="float" office:value="1863" calcext:value-type="float">
            <text:p>1863</text:p>
          </table:table-cell>
          <table:table-cell table:formula="of:=SUM([.B232:.M232])" office:value-type="float" office:value="1931" calcext:value-type="float">
            <text:p>193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61" calcext:value-type="float">
            <text:p>106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33]*[.A233]" office:value-type="float" office:value="122015" calcext:value-type="float">
            <text:p>122015</text:p>
          </table:table-cell>
          <table:table-cell/>
          <table:table-cell table:formula="of:=[.C233]+[.M233]" office:value-type="float" office:value="0" calcext:value-type="float">
            <text:p>0</text:p>
          </table:table-cell>
          <table:table-cell table:formula="of:=[.B233]+[.E233]+[.F233]" office:value-type="float" office:value="52" calcext:value-type="float">
            <text:p>52</text:p>
          </table:table-cell>
          <table:table-cell table:formula="of:=[.D233]+[.G233]+[.I233]+[.K233]+[.L233]" office:value-type="float" office:value="1598" calcext:value-type="float">
            <text:p>1598</text:p>
          </table:table-cell>
          <table:table-cell table:formula="of:=SUM([.B233:.M233])"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234]*[.A234]" office:value-type="float" office:value="71804" calcext:value-type="float">
            <text:p>71804</text:p>
          </table:table-cell>
          <table:table-cell/>
          <table:table-cell table:formula="of:=[.C234]+[.M234]" office:value-type="float" office:value="0" calcext:value-type="float">
            <text:p>0</text:p>
          </table:table-cell>
          <table:table-cell table:formula="of:=[.B234]+[.E234]+[.F234]" office:value-type="float" office:value="187" calcext:value-type="float">
            <text:p>187</text:p>
          </table:table-cell>
          <table:table-cell table:formula="of:=[.D234]+[.G234]+[.I234]+[.K234]+[.L234]" office:value-type="float" office:value="864" calcext:value-type="float">
            <text:p>864</text:p>
          </table:table-cell>
          <table:table-cell table:formula="of:=SUM([.B234:.M234])"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35]*[.A235]" office:value-type="float" office:value="92898" calcext:value-type="float">
            <text:p>92898</text:p>
          </table:table-cell>
          <table:table-cell/>
          <table:table-cell table:formula="of:=[.C235]+[.M235]" office:value-type="float" office:value="0" calcext:value-type="float">
            <text:p>0</text:p>
          </table:table-cell>
          <table:table-cell table:formula="of:=[.B235]+[.E235]+[.F235]" office:value-type="float" office:value="0" calcext:value-type="float">
            <text:p>0</text:p>
          </table:table-cell>
          <table:table-cell table:formula="of:=[.D235]+[.G235]+[.I235]+[.K235]+[.L235]" office:value-type="float" office:value="1034" calcext:value-type="float">
            <text:p>1034</text:p>
          </table:table-cell>
          <table:table-cell table:formula="of:=SUM([.B235:.M235])"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36]*[.A236]" office:value-type="float" office:value="127440" calcext:value-type="float">
            <text:p>127440</text:p>
          </table:table-cell>
          <table:table-cell/>
          <table:table-cell table:formula="of:=[.C236]+[.M236]" office:value-type="float" office:value="0" calcext:value-type="float">
            <text:p>0</text:p>
          </table:table-cell>
          <table:table-cell table:formula="of:=[.B236]+[.E236]+[.F236]" office:value-type="float" office:value="22" calcext:value-type="float">
            <text:p>22</text:p>
          </table:table-cell>
          <table:table-cell table:formula="of:=[.D236]+[.G236]+[.I236]+[.K236]+[.L236]" office:value-type="float" office:value="1213" calcext:value-type="float">
            <text:p>1213</text:p>
          </table:table-cell>
          <table:table-cell table:formula="of:=SUM([.B236:.M236])"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37]*[.A237]" office:value-type="float" office:value="108647" calcext:value-type="float">
            <text:p>108647</text:p>
          </table:table-cell>
          <table:table-cell/>
          <table:table-cell table:formula="of:=[.C237]+[.M237]" office:value-type="float" office:value="0" calcext:value-type="float">
            <text:p>0</text:p>
          </table:table-cell>
          <table:table-cell table:formula="of:=[.B237]+[.E237]+[.F237]" office:value-type="float" office:value="10" calcext:value-type="float">
            <text:p>10</text:p>
          </table:table-cell>
          <table:table-cell table:formula="of:=[.D237]+[.G237]+[.I237]+[.K237]+[.L237]" office:value-type="float" office:value="1058" calcext:value-type="float">
            <text:p>1058</text:p>
          </table:table-cell>
          <table:table-cell table:formula="of:=SUM([.B237:.M237])"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5" calcext:value-type="float">
            <text:p>245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238]*[.A238]" office:value-type="float" office:value="124320" calcext:value-type="float">
            <text:p>124320</text:p>
          </table:table-cell>
          <table:table-cell/>
          <table:table-cell table:formula="of:=[.C238]+[.M238]" office:value-type="float" office:value="0" calcext:value-type="float">
            <text:p>0</text:p>
          </table:table-cell>
          <table:table-cell table:formula="of:=[.B238]+[.E238]+[.F238]" office:value-type="float" office:value="0" calcext:value-type="float">
            <text:p>0</text:p>
          </table:table-cell>
          <table:table-cell table:formula="of:=[.D238]+[.G238]+[.I238]+[.K238]+[.L238]" office:value-type="float" office:value="1373" calcext:value-type="float">
            <text:p>1373</text:p>
          </table:table-cell>
          <table:table-cell table:formula="of:=SUM([.B238:.M238])"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2" calcext:value-type="float">
            <text:p>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39]*[.A239]" office:value-type="float" office:value="93412" calcext:value-type="float">
            <text:p>93412</text:p>
          </table:table-cell>
          <table:table-cell/>
          <table:table-cell table:formula="of:=[.C239]+[.M239]" office:value-type="float" office:value="0" calcext:value-type="float">
            <text:p>0</text:p>
          </table:table-cell>
          <table:table-cell table:formula="of:=[.B239]+[.E239]+[.F239]" office:value-type="float" office:value="0" calcext:value-type="float">
            <text:p>0</text:p>
          </table:table-cell>
          <table:table-cell table:formula="of:=[.D239]+[.G239]+[.I239]+[.K239]+[.L239]" office:value-type="float" office:value="908" calcext:value-type="float">
            <text:p>908</text:p>
          </table:table-cell>
          <table:table-cell table:formula="of:=SUM([.B239:.M239])"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40]*[.A240]" office:value-type="float" office:value="118340" calcext:value-type="float">
            <text:p>118340</text:p>
          </table:table-cell>
          <table:table-cell/>
          <table:table-cell table:formula="of:=[.C240]+[.M240]" office:value-type="float" office:value="0" calcext:value-type="float">
            <text:p>0</text:p>
          </table:table-cell>
          <table:table-cell table:formula="of:=[.B240]+[.E240]+[.F240]" office:value-type="float" office:value="0" calcext:value-type="float">
            <text:p>0</text:p>
          </table:table-cell>
          <table:table-cell table:formula="of:=[.D240]+[.G240]+[.I240]+[.K240]+[.L240]" office:value-type="float" office:value="1339" calcext:value-type="float">
            <text:p>1339</text:p>
          </table:table-cell>
          <table:table-cell table:formula="of:=SUM([.B240:.M240])" office:value-type="float" office:value="1339" calcext:value-type="float">
            <text:p>133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41]*[.A241]" office:value-type="float" office:value="110823" calcext:value-type="float">
            <text:p>110823</text:p>
          </table:table-cell>
          <table:table-cell/>
          <table:table-cell table:formula="of:=[.C241]+[.M241]" office:value-type="float" office:value="0" calcext:value-type="float">
            <text:p>0</text:p>
          </table:table-cell>
          <table:table-cell table:formula="of:=[.B241]+[.E241]+[.F241]" office:value-type="float" office:value="59" calcext:value-type="float">
            <text:p>59</text:p>
          </table:table-cell>
          <table:table-cell table:formula="of:=[.D241]+[.G241]+[.I241]+[.K241]+[.L241]" office:value-type="float" office:value="1548" calcext:value-type="float">
            <text:p>1548</text:p>
          </table:table-cell>
          <table:table-cell table:formula="of:=SUM([.B241:.M241])"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32" calcext:value-type="float">
            <text:p>1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242]*[.A242]" office:value-type="float" office:value="127968" calcext:value-type="float">
            <text:p>127968</text:p>
          </table:table-cell>
          <table:table-cell/>
          <table:table-cell table:formula="of:=[.C242]+[.M242]" office:value-type="float" office:value="0" calcext:value-type="float">
            <text:p>0</text:p>
          </table:table-cell>
          <table:table-cell table:formula="of:=[.B242]+[.E242]+[.F242]" office:value-type="float" office:value="16" calcext:value-type="float">
            <text:p>16</text:p>
          </table:table-cell>
          <table:table-cell table:formula="of:=[.D242]+[.G242]+[.I242]+[.K242]+[.L242]" office:value-type="float" office:value="1461" calcext:value-type="float">
            <text:p>1461</text:p>
          </table:table-cell>
          <table:table-cell table:formula="of:=SUM([.B242:.M242])"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43]*[.A243]" office:value-type="float" office:value="76375" calcext:value-type="float">
            <text:p>76375</text:p>
          </table:table-cell>
          <table:table-cell/>
          <table:table-cell table:formula="of:=[.C243]+[.M243]" office:value-type="float" office:value="0" calcext:value-type="float">
            <text:p>0</text:p>
          </table:table-cell>
          <table:table-cell table:formula="of:=[.B243]+[.E243]+[.F243]" office:value-type="float" office:value="25" calcext:value-type="float">
            <text:p>25</text:p>
          </table:table-cell>
          <table:table-cell table:formula="of:=[.D243]+[.G243]+[.I243]+[.K243]+[.L243]" office:value-type="float" office:value="1237" calcext:value-type="float">
            <text:p>1237</text:p>
          </table:table-cell>
          <table:table-cell table:formula="of:=SUM([.B243:.M243])"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44]*[.A244]" office:value-type="float" office:value="91602" calcext:value-type="float">
            <text:p>91602</text:p>
          </table:table-cell>
          <table:table-cell/>
          <table:table-cell table:formula="of:=[.C244]+[.M244]" office:value-type="float" office:value="0" calcext:value-type="float">
            <text:p>0</text:p>
          </table:table-cell>
          <table:table-cell table:formula="of:=[.B244]+[.E244]+[.F244]" office:value-type="float" office:value="0" calcext:value-type="float">
            <text:p>0</text:p>
          </table:table-cell>
          <table:table-cell table:formula="of:=[.D244]+[.G244]+[.I244]+[.K244]+[.L244]" office:value-type="float" office:value="843" calcext:value-type="float">
            <text:p>843</text:p>
          </table:table-cell>
          <table:table-cell table:formula="of:=SUM([.B244:.M244])"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09" calcext:value-type="float">
            <text:p>2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45]*[.A245]" office:value-type="float" office:value="60198" calcext:value-type="float">
            <text:p>60198</text:p>
          </table:table-cell>
          <table:table-cell/>
          <table:table-cell table:formula="of:=[.C245]+[.M245]" office:value-type="float" office:value="0" calcext:value-type="float">
            <text:p>0</text:p>
          </table:table-cell>
          <table:table-cell table:formula="of:=[.B245]+[.E245]+[.F245]" office:value-type="float" office:value="10" calcext:value-type="float">
            <text:p>10</text:p>
          </table:table-cell>
          <table:table-cell table:formula="of:=[.D245]+[.G245]+[.I245]+[.K245]+[.L245]" office:value-type="float" office:value="683" calcext:value-type="float">
            <text:p>683</text:p>
          </table:table-cell>
          <table:table-cell table:formula="of:=SUM([.B245:.M245])"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246]*[.A246]" office:value-type="float" office:value="99200" calcext:value-type="float">
            <text:p>99200</text:p>
          </table:table-cell>
          <table:table-cell/>
          <table:table-cell table:formula="of:=[.C246]+[.M246]" office:value-type="float" office:value="0" calcext:value-type="float">
            <text:p>0</text:p>
          </table:table-cell>
          <table:table-cell table:formula="of:=[.B246]+[.E246]+[.F246]" office:value-type="float" office:value="26" calcext:value-type="float">
            <text:p>26</text:p>
          </table:table-cell>
          <table:table-cell table:formula="of:=[.D246]+[.G246]+[.I246]+[.K246]+[.L246]" office:value-type="float" office:value="927" calcext:value-type="float">
            <text:p>927</text:p>
          </table:table-cell>
          <table:table-cell table:formula="of:=SUM([.B246:.M246])"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247]*[.A247]" office:value-type="float" office:value="57921" calcext:value-type="float">
            <text:p>57921</text:p>
          </table:table-cell>
          <table:table-cell/>
          <table:table-cell table:formula="of:=[.C247]+[.M247]" office:value-type="float" office:value="0" calcext:value-type="float">
            <text:p>0</text:p>
          </table:table-cell>
          <table:table-cell table:formula="of:=[.B247]+[.E247]+[.F247]" office:value-type="float" office:value="9" calcext:value-type="float">
            <text:p>9</text:p>
          </table:table-cell>
          <table:table-cell table:formula="of:=[.D247]+[.G247]+[.I247]+[.K247]+[.L247]" office:value-type="float" office:value="561" calcext:value-type="float">
            <text:p>561</text:p>
          </table:table-cell>
          <table:table-cell table:formula="of:=SUM([.B247:.M247])"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248]*[.A248]" office:value-type="float" office:value="64090" calcext:value-type="float">
            <text:p>64090</text:p>
          </table:table-cell>
          <table:table-cell/>
          <table:table-cell table:formula="of:=[.C248]+[.M248]" office:value-type="float" office:value="0" calcext:value-type="float">
            <text:p>0</text:p>
          </table:table-cell>
          <table:table-cell table:formula="of:=[.B248]+[.E248]+[.F248]" office:value-type="float" office:value="54" calcext:value-type="float">
            <text:p>54</text:p>
          </table:table-cell>
          <table:table-cell table:formula="of:=[.D248]+[.G248]+[.I248]+[.K248]+[.L248]" office:value-type="float" office:value="662" calcext:value-type="float">
            <text:p>662</text:p>
          </table:table-cell>
          <table:table-cell table:formula="of:=SUM([.B248:.M248])"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49]*[.A249]" office:value-type="float" office:value="75063" calcext:value-type="float">
            <text:p>75063</text:p>
          </table:table-cell>
          <table:table-cell/>
          <table:table-cell table:formula="of:=[.C249]+[.M249]" office:value-type="float" office:value="0" calcext:value-type="float">
            <text:p>0</text:p>
          </table:table-cell>
          <table:table-cell table:formula="of:=[.B249]+[.E249]+[.F249]" office:value-type="float" office:value="0" calcext:value-type="float">
            <text:p>0</text:p>
          </table:table-cell>
          <table:table-cell table:formula="of:=[.D249]+[.G249]+[.I249]+[.K249]+[.L249]" office:value-type="float" office:value="865" calcext:value-type="float">
            <text:p>865</text:p>
          </table:table-cell>
          <table:table-cell table:formula="of:=SUM([.B249:.M249])"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250]*[.A250]" office:value-type="float" office:value="73524" calcext:value-type="float">
            <text:p>73524</text:p>
          </table:table-cell>
          <table:table-cell/>
          <table:table-cell table:formula="of:=[.C250]+[.M250]" office:value-type="float" office:value="0" calcext:value-type="float">
            <text:p>0</text:p>
          </table:table-cell>
          <table:table-cell table:formula="of:=[.B250]+[.E250]+[.F250]" office:value-type="float" office:value="0" calcext:value-type="float">
            <text:p>0</text:p>
          </table:table-cell>
          <table:table-cell table:formula="of:=[.D250]+[.G250]+[.I250]+[.K250]+[.L250]" office:value-type="float" office:value="886" calcext:value-type="float">
            <text:p>886</text:p>
          </table:table-cell>
          <table:table-cell table:formula="of:=SUM([.B250:.M250])"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251]*[.A251]" office:value-type="float" office:value="73815" calcext:value-type="float">
            <text:p>73815</text:p>
          </table:table-cell>
          <table:table-cell/>
          <table:table-cell table:formula="of:=[.C251]+[.M251]" office:value-type="float" office:value="0" calcext:value-type="float">
            <text:p>0</text:p>
          </table:table-cell>
          <table:table-cell table:formula="of:=[.B251]+[.E251]+[.F251]" office:value-type="float" office:value="47" calcext:value-type="float">
            <text:p>47</text:p>
          </table:table-cell>
          <table:table-cell table:formula="of:=[.D251]+[.G251]+[.I251]+[.K251]+[.L251]" office:value-type="float" office:value="799" calcext:value-type="float">
            <text:p>799</text:p>
          </table:table-cell>
          <table:table-cell table:formula="of:=SUM([.B251:.M251])"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252]*[.A252]" office:value-type="float" office:value="55208" calcext:value-type="float">
            <text:p>55208</text:p>
          </table:table-cell>
          <table:table-cell/>
          <table:table-cell table:formula="of:=[.C252]+[.M252]" office:value-type="float" office:value="0" calcext:value-type="float">
            <text:p>0</text:p>
          </table:table-cell>
          <table:table-cell table:formula="of:=[.B252]+[.E252]+[.F252]" office:value-type="float" office:value="0" calcext:value-type="float">
            <text:p>0</text:p>
          </table:table-cell>
          <table:table-cell table:formula="of:=[.D252]+[.G252]+[.I252]+[.K252]+[.L252]" office:value-type="float" office:value="606" calcext:value-type="float">
            <text:p>606</text:p>
          </table:table-cell>
          <table:table-cell table:formula="of:=SUM([.B252:.M252])"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253]*[.A253]" office:value-type="float" office:value="48330" calcext:value-type="float">
            <text:p>48330</text:p>
          </table:table-cell>
          <table:table-cell/>
          <table:table-cell table:formula="of:=[.C253]+[.M253]" office:value-type="float" office:value="0" calcext:value-type="float">
            <text:p>0</text:p>
          </table:table-cell>
          <table:table-cell table:formula="of:=[.B253]+[.E253]+[.F253]" office:value-type="float" office:value="66" calcext:value-type="float">
            <text:p>66</text:p>
          </table:table-cell>
          <table:table-cell table:formula="of:=[.D253]+[.G253]+[.I253]+[.K253]+[.L253]" office:value-type="float" office:value="457" calcext:value-type="float">
            <text:p>457</text:p>
          </table:table-cell>
          <table:table-cell table:formula="of:=SUM([.B253:.M253])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D254]*[.A254]" office:value-type="float" office:value="50456" calcext:value-type="float">
            <text:p>50456</text:p>
          </table:table-cell>
          <table:table-cell/>
          <table:table-cell table:formula="of:=[.C254]+[.M254]" office:value-type="float" office:value="35" calcext:value-type="float">
            <text:p>35</text:p>
          </table:table-cell>
          <table:table-cell table:formula="of:=[.B254]+[.E254]+[.F254]" office:value-type="float" office:value="9" calcext:value-type="float">
            <text:p>9</text:p>
          </table:table-cell>
          <table:table-cell table:formula="of:=[.D254]+[.G254]+[.I254]+[.K254]+[.L254]" office:value-type="float" office:value="442" calcext:value-type="float">
            <text:p>442</text:p>
          </table:table-cell>
          <table:table-cell table:formula="of:=SUM([.B254:.M254])"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55]*[.A255]" office:value-type="float" office:value="48087" calcext:value-type="float">
            <text:p>48087</text:p>
          </table:table-cell>
          <table:table-cell/>
          <table:table-cell table:formula="of:=[.C255]+[.M255]" office:value-type="float" office:value="0" calcext:value-type="float">
            <text:p>0</text:p>
          </table:table-cell>
          <table:table-cell table:formula="of:=[.B255]+[.E255]+[.F255]" office:value-type="float" office:value="11" calcext:value-type="float">
            <text:p>11</text:p>
          </table:table-cell>
          <table:table-cell table:formula="of:=[.D255]+[.G255]+[.I255]+[.K255]+[.L255]" office:value-type="float" office:value="521" calcext:value-type="float">
            <text:p>521</text:p>
          </table:table-cell>
          <table:table-cell table:formula="of:=SUM([.B255:.M255])"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56]*[.A256]" office:value-type="float" office:value="77832" calcext:value-type="float">
            <text:p>77832</text:p>
          </table:table-cell>
          <table:table-cell/>
          <table:table-cell table:formula="of:=[.C256]+[.M256]" office:value-type="float" office:value="0" calcext:value-type="float">
            <text:p>0</text:p>
          </table:table-cell>
          <table:table-cell table:formula="of:=[.B256]+[.E256]+[.F256]" office:value-type="float" office:value="0" calcext:value-type="float">
            <text:p>0</text:p>
          </table:table-cell>
          <table:table-cell table:formula="of:=[.D256]+[.G256]+[.I256]+[.K256]+[.L256]" office:value-type="float" office:value="665" calcext:value-type="float">
            <text:p>665</text:p>
          </table:table-cell>
          <table:table-cell table:formula="of:=SUM([.B256:.M256])"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57]*[.A257]" office:value-type="float" office:value="92296" calcext:value-type="float">
            <text:p>92296</text:p>
          </table:table-cell>
          <table:table-cell/>
          <table:table-cell table:formula="of:=[.C257]+[.M257]" office:value-type="float" office:value="0" calcext:value-type="float">
            <text:p>0</text:p>
          </table:table-cell>
          <table:table-cell table:formula="of:=[.B257]+[.E257]+[.F257]" office:value-type="float" office:value="0" calcext:value-type="float">
            <text:p>0</text:p>
          </table:table-cell>
          <table:table-cell table:formula="of:=[.D257]+[.G257]+[.I257]+[.K257]+[.L257]" office:value-type="float" office:value="866" calcext:value-type="float">
            <text:p>866</text:p>
          </table:table-cell>
          <table:table-cell table:formula="of:=SUM([.B257:.M257])"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58]*[.A258]" office:value-type="float" office:value="46620" calcext:value-type="float">
            <text:p>46620</text:p>
          </table:table-cell>
          <table:table-cell/>
          <table:table-cell table:formula="of:=[.C258]+[.M258]" office:value-type="float" office:value="0" calcext:value-type="float">
            <text:p>0</text:p>
          </table:table-cell>
          <table:table-cell table:formula="of:=[.B258]+[.E258]+[.F258]" office:value-type="float" office:value="0" calcext:value-type="float">
            <text:p>0</text:p>
          </table:table-cell>
          <table:table-cell table:formula="of:=[.D258]+[.G258]+[.I258]+[.K258]+[.L258]" office:value-type="float" office:value="589" calcext:value-type="float">
            <text:p>589</text:p>
          </table:table-cell>
          <table:table-cell table:formula="of:=SUM([.B258:.M258])"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59]*[.A259]" office:value-type="float" office:value="53721" calcext:value-type="float">
            <text:p>53721</text:p>
          </table:table-cell>
          <table:table-cell/>
          <table:table-cell table:formula="of:=[.C259]+[.M259]" office:value-type="float" office:value="0" calcext:value-type="float">
            <text:p>0</text:p>
          </table:table-cell>
          <table:table-cell table:formula="of:=[.B259]+[.E259]+[.F259]" office:value-type="float" office:value="0" calcext:value-type="float">
            <text:p>0</text:p>
          </table:table-cell>
          <table:table-cell table:formula="of:=[.D259]+[.G259]+[.I259]+[.K259]+[.L259]" office:value-type="float" office:value="703" calcext:value-type="float">
            <text:p>703</text:p>
          </table:table-cell>
          <table:table-cell table:formula="of:=SUM([.B259:.M259])"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260]*[.A260]" office:value-type="float" office:value="57368" calcext:value-type="float">
            <text:p>57368</text:p>
          </table:table-cell>
          <table:table-cell/>
          <table:table-cell table:formula="of:=[.C260]+[.M260]" office:value-type="float" office:value="0" calcext:value-type="float">
            <text:p>0</text:p>
          </table:table-cell>
          <table:table-cell table:formula="of:=[.B260]+[.E260]+[.F260]" office:value-type="float" office:value="49" calcext:value-type="float">
            <text:p>49</text:p>
          </table:table-cell>
          <table:table-cell table:formula="of:=[.D260]+[.G260]+[.I260]+[.K260]+[.L260]" office:value-type="float" office:value="651" calcext:value-type="float">
            <text:p>651</text:p>
          </table:table-cell>
          <table:table-cell table:formula="of:=SUM([.B260:.M260])"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61]*[.A261]" office:value-type="float" office:value="80509" calcext:value-type="float">
            <text:p>80509</text:p>
          </table:table-cell>
          <table:table-cell/>
          <table:table-cell table:formula="of:=[.C261]+[.M261]" office:value-type="float" office:value="32" calcext:value-type="float">
            <text:p>32</text:p>
          </table:table-cell>
          <table:table-cell table:formula="of:=[.B261]+[.E261]+[.F261]" office:value-type="float" office:value="0" calcext:value-type="float">
            <text:p>0</text:p>
          </table:table-cell>
          <table:table-cell table:formula="of:=[.D261]+[.G261]+[.I261]+[.K261]+[.L261]" office:value-type="float" office:value="714" calcext:value-type="float">
            <text:p>714</text:p>
          </table:table-cell>
          <table:table-cell table:formula="of:=SUM([.B261:.M261])"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62]*[.A262]" office:value-type="float" office:value="65088" calcext:value-type="float">
            <text:p>65088</text:p>
          </table:table-cell>
          <table:table-cell/>
          <table:table-cell table:formula="of:=[.C262]+[.M262]" office:value-type="float" office:value="0" calcext:value-type="float">
            <text:p>0</text:p>
          </table:table-cell>
          <table:table-cell table:formula="of:=[.B262]+[.E262]+[.F262]" office:value-type="float" office:value="15" calcext:value-type="float">
            <text:p>15</text:p>
          </table:table-cell>
          <table:table-cell table:formula="of:=[.D262]+[.G262]+[.I262]+[.K262]+[.L262]" office:value-type="float" office:value="592" calcext:value-type="float">
            <text:p>592</text:p>
          </table:table-cell>
          <table:table-cell table:formula="of:=SUM([.B262:.M262])"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D263]*[.A263]" office:value-type="float" office:value="74675" calcext:value-type="float">
            <text:p>74675</text:p>
          </table:table-cell>
          <table:table-cell/>
          <table:table-cell table:formula="of:=[.C263]+[.M263]" office:value-type="float" office:value="73" calcext:value-type="float">
            <text:p>73</text:p>
          </table:table-cell>
          <table:table-cell table:formula="of:=[.B263]+[.E263]+[.F263]" office:value-type="float" office:value="5" calcext:value-type="float">
            <text:p>5</text:p>
          </table:table-cell>
          <table:table-cell table:formula="of:=[.D263]+[.G263]+[.I263]+[.K263]+[.L263]" office:value-type="float" office:value="626" calcext:value-type="float">
            <text:p>626</text:p>
          </table:table-cell>
          <table:table-cell table:formula="of:=SUM([.B263:.M263])"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64]*[.A264]" office:value-type="float" office:value="68766" calcext:value-type="float">
            <text:p>68766</text:p>
          </table:table-cell>
          <table:table-cell/>
          <table:table-cell table:formula="of:=[.C264]+[.M264]" office:value-type="float" office:value="0" calcext:value-type="float">
            <text:p>0</text:p>
          </table:table-cell>
          <table:table-cell table:formula="of:=[.B264]+[.E264]+[.F264]" office:value-type="float" office:value="0" calcext:value-type="float">
            <text:p>0</text:p>
          </table:table-cell>
          <table:table-cell table:formula="of:=[.D264]+[.G264]+[.I264]+[.K264]+[.L264]" office:value-type="float" office:value="688" calcext:value-type="float">
            <text:p>688</text:p>
          </table:table-cell>
          <table:table-cell table:formula="of:=SUM([.B264:.M264])"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65]*[.A265]" office:value-type="float" office:value="72030" calcext:value-type="float">
            <text:p>72030</text:p>
          </table:table-cell>
          <table:table-cell/>
          <table:table-cell table:formula="of:=[.C265]+[.M265]" office:value-type="float" office:value="0" calcext:value-type="float">
            <text:p>0</text:p>
          </table:table-cell>
          <table:table-cell table:formula="of:=[.B265]+[.E265]+[.F265]" office:value-type="float" office:value="70" calcext:value-type="float">
            <text:p>70</text:p>
          </table:table-cell>
          <table:table-cell table:formula="of:=[.D265]+[.G265]+[.I265]+[.K265]+[.L265]" office:value-type="float" office:value="576" calcext:value-type="float">
            <text:p>576</text:p>
          </table:table-cell>
          <table:table-cell table:formula="of:=SUM([.B265:.M265])"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66]*[.A266]" office:value-type="float" office:value="32116" calcext:value-type="float">
            <text:p>32116</text:p>
          </table:table-cell>
          <table:table-cell/>
          <table:table-cell table:formula="of:=[.C266]+[.M266]" office:value-type="float" office:value="0" calcext:value-type="float">
            <text:p>0</text:p>
          </table:table-cell>
          <table:table-cell table:formula="of:=[.B266]+[.E266]+[.F266]" office:value-type="float" office:value="0" calcext:value-type="float">
            <text:p>0</text:p>
          </table:table-cell>
          <table:table-cell table:formula="of:=[.D266]+[.G266]+[.I266]+[.K266]+[.L266]" office:value-type="float" office:value="318" calcext:value-type="float">
            <text:p>318</text:p>
          </table:table-cell>
          <table:table-cell table:formula="of:=SUM([.B266:.M266])"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67]*[.A267]" office:value-type="float" office:value="39485" calcext:value-type="float">
            <text:p>39485</text:p>
          </table:table-cell>
          <table:table-cell/>
          <table:table-cell table:formula="of:=[.C267]+[.M267]" office:value-type="float" office:value="0" calcext:value-type="float">
            <text:p>0</text:p>
          </table:table-cell>
          <table:table-cell table:formula="of:=[.B267]+[.E267]+[.F267]" office:value-type="float" office:value="0" calcext:value-type="float">
            <text:p>0</text:p>
          </table:table-cell>
          <table:table-cell table:formula="of:=[.D267]+[.G267]+[.I267]+[.K267]+[.L267]" office:value-type="float" office:value="353" calcext:value-type="float">
            <text:p>353</text:p>
          </table:table-cell>
          <table:table-cell table:formula="of:=SUM([.B267:.M267])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68]*[.A268]" office:value-type="float" office:value="58350" calcext:value-type="float">
            <text:p>58350</text:p>
          </table:table-cell>
          <table:table-cell/>
          <table:table-cell table:formula="of:=[.C268]+[.M268]" office:value-type="float" office:value="0" calcext:value-type="float">
            <text:p>0</text:p>
          </table:table-cell>
          <table:table-cell table:formula="of:=[.B268]+[.E268]+[.F268]" office:value-type="float" office:value="0" calcext:value-type="float">
            <text:p>0</text:p>
          </table:table-cell>
          <table:table-cell table:formula="of:=[.D268]+[.G268]+[.I268]+[.K268]+[.L268]" office:value-type="float" office:value="506" calcext:value-type="float">
            <text:p>506</text:p>
          </table:table-cell>
          <table:table-cell table:formula="of:=SUM([.B268:.M268])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69]*[.A269]" office:value-type="float" office:value="75047" calcext:value-type="float">
            <text:p>75047</text:p>
          </table:table-cell>
          <table:table-cell/>
          <table:table-cell table:formula="of:=[.C269]+[.M269]" office:value-type="float" office:value="0" calcext:value-type="float">
            <text:p>0</text:p>
          </table:table-cell>
          <table:table-cell table:formula="of:=[.B269]+[.E269]+[.F269]" office:value-type="float" office:value="0" calcext:value-type="float">
            <text:p>0</text:p>
          </table:table-cell>
          <table:table-cell table:formula="of:=[.D269]+[.G269]+[.I269]+[.K269]+[.L269]" office:value-type="float" office:value="733" calcext:value-type="float">
            <text:p>733</text:p>
          </table:table-cell>
          <table:table-cell table:formula="of:=SUM([.B269:.M269])"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270]*[.A270]" office:value-type="float" office:value="53960" calcext:value-type="float">
            <text:p>53960</text:p>
          </table:table-cell>
          <table:table-cell/>
          <table:table-cell table:formula="of:=[.C270]+[.M270]" office:value-type="float" office:value="0" calcext:value-type="float">
            <text:p>0</text:p>
          </table:table-cell>
          <table:table-cell table:formula="of:=[.B270]+[.E270]+[.F270]" office:value-type="float" office:value="0" calcext:value-type="float">
            <text:p>0</text:p>
          </table:table-cell>
          <table:table-cell table:formula="of:=[.D270]+[.G270]+[.I270]+[.K270]+[.L270]" office:value-type="float" office:value="478" calcext:value-type="float">
            <text:p>478</text:p>
          </table:table-cell>
          <table:table-cell table:formula="of:=SUM([.B270:.M270])"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71]*[.A271]" office:value-type="float" office:value="42840" calcext:value-type="float">
            <text:p>42840</text:p>
          </table:table-cell>
          <table:table-cell/>
          <table:table-cell table:formula="of:=[.C271]+[.M271]" office:value-type="float" office:value="0" calcext:value-type="float">
            <text:p>0</text:p>
          </table:table-cell>
          <table:table-cell table:formula="of:=[.B271]+[.E271]+[.F271]" office:value-type="float" office:value="0" calcext:value-type="float">
            <text:p>0</text:p>
          </table:table-cell>
          <table:table-cell table:formula="of:=[.D271]+[.G271]+[.I271]+[.K271]+[.L271]" office:value-type="float" office:value="311" calcext:value-type="float">
            <text:p>311</text:p>
          </table:table-cell>
          <table:table-cell table:formula="of:=SUM([.B271:.M271])"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72]*[.A272]" office:value-type="float" office:value="49588" calcext:value-type="float">
            <text:p>49588</text:p>
          </table:table-cell>
          <table:table-cell/>
          <table:table-cell table:formula="of:=[.C272]+[.M272]" office:value-type="float" office:value="0" calcext:value-type="float">
            <text:p>0</text:p>
          </table:table-cell>
          <table:table-cell table:formula="of:=[.B272]+[.E272]+[.F272]" office:value-type="float" office:value="0" calcext:value-type="float">
            <text:p>0</text:p>
          </table:table-cell>
          <table:table-cell table:formula="of:=[.D272]+[.G272]+[.I272]+[.K272]+[.L272]" office:value-type="float" office:value="356" calcext:value-type="float">
            <text:p>356</text:p>
          </table:table-cell>
          <table:table-cell table:formula="of:=SUM([.B272:.M272])"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73]*[.A273]" office:value-type="float" office:value="54715" calcext:value-type="float">
            <text:p>54715</text:p>
          </table:table-cell>
          <table:table-cell/>
          <table:table-cell table:formula="of:=[.C273]+[.M273]" office:value-type="float" office:value="0" calcext:value-type="float">
            <text:p>0</text:p>
          </table:table-cell>
          <table:table-cell table:formula="of:=[.B273]+[.E273]+[.F273]" office:value-type="float" office:value="11" calcext:value-type="float">
            <text:p>11</text:p>
          </table:table-cell>
          <table:table-cell table:formula="of:=[.D273]+[.G273]+[.I273]+[.K273]+[.L273]" office:value-type="float" office:value="470" calcext:value-type="float">
            <text:p>470</text:p>
          </table:table-cell>
          <table:table-cell table:formula="of:=SUM([.B273:.M273])"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74]*[.A274]" office:value-type="float" office:value="31512" calcext:value-type="float">
            <text:p>31512</text:p>
          </table:table-cell>
          <table:table-cell/>
          <table:table-cell table:formula="of:=[.C274]+[.M274]" office:value-type="float" office:value="0" calcext:value-type="float">
            <text:p>0</text:p>
          </table:table-cell>
          <table:table-cell table:formula="of:=[.B274]+[.E274]+[.F274]" office:value-type="float" office:value="0" calcext:value-type="float">
            <text:p>0</text:p>
          </table:table-cell>
          <table:table-cell table:formula="of:=[.D274]+[.G274]+[.I274]+[.K274]+[.L274]" office:value-type="float" office:value="233" calcext:value-type="float">
            <text:p>233</text:p>
          </table:table-cell>
          <table:table-cell table:formula="of:=SUM([.B274:.M274])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75]*[.A275]" office:value-type="float" office:value="40035" calcext:value-type="float">
            <text:p>40035</text:p>
          </table:table-cell>
          <table:table-cell/>
          <table:table-cell table:formula="of:=[.C275]+[.M275]" office:value-type="float" office:value="0" calcext:value-type="float">
            <text:p>0</text:p>
          </table:table-cell>
          <table:table-cell table:formula="of:=[.B275]+[.E275]+[.F275]" office:value-type="float" office:value="0" calcext:value-type="float">
            <text:p>0</text:p>
          </table:table-cell>
          <table:table-cell table:formula="of:=[.D275]+[.G275]+[.I275]+[.K275]+[.L275]" office:value-type="float" office:value="309" calcext:value-type="float">
            <text:p>309</text:p>
          </table:table-cell>
          <table:table-cell table:formula="of:=SUM([.B275:.M275])"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76]*[.A276]" office:value-type="float" office:value="23858" calcext:value-type="float">
            <text:p>23858</text:p>
          </table:table-cell>
          <table:table-cell/>
          <table:table-cell table:formula="of:=[.C276]+[.M276]" office:value-type="float" office:value="0" calcext:value-type="float">
            <text:p>0</text:p>
          </table:table-cell>
          <table:table-cell table:formula="of:=[.B276]+[.E276]+[.F276]" office:value-type="float" office:value="0" calcext:value-type="float">
            <text:p>0</text:p>
          </table:table-cell>
          <table:table-cell table:formula="of:=[.D276]+[.G276]+[.I276]+[.K276]+[.L276]" office:value-type="float" office:value="203" calcext:value-type="float">
            <text:p>203</text:p>
          </table:table-cell>
          <table:table-cell table:formula="of:=SUM([.B276:.M276])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77]*[.A277]" office:value-type="float" office:value="36093" calcext:value-type="float">
            <text:p>36093</text:p>
          </table:table-cell>
          <table:table-cell/>
          <table:table-cell table:formula="of:=[.C277]+[.M277]" office:value-type="float" office:value="0" calcext:value-type="float">
            <text:p>0</text:p>
          </table:table-cell>
          <table:table-cell table:formula="of:=[.B277]+[.E277]+[.F277]" office:value-type="float" office:value="0" calcext:value-type="float">
            <text:p>0</text:p>
          </table:table-cell>
          <table:table-cell table:formula="of:=[.D277]+[.G277]+[.I277]+[.K277]+[.L277]" office:value-type="float" office:value="353" calcext:value-type="float">
            <text:p>353</text:p>
          </table:table-cell>
          <table:table-cell table:formula="of:=SUM([.B277:.M277])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78]*[.A278]" office:value-type="float" office:value="54080" calcext:value-type="float">
            <text:p>54080</text:p>
          </table:table-cell>
          <table:table-cell/>
          <table:table-cell table:formula="of:=[.C278]+[.M278]" office:value-type="float" office:value="0" calcext:value-type="float">
            <text:p>0</text:p>
          </table:table-cell>
          <table:table-cell table:formula="of:=[.B278]+[.E278]+[.F278]" office:value-type="float" office:value="23" calcext:value-type="float">
            <text:p>23</text:p>
          </table:table-cell>
          <table:table-cell table:formula="of:=[.D278]+[.G278]+[.I278]+[.K278]+[.L278]" office:value-type="float" office:value="372" calcext:value-type="float">
            <text:p>372</text:p>
          </table:table-cell>
          <table:table-cell table:formula="of:=SUM([.B278:.M278])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79]*[.A279]" office:value-type="float" office:value="45080" calcext:value-type="float">
            <text:p>45080</text:p>
          </table:table-cell>
          <table:table-cell/>
          <table:table-cell table:formula="of:=[.C279]+[.M279]" office:value-type="float" office:value="0" calcext:value-type="float">
            <text:p>0</text:p>
          </table:table-cell>
          <table:table-cell table:formula="of:=[.B279]+[.E279]+[.F279]" office:value-type="float" office:value="0" calcext:value-type="float">
            <text:p>0</text:p>
          </table:table-cell>
          <table:table-cell table:formula="of:=[.D279]+[.G279]+[.I279]+[.K279]+[.L279]" office:value-type="float" office:value="498" calcext:value-type="float">
            <text:p>498</text:p>
          </table:table-cell>
          <table:table-cell table:formula="of:=SUM([.B279:.M279])"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80]*[.A280]" office:value-type="float" office:value="35802" calcext:value-type="float">
            <text:p>35802</text:p>
          </table:table-cell>
          <table:table-cell/>
          <table:table-cell table:formula="of:=[.C280]+[.M280]" office:value-type="float" office:value="0" calcext:value-type="float">
            <text:p>0</text:p>
          </table:table-cell>
          <table:table-cell table:formula="of:=[.B280]+[.E280]+[.F280]" office:value-type="float" office:value="0" calcext:value-type="float">
            <text:p>0</text:p>
          </table:table-cell>
          <table:table-cell table:formula="of:=[.D280]+[.G280]+[.I280]+[.K280]+[.L280]" office:value-type="float" office:value="292" calcext:value-type="float">
            <text:p>292</text:p>
          </table:table-cell>
          <table:table-cell table:formula="of:=SUM([.B280:.M280])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81]*[.A281]" office:value-type="float" office:value="53301" calcext:value-type="float">
            <text:p>53301</text:p>
          </table:table-cell>
          <table:table-cell/>
          <table:table-cell table:formula="of:=[.C281]+[.M281]" office:value-type="float" office:value="0" calcext:value-type="float">
            <text:p>0</text:p>
          </table:table-cell>
          <table:table-cell table:formula="of:=[.B281]+[.E281]+[.F281]" office:value-type="float" office:value="52" calcext:value-type="float">
            <text:p>52</text:p>
          </table:table-cell>
          <table:table-cell table:formula="of:=[.D281]+[.G281]+[.I281]+[.K281]+[.L281]" office:value-type="float" office:value="563" calcext:value-type="float">
            <text:p>563</text:p>
          </table:table-cell>
          <table:table-cell table:formula="of:=SUM([.B281:.M281])"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82]*[.A282]" office:value-type="float" office:value="44608" calcext:value-type="float">
            <text:p>44608</text:p>
          </table:table-cell>
          <table:table-cell/>
          <table:table-cell table:formula="of:=[.C282]+[.M282]" office:value-type="float" office:value="0" calcext:value-type="float">
            <text:p>0</text:p>
          </table:table-cell>
          <table:table-cell table:formula="of:=[.B282]+[.E282]+[.F282]" office:value-type="float" office:value="136" calcext:value-type="float">
            <text:p>136</text:p>
          </table:table-cell>
          <table:table-cell table:formula="of:=[.D282]+[.G282]+[.I282]+[.K282]+[.L282]" office:value-type="float" office:value="400" calcext:value-type="float">
            <text:p>400</text:p>
          </table:table-cell>
          <table:table-cell table:formula="of:=SUM([.B282:.M282])"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83]*[.A283]" office:value-type="float" office:value="24255" calcext:value-type="float">
            <text:p>24255</text:p>
          </table:table-cell>
          <table:table-cell/>
          <table:table-cell table:formula="of:=[.C283]+[.M283]" office:value-type="float" office:value="0" calcext:value-type="float">
            <text:p>0</text:p>
          </table:table-cell>
          <table:table-cell table:formula="of:=[.B283]+[.E283]+[.F283]" office:value-type="float" office:value="0" calcext:value-type="float">
            <text:p>0</text:p>
          </table:table-cell>
          <table:table-cell table:formula="of:=[.D283]+[.G283]+[.I283]+[.K283]+[.L283]" office:value-type="float" office:value="230" calcext:value-type="float">
            <text:p>230</text:p>
          </table:table-cell>
          <table:table-cell table:formula="of:=SUM([.B283:.M283]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84]*[.A284]" office:value-type="float" office:value="21082" calcext:value-type="float">
            <text:p>21082</text:p>
          </table:table-cell>
          <table:table-cell/>
          <table:table-cell table:formula="of:=[.C284]+[.M284]" office:value-type="float" office:value="0" calcext:value-type="float">
            <text:p>0</text:p>
          </table:table-cell>
          <table:table-cell table:formula="of:=[.B284]+[.E284]+[.F284]" office:value-type="float" office:value="0" calcext:value-type="float">
            <text:p>0</text:p>
          </table:table-cell>
          <table:table-cell table:formula="of:=[.D284]+[.G284]+[.I284]+[.K284]+[.L284]" office:value-type="float" office:value="198" calcext:value-type="float">
            <text:p>198</text:p>
          </table:table-cell>
          <table:table-cell table:formula="of:=SUM([.B284:.M284]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85]*[.A285]" office:value-type="float" office:value="48096" calcext:value-type="float">
            <text:p>48096</text:p>
          </table:table-cell>
          <table:table-cell/>
          <table:table-cell table:formula="of:=[.C285]+[.M285]" office:value-type="float" office:value="0" calcext:value-type="float">
            <text:p>0</text:p>
          </table:table-cell>
          <table:table-cell table:formula="of:=[.B285]+[.E285]+[.F285]" office:value-type="float" office:value="17" calcext:value-type="float">
            <text:p>17</text:p>
          </table:table-cell>
          <table:table-cell table:formula="of:=[.D285]+[.G285]+[.I285]+[.K285]+[.L285]" office:value-type="float" office:value="356" calcext:value-type="float">
            <text:p>356</text:p>
          </table:table-cell>
          <table:table-cell table:formula="of:=SUM([.B285:.M285])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86]*[.A286]" office:value-type="float" office:value="77448" calcext:value-type="float">
            <text:p>77448</text:p>
          </table:table-cell>
          <table:table-cell/>
          <table:table-cell table:formula="of:=[.C286]+[.M286]" office:value-type="float" office:value="0" calcext:value-type="float">
            <text:p>0</text:p>
          </table:table-cell>
          <table:table-cell table:formula="of:=[.B286]+[.E286]+[.F286]" office:value-type="float" office:value="0" calcext:value-type="float">
            <text:p>0</text:p>
          </table:table-cell>
          <table:table-cell table:formula="of:=[.D286]+[.G286]+[.I286]+[.K286]+[.L286]" office:value-type="float" office:value="583" calcext:value-type="float">
            <text:p>583</text:p>
          </table:table-cell>
          <table:table-cell table:formula="of:=SUM([.B286:.M286])"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87]*[.A287]" office:value-type="float" office:value="55770" calcext:value-type="float">
            <text:p>55770</text:p>
          </table:table-cell>
          <table:table-cell/>
          <table:table-cell table:formula="of:=[.C287]+[.M287]" office:value-type="float" office:value="0" calcext:value-type="float">
            <text:p>0</text:p>
          </table:table-cell>
          <table:table-cell table:formula="of:=[.B287]+[.E287]+[.F287]" office:value-type="float" office:value="10" calcext:value-type="float">
            <text:p>10</text:p>
          </table:table-cell>
          <table:table-cell table:formula="of:=[.D287]+[.G287]+[.I287]+[.K287]+[.L287]" office:value-type="float" office:value="445" calcext:value-type="float">
            <text:p>445</text:p>
          </table:table-cell>
          <table:table-cell table:formula="of:=SUM([.B287:.M287])"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288]*[.A288]" office:value-type="float" office:value="35530" calcext:value-type="float">
            <text:p>35530</text:p>
          </table:table-cell>
          <table:table-cell/>
          <table:table-cell table:formula="of:=[.C288]+[.M288]" office:value-type="float" office:value="0" calcext:value-type="float">
            <text:p>0</text:p>
          </table:table-cell>
          <table:table-cell table:formula="of:=[.B288]+[.E288]+[.F288]" office:value-type="float" office:value="19" calcext:value-type="float">
            <text:p>19</text:p>
          </table:table-cell>
          <table:table-cell table:formula="of:=[.D288]+[.G288]+[.I288]+[.K288]+[.L288]" office:value-type="float" office:value="317" calcext:value-type="float">
            <text:p>317</text:p>
          </table:table-cell>
          <table:table-cell table:formula="of:=SUM([.B288:.M288])"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89]*[.A289]" office:value-type="float" office:value="27531" calcext:value-type="float">
            <text:p>27531</text:p>
          </table:table-cell>
          <table:table-cell/>
          <table:table-cell table:formula="of:=[.C289]+[.M289]" office:value-type="float" office:value="0" calcext:value-type="float">
            <text:p>0</text:p>
          </table:table-cell>
          <table:table-cell table:formula="of:=[.B289]+[.E289]+[.F289]" office:value-type="float" office:value="62" calcext:value-type="float">
            <text:p>62</text:p>
          </table:table-cell>
          <table:table-cell table:formula="of:=[.D289]+[.G289]+[.I289]+[.K289]+[.L289]" office:value-type="float" office:value="257" calcext:value-type="float">
            <text:p>257</text:p>
          </table:table-cell>
          <table:table-cell table:formula="of:=SUM([.B289:.M289])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290]*[.A290]" office:value-type="float" office:value="51084" calcext:value-type="float">
            <text:p>51084</text:p>
          </table:table-cell>
          <table:table-cell/>
          <table:table-cell table:formula="of:=[.C290]+[.M290]" office:value-type="float" office:value="0" calcext:value-type="float">
            <text:p>0</text:p>
          </table:table-cell>
          <table:table-cell table:formula="of:=[.B290]+[.E290]+[.F290]" office:value-type="float" office:value="13" calcext:value-type="float">
            <text:p>13</text:p>
          </table:table-cell>
          <table:table-cell table:formula="of:=[.D290]+[.G290]+[.I290]+[.K290]+[.L290]" office:value-type="float" office:value="316" calcext:value-type="float">
            <text:p>316</text:p>
          </table:table-cell>
          <table:table-cell table:formula="of:=SUM([.B290:.M290])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91]*[.A291]" office:value-type="float" office:value="57782" calcext:value-type="float">
            <text:p>57782</text:p>
          </table:table-cell>
          <table:table-cell/>
          <table:table-cell table:formula="of:=[.C291]+[.M291]" office:value-type="float" office:value="0" calcext:value-type="float">
            <text:p>0</text:p>
          </table:table-cell>
          <table:table-cell table:formula="of:=[.B291]+[.E291]+[.F291]" office:value-type="float" office:value="39" calcext:value-type="float">
            <text:p>39</text:p>
          </table:table-cell>
          <table:table-cell table:formula="of:=[.D291]+[.G291]+[.I291]+[.K291]+[.L291]" office:value-type="float" office:value="448" calcext:value-type="float">
            <text:p>448</text:p>
          </table:table-cell>
          <table:table-cell table:formula="of:=SUM([.B291:.M291])"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292]*[.A292]" office:value-type="float" office:value="14790" calcext:value-type="float">
            <text:p>14790</text:p>
          </table:table-cell>
          <table:table-cell/>
          <table:table-cell table:formula="of:=[.C292]+[.M292]" office:value-type="float" office:value="0" calcext:value-type="float">
            <text:p>0</text:p>
          </table:table-cell>
          <table:table-cell table:formula="of:=[.B292]+[.E292]+[.F292]" office:value-type="float" office:value="57" calcext:value-type="float">
            <text:p>57</text:p>
          </table:table-cell>
          <table:table-cell table:formula="of:=[.D292]+[.G292]+[.I292]+[.K292]+[.L292]" office:value-type="float" office:value="149" calcext:value-type="float">
            <text:p>149</text:p>
          </table:table-cell>
          <table:table-cell table:formula="of:=SUM([.B292:.M292]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293]*[.A293]" office:value-type="float" office:value="31850" calcext:value-type="float">
            <text:p>31850</text:p>
          </table:table-cell>
          <table:table-cell/>
          <table:table-cell table:formula="of:=[.C293]+[.M293]" office:value-type="float" office:value="0" calcext:value-type="float">
            <text:p>0</text:p>
          </table:table-cell>
          <table:table-cell table:formula="of:=[.B293]+[.E293]+[.F293]" office:value-type="float" office:value="0" calcext:value-type="float">
            <text:p>0</text:p>
          </table:table-cell>
          <table:table-cell table:formula="of:=[.D293]+[.G293]+[.I293]+[.K293]+[.L293]" office:value-type="float" office:value="407" calcext:value-type="float">
            <text:p>407</text:p>
          </table:table-cell>
          <table:table-cell table:formula="of:=SUM([.B293:.M293])"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94]*[.A294]" office:value-type="float" office:value="63712" calcext:value-type="float">
            <text:p>63712</text:p>
          </table:table-cell>
          <table:table-cell/>
          <table:table-cell table:formula="of:=[.C294]+[.M294]" office:value-type="float" office:value="0" calcext:value-type="float">
            <text:p>0</text:p>
          </table:table-cell>
          <table:table-cell table:formula="of:=[.B294]+[.E294]+[.F294]" office:value-type="float" office:value="0" calcext:value-type="float">
            <text:p>0</text:p>
          </table:table-cell>
          <table:table-cell table:formula="of:=[.D294]+[.G294]+[.I294]+[.K294]+[.L294]" office:value-type="float" office:value="434" calcext:value-type="float">
            <text:p>434</text:p>
          </table:table-cell>
          <table:table-cell table:formula="of:=SUM([.B294:.M294])"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95]*[.A295]" office:value-type="float" office:value="33807" calcext:value-type="float">
            <text:p>33807</text:p>
          </table:table-cell>
          <table:table-cell/>
          <table:table-cell table:formula="of:=[.C295]+[.M295]" office:value-type="float" office:value="0" calcext:value-type="float">
            <text:p>0</text:p>
          </table:table-cell>
          <table:table-cell table:formula="of:=[.B295]+[.E295]+[.F295]" office:value-type="float" office:value="0" calcext:value-type="float">
            <text:p>0</text:p>
          </table:table-cell>
          <table:table-cell table:formula="of:=[.D295]+[.G295]+[.I295]+[.K295]+[.L295]" office:value-type="float" office:value="246" calcext:value-type="float">
            <text:p>246</text:p>
          </table:table-cell>
          <table:table-cell table:formula="of:=SUM([.B295:.M295])"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96]*[.A296]" office:value-type="float" office:value="69776" calcext:value-type="float">
            <text:p>69776</text:p>
          </table:table-cell>
          <table:table-cell/>
          <table:table-cell table:formula="of:=[.C296]+[.M296]" office:value-type="float" office:value="0" calcext:value-type="float">
            <text:p>0</text:p>
          </table:table-cell>
          <table:table-cell table:formula="of:=[.B296]+[.E296]+[.F296]" office:value-type="float" office:value="0" calcext:value-type="float">
            <text:p>0</text:p>
          </table:table-cell>
          <table:table-cell table:formula="of:=[.D296]+[.G296]+[.I296]+[.K296]+[.L296]" office:value-type="float" office:value="660" calcext:value-type="float">
            <text:p>660</text:p>
          </table:table-cell>
          <table:table-cell table:formula="of:=SUM([.B296:.M296])"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97]*[.A297]" office:value-type="float" office:value="54595" calcext:value-type="float">
            <text:p>54595</text:p>
          </table:table-cell>
          <table:table-cell/>
          <table:table-cell table:formula="of:=[.C297]+[.M297]" office:value-type="float" office:value="0" calcext:value-type="float">
            <text:p>0</text:p>
          </table:table-cell>
          <table:table-cell table:formula="of:=[.B297]+[.E297]+[.F297]" office:value-type="float" office:value="0" calcext:value-type="float">
            <text:p>0</text:p>
          </table:table-cell>
          <table:table-cell table:formula="of:=[.D297]+[.G297]+[.I297]+[.K297]+[.L297]" office:value-type="float" office:value="348" calcext:value-type="float">
            <text:p>348</text:p>
          </table:table-cell>
          <table:table-cell table:formula="of:=SUM([.B297:.M297])"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98]*[.A298]" office:value-type="float" office:value="65520" calcext:value-type="float">
            <text:p>65520</text:p>
          </table:table-cell>
          <table:table-cell/>
          <table:table-cell table:formula="of:=[.C298]+[.M298]" office:value-type="float" office:value="0" calcext:value-type="float">
            <text:p>0</text:p>
          </table:table-cell>
          <table:table-cell table:formula="of:=[.B298]+[.E298]+[.F298]" office:value-type="float" office:value="0" calcext:value-type="float">
            <text:p>0</text:p>
          </table:table-cell>
          <table:table-cell table:formula="of:=[.D298]+[.G298]+[.I298]+[.K298]+[.L298]" office:value-type="float" office:value="519" calcext:value-type="float">
            <text:p>519</text:p>
          </table:table-cell>
          <table:table-cell table:formula="of:=SUM([.B298:.M298])"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299]*[.A299]" office:value-type="float" office:value="21539" calcext:value-type="float">
            <text:p>21539</text:p>
          </table:table-cell>
          <table:table-cell/>
          <table:table-cell table:formula="of:=[.C299]+[.M299]" office:value-type="float" office:value="0" calcext:value-type="float">
            <text:p>0</text:p>
          </table:table-cell>
          <table:table-cell table:formula="of:=[.B299]+[.E299]+[.F299]" office:value-type="float" office:value="0" calcext:value-type="float">
            <text:p>0</text:p>
          </table:table-cell>
          <table:table-cell table:formula="of:=[.D299]+[.G299]+[.I299]+[.K299]+[.L299]" office:value-type="float" office:value="132" calcext:value-type="float">
            <text:p>132</text:p>
          </table:table-cell>
          <table:table-cell table:formula="of:=SUM([.B299:.M299]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00]*[.A300]" office:value-type="float" office:value="59150" calcext:value-type="float">
            <text:p>59150</text:p>
          </table:table-cell>
          <table:table-cell/>
          <table:table-cell table:formula="of:=[.C300]+[.M300]" office:value-type="float" office:value="0" calcext:value-type="float">
            <text:p>0</text:p>
          </table:table-cell>
          <table:table-cell table:formula="of:=[.B300]+[.E300]+[.F300]" office:value-type="float" office:value="30" calcext:value-type="float">
            <text:p>30</text:p>
          </table:table-cell>
          <table:table-cell table:formula="of:=[.D300]+[.G300]+[.I300]+[.K300]+[.L300]" office:value-type="float" office:value="366" calcext:value-type="float">
            <text:p>366</text:p>
          </table:table-cell>
          <table:table-cell table:formula="of:=SUM([.B300:.M300])"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01]*[.A301]" office:value-type="float" office:value="33672" calcext:value-type="float">
            <text:p>33672</text:p>
          </table:table-cell>
          <table:table-cell/>
          <table:table-cell table:formula="of:=[.C301]+[.M301]" office:value-type="float" office:value="0" calcext:value-type="float">
            <text:p>0</text:p>
          </table:table-cell>
          <table:table-cell table:formula="of:=[.B301]+[.E301]+[.F301]" office:value-type="float" office:value="0" calcext:value-type="float">
            <text:p>0</text:p>
          </table:table-cell>
          <table:table-cell table:formula="of:=[.D301]+[.G301]+[.I301]+[.K301]+[.L301]" office:value-type="float" office:value="223" calcext:value-type="float">
            <text:p>223</text:p>
          </table:table-cell>
          <table:table-cell table:formula="of:=SUM([.B301:.M301]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02]*[.A302]" office:value-type="float" office:value="50048" calcext:value-type="float">
            <text:p>50048</text:p>
          </table:table-cell>
          <table:table-cell/>
          <table:table-cell table:formula="of:=[.C302]+[.M302]" office:value-type="float" office:value="0" calcext:value-type="float">
            <text:p>0</text:p>
          </table:table-cell>
          <table:table-cell table:formula="of:=[.B302]+[.E302]+[.F302]" office:value-type="float" office:value="0" calcext:value-type="float">
            <text:p>0</text:p>
          </table:table-cell>
          <table:table-cell table:formula="of:=[.D302]+[.G302]+[.I302]+[.K302]+[.L302]" office:value-type="float" office:value="413" calcext:value-type="float">
            <text:p>413</text:p>
          </table:table-cell>
          <table:table-cell table:formula="of:=SUM([.B302:.M302])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03]*[.A303]" office:value-type="float" office:value="28120" calcext:value-type="float">
            <text:p>28120</text:p>
          </table:table-cell>
          <table:table-cell/>
          <table:table-cell table:formula="of:=[.C303]+[.M303]" office:value-type="float" office:value="0" calcext:value-type="float">
            <text:p>0</text:p>
          </table:table-cell>
          <table:table-cell table:formula="of:=[.B303]+[.E303]+[.F303]" office:value-type="float" office:value="0" calcext:value-type="float">
            <text:p>0</text:p>
          </table:table-cell>
          <table:table-cell table:formula="of:=[.D303]+[.G303]+[.I303]+[.K303]+[.L303]" office:value-type="float" office:value="240" calcext:value-type="float">
            <text:p>240</text:p>
          </table:table-cell>
          <table:table-cell table:formula="of:=SUM([.B303:.M303]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04]*[.A304]" office:value-type="float" office:value="40920" calcext:value-type="float">
            <text:p>40920</text:p>
          </table:table-cell>
          <table:table-cell/>
          <table:table-cell table:formula="of:=[.C304]+[.M304]" office:value-type="float" office:value="0" calcext:value-type="float">
            <text:p>0</text:p>
          </table:table-cell>
          <table:table-cell table:formula="of:=[.B304]+[.E304]+[.F304]" office:value-type="float" office:value="0" calcext:value-type="float">
            <text:p>0</text:p>
          </table:table-cell>
          <table:table-cell table:formula="of:=[.D304]+[.G304]+[.I304]+[.K304]+[.L304]" office:value-type="float" office:value="244" calcext:value-type="float">
            <text:p>244</text:p>
          </table:table-cell>
          <table:table-cell table:formula="of:=SUM([.B304:.M304]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05]*[.A305]" office:value-type="float" office:value="10659" calcext:value-type="float">
            <text:p>10659</text:p>
          </table:table-cell>
          <table:table-cell/>
          <table:table-cell table:formula="of:=[.C305]+[.M305]" office:value-type="float" office:value="0" calcext:value-type="float">
            <text:p>0</text:p>
          </table:table-cell>
          <table:table-cell table:formula="of:=[.B305]+[.E305]+[.F305]" office:value-type="float" office:value="0" calcext:value-type="float">
            <text:p>0</text:p>
          </table:table-cell>
          <table:table-cell table:formula="of:=[.D305]+[.G305]+[.I305]+[.K305]+[.L305]" office:value-type="float" office:value="94" calcext:value-type="float">
            <text:p>94</text:p>
          </table:table-cell>
          <table:table-cell table:formula="of:=SUM([.B305:.M305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06]*[.A306]" office:value-type="float" office:value="18988" calcext:value-type="float">
            <text:p>18988</text:p>
          </table:table-cell>
          <table:table-cell/>
          <table:table-cell table:formula="of:=[.C306]+[.M306]" office:value-type="float" office:value="0" calcext:value-type="float">
            <text:p>0</text:p>
          </table:table-cell>
          <table:table-cell table:formula="of:=[.B306]+[.E306]+[.F306]" office:value-type="float" office:value="0" calcext:value-type="float">
            <text:p>0</text:p>
          </table:table-cell>
          <table:table-cell table:formula="of:=[.D306]+[.G306]+[.I306]+[.K306]+[.L306]" office:value-type="float" office:value="160" calcext:value-type="float">
            <text:p>160</text:p>
          </table:table-cell>
          <table:table-cell table:formula="of:=SUM([.B306:.M306]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07]*[.A307]" office:value-type="float" office:value="14742" calcext:value-type="float">
            <text:p>14742</text:p>
          </table:table-cell>
          <table:table-cell/>
          <table:table-cell table:formula="of:=[.C307]+[.M307]" office:value-type="float" office:value="0" calcext:value-type="float">
            <text:p>0</text:p>
          </table:table-cell>
          <table:table-cell table:formula="of:=[.B307]+[.E307]+[.F307]" office:value-type="float" office:value="0" calcext:value-type="float">
            <text:p>0</text:p>
          </table:table-cell>
          <table:table-cell table:formula="of:=[.D307]+[.G307]+[.I307]+[.K307]+[.L307]" office:value-type="float" office:value="120" calcext:value-type="float">
            <text:p>120</text:p>
          </table:table-cell>
          <table:table-cell table:formula="of:=SUM([.B307:.M307]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08]*[.A308]" office:value-type="float" office:value="26410" calcext:value-type="float">
            <text:p>26410</text:p>
          </table:table-cell>
          <table:table-cell/>
          <table:table-cell table:formula="of:=[.C308]+[.M308]" office:value-type="float" office:value="0" calcext:value-type="float">
            <text:p>0</text:p>
          </table:table-cell>
          <table:table-cell table:formula="of:=[.B308]+[.E308]+[.F308]" office:value-type="float" office:value="0" calcext:value-type="float">
            <text:p>0</text:p>
          </table:table-cell>
          <table:table-cell table:formula="of:=[.D308]+[.G308]+[.I308]+[.K308]+[.L308]" office:value-type="float" office:value="264" calcext:value-type="float">
            <text:p>264</text:p>
          </table:table-cell>
          <table:table-cell table:formula="of:=SUM([.B308:.M308])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09]*[.A309]" office:value-type="float" office:value="21392" calcext:value-type="float">
            <text:p>21392</text:p>
          </table:table-cell>
          <table:table-cell/>
          <table:table-cell table:formula="of:=[.C309]+[.M309]" office:value-type="float" office:value="0" calcext:value-type="float">
            <text:p>0</text:p>
          </table:table-cell>
          <table:table-cell table:formula="of:=[.B309]+[.E309]+[.F309]" office:value-type="float" office:value="30" calcext:value-type="float">
            <text:p>30</text:p>
          </table:table-cell>
          <table:table-cell table:formula="of:=[.D309]+[.G309]+[.I309]+[.K309]+[.L309]" office:value-type="float" office:value="137" calcext:value-type="float">
            <text:p>137</text:p>
          </table:table-cell>
          <table:table-cell table:formula="of:=SUM([.B309:.M309]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10]*[.A310]" office:value-type="float" office:value="27264" calcext:value-type="float">
            <text:p>27264</text:p>
          </table:table-cell>
          <table:table-cell/>
          <table:table-cell table:formula="of:=[.C310]+[.M310]" office:value-type="float" office:value="0" calcext:value-type="float">
            <text:p>0</text:p>
          </table:table-cell>
          <table:table-cell table:formula="of:=[.B310]+[.E310]+[.F310]" office:value-type="float" office:value="0" calcext:value-type="float">
            <text:p>0</text:p>
          </table:table-cell>
          <table:table-cell table:formula="of:=[.D310]+[.G310]+[.I310]+[.K310]+[.L310]" office:value-type="float" office:value="153" calcext:value-type="float">
            <text:p>153</text:p>
          </table:table-cell>
          <table:table-cell table:formula="of:=SUM([.B310:.M310]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11]*[.A311]" office:value-type="float" office:value="20072" calcext:value-type="float">
            <text:p>20072</text:p>
          </table:table-cell>
          <table:table-cell/>
          <table:table-cell table:formula="of:=[.C311]+[.M311]" office:value-type="float" office:value="0" calcext:value-type="float">
            <text:p>0</text:p>
          </table:table-cell>
          <table:table-cell table:formula="of:=[.B311]+[.E311]+[.F311]" office:value-type="float" office:value="0" calcext:value-type="float">
            <text:p>0</text:p>
          </table:table-cell>
          <table:table-cell table:formula="of:=[.D311]+[.G311]+[.I311]+[.K311]+[.L311]" office:value-type="float" office:value="138" calcext:value-type="float">
            <text:p>138</text:p>
          </table:table-cell>
          <table:table-cell table:formula="of:=SUM([.B311:.M311]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312]*[.A312]" office:value-type="float" office:value="20564" calcext:value-type="float">
            <text:p>20564</text:p>
          </table:table-cell>
          <table:table-cell/>
          <table:table-cell table:formula="of:=[.C312]+[.M312]" office:value-type="float" office:value="0" calcext:value-type="float">
            <text:p>0</text:p>
          </table:table-cell>
          <table:table-cell table:formula="of:=[.B312]+[.E312]+[.F312]" office:value-type="float" office:value="0" calcext:value-type="float">
            <text:p>0</text:p>
          </table:table-cell>
          <table:table-cell table:formula="of:=[.D312]+[.G312]+[.I312]+[.K312]+[.L312]" office:value-type="float" office:value="106" calcext:value-type="float">
            <text:p>106</text:p>
          </table:table-cell>
          <table:table-cell table:formula="of:=SUM([.B312:.M312]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13]*[.A313]" office:value-type="float" office:value="28080" calcext:value-type="float">
            <text:p>28080</text:p>
          </table:table-cell>
          <table:table-cell/>
          <table:table-cell table:formula="of:=[.C313]+[.M313]" office:value-type="float" office:value="0" calcext:value-type="float">
            <text:p>0</text:p>
          </table:table-cell>
          <table:table-cell table:formula="of:=[.B313]+[.E313]+[.F313]" office:value-type="float" office:value="0" calcext:value-type="float">
            <text:p>0</text:p>
          </table:table-cell>
          <table:table-cell table:formula="of:=[.D313]+[.G313]+[.I313]+[.K313]+[.L313]" office:value-type="float" office:value="170" calcext:value-type="float">
            <text:p>170</text:p>
          </table:table-cell>
          <table:table-cell table:formula="of:=SUM([.B313:.M313]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14]*[.A314]" office:value-type="float" office:value="22932" calcext:value-type="float">
            <text:p>22932</text:p>
          </table:table-cell>
          <table:table-cell/>
          <table:table-cell table:formula="of:=[.C314]+[.M314]" office:value-type="float" office:value="0" calcext:value-type="float">
            <text:p>0</text:p>
          </table:table-cell>
          <table:table-cell table:formula="of:=[.B314]+[.E314]+[.F314]" office:value-type="float" office:value="0" calcext:value-type="float">
            <text:p>0</text:p>
          </table:table-cell>
          <table:table-cell table:formula="of:=[.D314]+[.G314]+[.I314]+[.K314]+[.L314]" office:value-type="float" office:value="213" calcext:value-type="float">
            <text:p>213</text:p>
          </table:table-cell>
          <table:table-cell table:formula="of:=SUM([.B314:.M314]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15]*[.A315]" office:value-type="float" office:value="12214" calcext:value-type="float">
            <text:p>12214</text:p>
          </table:table-cell>
          <table:table-cell/>
          <table:table-cell table:formula="of:=[.C315]+[.M315]" office:value-type="float" office:value="0" calcext:value-type="float">
            <text:p>0</text:p>
          </table:table-cell>
          <table:table-cell table:formula="of:=[.B315]+[.E315]+[.F315]" office:value-type="float" office:value="46" calcext:value-type="float">
            <text:p>46</text:p>
          </table:table-cell>
          <table:table-cell table:formula="of:=[.D315]+[.G315]+[.I315]+[.K315]+[.L315]" office:value-type="float" office:value="101" calcext:value-type="float">
            <text:p>101</text:p>
          </table:table-cell>
          <table:table-cell table:formula="of:=SUM([.B315:.M315]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16]*[.A316]" office:value-type="float" office:value="46332" calcext:value-type="float">
            <text:p>46332</text:p>
          </table:table-cell>
          <table:table-cell/>
          <table:table-cell table:formula="of:=[.C316]+[.M316]" office:value-type="float" office:value="0" calcext:value-type="float">
            <text:p>0</text:p>
          </table:table-cell>
          <table:table-cell table:formula="of:=[.B316]+[.E316]+[.F316]" office:value-type="float" office:value="0" calcext:value-type="float">
            <text:p>0</text:p>
          </table:table-cell>
          <table:table-cell table:formula="of:=[.D316]+[.G316]+[.I316]+[.K316]+[.L316]" office:value-type="float" office:value="350" calcext:value-type="float">
            <text:p>350</text:p>
          </table:table-cell>
          <table:table-cell table:formula="of:=SUM([.B316:.M316]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17]*[.A317]" office:value-type="float" office:value="995" calcext:value-type="float">
            <text:p>995</text:p>
          </table:table-cell>
          <table:table-cell/>
          <table:table-cell table:formula="of:=[.C317]+[.M317]" office:value-type="float" office:value="0" calcext:value-type="float">
            <text:p>0</text:p>
          </table:table-cell>
          <table:table-cell table:formula="of:=[.B317]+[.E317]+[.F317]" office:value-type="float" office:value="0" calcext:value-type="float">
            <text:p>0</text:p>
          </table:table-cell>
          <table:table-cell table:formula="of:=[.D317]+[.G317]+[.I317]+[.K317]+[.L317]" office:value-type="float" office:value="10" calcext:value-type="float">
            <text:p>10</text:p>
          </table:table-cell>
          <table:table-cell table:formula="of:=SUM([.B317:.M317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18]*[.A318]" office:value-type="float" office:value="78000" calcext:value-type="float">
            <text:p>78000</text:p>
          </table:table-cell>
          <table:table-cell/>
          <table:table-cell table:formula="of:=[.C318]+[.M318]" office:value-type="float" office:value="0" calcext:value-type="float">
            <text:p>0</text:p>
          </table:table-cell>
          <table:table-cell table:formula="of:=[.B318]+[.E318]+[.F318]" office:value-type="float" office:value="0" calcext:value-type="float">
            <text:p>0</text:p>
          </table:table-cell>
          <table:table-cell table:formula="of:=[.D318]+[.G318]+[.I318]+[.K318]+[.L318]" office:value-type="float" office:value="401" calcext:value-type="float">
            <text:p>401</text:p>
          </table:table-cell>
          <table:table-cell table:formula="of:=SUM([.B318:.M318])"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19]*[.A319]" office:value-type="float" office:value="37989" calcext:value-type="float">
            <text:p>37989</text:p>
          </table:table-cell>
          <table:table-cell/>
          <table:table-cell table:formula="of:=[.C319]+[.M319]" office:value-type="float" office:value="0" calcext:value-type="float">
            <text:p>0</text:p>
          </table:table-cell>
          <table:table-cell table:formula="of:=[.B319]+[.E319]+[.F319]" office:value-type="float" office:value="0" calcext:value-type="float">
            <text:p>0</text:p>
          </table:table-cell>
          <table:table-cell table:formula="of:=[.D319]+[.G319]+[.I319]+[.K319]+[.L319]" office:value-type="float" office:value="297" calcext:value-type="float">
            <text:p>297</text:p>
          </table:table-cell>
          <table:table-cell table:formula="of:=SUM([.B319:.M319])"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20]*[.A320]" office:value-type="float" office:value="12726" calcext:value-type="float">
            <text:p>12726</text:p>
          </table:table-cell>
          <table:table-cell/>
          <table:table-cell table:formula="of:=[.C320]+[.M320]" office:value-type="float" office:value="0" calcext:value-type="float">
            <text:p>0</text:p>
          </table:table-cell>
          <table:table-cell table:formula="of:=[.B320]+[.E320]+[.F320]" office:value-type="float" office:value="0" calcext:value-type="float">
            <text:p>0</text:p>
          </table:table-cell>
          <table:table-cell table:formula="of:=[.D320]+[.G320]+[.I320]+[.K320]+[.L320]" office:value-type="float" office:value="98" calcext:value-type="float">
            <text:p>98</text:p>
          </table:table-cell>
          <table:table-cell table:formula="of:=SUM([.B320:.M320]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21]*[.A321]" office:value-type="float" office:value="16849" calcext:value-type="float">
            <text:p>16849</text:p>
          </table:table-cell>
          <table:table-cell/>
          <table:table-cell table:formula="of:=[.C321]+[.M321]" office:value-type="float" office:value="0" calcext:value-type="float">
            <text:p>0</text:p>
          </table:table-cell>
          <table:table-cell table:formula="of:=[.B321]+[.E321]+[.F321]" office:value-type="float" office:value="0" calcext:value-type="float">
            <text:p>0</text:p>
          </table:table-cell>
          <table:table-cell table:formula="of:=[.D321]+[.G321]+[.I321]+[.K321]+[.L321]" office:value-type="float" office:value="105" calcext:value-type="float">
            <text:p>105</text:p>
          </table:table-cell>
          <table:table-cell table:formula="of:=SUM([.B321:.M321]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22]*[.A322]" office:value-type="float" office:value="38964" calcext:value-type="float">
            <text:p>38964</text:p>
          </table:table-cell>
          <table:table-cell/>
          <table:table-cell table:formula="of:=[.C322]+[.M322]" office:value-type="float" office:value="0" calcext:value-type="float">
            <text:p>0</text:p>
          </table:table-cell>
          <table:table-cell table:formula="of:=[.B322]+[.E322]+[.F322]" office:value-type="float" office:value="0" calcext:value-type="float">
            <text:p>0</text:p>
          </table:table-cell>
          <table:table-cell table:formula="of:=[.D322]+[.G322]+[.I322]+[.K322]+[.L322]" office:value-type="float" office:value="227" calcext:value-type="float">
            <text:p>227</text:p>
          </table:table-cell>
          <table:table-cell table:formula="of:=SUM([.B322:.M322]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23]*[.A323]" office:value-type="float" office:value="19065" calcext:value-type="float">
            <text:p>19065</text:p>
          </table:table-cell>
          <table:table-cell/>
          <table:table-cell table:formula="of:=[.C323]+[.M323]" office:value-type="float" office:value="0" calcext:value-type="float">
            <text:p>0</text:p>
          </table:table-cell>
          <table:table-cell table:formula="of:=[.B323]+[.E323]+[.F323]" office:value-type="float" office:value="22" calcext:value-type="float">
            <text:p>22</text:p>
          </table:table-cell>
          <table:table-cell table:formula="of:=[.D323]+[.G323]+[.I323]+[.K323]+[.L323]" office:value-type="float" office:value="120" calcext:value-type="float">
            <text:p>120</text:p>
          </table:table-cell>
          <table:table-cell table:formula="of:=SUM([.B323:.M323]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24]*[.A324]" office:value-type="float" office:value="40788" calcext:value-type="float">
            <text:p>40788</text:p>
          </table:table-cell>
          <table:table-cell/>
          <table:table-cell table:formula="of:=[.C324]+[.M324]" office:value-type="float" office:value="0" calcext:value-type="float">
            <text:p>0</text:p>
          </table:table-cell>
          <table:table-cell table:formula="of:=[.B324]+[.E324]+[.F324]" office:value-type="float" office:value="12" calcext:value-type="float">
            <text:p>12</text:p>
          </table:table-cell>
          <table:table-cell table:formula="of:=[.D324]+[.G324]+[.I324]+[.K324]+[.L324]" office:value-type="float" office:value="292" calcext:value-type="float">
            <text:p>292</text:p>
          </table:table-cell>
          <table:table-cell table:formula="of:=SUM([.B324:.M324])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25]*[.A325]" office:value-type="float" office:value="61479" calcext:value-type="float">
            <text:p>61479</text:p>
          </table:table-cell>
          <table:table-cell/>
          <table:table-cell table:formula="of:=[.C325]+[.M325]" office:value-type="float" office:value="0" calcext:value-type="float">
            <text:p>0</text:p>
          </table:table-cell>
          <table:table-cell table:formula="of:=[.B325]+[.E325]+[.F325]" office:value-type="float" office:value="0" calcext:value-type="float">
            <text:p>0</text:p>
          </table:table-cell>
          <table:table-cell table:formula="of:=[.D325]+[.G325]+[.I325]+[.K325]+[.L325]" office:value-type="float" office:value="455" calcext:value-type="float">
            <text:p>455</text:p>
          </table:table-cell>
          <table:table-cell table:formula="of:=SUM([.B325:.M325])"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26]*[.A326]" office:value-type="float" office:value="25792" calcext:value-type="float">
            <text:p>25792</text:p>
          </table:table-cell>
          <table:table-cell/>
          <table:table-cell table:formula="of:=[.C326]+[.M326]" office:value-type="float" office:value="0" calcext:value-type="float">
            <text:p>0</text:p>
          </table:table-cell>
          <table:table-cell table:formula="of:=[.B326]+[.E326]+[.F326]" office:value-type="float" office:value="0" calcext:value-type="float">
            <text:p>0</text:p>
          </table:table-cell>
          <table:table-cell table:formula="of:=[.D326]+[.G326]+[.I326]+[.K326]+[.L326]" office:value-type="float" office:value="222" calcext:value-type="float">
            <text:p>222</text:p>
          </table:table-cell>
          <table:table-cell table:formula="of:=SUM([.B326:.M326])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27]*[.A327]" office:value-type="float" office:value="12540" calcext:value-type="float">
            <text:p>12540</text:p>
          </table:table-cell>
          <table:table-cell/>
          <table:table-cell table:formula="of:=[.C327]+[.M327]" office:value-type="float" office:value="0" calcext:value-type="float">
            <text:p>0</text:p>
          </table:table-cell>
          <table:table-cell table:formula="of:=[.B327]+[.E327]+[.F327]" office:value-type="float" office:value="0" calcext:value-type="float">
            <text:p>0</text:p>
          </table:table-cell>
          <table:table-cell table:formula="of:=[.D327]+[.G327]+[.I327]+[.K327]+[.L327]" office:value-type="float" office:value="121" calcext:value-type="float">
            <text:p>121</text:p>
          </table:table-cell>
          <table:table-cell table:formula="of:=SUM([.B327:.M327]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28]*[.A328]" office:value-type="float" office:value="45150" calcext:value-type="float">
            <text:p>45150</text:p>
          </table:table-cell>
          <table:table-cell/>
          <table:table-cell table:formula="of:=[.C328]+[.M328]" office:value-type="float" office:value="0" calcext:value-type="float">
            <text:p>0</text:p>
          </table:table-cell>
          <table:table-cell table:formula="of:=[.B328]+[.E328]+[.F328]" office:value-type="float" office:value="0" calcext:value-type="float">
            <text:p>0</text:p>
          </table:table-cell>
          <table:table-cell table:formula="of:=[.D328]+[.G328]+[.I328]+[.K328]+[.L328]" office:value-type="float" office:value="238" calcext:value-type="float">
            <text:p>238</text:p>
          </table:table-cell>
          <table:table-cell table:formula="of:=SUM([.B328:.M328]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29]*[.A329]" office:value-type="float" office:value="18568" calcext:value-type="float">
            <text:p>18568</text:p>
          </table:table-cell>
          <table:table-cell/>
          <table:table-cell table:formula="of:=[.C329]+[.M329]" office:value-type="float" office:value="0" calcext:value-type="float">
            <text:p>0</text:p>
          </table:table-cell>
          <table:table-cell table:formula="of:=[.B329]+[.E329]+[.F329]" office:value-type="float" office:value="0" calcext:value-type="float">
            <text:p>0</text:p>
          </table:table-cell>
          <table:table-cell table:formula="of:=[.D329]+[.G329]+[.I329]+[.K329]+[.L329]" office:value-type="float" office:value="93" calcext:value-type="float">
            <text:p>93</text:p>
          </table:table-cell>
          <table:table-cell table:formula="of:=SUM([.B329:.M329]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30]*[.A330]" office:value-type="float" office:value="50244" calcext:value-type="float">
            <text:p>50244</text:p>
          </table:table-cell>
          <table:table-cell/>
          <table:table-cell table:formula="of:=[.C330]+[.M330]" office:value-type="float" office:value="0" calcext:value-type="float">
            <text:p>0</text:p>
          </table:table-cell>
          <table:table-cell table:formula="of:=[.B330]+[.E330]+[.F330]" office:value-type="float" office:value="0" calcext:value-type="float">
            <text:p>0</text:p>
          </table:table-cell>
          <table:table-cell table:formula="of:=[.D330]+[.G330]+[.I330]+[.K330]+[.L330]" office:value-type="float" office:value="309" calcext:value-type="float">
            <text:p>309</text:p>
          </table:table-cell>
          <table:table-cell table:formula="of:=SUM([.B330:.M330])"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31]*[.A331]" office:value-type="float" office:value="33867" calcext:value-type="float">
            <text:p>33867</text:p>
          </table:table-cell>
          <table:table-cell/>
          <table:table-cell table:formula="of:=[.C331]+[.M331]" office:value-type="float" office:value="0" calcext:value-type="float">
            <text:p>0</text:p>
          </table:table-cell>
          <table:table-cell table:formula="of:=[.B331]+[.E331]+[.F331]" office:value-type="float" office:value="0" calcext:value-type="float">
            <text:p>0</text:p>
          </table:table-cell>
          <table:table-cell table:formula="of:=[.D331]+[.G331]+[.I331]+[.K331]+[.L331]" office:value-type="float" office:value="256" calcext:value-type="float">
            <text:p>256</text:p>
          </table:table-cell>
          <table:table-cell table:formula="of:=SUM([.B331:.M331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32]*[.A332]" office:value-type="float" office:value="33384" calcext:value-type="float">
            <text:p>33384</text:p>
          </table:table-cell>
          <table:table-cell/>
          <table:table-cell table:formula="of:=[.C332]+[.M332]" office:value-type="float" office:value="0" calcext:value-type="float">
            <text:p>0</text:p>
          </table:table-cell>
          <table:table-cell table:formula="of:=[.B332]+[.E332]+[.F332]" office:value-type="float" office:value="0" calcext:value-type="float">
            <text:p>0</text:p>
          </table:table-cell>
          <table:table-cell table:formula="of:=[.D332]+[.G332]+[.I332]+[.K332]+[.L332]" office:value-type="float" office:value="229" calcext:value-type="float">
            <text:p>229</text:p>
          </table:table-cell>
          <table:table-cell table:formula="of:=SUM([.B332:.M332]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333]*[.A333]" office:value-type="float" office:value="8815" calcext:value-type="float">
            <text:p>8815</text:p>
          </table:table-cell>
          <table:table-cell/>
          <table:table-cell table:formula="of:=[.C333]+[.M333]" office:value-type="float" office:value="0" calcext:value-type="float">
            <text:p>0</text:p>
          </table:table-cell>
          <table:table-cell table:formula="of:=[.B333]+[.E333]+[.F333]" office:value-type="float" office:value="0" calcext:value-type="float">
            <text:p>0</text:p>
          </table:table-cell>
          <table:table-cell table:formula="of:=[.D333]+[.G333]+[.I333]+[.K333]+[.L333]" office:value-type="float" office:value="41" calcext:value-type="float">
            <text:p>41</text:p>
          </table:table-cell>
          <table:table-cell table:formula="of:=SUM([.B333:.M333]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34]*[.A334]" office:value-type="float" office:value="5832" calcext:value-type="float">
            <text:p>5832</text:p>
          </table:table-cell>
          <table:table-cell/>
          <table:table-cell table:formula="of:=[.C334]+[.M334]" office:value-type="float" office:value="0" calcext:value-type="float">
            <text:p>0</text:p>
          </table:table-cell>
          <table:table-cell table:formula="of:=[.B334]+[.E334]+[.F334]" office:value-type="float" office:value="0" calcext:value-type="float">
            <text:p>0</text:p>
          </table:table-cell>
          <table:table-cell table:formula="of:=[.D334]+[.G334]+[.I334]+[.K334]+[.L334]" office:value-type="float" office:value="44" calcext:value-type="float">
            <text:p>44</text:p>
          </table:table-cell>
          <table:table-cell table:formula="of:=SUM([.B334:.M334]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35]*[.A335]" office:value-type="float" office:value="15624" calcext:value-type="float">
            <text:p>15624</text:p>
          </table:table-cell>
          <table:table-cell/>
          <table:table-cell table:formula="of:=[.C335]+[.M335]" office:value-type="float" office:value="0" calcext:value-type="float">
            <text:p>0</text:p>
          </table:table-cell>
          <table:table-cell table:formula="of:=[.B335]+[.E335]+[.F335]" office:value-type="float" office:value="0" calcext:value-type="float">
            <text:p>0</text:p>
          </table:table-cell>
          <table:table-cell table:formula="of:=[.D335]+[.G335]+[.I335]+[.K335]+[.L335]" office:value-type="float" office:value="105" calcext:value-type="float">
            <text:p>105</text:p>
          </table:table-cell>
          <table:table-cell table:formula="of:=SUM([.B335:.M335]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36]*[.A336]" office:value-type="float" office:value="16568" calcext:value-type="float">
            <text:p>16568</text:p>
          </table:table-cell>
          <table:table-cell/>
          <table:table-cell table:formula="of:=[.C336]+[.M336]" office:value-type="float" office:value="0" calcext:value-type="float">
            <text:p>0</text:p>
          </table:table-cell>
          <table:table-cell table:formula="of:=[.B336]+[.E336]+[.F336]" office:value-type="float" office:value="0" calcext:value-type="float">
            <text:p>0</text:p>
          </table:table-cell>
          <table:table-cell table:formula="of:=[.D336]+[.G336]+[.I336]+[.K336]+[.L336]" office:value-type="float" office:value="99" calcext:value-type="float">
            <text:p>99</text:p>
          </table:table-cell>
          <table:table-cell table:formula="of:=SUM([.B336:.M336]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337]*[.A337]" office:value-type="float" office:value="15111" calcext:value-type="float">
            <text:p>15111</text:p>
          </table:table-cell>
          <table:table-cell/>
          <table:table-cell table:formula="of:=[.C337]+[.M337]" office:value-type="float" office:value="0" calcext:value-type="float">
            <text:p>0</text:p>
          </table:table-cell>
          <table:table-cell table:formula="of:=[.B337]+[.E337]+[.F337]" office:value-type="float" office:value="0" calcext:value-type="float">
            <text:p>0</text:p>
          </table:table-cell>
          <table:table-cell table:formula="of:=[.D337]+[.G337]+[.I337]+[.K337]+[.L337]" office:value-type="float" office:value="69" calcext:value-type="float">
            <text:p>69</text:p>
          </table:table-cell>
          <table:table-cell table:formula="of:=SUM([.B337:.M337]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338]*[.A338]" office:value-type="float" office:value="14080" calcext:value-type="float">
            <text:p>14080</text:p>
          </table:table-cell>
          <table:table-cell/>
          <table:table-cell table:formula="of:=[.C338]+[.M338]" office:value-type="float" office:value="0" calcext:value-type="float">
            <text:p>0</text:p>
          </table:table-cell>
          <table:table-cell table:formula="of:=[.B338]+[.E338]+[.F338]" office:value-type="float" office:value="0" calcext:value-type="float">
            <text:p>0</text:p>
          </table:table-cell>
          <table:table-cell table:formula="of:=[.D338]+[.G338]+[.I338]+[.K338]+[.L338]" office:value-type="float" office:value="114" calcext:value-type="float">
            <text:p>114</text:p>
          </table:table-cell>
          <table:table-cell table:formula="of:=SUM([.B338:.M338]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39]*[.A339]" office:value-type="float" office:value="17459" calcext:value-type="float">
            <text:p>17459</text:p>
          </table:table-cell>
          <table:table-cell/>
          <table:table-cell table:formula="of:=[.C339]+[.M339]" office:value-type="float" office:value="0" calcext:value-type="float">
            <text:p>0</text:p>
          </table:table-cell>
          <table:table-cell table:formula="of:=[.B339]+[.E339]+[.F339]" office:value-type="float" office:value="0" calcext:value-type="float">
            <text:p>0</text:p>
          </table:table-cell>
          <table:table-cell table:formula="of:=[.D339]+[.G339]+[.I339]+[.K339]+[.L339]" office:value-type="float" office:value="129" calcext:value-type="float">
            <text:p>129</text:p>
          </table:table-cell>
          <table:table-cell table:formula="of:=SUM([.B339:.M339]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40]*[.A340]" office:value-type="float" office:value="39072" calcext:value-type="float">
            <text:p>39072</text:p>
          </table:table-cell>
          <table:table-cell/>
          <table:table-cell table:formula="of:=[.C340]+[.M340]" office:value-type="float" office:value="0" calcext:value-type="float">
            <text:p>0</text:p>
          </table:table-cell>
          <table:table-cell table:formula="of:=[.B340]+[.E340]+[.F340]" office:value-type="float" office:value="0" calcext:value-type="float">
            <text:p>0</text:p>
          </table:table-cell>
          <table:table-cell table:formula="of:=[.D340]+[.G340]+[.I340]+[.K340]+[.L340]" office:value-type="float" office:value="272" calcext:value-type="float">
            <text:p>272</text:p>
          </table:table-cell>
          <table:table-cell table:formula="of:=SUM([.B340:.M340])"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41]*[.A341]" office:value-type="float" office:value="24084" calcext:value-type="float">
            <text:p>24084</text:p>
          </table:table-cell>
          <table:table-cell/>
          <table:table-cell table:formula="of:=[.C341]+[.M341]" office:value-type="float" office:value="0" calcext:value-type="float">
            <text:p>0</text:p>
          </table:table-cell>
          <table:table-cell table:formula="of:=[.B341]+[.E341]+[.F341]" office:value-type="float" office:value="0" calcext:value-type="float">
            <text:p>0</text:p>
          </table:table-cell>
          <table:table-cell table:formula="of:=[.D341]+[.G341]+[.I341]+[.K341]+[.L341]" office:value-type="float" office:value="124" calcext:value-type="float">
            <text:p>124</text:p>
          </table:table-cell>
          <table:table-cell table:formula="of:=SUM([.B341:.M341]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42]*[.A342]" office:value-type="float" office:value="38528" calcext:value-type="float">
            <text:p>38528</text:p>
          </table:table-cell>
          <table:table-cell/>
          <table:table-cell table:formula="of:=[.C342]+[.M342]" office:value-type="float" office:value="0" calcext:value-type="float">
            <text:p>0</text:p>
          </table:table-cell>
          <table:table-cell table:formula="of:=[.B342]+[.E342]+[.F342]" office:value-type="float" office:value="12" calcext:value-type="float">
            <text:p>12</text:p>
          </table:table-cell>
          <table:table-cell table:formula="of:=[.D342]+[.G342]+[.I342]+[.K342]+[.L342]" office:value-type="float" office:value="250" calcext:value-type="float">
            <text:p>250</text:p>
          </table:table-cell>
          <table:table-cell table:formula="of:=SUM([.B342:.M342])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43]*[.A343]" office:value-type="float" office:value="35550" calcext:value-type="float">
            <text:p>35550</text:p>
          </table:table-cell>
          <table:table-cell/>
          <table:table-cell table:formula="of:=[.C343]+[.M343]" office:value-type="float" office:value="0" calcext:value-type="float">
            <text:p>0</text:p>
          </table:table-cell>
          <table:table-cell table:formula="of:=[.B343]+[.E343]+[.F343]" office:value-type="float" office:value="0" calcext:value-type="float">
            <text:p>0</text:p>
          </table:table-cell>
          <table:table-cell table:formula="of:=[.D343]+[.G343]+[.I343]+[.K343]+[.L343]" office:value-type="float" office:value="246" calcext:value-type="float">
            <text:p>246</text:p>
          </table:table-cell>
          <table:table-cell table:formula="of:=SUM([.B343:.M343]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344]*[.A344]" office:value-type="float" office:value="39776" calcext:value-type="float">
            <text:p>39776</text:p>
          </table:table-cell>
          <table:table-cell/>
          <table:table-cell table:formula="of:=[.C344]+[.M344]" office:value-type="float" office:value="0" calcext:value-type="float">
            <text:p>0</text:p>
          </table:table-cell>
          <table:table-cell table:formula="of:=[.B344]+[.E344]+[.F344]" office:value-type="float" office:value="0" calcext:value-type="float">
            <text:p>0</text:p>
          </table:table-cell>
          <table:table-cell table:formula="of:=[.D344]+[.G344]+[.I344]+[.K344]+[.L344]" office:value-type="float" office:value="176" calcext:value-type="float">
            <text:p>176</text:p>
          </table:table-cell>
          <table:table-cell table:formula="of:=SUM([.B344:.M344]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45]*[.A345]" office:value-type="float" office:value="26786" calcext:value-type="float">
            <text:p>26786</text:p>
          </table:table-cell>
          <table:table-cell/>
          <table:table-cell table:formula="of:=[.C345]+[.M345]" office:value-type="float" office:value="0" calcext:value-type="float">
            <text:p>0</text:p>
          </table:table-cell>
          <table:table-cell table:formula="of:=[.B345]+[.E345]+[.F345]" office:value-type="float" office:value="0" calcext:value-type="float">
            <text:p>0</text:p>
          </table:table-cell>
          <table:table-cell table:formula="of:=[.D345]+[.G345]+[.I345]+[.K345]+[.L345]" office:value-type="float" office:value="136" calcext:value-type="float">
            <text:p>136</text:p>
          </table:table-cell>
          <table:table-cell table:formula="of:=SUM([.B345:.M345]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46]*[.A346]" office:value-type="float" office:value="8208" calcext:value-type="float">
            <text:p>8208</text:p>
          </table:table-cell>
          <table:table-cell/>
          <table:table-cell table:formula="of:=[.C346]+[.M346]" office:value-type="float" office:value="0" calcext:value-type="float">
            <text:p>0</text:p>
          </table:table-cell>
          <table:table-cell table:formula="of:=[.B346]+[.E346]+[.F346]" office:value-type="float" office:value="0" calcext:value-type="float">
            <text:p>0</text:p>
          </table:table-cell>
          <table:table-cell table:formula="of:=[.D346]+[.G346]+[.I346]+[.K346]+[.L346]" office:value-type="float" office:value="84" calcext:value-type="float">
            <text:p>84</text:p>
          </table:table-cell>
          <table:table-cell table:formula="of:=SUM([.B346:.M346]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347]*[.A347]" office:value-type="float" office:value="24732" calcext:value-type="float">
            <text:p>24732</text:p>
          </table:table-cell>
          <table:table-cell/>
          <table:table-cell table:formula="of:=[.C347]+[.M347]" office:value-type="float" office:value="0" calcext:value-type="float">
            <text:p>0</text:p>
          </table:table-cell>
          <table:table-cell table:formula="of:=[.B347]+[.E347]+[.F347]" office:value-type="float" office:value="0" calcext:value-type="float">
            <text:p>0</text:p>
          </table:table-cell>
          <table:table-cell table:formula="of:=[.D347]+[.G347]+[.I347]+[.K347]+[.L347]" office:value-type="float" office:value="108" calcext:value-type="float">
            <text:p>108</text:p>
          </table:table-cell>
          <table:table-cell table:formula="of:=SUM([.B347:.M347]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48]*[.A348]" office:value-type="float" office:value="19320" calcext:value-type="float">
            <text:p>19320</text:p>
          </table:table-cell>
          <table:table-cell/>
          <table:table-cell table:formula="of:=[.C348]+[.M348]" office:value-type="float" office:value="0" calcext:value-type="float">
            <text:p>0</text:p>
          </table:table-cell>
          <table:table-cell table:formula="of:=[.B348]+[.E348]+[.F348]" office:value-type="float" office:value="0" calcext:value-type="float">
            <text:p>0</text:p>
          </table:table-cell>
          <table:table-cell table:formula="of:=[.D348]+[.G348]+[.I348]+[.K348]+[.L348]" office:value-type="float" office:value="119" calcext:value-type="float">
            <text:p>119</text:p>
          </table:table-cell>
          <table:table-cell table:formula="of:=SUM([.B348:.M348]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49]*[.A349]" office:value-type="float" office:value="29106" calcext:value-type="float">
            <text:p>29106</text:p>
          </table:table-cell>
          <table:table-cell/>
          <table:table-cell table:formula="of:=[.C349]+[.M349]" office:value-type="float" office:value="0" calcext:value-type="float">
            <text:p>0</text:p>
          </table:table-cell>
          <table:table-cell table:formula="of:=[.B349]+[.E349]+[.F349]" office:value-type="float" office:value="0" calcext:value-type="float">
            <text:p>0</text:p>
          </table:table-cell>
          <table:table-cell table:formula="of:=[.D349]+[.G349]+[.I349]+[.K349]+[.L349]" office:value-type="float" office:value="159" calcext:value-type="float">
            <text:p>159</text:p>
          </table:table-cell>
          <table:table-cell table:formula="of:=SUM([.B349:.M349]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50]*[.A350]" office:value-type="float" office:value="23432" calcext:value-type="float">
            <text:p>23432</text:p>
          </table:table-cell>
          <table:table-cell/>
          <table:table-cell table:formula="of:=[.C350]+[.M350]" office:value-type="float" office:value="0" calcext:value-type="float">
            <text:p>0</text:p>
          </table:table-cell>
          <table:table-cell table:formula="of:=[.B350]+[.E350]+[.F350]" office:value-type="float" office:value="0" calcext:value-type="float">
            <text:p>0</text:p>
          </table:table-cell>
          <table:table-cell table:formula="of:=[.D350]+[.G350]+[.I350]+[.K350]+[.L350]" office:value-type="float" office:value="180" calcext:value-type="float">
            <text:p>180</text:p>
          </table:table-cell>
          <table:table-cell table:formula="of:=SUM([.B350:.M350]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51]*[.A351]" office:value-type="float" office:value="11883" calcext:value-type="float">
            <text:p>11883</text:p>
          </table:table-cell>
          <table:table-cell/>
          <table:table-cell table:formula="of:=[.C351]+[.M351]" office:value-type="float" office:value="0" calcext:value-type="float">
            <text:p>0</text:p>
          </table:table-cell>
          <table:table-cell table:formula="of:=[.B351]+[.E351]+[.F351]" office:value-type="float" office:value="0" calcext:value-type="float">
            <text:p>0</text:p>
          </table:table-cell>
          <table:table-cell table:formula="of:=[.D351]+[.G351]+[.I351]+[.K351]+[.L351]" office:value-type="float" office:value="134" calcext:value-type="float">
            <text:p>134</text:p>
          </table:table-cell>
          <table:table-cell table:formula="of:=SUM([.B351:.M351]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52]*[.A352]" office:value-type="float" office:value="36972" calcext:value-type="float">
            <text:p>36972</text:p>
          </table:table-cell>
          <table:table-cell/>
          <table:table-cell table:formula="of:=[.C352]+[.M352]" office:value-type="float" office:value="0" calcext:value-type="float">
            <text:p>0</text:p>
          </table:table-cell>
          <table:table-cell table:formula="of:=[.B352]+[.E352]+[.F352]" office:value-type="float" office:value="0" calcext:value-type="float">
            <text:p>0</text:p>
          </table:table-cell>
          <table:table-cell table:formula="of:=[.D352]+[.G352]+[.I352]+[.K352]+[.L352]" office:value-type="float" office:value="233" calcext:value-type="float">
            <text:p>233</text:p>
          </table:table-cell>
          <table:table-cell table:formula="of:=SUM([.B352:.M352])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53]*[.A353]" office:value-type="float" office:value="40655" calcext:value-type="float">
            <text:p>40655</text:p>
          </table:table-cell>
          <table:table-cell/>
          <table:table-cell table:formula="of:=[.C353]+[.M353]" office:value-type="float" office:value="0" calcext:value-type="float">
            <text:p>0</text:p>
          </table:table-cell>
          <table:table-cell table:formula="of:=[.B353]+[.E353]+[.F353]" office:value-type="float" office:value="0" calcext:value-type="float">
            <text:p>0</text:p>
          </table:table-cell>
          <table:table-cell table:formula="of:=[.D353]+[.G353]+[.I353]+[.K353]+[.L353]" office:value-type="float" office:value="214" calcext:value-type="float">
            <text:p>214</text:p>
          </table:table-cell>
          <table:table-cell table:formula="of:=SUM([.B353:.M353])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54]*[.A354]" office:value-type="float" office:value="53572" calcext:value-type="float">
            <text:p>53572</text:p>
          </table:table-cell>
          <table:table-cell/>
          <table:table-cell table:formula="of:=[.C354]+[.M354]" office:value-type="float" office:value="0" calcext:value-type="float">
            <text:p>0</text:p>
          </table:table-cell>
          <table:table-cell table:formula="of:=[.B354]+[.E354]+[.F354]" office:value-type="float" office:value="0" calcext:value-type="float">
            <text:p>0</text:p>
          </table:table-cell>
          <table:table-cell table:formula="of:=[.D354]+[.G354]+[.I354]+[.K354]+[.L354]" office:value-type="float" office:value="293" calcext:value-type="float">
            <text:p>293</text:p>
          </table:table-cell>
          <table:table-cell table:formula="of:=SUM([.B354:.M354])"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55]*[.A355]" office:value-type="float" office:value="7584" calcext:value-type="float">
            <text:p>7584</text:p>
          </table:table-cell>
          <table:table-cell/>
          <table:table-cell table:formula="of:=[.C355]+[.M355]" office:value-type="float" office:value="0" calcext:value-type="float">
            <text:p>0</text:p>
          </table:table-cell>
          <table:table-cell table:formula="of:=[.B355]+[.E355]+[.F355]" office:value-type="float" office:value="0" calcext:value-type="float">
            <text:p>0</text:p>
          </table:table-cell>
          <table:table-cell table:formula="of:=[.D355]+[.G355]+[.I355]+[.K355]+[.L355]" office:value-type="float" office:value="47" calcext:value-type="float">
            <text:p>47</text:p>
          </table:table-cell>
          <table:table-cell table:formula="of:=SUM([.B355:.M355]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56]*[.A356]" office:value-type="float" office:value="0" calcext:value-type="float">
            <text:p>0</text:p>
          </table:table-cell>
          <table:table-cell/>
          <table:table-cell table:formula="of:=[.C356]+[.M356]" office:value-type="float" office:value="0" calcext:value-type="float">
            <text:p>0</text:p>
          </table:table-cell>
          <table:table-cell table:formula="of:=[.B356]+[.E356]+[.F356]" office:value-type="float" office:value="0" calcext:value-type="float">
            <text:p>0</text:p>
          </table:table-cell>
          <table:table-cell table:formula="of:=[.D356]+[.G356]+[.I356]+[.K356]+[.L356]" office:value-type="float" office:value="40" calcext:value-type="float">
            <text:p>40</text:p>
          </table:table-cell>
          <table:table-cell table:formula="of:=SUM([.B356:.M356]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57]*[.A357]" office:value-type="float" office:value="26529" calcext:value-type="float">
            <text:p>26529</text:p>
          </table:table-cell>
          <table:table-cell/>
          <table:table-cell table:formula="of:=[.C357]+[.M357]" office:value-type="float" office:value="0" calcext:value-type="float">
            <text:p>0</text:p>
          </table:table-cell>
          <table:table-cell table:formula="of:=[.B357]+[.E357]+[.F357]" office:value-type="float" office:value="21" calcext:value-type="float">
            <text:p>21</text:p>
          </table:table-cell>
          <table:table-cell table:formula="of:=[.D357]+[.G357]+[.I357]+[.K357]+[.L357]" office:value-type="float" office:value="191" calcext:value-type="float">
            <text:p>191</text:p>
          </table:table-cell>
          <table:table-cell table:formula="of:=SUM([.B357:.M357]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58]*[.A358]" office:value-type="float" office:value="24720" calcext:value-type="float">
            <text:p>24720</text:p>
          </table:table-cell>
          <table:table-cell/>
          <table:table-cell table:formula="of:=[.C358]+[.M358]" office:value-type="float" office:value="0" calcext:value-type="float">
            <text:p>0</text:p>
          </table:table-cell>
          <table:table-cell table:formula="of:=[.B358]+[.E358]+[.F358]" office:value-type="float" office:value="0" calcext:value-type="float">
            <text:p>0</text:p>
          </table:table-cell>
          <table:table-cell table:formula="of:=[.D358]+[.G358]+[.I358]+[.K358]+[.L358]" office:value-type="float" office:value="266" calcext:value-type="float">
            <text:p>266</text:p>
          </table:table-cell>
          <table:table-cell table:formula="of:=SUM([.B358:.M358])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D359]*[.A359]" office:value-type="float" office:value="48923" calcext:value-type="float">
            <text:p>48923</text:p>
          </table:table-cell>
          <table:table-cell/>
          <table:table-cell table:formula="of:=[.C359]+[.M359]" office:value-type="float" office:value="0" calcext:value-type="float">
            <text:p>0</text:p>
          </table:table-cell>
          <table:table-cell table:formula="of:=[.B359]+[.E359]+[.F359]" office:value-type="float" office:value="39" calcext:value-type="float">
            <text:p>39</text:p>
          </table:table-cell>
          <table:table-cell table:formula="of:=[.D359]+[.G359]+[.I359]+[.K359]+[.L359]" office:value-type="float" office:value="232" calcext:value-type="float">
            <text:p>232</text:p>
          </table:table-cell>
          <table:table-cell table:formula="of:=SUM([.B359:.M359])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60]*[.A360]" office:value-type="float" office:value="24200" calcext:value-type="float">
            <text:p>24200</text:p>
          </table:table-cell>
          <table:table-cell/>
          <table:table-cell table:formula="of:=[.C360]+[.M360]" office:value-type="float" office:value="0" calcext:value-type="float">
            <text:p>0</text:p>
          </table:table-cell>
          <table:table-cell table:formula="of:=[.B360]+[.E360]+[.F360]" office:value-type="float" office:value="7" calcext:value-type="float">
            <text:p>7</text:p>
          </table:table-cell>
          <table:table-cell table:formula="of:=[.D360]+[.G360]+[.I360]+[.K360]+[.L360]" office:value-type="float" office:value="183" calcext:value-type="float">
            <text:p>183</text:p>
          </table:table-cell>
          <table:table-cell table:formula="of:=SUM([.B360:.M360]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61]*[.A361]" office:value-type="float" office:value="35964" calcext:value-type="float">
            <text:p>35964</text:p>
          </table:table-cell>
          <table:table-cell/>
          <table:table-cell table:formula="of:=[.C361]+[.M361]" office:value-type="float" office:value="0" calcext:value-type="float">
            <text:p>0</text:p>
          </table:table-cell>
          <table:table-cell table:formula="of:=[.B361]+[.E361]+[.F361]" office:value-type="float" office:value="24" calcext:value-type="float">
            <text:p>24</text:p>
          </table:table-cell>
          <table:table-cell table:formula="of:=[.D361]+[.G361]+[.I361]+[.K361]+[.L361]" office:value-type="float" office:value="185" calcext:value-type="float">
            <text:p>185</text:p>
          </table:table-cell>
          <table:table-cell table:formula="of:=SUM([.B361:.M361])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62]*[.A362]" office:value-type="float" office:value="49044" calcext:value-type="float">
            <text:p>49044</text:p>
          </table:table-cell>
          <table:table-cell/>
          <table:table-cell table:formula="of:=[.C362]+[.M362]" office:value-type="float" office:value="0" calcext:value-type="float">
            <text:p>0</text:p>
          </table:table-cell>
          <table:table-cell table:formula="of:=[.B362]+[.E362]+[.F362]" office:value-type="float" office:value="11" calcext:value-type="float">
            <text:p>11</text:p>
          </table:table-cell>
          <table:table-cell table:formula="of:=[.D362]+[.G362]+[.I362]+[.K362]+[.L362]" office:value-type="float" office:value="248" calcext:value-type="float">
            <text:p>248</text:p>
          </table:table-cell>
          <table:table-cell table:formula="of:=SUM([.B362:.M362])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63]*[.A363]" office:value-type="float" office:value="10780" calcext:value-type="float">
            <text:p>10780</text:p>
          </table:table-cell>
          <table:table-cell/>
          <table:table-cell table:formula="of:=[.C363]+[.M363]" office:value-type="float" office:value="0" calcext:value-type="float">
            <text:p>0</text:p>
          </table:table-cell>
          <table:table-cell table:formula="of:=[.B363]+[.E363]+[.F363]" office:value-type="float" office:value="0" calcext:value-type="float">
            <text:p>0</text:p>
          </table:table-cell>
          <table:table-cell table:formula="of:=[.D363]+[.G363]+[.I363]+[.K363]+[.L363]" office:value-type="float" office:value="51" calcext:value-type="float">
            <text:p>51</text:p>
          </table:table-cell>
          <table:table-cell table:formula="of:=SUM([.B363:.M363]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64]*[.A364]" office:value-type="float" office:value="14820" calcext:value-type="float">
            <text:p>14820</text:p>
          </table:table-cell>
          <table:table-cell/>
          <table:table-cell table:formula="of:=[.C364]+[.M364]" office:value-type="float" office:value="0" calcext:value-type="float">
            <text:p>0</text:p>
          </table:table-cell>
          <table:table-cell table:formula="of:=[.B364]+[.E364]+[.F364]" office:value-type="float" office:value="0" calcext:value-type="float">
            <text:p>0</text:p>
          </table:table-cell>
          <table:table-cell table:formula="of:=[.D364]+[.G364]+[.I364]+[.K364]+[.L364]" office:value-type="float" office:value="72" calcext:value-type="float">
            <text:p>72</text:p>
          </table:table-cell>
          <table:table-cell table:formula="of:=SUM([.B364:.M364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65]*[.A365]" office:value-type="float" office:value="5208" calcext:value-type="float">
            <text:p>5208</text:p>
          </table:table-cell>
          <table:table-cell/>
          <table:table-cell table:formula="of:=[.C365]+[.M365]" office:value-type="float" office:value="0" calcext:value-type="float">
            <text:p>0</text:p>
          </table:table-cell>
          <table:table-cell table:formula="of:=[.B365]+[.E365]+[.F365]" office:value-type="float" office:value="0" calcext:value-type="float">
            <text:p>0</text:p>
          </table:table-cell>
          <table:table-cell table:formula="of:=[.D365]+[.G365]+[.I365]+[.K365]+[.L365]" office:value-type="float" office:value="54" calcext:value-type="float">
            <text:p>54</text:p>
          </table:table-cell>
          <table:table-cell table:formula="of:=SUM([.B365:.M365]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66]*[.A366]" office:value-type="float" office:value="19671" calcext:value-type="float">
            <text:p>19671</text:p>
          </table:table-cell>
          <table:table-cell/>
          <table:table-cell table:formula="of:=[.C366]+[.M366]" office:value-type="float" office:value="0" calcext:value-type="float">
            <text:p>0</text:p>
          </table:table-cell>
          <table:table-cell table:formula="of:=[.B366]+[.E366]+[.F366]" office:value-type="float" office:value="0" calcext:value-type="float">
            <text:p>0</text:p>
          </table:table-cell>
          <table:table-cell table:formula="of:=[.D366]+[.G366]+[.I366]+[.K366]+[.L366]" office:value-type="float" office:value="135" calcext:value-type="float">
            <text:p>135</text:p>
          </table:table-cell>
          <table:table-cell table:formula="of:=SUM([.B366:.M366]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67]*[.A367]" office:value-type="float" office:value="12750" calcext:value-type="float">
            <text:p>12750</text:p>
          </table:table-cell>
          <table:table-cell/>
          <table:table-cell table:formula="of:=[.C367]+[.M367]" office:value-type="float" office:value="0" calcext:value-type="float">
            <text:p>0</text:p>
          </table:table-cell>
          <table:table-cell table:formula="of:=[.B367]+[.E367]+[.F367]" office:value-type="float" office:value="0" calcext:value-type="float">
            <text:p>0</text:p>
          </table:table-cell>
          <table:table-cell table:formula="of:=[.D367]+[.G367]+[.I367]+[.K367]+[.L367]" office:value-type="float" office:value="61" calcext:value-type="float">
            <text:p>61</text:p>
          </table:table-cell>
          <table:table-cell table:formula="of:=SUM([.B367:.M367]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68]*[.A368]" office:value-type="float" office:value="7028" calcext:value-type="float">
            <text:p>7028</text:p>
          </table:table-cell>
          <table:table-cell/>
          <table:table-cell table:formula="of:=[.C368]+[.M368]" office:value-type="float" office:value="0" calcext:value-type="float">
            <text:p>0</text:p>
          </table:table-cell>
          <table:table-cell table:formula="of:=[.B368]+[.E368]+[.F368]" office:value-type="float" office:value="0" calcext:value-type="float">
            <text:p>0</text:p>
          </table:table-cell>
          <table:table-cell table:formula="of:=[.D368]+[.G368]+[.I368]+[.K368]+[.L368]" office:value-type="float" office:value="74" calcext:value-type="float">
            <text:p>74</text:p>
          </table:table-cell>
          <table:table-cell table:formula="of:=SUM([.B368:.M368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69]*[.A369]" office:value-type="float" office:value="13860" calcext:value-type="float">
            <text:p>13860</text:p>
          </table:table-cell>
          <table:table-cell/>
          <table:table-cell table:formula="of:=[.C369]+[.M369]" office:value-type="float" office:value="0" calcext:value-type="float">
            <text:p>0</text:p>
          </table:table-cell>
          <table:table-cell table:formula="of:=[.B369]+[.E369]+[.F369]" office:value-type="float" office:value="0" calcext:value-type="float">
            <text:p>0</text:p>
          </table:table-cell>
          <table:table-cell table:formula="of:=[.D369]+[.G369]+[.I369]+[.K369]+[.L369]" office:value-type="float" office:value="138" calcext:value-type="float">
            <text:p>138</text:p>
          </table:table-cell>
          <table:table-cell table:formula="of:=SUM([.B369:.M369]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70]*[.A370]" office:value-type="float" office:value="24541" calcext:value-type="float">
            <text:p>24541</text:p>
          </table:table-cell>
          <table:table-cell/>
          <table:table-cell table:formula="of:=[.C370]+[.M370]" office:value-type="float" office:value="0" calcext:value-type="float">
            <text:p>0</text:p>
          </table:table-cell>
          <table:table-cell table:formula="of:=[.B370]+[.E370]+[.F370]" office:value-type="float" office:value="0" calcext:value-type="float">
            <text:p>0</text:p>
          </table:table-cell>
          <table:table-cell table:formula="of:=[.D370]+[.G370]+[.I370]+[.K370]+[.L370]" office:value-type="float" office:value="171" calcext:value-type="float">
            <text:p>171</text:p>
          </table:table-cell>
          <table:table-cell table:formula="of:=SUM([.B370:.M370]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71]*[.A371]" office:value-type="float" office:value="8890" calcext:value-type="float">
            <text:p>8890</text:p>
          </table:table-cell>
          <table:table-cell/>
          <table:table-cell table:formula="of:=[.C371]+[.M371]" office:value-type="float" office:value="0" calcext:value-type="float">
            <text:p>0</text:p>
          </table:table-cell>
          <table:table-cell table:formula="of:=[.B371]+[.E371]+[.F371]" office:value-type="float" office:value="0" calcext:value-type="float">
            <text:p>0</text:p>
          </table:table-cell>
          <table:table-cell table:formula="of:=[.D371]+[.G371]+[.I371]+[.K371]+[.L371]" office:value-type="float" office:value="57" calcext:value-type="float">
            <text:p>57</text:p>
          </table:table-cell>
          <table:table-cell table:formula="of:=SUM([.B371:.M371]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72]*[.A372]" office:value-type="float" office:value="5865" calcext:value-type="float">
            <text:p>5865</text:p>
          </table:table-cell>
          <table:table-cell/>
          <table:table-cell table:formula="of:=[.C372]+[.M372]" office:value-type="float" office:value="0" calcext:value-type="float">
            <text:p>0</text:p>
          </table:table-cell>
          <table:table-cell table:formula="of:=[.B372]+[.E372]+[.F372]" office:value-type="float" office:value="0" calcext:value-type="float">
            <text:p>0</text:p>
          </table:table-cell>
          <table:table-cell table:formula="of:=[.D372]+[.G372]+[.I372]+[.K372]+[.L372]" office:value-type="float" office:value="29" calcext:value-type="float">
            <text:p>29</text:p>
          </table:table-cell>
          <table:table-cell table:formula="of:=SUM([.B372:.M372]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373]*[.A373]" office:value-type="float" office:value="7936" calcext:value-type="float">
            <text:p>7936</text:p>
          </table:table-cell>
          <table:table-cell/>
          <table:table-cell table:formula="of:=[.C373]+[.M373]" office:value-type="float" office:value="0" calcext:value-type="float">
            <text:p>0</text:p>
          </table:table-cell>
          <table:table-cell table:formula="of:=[.B373]+[.E373]+[.F373]" office:value-type="float" office:value="0" calcext:value-type="float">
            <text:p>0</text:p>
          </table:table-cell>
          <table:table-cell table:formula="of:=[.D373]+[.G373]+[.I373]+[.K373]+[.L373]" office:value-type="float" office:value="31" calcext:value-type="float">
            <text:p>31</text:p>
          </table:table-cell>
          <table:table-cell table:formula="of:=SUM([.B373:.M373]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374]*[.A374]" office:value-type="float" office:value="13364" calcext:value-type="float">
            <text:p>13364</text:p>
          </table:table-cell>
          <table:table-cell/>
          <table:table-cell table:formula="of:=[.C374]+[.M374]" office:value-type="float" office:value="0" calcext:value-type="float">
            <text:p>0</text:p>
          </table:table-cell>
          <table:table-cell table:formula="of:=[.B374]+[.E374]+[.F374]" office:value-type="float" office:value="0" calcext:value-type="float">
            <text:p>0</text:p>
          </table:table-cell>
          <table:table-cell table:formula="of:=[.D374]+[.G374]+[.I374]+[.K374]+[.L374]" office:value-type="float" office:value="52" calcext:value-type="float">
            <text:p>52</text:p>
          </table:table-cell>
          <table:table-cell table:formula="of:=SUM([.B374:.M374]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75]*[.A375]" office:value-type="float" office:value="23478" calcext:value-type="float">
            <text:p>23478</text:p>
          </table:table-cell>
          <table:table-cell/>
          <table:table-cell table:formula="of:=[.C375]+[.M375]" office:value-type="float" office:value="0" calcext:value-type="float">
            <text:p>0</text:p>
          </table:table-cell>
          <table:table-cell table:formula="of:=[.B375]+[.E375]+[.F375]" office:value-type="float" office:value="12" calcext:value-type="float">
            <text:p>12</text:p>
          </table:table-cell>
          <table:table-cell table:formula="of:=[.D375]+[.G375]+[.I375]+[.K375]+[.L375]" office:value-type="float" office:value="179" calcext:value-type="float">
            <text:p>179</text:p>
          </table:table-cell>
          <table:table-cell table:formula="of:=SUM([.B375:.M375]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76]*[.A376]" office:value-type="float" office:value="10360" calcext:value-type="float">
            <text:p>10360</text:p>
          </table:table-cell>
          <table:table-cell/>
          <table:table-cell table:formula="of:=[.C376]+[.M376]" office:value-type="float" office:value="0" calcext:value-type="float">
            <text:p>0</text:p>
          </table:table-cell>
          <table:table-cell table:formula="of:=[.B376]+[.E376]+[.F376]" office:value-type="float" office:value="0" calcext:value-type="float">
            <text:p>0</text:p>
          </table:table-cell>
          <table:table-cell table:formula="of:=[.D376]+[.G376]+[.I376]+[.K376]+[.L376]" office:value-type="float" office:value="59" calcext:value-type="float">
            <text:p>59</text:p>
          </table:table-cell>
          <table:table-cell table:formula="of:=SUM([.B376:.M376]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377]*[.A377]" office:value-type="float" office:value="3120" calcext:value-type="float">
            <text:p>3120</text:p>
          </table:table-cell>
          <table:table-cell/>
          <table:table-cell table:formula="of:=[.C377]+[.M377]" office:value-type="float" office:value="0" calcext:value-type="float">
            <text:p>0</text:p>
          </table:table-cell>
          <table:table-cell table:formula="of:=[.B377]+[.E377]+[.F377]" office:value-type="float" office:value="0" calcext:value-type="float">
            <text:p>0</text:p>
          </table:table-cell>
          <table:table-cell table:formula="of:=[.D377]+[.G377]+[.I377]+[.K377]+[.L377]" office:value-type="float" office:value="12" calcext:value-type="float">
            <text:p>12</text:p>
          </table:table-cell>
          <table:table-cell table:formula="of:=SUM([.B377:.M377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78]*[.A378]" office:value-type="float" office:value="12006" calcext:value-type="float">
            <text:p>12006</text:p>
          </table:table-cell>
          <table:table-cell/>
          <table:table-cell table:formula="of:=[.C378]+[.M378]" office:value-type="float" office:value="0" calcext:value-type="float">
            <text:p>0</text:p>
          </table:table-cell>
          <table:table-cell table:formula="of:=[.B378]+[.E378]+[.F378]" office:value-type="float" office:value="0" calcext:value-type="float">
            <text:p>0</text:p>
          </table:table-cell>
          <table:table-cell table:formula="of:=[.D378]+[.G378]+[.I378]+[.K378]+[.L378]" office:value-type="float" office:value="80" calcext:value-type="float">
            <text:p>80</text:p>
          </table:table-cell>
          <table:table-cell table:formula="of:=SUM([.B378:.M378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79]*[.A379]" office:value-type="float" office:value="19388" calcext:value-type="float">
            <text:p>19388</text:p>
          </table:table-cell>
          <table:table-cell/>
          <table:table-cell table:formula="of:=[.C379]+[.M379]" office:value-type="float" office:value="0" calcext:value-type="float">
            <text:p>0</text:p>
          </table:table-cell>
          <table:table-cell table:formula="of:=[.B379]+[.E379]+[.F379]" office:value-type="float" office:value="0" calcext:value-type="float">
            <text:p>0</text:p>
          </table:table-cell>
          <table:table-cell table:formula="of:=[.D379]+[.G379]+[.I379]+[.K379]+[.L379]" office:value-type="float" office:value="89" calcext:value-type="float">
            <text:p>89</text:p>
          </table:table-cell>
          <table:table-cell table:formula="of:=SUM([.B379:.M379]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380]*[.A380]" office:value-type="float" office:value="29304" calcext:value-type="float">
            <text:p>29304</text:p>
          </table:table-cell>
          <table:table-cell/>
          <table:table-cell table:formula="of:=[.C380]+[.M380]" office:value-type="float" office:value="0" calcext:value-type="float">
            <text:p>0</text:p>
          </table:table-cell>
          <table:table-cell table:formula="of:=[.B380]+[.E380]+[.F380]" office:value-type="float" office:value="0" calcext:value-type="float">
            <text:p>0</text:p>
          </table:table-cell>
          <table:table-cell table:formula="of:=[.D380]+[.G380]+[.I380]+[.K380]+[.L380]" office:value-type="float" office:value="111" calcext:value-type="float">
            <text:p>111</text:p>
          </table:table-cell>
          <table:table-cell table:formula="of:=SUM([.B380:.M380]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81]*[.A381]" office:value-type="float" office:value="6095" calcext:value-type="float">
            <text:p>6095</text:p>
          </table:table-cell>
          <table:table-cell/>
          <table:table-cell table:formula="of:=[.C381]+[.M381]" office:value-type="float" office:value="0" calcext:value-type="float">
            <text:p>0</text:p>
          </table:table-cell>
          <table:table-cell table:formula="of:=[.B381]+[.E381]+[.F381]" office:value-type="float" office:value="0" calcext:value-type="float">
            <text:p>0</text:p>
          </table:table-cell>
          <table:table-cell table:formula="of:=[.D381]+[.G381]+[.I381]+[.K381]+[.L381]" office:value-type="float" office:value="38" calcext:value-type="float">
            <text:p>38</text:p>
          </table:table-cell>
          <table:table-cell table:formula="of:=SUM([.B381:.M381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82]*[.A382]" office:value-type="float" office:value="31654" calcext:value-type="float">
            <text:p>31654</text:p>
          </table:table-cell>
          <table:table-cell/>
          <table:table-cell table:formula="of:=[.C382]+[.M382]" office:value-type="float" office:value="0" calcext:value-type="float">
            <text:p>0</text:p>
          </table:table-cell>
          <table:table-cell table:formula="of:=[.B382]+[.E382]+[.F382]" office:value-type="float" office:value="0" calcext:value-type="float">
            <text:p>0</text:p>
          </table:table-cell>
          <table:table-cell table:formula="of:=[.D382]+[.G382]+[.I382]+[.K382]+[.L382]" office:value-type="float" office:value="216" calcext:value-type="float">
            <text:p>216</text:p>
          </table:table-cell>
          <table:table-cell table:formula="of:=SUM([.B382:.M382]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383]*[.A383]" office:value-type="float" office:value="10947" calcext:value-type="float">
            <text:p>10947</text:p>
          </table:table-cell>
          <table:table-cell/>
          <table:table-cell table:formula="of:=[.C383]+[.M383]" office:value-type="float" office:value="0" calcext:value-type="float">
            <text:p>0</text:p>
          </table:table-cell>
          <table:table-cell table:formula="of:=[.B383]+[.E383]+[.F383]" office:value-type="float" office:value="0" calcext:value-type="float">
            <text:p>0</text:p>
          </table:table-cell>
          <table:table-cell table:formula="of:=[.D383]+[.G383]+[.I383]+[.K383]+[.L383]" office:value-type="float" office:value="41" calcext:value-type="float">
            <text:p>41</text:p>
          </table:table-cell>
          <table:table-cell table:formula="of:=SUM([.B383:.M383]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84]*[.A384]" office:value-type="float" office:value="4824" calcext:value-type="float">
            <text:p>4824</text:p>
          </table:table-cell>
          <table:table-cell/>
          <table:table-cell table:formula="of:=[.C384]+[.M384]" office:value-type="float" office:value="0" calcext:value-type="float">
            <text:p>0</text:p>
          </table:table-cell>
          <table:table-cell table:formula="of:=[.B384]+[.E384]+[.F384]" office:value-type="float" office:value="8" calcext:value-type="float">
            <text:p>8</text:p>
          </table:table-cell>
          <table:table-cell table:formula="of:=[.D384]+[.G384]+[.I384]+[.K384]+[.L384]" office:value-type="float" office:value="23" calcext:value-type="float">
            <text:p>23</text:p>
          </table:table-cell>
          <table:table-cell table:formula="of:=SUM([.B384:.M384]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85]*[.A385]" office:value-type="float" office:value="5649" calcext:value-type="float">
            <text:p>5649</text:p>
          </table:table-cell>
          <table:table-cell/>
          <table:table-cell table:formula="of:=[.C385]+[.M385]" office:value-type="float" office:value="0" calcext:value-type="float">
            <text:p>0</text:p>
          </table:table-cell>
          <table:table-cell table:formula="of:=[.B385]+[.E385]+[.F385]" office:value-type="float" office:value="0" calcext:value-type="float">
            <text:p>0</text:p>
          </table:table-cell>
          <table:table-cell table:formula="of:=[.D385]+[.G385]+[.I385]+[.K385]+[.L385]" office:value-type="float" office:value="53" calcext:value-type="float">
            <text:p>53</text:p>
          </table:table-cell>
          <table:table-cell table:formula="of:=SUM([.B385:.M385]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386]*[.A386]" office:value-type="float" office:value="12960" calcext:value-type="float">
            <text:p>12960</text:p>
          </table:table-cell>
          <table:table-cell/>
          <table:table-cell table:formula="of:=[.C386]+[.M386]" office:value-type="float" office:value="0" calcext:value-type="float">
            <text:p>0</text:p>
          </table:table-cell>
          <table:table-cell table:formula="of:=[.B386]+[.E386]+[.F386]" office:value-type="float" office:value="0" calcext:value-type="float">
            <text:p>0</text:p>
          </table:table-cell>
          <table:table-cell table:formula="of:=[.D386]+[.G386]+[.I386]+[.K386]+[.L386]" office:value-type="float" office:value="48" calcext:value-type="float">
            <text:p>48</text:p>
          </table:table-cell>
          <table:table-cell table:formula="of:=SUM([.B386:.M386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387]*[.A387]" office:value-type="float" office:value="18428" calcext:value-type="float">
            <text:p>18428</text:p>
          </table:table-cell>
          <table:table-cell/>
          <table:table-cell table:formula="of:=[.C387]+[.M387]" office:value-type="float" office:value="0" calcext:value-type="float">
            <text:p>0</text:p>
          </table:table-cell>
          <table:table-cell table:formula="of:=[.B387]+[.E387]+[.F387]" office:value-type="float" office:value="0" calcext:value-type="float">
            <text:p>0</text:p>
          </table:table-cell>
          <table:table-cell table:formula="of:=[.D387]+[.G387]+[.I387]+[.K387]+[.L387]" office:value-type="float" office:value="68" calcext:value-type="float">
            <text:p>68</text:p>
          </table:table-cell>
          <table:table-cell table:formula="of:=SUM([.B387:.M387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88]*[.A388]" office:value-type="float" office:value="1632" calcext:value-type="float">
            <text:p>1632</text:p>
          </table:table-cell>
          <table:table-cell/>
          <table:table-cell table:formula="of:=[.C388]+[.M388]" office:value-type="float" office:value="0" calcext:value-type="float">
            <text:p>0</text:p>
          </table:table-cell>
          <table:table-cell table:formula="of:=[.B388]+[.E388]+[.F388]" office:value-type="float" office:value="0" calcext:value-type="float">
            <text:p>0</text:p>
          </table:table-cell>
          <table:table-cell table:formula="of:=[.D388]+[.G388]+[.I388]+[.K388]+[.L388]" office:value-type="float" office:value="35" calcext:value-type="float">
            <text:p>35</text:p>
          </table:table-cell>
          <table:table-cell table:formula="of:=SUM([.B388:.M388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89]*[.A389]" office:value-type="float" office:value="0" calcext:value-type="float">
            <text:p>0</text:p>
          </table:table-cell>
          <table:table-cell/>
          <table:table-cell table:formula="of:=[.C389]+[.M389]" office:value-type="float" office:value="0" calcext:value-type="float">
            <text:p>0</text:p>
          </table:table-cell>
          <table:table-cell table:formula="of:=[.B389]+[.E389]+[.F389]" office:value-type="float" office:value="0" calcext:value-type="float">
            <text:p>0</text:p>
          </table:table-cell>
          <table:table-cell table:formula="of:=[.D389]+[.G389]+[.I389]+[.K389]+[.L389]" office:value-type="float" office:value="19" calcext:value-type="float">
            <text:p>19</text:p>
          </table:table-cell>
          <table:table-cell table:formula="of:=SUM([.B389:.M389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90]*[.A390]" office:value-type="float" office:value="13426" calcext:value-type="float">
            <text:p>13426</text:p>
          </table:table-cell>
          <table:table-cell/>
          <table:table-cell table:formula="of:=[.C390]+[.M390]" office:value-type="float" office:value="0" calcext:value-type="float">
            <text:p>0</text:p>
          </table:table-cell>
          <table:table-cell table:formula="of:=[.B390]+[.E390]+[.F390]" office:value-type="float" office:value="0" calcext:value-type="float">
            <text:p>0</text:p>
          </table:table-cell>
          <table:table-cell table:formula="of:=[.D390]+[.G390]+[.I390]+[.K390]+[.L390]" office:value-type="float" office:value="102" calcext:value-type="float">
            <text:p>102</text:p>
          </table:table-cell>
          <table:table-cell table:formula="of:=SUM([.B390:.M390]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91]*[.A391]" office:value-type="float" office:value="20350" calcext:value-type="float">
            <text:p>20350</text:p>
          </table:table-cell>
          <table:table-cell/>
          <table:table-cell table:formula="of:=[.C391]+[.M391]" office:value-type="float" office:value="0" calcext:value-type="float">
            <text:p>0</text:p>
          </table:table-cell>
          <table:table-cell table:formula="of:=[.B391]+[.E391]+[.F391]" office:value-type="float" office:value="0" calcext:value-type="float">
            <text:p>0</text:p>
          </table:table-cell>
          <table:table-cell table:formula="of:=[.D391]+[.G391]+[.I391]+[.K391]+[.L391]" office:value-type="float" office:value="97" calcext:value-type="float">
            <text:p>97</text:p>
          </table:table-cell>
          <table:table-cell table:formula="of:=SUM([.B391:.M391]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92]*[.A392]" office:value-type="float" office:value="5520" calcext:value-type="float">
            <text:p>5520</text:p>
          </table:table-cell>
          <table:table-cell/>
          <table:table-cell table:formula="of:=[.C392]+[.M392]" office:value-type="float" office:value="0" calcext:value-type="float">
            <text:p>0</text:p>
          </table:table-cell>
          <table:table-cell table:formula="of:=[.B392]+[.E392]+[.F392]" office:value-type="float" office:value="0" calcext:value-type="float">
            <text:p>0</text:p>
          </table:table-cell>
          <table:table-cell table:formula="of:=[.D392]+[.G392]+[.I392]+[.K392]+[.L392]" office:value-type="float" office:value="40" calcext:value-type="float">
            <text:p>40</text:p>
          </table:table-cell>
          <table:table-cell table:formula="of:=SUM([.B392:.M392]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93]*[.A393]" office:value-type="float" office:value="12742" calcext:value-type="float">
            <text:p>12742</text:p>
          </table:table-cell>
          <table:table-cell/>
          <table:table-cell table:formula="of:=[.C393]+[.M393]" office:value-type="float" office:value="0" calcext:value-type="float">
            <text:p>0</text:p>
          </table:table-cell>
          <table:table-cell table:formula="of:=[.B393]+[.E393]+[.F393]" office:value-type="float" office:value="0" calcext:value-type="float">
            <text:p>0</text:p>
          </table:table-cell>
          <table:table-cell table:formula="of:=[.D393]+[.G393]+[.I393]+[.K393]+[.L393]" office:value-type="float" office:value="92" calcext:value-type="float">
            <text:p>92</text:p>
          </table:table-cell>
          <table:table-cell table:formula="of:=SUM([.B393:.M393]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394]*[.A394]" office:value-type="float" office:value="18904" calcext:value-type="float">
            <text:p>18904</text:p>
          </table:table-cell>
          <table:table-cell/>
          <table:table-cell table:formula="of:=[.C394]+[.M394]" office:value-type="float" office:value="0" calcext:value-type="float">
            <text:p>0</text:p>
          </table:table-cell>
          <table:table-cell table:formula="of:=[.B394]+[.E394]+[.F394]" office:value-type="float" office:value="0" calcext:value-type="float">
            <text:p>0</text:p>
          </table:table-cell>
          <table:table-cell table:formula="of:=[.D394]+[.G394]+[.I394]+[.K394]+[.L394]" office:value-type="float" office:value="68" calcext:value-type="float">
            <text:p>68</text:p>
          </table:table-cell>
          <table:table-cell table:formula="of:=SUM([.B394:.M394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95]*[.A395]" office:value-type="float" office:value="59985" calcext:value-type="float">
            <text:p>59985</text:p>
          </table:table-cell>
          <table:table-cell/>
          <table:table-cell table:formula="of:=[.C395]+[.M395]" office:value-type="float" office:value="0" calcext:value-type="float">
            <text:p>0</text:p>
          </table:table-cell>
          <table:table-cell table:formula="of:=[.B395]+[.E395]+[.F395]" office:value-type="float" office:value="0" calcext:value-type="float">
            <text:p>0</text:p>
          </table:table-cell>
          <table:table-cell table:formula="of:=[.D395]+[.G395]+[.I395]+[.K395]+[.L395]" office:value-type="float" office:value="326" calcext:value-type="float">
            <text:p>326</text:p>
          </table:table-cell>
          <table:table-cell table:formula="of:=SUM([.B395:.M395])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396]*[.A396]" office:value-type="float" office:value="43680" calcext:value-type="float">
            <text:p>43680</text:p>
          </table:table-cell>
          <table:table-cell/>
          <table:table-cell table:formula="of:=[.C396]+[.M396]" office:value-type="float" office:value="0" calcext:value-type="float">
            <text:p>0</text:p>
          </table:table-cell>
          <table:table-cell table:formula="of:=[.B396]+[.E396]+[.F396]" office:value-type="float" office:value="0" calcext:value-type="float">
            <text:p>0</text:p>
          </table:table-cell>
          <table:table-cell table:formula="of:=[.D396]+[.G396]+[.I396]+[.K396]+[.L396]" office:value-type="float" office:value="156" calcext:value-type="float">
            <text:p>156</text:p>
          </table:table-cell>
          <table:table-cell table:formula="of:=SUM([.B396:.M396]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D397]*[.A397]" office:value-type="float" office:value="26414" calcext:value-type="float">
            <text:p>26414</text:p>
          </table:table-cell>
          <table:table-cell/>
          <table:table-cell table:formula="of:=[.C397]+[.M397]" office:value-type="float" office:value="0" calcext:value-type="float">
            <text:p>0</text:p>
          </table:table-cell>
          <table:table-cell table:formula="of:=[.B397]+[.E397]+[.F397]" office:value-type="float" office:value="11" calcext:value-type="float">
            <text:p>11</text:p>
          </table:table-cell>
          <table:table-cell table:formula="of:=[.D397]+[.G397]+[.I397]+[.K397]+[.L397]" office:value-type="float" office:value="94" calcext:value-type="float">
            <text:p>94</text:p>
          </table:table-cell>
          <table:table-cell table:formula="of:=SUM([.B397:.M397]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98]*[.A398]" office:value-type="float" office:value="35814" calcext:value-type="float">
            <text:p>35814</text:p>
          </table:table-cell>
          <table:table-cell/>
          <table:table-cell table:formula="of:=[.C398]+[.M398]" office:value-type="float" office:value="0" calcext:value-type="float">
            <text:p>0</text:p>
          </table:table-cell>
          <table:table-cell table:formula="of:=[.B398]+[.E398]+[.F398]" office:value-type="float" office:value="0" calcext:value-type="float">
            <text:p>0</text:p>
          </table:table-cell>
          <table:table-cell table:formula="of:=[.D398]+[.G398]+[.I398]+[.K398]+[.L398]" office:value-type="float" office:value="178" calcext:value-type="float">
            <text:p>178</text:p>
          </table:table-cell>
          <table:table-cell table:formula="of:=SUM([.B398:.M398]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399]*[.A399]" office:value-type="float" office:value="55751" calcext:value-type="float">
            <text:p>55751</text:p>
          </table:table-cell>
          <table:table-cell/>
          <table:table-cell table:formula="of:=[.C399]+[.M399]" office:value-type="float" office:value="0" calcext:value-type="float">
            <text:p>0</text:p>
          </table:table-cell>
          <table:table-cell table:formula="of:=[.B399]+[.E399]+[.F399]" office:value-type="float" office:value="0" calcext:value-type="float">
            <text:p>0</text:p>
          </table:table-cell>
          <table:table-cell table:formula="of:=[.D399]+[.G399]+[.I399]+[.K399]+[.L399]" office:value-type="float" office:value="282" calcext:value-type="float">
            <text:p>282</text:p>
          </table:table-cell>
          <table:table-cell table:formula="of:=SUM([.B399:.M399])"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400]*[.A400]" office:value-type="float" office:value="2272" calcext:value-type="float">
            <text:p>2272</text:p>
          </table:table-cell>
          <table:table-cell/>
          <table:table-cell table:formula="of:=[.C400]+[.M400]" office:value-type="float" office:value="0" calcext:value-type="float">
            <text:p>0</text:p>
          </table:table-cell>
          <table:table-cell table:formula="of:=[.B400]+[.E400]+[.F400]" office:value-type="float" office:value="0" calcext:value-type="float">
            <text:p>0</text:p>
          </table:table-cell>
          <table:table-cell table:formula="of:=[.D400]+[.G400]+[.I400]+[.K400]+[.L400]" office:value-type="float" office:value="8" calcext:value-type="float">
            <text:p>8</text:p>
          </table:table-cell>
          <table:table-cell table:formula="of:=SUM([.B400:.M40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01]*[.A401]" office:value-type="float" office:value="13110" calcext:value-type="float">
            <text:p>13110</text:p>
          </table:table-cell>
          <table:table-cell/>
          <table:table-cell table:formula="of:=[.C401]+[.M401]" office:value-type="float" office:value="0" calcext:value-type="float">
            <text:p>0</text:p>
          </table:table-cell>
          <table:table-cell table:formula="of:=[.B401]+[.E401]+[.F401]" office:value-type="float" office:value="0" calcext:value-type="float">
            <text:p>0</text:p>
          </table:table-cell>
          <table:table-cell table:formula="of:=[.D401]+[.G401]+[.I401]+[.K401]+[.L401]" office:value-type="float" office:value="56" calcext:value-type="float">
            <text:p>56</text:p>
          </table:table-cell>
          <table:table-cell table:formula="of:=SUM([.B401:.M401]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02]*[.A402]" office:value-type="float" office:value="20377" calcext:value-type="float">
            <text:p>20377</text:p>
          </table:table-cell>
          <table:table-cell/>
          <table:table-cell table:formula="of:=[.C402]+[.M402]" office:value-type="float" office:value="0" calcext:value-type="float">
            <text:p>0</text:p>
          </table:table-cell>
          <table:table-cell table:formula="of:=[.B402]+[.E402]+[.F402]" office:value-type="float" office:value="0" calcext:value-type="float">
            <text:p>0</text:p>
          </table:table-cell>
          <table:table-cell table:formula="of:=[.D402]+[.G402]+[.I402]+[.K402]+[.L402]" office:value-type="float" office:value="117" calcext:value-type="float">
            <text:p>117</text:p>
          </table:table-cell>
          <table:table-cell table:formula="of:=SUM([.B402:.M402]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03]*[.A403]" office:value-type="float" office:value="41472" calcext:value-type="float">
            <text:p>41472</text:p>
          </table:table-cell>
          <table:table-cell/>
          <table:table-cell table:formula="of:=[.C403]+[.M403]" office:value-type="float" office:value="0" calcext:value-type="float">
            <text:p>0</text:p>
          </table:table-cell>
          <table:table-cell table:formula="of:=[.B403]+[.E403]+[.F403]" office:value-type="float" office:value="0" calcext:value-type="float">
            <text:p>0</text:p>
          </table:table-cell>
          <table:table-cell table:formula="of:=[.D403]+[.G403]+[.I403]+[.K403]+[.L403]" office:value-type="float" office:value="149" calcext:value-type="float">
            <text:p>149</text:p>
          </table:table-cell>
          <table:table-cell table:formula="of:=SUM([.B403:.M403]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04]*[.A404]" office:value-type="float" office:value="20230" calcext:value-type="float">
            <text:p>20230</text:p>
          </table:table-cell>
          <table:table-cell/>
          <table:table-cell table:formula="of:=[.C404]+[.M404]" office:value-type="float" office:value="0" calcext:value-type="float">
            <text:p>0</text:p>
          </table:table-cell>
          <table:table-cell table:formula="of:=[.B404]+[.E404]+[.F404]" office:value-type="float" office:value="0" calcext:value-type="float">
            <text:p>0</text:p>
          </table:table-cell>
          <table:table-cell table:formula="of:=[.D404]+[.G404]+[.I404]+[.K404]+[.L404]" office:value-type="float" office:value="78" calcext:value-type="float">
            <text:p>78</text:p>
          </table:table-cell>
          <table:table-cell table:formula="of:=SUM([.B404:.M404]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05]*[.A405]" office:value-type="float" office:value="16530" calcext:value-type="float">
            <text:p>16530</text:p>
          </table:table-cell>
          <table:table-cell/>
          <table:table-cell table:formula="of:=[.C405]+[.M405]" office:value-type="float" office:value="0" calcext:value-type="float">
            <text:p>0</text:p>
          </table:table-cell>
          <table:table-cell table:formula="of:=[.B405]+[.E405]+[.F405]" office:value-type="float" office:value="0" calcext:value-type="float">
            <text:p>0</text:p>
          </table:table-cell>
          <table:table-cell table:formula="of:=[.D405]+[.G405]+[.I405]+[.K405]+[.L405]" office:value-type="float" office:value="77" calcext:value-type="float">
            <text:p>77</text:p>
          </table:table-cell>
          <table:table-cell table:formula="of:=SUM([.B405:.M405]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06]*[.A406]" office:value-type="float" office:value="69840" calcext:value-type="float">
            <text:p>69840</text:p>
          </table:table-cell>
          <table:table-cell/>
          <table:table-cell table:formula="of:=[.C406]+[.M406]" office:value-type="float" office:value="0" calcext:value-type="float">
            <text:p>0</text:p>
          </table:table-cell>
          <table:table-cell table:formula="of:=[.B406]+[.E406]+[.F406]" office:value-type="float" office:value="0" calcext:value-type="float">
            <text:p>0</text:p>
          </table:table-cell>
          <table:table-cell table:formula="of:=[.D406]+[.G406]+[.I406]+[.K406]+[.L406]" office:value-type="float" office:value="445" calcext:value-type="float">
            <text:p>445</text:p>
          </table:table-cell>
          <table:table-cell table:formula="of:=SUM([.B406:.M406])"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07]*[.A407]" office:value-type="float" office:value="15768" calcext:value-type="float">
            <text:p>15768</text:p>
          </table:table-cell>
          <table:table-cell/>
          <table:table-cell table:formula="of:=[.C407]+[.M407]" office:value-type="float" office:value="0" calcext:value-type="float">
            <text:p>0</text:p>
          </table:table-cell>
          <table:table-cell table:formula="of:=[.B407]+[.E407]+[.F407]" office:value-type="float" office:value="0" calcext:value-type="float">
            <text:p>0</text:p>
          </table:table-cell>
          <table:table-cell table:formula="of:=[.D407]+[.G407]+[.I407]+[.K407]+[.L407]" office:value-type="float" office:value="65" calcext:value-type="float">
            <text:p>65</text:p>
          </table:table-cell>
          <table:table-cell table:formula="of:=SUM([.B407:.M407]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08]*[.A408]" office:value-type="float" office:value="13478" calcext:value-type="float">
            <text:p>13478</text:p>
          </table:table-cell>
          <table:table-cell/>
          <table:table-cell table:formula="of:=[.C408]+[.M408]" office:value-type="float" office:value="0" calcext:value-type="float">
            <text:p>0</text:p>
          </table:table-cell>
          <table:table-cell table:formula="of:=[.B408]+[.E408]+[.F408]" office:value-type="float" office:value="0" calcext:value-type="float">
            <text:p>0</text:p>
          </table:table-cell>
          <table:table-cell table:formula="of:=[.D408]+[.G408]+[.I408]+[.K408]+[.L408]" office:value-type="float" office:value="78" calcext:value-type="float">
            <text:p>78</text:p>
          </table:table-cell>
          <table:table-cell table:formula="of:=SUM([.B408:.M408]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09]*[.A409]" office:value-type="float" office:value="13524" calcext:value-type="float">
            <text:p>13524</text:p>
          </table:table-cell>
          <table:table-cell/>
          <table:table-cell table:formula="of:=[.C409]+[.M409]" office:value-type="float" office:value="0" calcext:value-type="float">
            <text:p>0</text:p>
          </table:table-cell>
          <table:table-cell table:formula="of:=[.B409]+[.E409]+[.F409]" office:value-type="float" office:value="0" calcext:value-type="float">
            <text:p>0</text:p>
          </table:table-cell>
          <table:table-cell table:formula="of:=[.D409]+[.G409]+[.I409]+[.K409]+[.L409]" office:value-type="float" office:value="58" calcext:value-type="float">
            <text:p>58</text:p>
          </table:table-cell>
          <table:table-cell table:formula="of:=SUM([.B409:.M409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10]*[.A410]" office:value-type="float" office:value="2655" calcext:value-type="float">
            <text:p>2655</text:p>
          </table:table-cell>
          <table:table-cell/>
          <table:table-cell table:formula="of:=[.C410]+[.M410]" office:value-type="float" office:value="0" calcext:value-type="float">
            <text:p>0</text:p>
          </table:table-cell>
          <table:table-cell table:formula="of:=[.B410]+[.E410]+[.F410]" office:value-type="float" office:value="0" calcext:value-type="float">
            <text:p>0</text:p>
          </table:table-cell>
          <table:table-cell table:formula="of:=[.D410]+[.G410]+[.I410]+[.K410]+[.L410]" office:value-type="float" office:value="23" calcext:value-type="float">
            <text:p>23</text:p>
          </table:table-cell>
          <table:table-cell table:formula="of:=SUM([.B410:.M410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11]*[.A411]" office:value-type="float" office:value="3861" calcext:value-type="float">
            <text:p>3861</text:p>
          </table:table-cell>
          <table:table-cell/>
          <table:table-cell table:formula="of:=[.C411]+[.M411]" office:value-type="float" office:value="0" calcext:value-type="float">
            <text:p>0</text:p>
          </table:table-cell>
          <table:table-cell table:formula="of:=[.B411]+[.E411]+[.F411]" office:value-type="float" office:value="0" calcext:value-type="float">
            <text:p>0</text:p>
          </table:table-cell>
          <table:table-cell table:formula="of:=[.D411]+[.G411]+[.I411]+[.K411]+[.L411]" office:value-type="float" office:value="26" calcext:value-type="float">
            <text:p>26</text:p>
          </table:table-cell>
          <table:table-cell table:formula="of:=SUM([.B411:.M411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12]*[.A412]" office:value-type="float" office:value="46190" calcext:value-type="float">
            <text:p>46190</text:p>
          </table:table-cell>
          <table:table-cell/>
          <table:table-cell table:formula="of:=[.C412]+[.M412]" office:value-type="float" office:value="0" calcext:value-type="float">
            <text:p>0</text:p>
          </table:table-cell>
          <table:table-cell table:formula="of:=[.B412]+[.E412]+[.F412]" office:value-type="float" office:value="0" calcext:value-type="float">
            <text:p>0</text:p>
          </table:table-cell>
          <table:table-cell table:formula="of:=[.D412]+[.G412]+[.I412]+[.K412]+[.L412]" office:value-type="float" office:value="196" calcext:value-type="float">
            <text:p>196</text:p>
          </table:table-cell>
          <table:table-cell table:formula="of:=SUM([.B412:.M412]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413]*[.A413]" office:value-type="float" office:value="7200" calcext:value-type="float">
            <text:p>7200</text:p>
          </table:table-cell>
          <table:table-cell/>
          <table:table-cell table:formula="of:=[.C413]+[.M413]" office:value-type="float" office:value="0" calcext:value-type="float">
            <text:p>0</text:p>
          </table:table-cell>
          <table:table-cell table:formula="of:=[.B413]+[.E413]+[.F413]" office:value-type="float" office:value="12" calcext:value-type="float">
            <text:p>12</text:p>
          </table:table-cell>
          <table:table-cell table:formula="of:=[.D413]+[.G413]+[.I413]+[.K413]+[.L413]" office:value-type="float" office:value="24" calcext:value-type="float">
            <text:p>24</text:p>
          </table:table-cell>
          <table:table-cell table:formula="of:=SUM([.B413:.M413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14]*[.A414]" office:value-type="float" office:value="20769" calcext:value-type="float">
            <text:p>20769</text:p>
          </table:table-cell>
          <table:table-cell/>
          <table:table-cell table:formula="of:=[.C414]+[.M414]" office:value-type="float" office:value="0" calcext:value-type="float">
            <text:p>0</text:p>
          </table:table-cell>
          <table:table-cell table:formula="of:=[.B414]+[.E414]+[.F414]" office:value-type="float" office:value="0" calcext:value-type="float">
            <text:p>0</text:p>
          </table:table-cell>
          <table:table-cell table:formula="of:=[.D414]+[.G414]+[.I414]+[.K414]+[.L414]" office:value-type="float" office:value="117" calcext:value-type="float">
            <text:p>117</text:p>
          </table:table-cell>
          <table:table-cell table:formula="of:=SUM([.B414:.M414]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415]*[.A415]" office:value-type="float" office:value="25670" calcext:value-type="float">
            <text:p>25670</text:p>
          </table:table-cell>
          <table:table-cell/>
          <table:table-cell table:formula="of:=[.C415]+[.M415]" office:value-type="float" office:value="0" calcext:value-type="float">
            <text:p>0</text:p>
          </table:table-cell>
          <table:table-cell table:formula="of:=[.B415]+[.E415]+[.F415]" office:value-type="float" office:value="0" calcext:value-type="float">
            <text:p>0</text:p>
          </table:table-cell>
          <table:table-cell table:formula="of:=[.D415]+[.G415]+[.I415]+[.K415]+[.L415]" office:value-type="float" office:value="85" calcext:value-type="float">
            <text:p>85</text:p>
          </table:table-cell>
          <table:table-cell table:formula="of:=SUM([.B415:.M415]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16]*[.A416]" office:value-type="float" office:value="18180" calcext:value-type="float">
            <text:p>18180</text:p>
          </table:table-cell>
          <table:table-cell/>
          <table:table-cell table:formula="of:=[.C416]+[.M416]" office:value-type="float" office:value="0" calcext:value-type="float">
            <text:p>0</text:p>
          </table:table-cell>
          <table:table-cell table:formula="of:=[.B416]+[.E416]+[.F416]" office:value-type="float" office:value="0" calcext:value-type="float">
            <text:p>0</text:p>
          </table:table-cell>
          <table:table-cell table:formula="of:=[.D416]+[.G416]+[.I416]+[.K416]+[.L416]" office:value-type="float" office:value="135" calcext:value-type="float">
            <text:p>135</text:p>
          </table:table-cell>
          <table:table-cell table:formula="of:=SUM([.B416:.M416]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417]*[.A417]" office:value-type="float" office:value="10336" calcext:value-type="float">
            <text:p>10336</text:p>
          </table:table-cell>
          <table:table-cell/>
          <table:table-cell table:formula="of:=[.C417]+[.M417]" office:value-type="float" office:value="0" calcext:value-type="float">
            <text:p>0</text:p>
          </table:table-cell>
          <table:table-cell table:formula="of:=[.B417]+[.E417]+[.F417]" office:value-type="float" office:value="0" calcext:value-type="float">
            <text:p>0</text:p>
          </table:table-cell>
          <table:table-cell table:formula="of:=[.D417]+[.G417]+[.I417]+[.K417]+[.L417]" office:value-type="float" office:value="34" calcext:value-type="float">
            <text:p>34</text:p>
          </table:table-cell>
          <table:table-cell table:formula="of:=SUM([.B417:.M417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18]*[.A418]" office:value-type="float" office:value="18300" calcext:value-type="float">
            <text:p>18300</text:p>
          </table:table-cell>
          <table:table-cell/>
          <table:table-cell table:formula="of:=[.C418]+[.M418]" office:value-type="float" office:value="0" calcext:value-type="float">
            <text:p>0</text:p>
          </table:table-cell>
          <table:table-cell table:formula="of:=[.B418]+[.E418]+[.F418]" office:value-type="float" office:value="13" calcext:value-type="float">
            <text:p>13</text:p>
          </table:table-cell>
          <table:table-cell table:formula="of:=[.D418]+[.G418]+[.I418]+[.K418]+[.L418]" office:value-type="float" office:value="89" calcext:value-type="float">
            <text:p>89</text:p>
          </table:table-cell>
          <table:table-cell table:formula="of:=SUM([.B418:.M418]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19]*[.A419]" office:value-type="float" office:value="26010" calcext:value-type="float">
            <text:p>26010</text:p>
          </table:table-cell>
          <table:table-cell/>
          <table:table-cell table:formula="of:=[.C419]+[.M419]" office:value-type="float" office:value="0" calcext:value-type="float">
            <text:p>0</text:p>
          </table:table-cell>
          <table:table-cell table:formula="of:=[.B419]+[.E419]+[.F419]" office:value-type="float" office:value="0" calcext:value-type="float">
            <text:p>0</text:p>
          </table:table-cell>
          <table:table-cell table:formula="of:=[.D419]+[.G419]+[.I419]+[.K419]+[.L419]" office:value-type="float" office:value="129" calcext:value-type="float">
            <text:p>129</text:p>
          </table:table-cell>
          <table:table-cell table:formula="of:=SUM([.B419:.M419]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20]*[.A420]" office:value-type="float" office:value="28244" calcext:value-type="float">
            <text:p>28244</text:p>
          </table:table-cell>
          <table:table-cell/>
          <table:table-cell table:formula="of:=[.C420]+[.M420]" office:value-type="float" office:value="0" calcext:value-type="float">
            <text:p>0</text:p>
          </table:table-cell>
          <table:table-cell table:formula="of:=[.B420]+[.E420]+[.F420]" office:value-type="float" office:value="0" calcext:value-type="float">
            <text:p>0</text:p>
          </table:table-cell>
          <table:table-cell table:formula="of:=[.D420]+[.G420]+[.I420]+[.K420]+[.L420]" office:value-type="float" office:value="113" calcext:value-type="float">
            <text:p>113</text:p>
          </table:table-cell>
          <table:table-cell table:formula="of:=SUM([.B420:.M420]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421]*[.A421]" office:value-type="float" office:value="14476" calcext:value-type="float">
            <text:p>14476</text:p>
          </table:table-cell>
          <table:table-cell/>
          <table:table-cell table:formula="of:=[.C421]+[.M421]" office:value-type="float" office:value="0" calcext:value-type="float">
            <text:p>0</text:p>
          </table:table-cell>
          <table:table-cell table:formula="of:=[.B421]+[.E421]+[.F421]" office:value-type="float" office:value="0" calcext:value-type="float">
            <text:p>0</text:p>
          </table:table-cell>
          <table:table-cell table:formula="of:=[.D421]+[.G421]+[.I421]+[.K421]+[.L421]" office:value-type="float" office:value="47" calcext:value-type="float">
            <text:p>47</text:p>
          </table:table-cell>
          <table:table-cell table:formula="of:=SUM([.B421:.M421]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22]*[.A422]" office:value-type="float" office:value="12669" calcext:value-type="float">
            <text:p>12669</text:p>
          </table:table-cell>
          <table:table-cell/>
          <table:table-cell table:formula="of:=[.C422]+[.M422]" office:value-type="float" office:value="0" calcext:value-type="float">
            <text:p>0</text:p>
          </table:table-cell>
          <table:table-cell table:formula="of:=[.B422]+[.E422]+[.F422]" office:value-type="float" office:value="0" calcext:value-type="float">
            <text:p>0</text:p>
          </table:table-cell>
          <table:table-cell table:formula="of:=[.D422]+[.G422]+[.I422]+[.K422]+[.L422]" office:value-type="float" office:value="52" calcext:value-type="float">
            <text:p>52</text:p>
          </table:table-cell>
          <table:table-cell table:formula="of:=SUM([.B422:.M422]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23]*[.A423]" office:value-type="float" office:value="21700" calcext:value-type="float">
            <text:p>21700</text:p>
          </table:table-cell>
          <table:table-cell/>
          <table:table-cell table:formula="of:=[.C423]+[.M423]" office:value-type="float" office:value="0" calcext:value-type="float">
            <text:p>0</text:p>
          </table:table-cell>
          <table:table-cell table:formula="of:=[.B423]+[.E423]+[.F423]" office:value-type="float" office:value="0" calcext:value-type="float">
            <text:p>0</text:p>
          </table:table-cell>
          <table:table-cell table:formula="of:=[.D423]+[.G423]+[.I423]+[.K423]+[.L423]" office:value-type="float" office:value="107" calcext:value-type="float">
            <text:p>107</text:p>
          </table:table-cell>
          <table:table-cell table:formula="of:=SUM([.B423:.M423]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24]*[.A424]" office:value-type="float" office:value="33277" calcext:value-type="float">
            <text:p>33277</text:p>
          </table:table-cell>
          <table:table-cell/>
          <table:table-cell table:formula="of:=[.C424]+[.M424]" office:value-type="float" office:value="0" calcext:value-type="float">
            <text:p>0</text:p>
          </table:table-cell>
          <table:table-cell table:formula="of:=[.B424]+[.E424]+[.F424]" office:value-type="float" office:value="0" calcext:value-type="float">
            <text:p>0</text:p>
          </table:table-cell>
          <table:table-cell table:formula="of:=[.D424]+[.G424]+[.I424]+[.K424]+[.L424]" office:value-type="float" office:value="130" calcext:value-type="float">
            <text:p>130</text:p>
          </table:table-cell>
          <table:table-cell table:formula="of:=SUM([.B424:.M424]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425]*[.A425]" office:value-type="float" office:value="24960" calcext:value-type="float">
            <text:p>24960</text:p>
          </table:table-cell>
          <table:table-cell/>
          <table:table-cell table:formula="of:=[.C425]+[.M425]" office:value-type="float" office:value="0" calcext:value-type="float">
            <text:p>0</text:p>
          </table:table-cell>
          <table:table-cell table:formula="of:=[.B425]+[.E425]+[.F425]" office:value-type="float" office:value="0" calcext:value-type="float">
            <text:p>0</text:p>
          </table:table-cell>
          <table:table-cell table:formula="of:=[.D425]+[.G425]+[.I425]+[.K425]+[.L425]" office:value-type="float" office:value="80" calcext:value-type="float">
            <text:p>80</text:p>
          </table:table-cell>
          <table:table-cell table:formula="of:=SUM([.B425:.M425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426]*[.A426]" office:value-type="float" office:value="12207" calcext:value-type="float">
            <text:p>12207</text:p>
          </table:table-cell>
          <table:table-cell/>
          <table:table-cell table:formula="of:=[.C426]+[.M426]" office:value-type="float" office:value="0" calcext:value-type="float">
            <text:p>0</text:p>
          </table:table-cell>
          <table:table-cell table:formula="of:=[.B426]+[.E426]+[.F426]" office:value-type="float" office:value="0" calcext:value-type="float">
            <text:p>0</text:p>
          </table:table-cell>
          <table:table-cell table:formula="of:=[.D426]+[.G426]+[.I426]+[.K426]+[.L426]" office:value-type="float" office:value="39" calcext:value-type="float">
            <text:p>39</text:p>
          </table:table-cell>
          <table:table-cell table:formula="of:=SUM([.B426:.M426]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27]*[.A427]" office:value-type="float" office:value="30144" calcext:value-type="float">
            <text:p>30144</text:p>
          </table:table-cell>
          <table:table-cell/>
          <table:table-cell table:formula="of:=[.C427]+[.M427]" office:value-type="float" office:value="0" calcext:value-type="float">
            <text:p>0</text:p>
          </table:table-cell>
          <table:table-cell table:formula="of:=[.B427]+[.E427]+[.F427]" office:value-type="float" office:value="0" calcext:value-type="float">
            <text:p>0</text:p>
          </table:table-cell>
          <table:table-cell table:formula="of:=[.D427]+[.G427]+[.I427]+[.K427]+[.L427]" office:value-type="float" office:value="164" calcext:value-type="float">
            <text:p>164</text:p>
          </table:table-cell>
          <table:table-cell table:formula="of:=SUM([.B427:.M427]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28]*[.A428]" office:value-type="float" office:value="24570" calcext:value-type="float">
            <text:p>24570</text:p>
          </table:table-cell>
          <table:table-cell/>
          <table:table-cell table:formula="of:=[.C428]+[.M428]" office:value-type="float" office:value="0" calcext:value-type="float">
            <text:p>0</text:p>
          </table:table-cell>
          <table:table-cell table:formula="of:=[.B428]+[.E428]+[.F428]" office:value-type="float" office:value="0" calcext:value-type="float">
            <text:p>0</text:p>
          </table:table-cell>
          <table:table-cell table:formula="of:=[.D428]+[.G428]+[.I428]+[.K428]+[.L428]" office:value-type="float" office:value="87" calcext:value-type="float">
            <text:p>87</text:p>
          </table:table-cell>
          <table:table-cell table:formula="of:=SUM([.B428:.M428]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29]*[.A429]" office:value-type="float" office:value="22824" calcext:value-type="float">
            <text:p>22824</text:p>
          </table:table-cell>
          <table:table-cell/>
          <table:table-cell table:formula="of:=[.C429]+[.M429]" office:value-type="float" office:value="0" calcext:value-type="float">
            <text:p>0</text:p>
          </table:table-cell>
          <table:table-cell table:formula="of:=[.B429]+[.E429]+[.F429]" office:value-type="float" office:value="0" calcext:value-type="float">
            <text:p>0</text:p>
          </table:table-cell>
          <table:table-cell table:formula="of:=[.D429]+[.G429]+[.I429]+[.K429]+[.L429]" office:value-type="float" office:value="88" calcext:value-type="float">
            <text:p>88</text:p>
          </table:table-cell>
          <table:table-cell table:formula="of:=SUM([.B429:.M429]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30]*[.A430]" office:value-type="float" office:value="11766" calcext:value-type="float">
            <text:p>11766</text:p>
          </table:table-cell>
          <table:table-cell/>
          <table:table-cell table:formula="of:=[.C430]+[.M430]" office:value-type="float" office:value="0" calcext:value-type="float">
            <text:p>0</text:p>
          </table:table-cell>
          <table:table-cell table:formula="of:=[.B430]+[.E430]+[.F430]" office:value-type="float" office:value="0" calcext:value-type="float">
            <text:p>0</text:p>
          </table:table-cell>
          <table:table-cell table:formula="of:=[.D430]+[.G430]+[.I430]+[.K430]+[.L430]" office:value-type="float" office:value="73" calcext:value-type="float">
            <text:p>73</text:p>
          </table:table-cell>
          <table:table-cell table:formula="of:=SUM([.B430:.M430]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31]*[.A431]" office:value-type="float" office:value="24563" calcext:value-type="float">
            <text:p>24563</text:p>
          </table:table-cell>
          <table:table-cell/>
          <table:table-cell table:formula="of:=[.C431]+[.M431]" office:value-type="float" office:value="0" calcext:value-type="float">
            <text:p>0</text:p>
          </table:table-cell>
          <table:table-cell table:formula="of:=[.B431]+[.E431]+[.F431]" office:value-type="float" office:value="0" calcext:value-type="float">
            <text:p>0</text:p>
          </table:table-cell>
          <table:table-cell table:formula="of:=[.D431]+[.G431]+[.I431]+[.K431]+[.L431]" office:value-type="float" office:value="139" calcext:value-type="float">
            <text:p>139</text:p>
          </table:table-cell>
          <table:table-cell table:formula="of:=SUM([.B431:.M431]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32]*[.A432]" office:value-type="float" office:value="23112" calcext:value-type="float">
            <text:p>23112</text:p>
          </table:table-cell>
          <table:table-cell/>
          <table:table-cell table:formula="of:=[.C432]+[.M432]" office:value-type="float" office:value="0" calcext:value-type="float">
            <text:p>0</text:p>
          </table:table-cell>
          <table:table-cell table:formula="of:=[.B432]+[.E432]+[.F432]" office:value-type="float" office:value="0" calcext:value-type="float">
            <text:p>0</text:p>
          </table:table-cell>
          <table:table-cell table:formula="of:=[.D432]+[.G432]+[.I432]+[.K432]+[.L432]" office:value-type="float" office:value="95" calcext:value-type="float">
            <text:p>95</text:p>
          </table:table-cell>
          <table:table-cell table:formula="of:=SUM([.B432:.M432]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433]*[.A433]" office:value-type="float" office:value="6118" calcext:value-type="float">
            <text:p>6118</text:p>
          </table:table-cell>
          <table:table-cell/>
          <table:table-cell table:formula="of:=[.C433]+[.M433]" office:value-type="float" office:value="0" calcext:value-type="float">
            <text:p>0</text:p>
          </table:table-cell>
          <table:table-cell table:formula="of:=[.B433]+[.E433]+[.F433]" office:value-type="float" office:value="19" calcext:value-type="float">
            <text:p>19</text:p>
          </table:table-cell>
          <table:table-cell table:formula="of:=[.D433]+[.G433]+[.I433]+[.K433]+[.L433]" office:value-type="float" office:value="19" calcext:value-type="float">
            <text:p>19</text:p>
          </table:table-cell>
          <table:table-cell table:formula="of:=SUM([.B433:.M433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34]*[.A434]" office:value-type="float" office:value="29393" calcext:value-type="float">
            <text:p>29393</text:p>
          </table:table-cell>
          <table:table-cell/>
          <table:table-cell table:formula="of:=[.C434]+[.M434]" office:value-type="float" office:value="0" calcext:value-type="float">
            <text:p>0</text:p>
          </table:table-cell>
          <table:table-cell table:formula="of:=[.B434]+[.E434]+[.F434]" office:value-type="float" office:value="31" calcext:value-type="float">
            <text:p>31</text:p>
          </table:table-cell>
          <table:table-cell table:formula="of:=[.D434]+[.G434]+[.I434]+[.K434]+[.L434]" office:value-type="float" office:value="95" calcext:value-type="float">
            <text:p>95</text:p>
          </table:table-cell>
          <table:table-cell table:formula="of:=SUM([.B434:.M434]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35]*[.A435]" office:value-type="float" office:value="0" calcext:value-type="float">
            <text:p>0</text:p>
          </table:table-cell>
          <table:table-cell/>
          <table:table-cell table:formula="of:=[.C435]+[.M435]" office:value-type="float" office:value="0" calcext:value-type="float">
            <text:p>0</text:p>
          </table:table-cell>
          <table:table-cell table:formula="of:=[.B435]+[.E435]+[.F435]" office:value-type="float" office:value="0" calcext:value-type="float">
            <text:p>0</text:p>
          </table:table-cell>
          <table:table-cell table:formula="of:=[.D435]+[.G435]+[.I435]+[.K435]+[.L435]" office:value-type="float" office:value="23" calcext:value-type="float">
            <text:p>23</text:p>
          </table:table-cell>
          <table:table-cell table:formula="of:=SUM([.B435:.M435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36]*[.A436]" office:value-type="float" office:value="0" calcext:value-type="float">
            <text:p>0</text:p>
          </table:table-cell>
          <table:table-cell/>
          <table:table-cell table:formula="of:=[.C436]+[.M436]" office:value-type="float" office:value="0" calcext:value-type="float">
            <text:p>0</text:p>
          </table:table-cell>
          <table:table-cell table:formula="of:=[.B436]+[.E436]+[.F436]" office:value-type="float" office:value="0" calcext:value-type="float">
            <text:p>0</text:p>
          </table:table-cell>
          <table:table-cell table:formula="of:=[.D436]+[.G436]+[.I436]+[.K436]+[.L436]" office:value-type="float" office:value="19" calcext:value-type="float">
            <text:p>19</text:p>
          </table:table-cell>
          <table:table-cell table:formula="of:=SUM([.B436:.M436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37]*[.A437]" office:value-type="float" office:value="5542" calcext:value-type="float">
            <text:p>5542</text:p>
          </table:table-cell>
          <table:table-cell/>
          <table:table-cell table:formula="of:=[.C437]+[.M437]" office:value-type="float" office:value="0" calcext:value-type="float">
            <text:p>0</text:p>
          </table:table-cell>
          <table:table-cell table:formula="of:=[.B437]+[.E437]+[.F437]" office:value-type="float" office:value="0" calcext:value-type="float">
            <text:p>0</text:p>
          </table:table-cell>
          <table:table-cell table:formula="of:=[.D437]+[.G437]+[.I437]+[.K437]+[.L437]" office:value-type="float" office:value="25" calcext:value-type="float">
            <text:p>25</text:p>
          </table:table-cell>
          <table:table-cell table:formula="of:=SUM([.B437:.M437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38]*[.A438]" office:value-type="float" office:value="17985" calcext:value-type="float">
            <text:p>17985</text:p>
          </table:table-cell>
          <table:table-cell/>
          <table:table-cell table:formula="of:=[.C438]+[.M438]" office:value-type="float" office:value="0" calcext:value-type="float">
            <text:p>0</text:p>
          </table:table-cell>
          <table:table-cell table:formula="of:=[.B438]+[.E438]+[.F438]" office:value-type="float" office:value="0" calcext:value-type="float">
            <text:p>0</text:p>
          </table:table-cell>
          <table:table-cell table:formula="of:=[.D438]+[.G438]+[.I438]+[.K438]+[.L438]" office:value-type="float" office:value="77" calcext:value-type="float">
            <text:p>77</text:p>
          </table:table-cell>
          <table:table-cell table:formula="of:=SUM([.B438:.M438]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39]*[.A439]" office:value-type="float" office:value="54448" calcext:value-type="float">
            <text:p>54448</text:p>
          </table:table-cell>
          <table:table-cell/>
          <table:table-cell table:formula="of:=[.C439]+[.M439]" office:value-type="float" office:value="0" calcext:value-type="float">
            <text:p>0</text:p>
          </table:table-cell>
          <table:table-cell table:formula="of:=[.B439]+[.E439]+[.F439]" office:value-type="float" office:value="0" calcext:value-type="float">
            <text:p>0</text:p>
          </table:table-cell>
          <table:table-cell table:formula="of:=[.D439]+[.G439]+[.I439]+[.K439]+[.L439]" office:value-type="float" office:value="211" calcext:value-type="float">
            <text:p>211</text:p>
          </table:table-cell>
          <table:table-cell table:formula="of:=SUM([.B439:.M439])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40]*[.A440]" office:value-type="float" office:value="29939" calcext:value-type="float">
            <text:p>29939</text:p>
          </table:table-cell>
          <table:table-cell/>
          <table:table-cell table:formula="of:=[.C440]+[.M440]" office:value-type="float" office:value="0" calcext:value-type="float">
            <text:p>0</text:p>
          </table:table-cell>
          <table:table-cell table:formula="of:=[.B440]+[.E440]+[.F440]" office:value-type="float" office:value="74" calcext:value-type="float">
            <text:p>74</text:p>
          </table:table-cell>
          <table:table-cell table:formula="of:=[.D440]+[.G440]+[.I440]+[.K440]+[.L440]" office:value-type="float" office:value="119" calcext:value-type="float">
            <text:p>119</text:p>
          </table:table-cell>
          <table:table-cell table:formula="of:=SUM([.B440:.M440]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41]*[.A441]" office:value-type="float" office:value="1980" calcext:value-type="float">
            <text:p>1980</text:p>
          </table:table-cell>
          <table:table-cell/>
          <table:table-cell table:formula="of:=[.C441]+[.M441]" office:value-type="float" office:value="0" calcext:value-type="float">
            <text:p>0</text:p>
          </table:table-cell>
          <table:table-cell table:formula="of:=[.B441]+[.E441]+[.F441]" office:value-type="float" office:value="0" calcext:value-type="float">
            <text:p>0</text:p>
          </table:table-cell>
          <table:table-cell table:formula="of:=[.D441]+[.G441]+[.I441]+[.K441]+[.L441]" office:value-type="float" office:value="14" calcext:value-type="float">
            <text:p>14</text:p>
          </table:table-cell>
          <table:table-cell table:formula="of:=SUM([.B441:.M441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442]*[.A442]" office:value-type="float" office:value="3972" calcext:value-type="float">
            <text:p>3972</text:p>
          </table:table-cell>
          <table:table-cell/>
          <table:table-cell table:formula="of:=[.C442]+[.M442]" office:value-type="float" office:value="0" calcext:value-type="float">
            <text:p>0</text:p>
          </table:table-cell>
          <table:table-cell table:formula="of:=[.B442]+[.E442]+[.F442]" office:value-type="float" office:value="17" calcext:value-type="float">
            <text:p>17</text:p>
          </table:table-cell>
          <table:table-cell table:formula="of:=[.D442]+[.G442]+[.I442]+[.K442]+[.L442]" office:value-type="float" office:value="12" calcext:value-type="float">
            <text:p>12</text:p>
          </table:table-cell>
          <table:table-cell table:formula="of:=SUM([.B442:.M442]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443]*[.A443]" office:value-type="float" office:value="40836" calcext:value-type="float">
            <text:p>40836</text:p>
          </table:table-cell>
          <table:table-cell/>
          <table:table-cell table:formula="of:=[.C443]+[.M443]" office:value-type="float" office:value="0" calcext:value-type="float">
            <text:p>0</text:p>
          </table:table-cell>
          <table:table-cell table:formula="of:=[.B443]+[.E443]+[.F443]" office:value-type="float" office:value="0" calcext:value-type="float">
            <text:p>0</text:p>
          </table:table-cell>
          <table:table-cell table:formula="of:=[.D443]+[.G443]+[.I443]+[.K443]+[.L443]" office:value-type="float" office:value="123" calcext:value-type="float">
            <text:p>123</text:p>
          </table:table-cell>
          <table:table-cell table:formula="of:=SUM([.B443:.M443]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44]*[.A444]" office:value-type="float" office:value="2997" calcext:value-type="float">
            <text:p>2997</text:p>
          </table:table-cell>
          <table:table-cell/>
          <table:table-cell table:formula="of:=[.C444]+[.M444]" office:value-type="float" office:value="0" calcext:value-type="float">
            <text:p>0</text:p>
          </table:table-cell>
          <table:table-cell table:formula="of:=[.B444]+[.E444]+[.F444]" office:value-type="float" office:value="6" calcext:value-type="float">
            <text:p>6</text:p>
          </table:table-cell>
          <table:table-cell table:formula="of:=[.D444]+[.G444]+[.I444]+[.K444]+[.L444]" office:value-type="float" office:value="43" calcext:value-type="float">
            <text:p>43</text:p>
          </table:table-cell>
          <table:table-cell table:formula="of:=SUM([.B444:.M444]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45]*[.A445]" office:value-type="float" office:value="28724" calcext:value-type="float">
            <text:p>28724</text:p>
          </table:table-cell>
          <table:table-cell/>
          <table:table-cell table:formula="of:=[.C445]+[.M445]" office:value-type="float" office:value="0" calcext:value-type="float">
            <text:p>0</text:p>
          </table:table-cell>
          <table:table-cell table:formula="of:=[.B445]+[.E445]+[.F445]" office:value-type="float" office:value="21" calcext:value-type="float">
            <text:p>21</text:p>
          </table:table-cell>
          <table:table-cell table:formula="of:=[.D445]+[.G445]+[.I445]+[.K445]+[.L445]" office:value-type="float" office:value="163" calcext:value-type="float">
            <text:p>163</text:p>
          </table:table-cell>
          <table:table-cell table:formula="of:=SUM([.B445:.M445]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46]*[.A446]" office:value-type="float" office:value="14740" calcext:value-type="float">
            <text:p>14740</text:p>
          </table:table-cell>
          <table:table-cell/>
          <table:table-cell table:formula="of:=[.C446]+[.M446]" office:value-type="float" office:value="0" calcext:value-type="float">
            <text:p>0</text:p>
          </table:table-cell>
          <table:table-cell table:formula="of:=[.B446]+[.E446]+[.F446]" office:value-type="float" office:value="0" calcext:value-type="float">
            <text:p>0</text:p>
          </table:table-cell>
          <table:table-cell table:formula="of:=[.D446]+[.G446]+[.I446]+[.K446]+[.L446]" office:value-type="float" office:value="68" calcext:value-type="float">
            <text:p>68</text:p>
          </table:table-cell>
          <table:table-cell table:formula="of:=SUM([.B446:.M446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447]*[.A447]" office:value-type="float" office:value="3360" calcext:value-type="float">
            <text:p>3360</text:p>
          </table:table-cell>
          <table:table-cell/>
          <table:table-cell table:formula="of:=[.C447]+[.M447]" office:value-type="float" office:value="0" calcext:value-type="float">
            <text:p>0</text:p>
          </table:table-cell>
          <table:table-cell table:formula="of:=[.B447]+[.E447]+[.F447]" office:value-type="float" office:value="0" calcext:value-type="float">
            <text:p>0</text:p>
          </table:table-cell>
          <table:table-cell table:formula="of:=[.D447]+[.G447]+[.I447]+[.K447]+[.L447]" office:value-type="float" office:value="10" calcext:value-type="float">
            <text:p>10</text:p>
          </table:table-cell>
          <table:table-cell table:formula="of:=SUM([.B447:.M447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448]*[.A448]" office:value-type="float" office:value="16513" calcext:value-type="float">
            <text:p>16513</text:p>
          </table:table-cell>
          <table:table-cell/>
          <table:table-cell table:formula="of:=[.C448]+[.M448]" office:value-type="float" office:value="0" calcext:value-type="float">
            <text:p>0</text:p>
          </table:table-cell>
          <table:table-cell table:formula="of:=[.B448]+[.E448]+[.F448]" office:value-type="float" office:value="20" calcext:value-type="float">
            <text:p>20</text:p>
          </table:table-cell>
          <table:table-cell table:formula="of:=[.D448]+[.G448]+[.I448]+[.K448]+[.L448]" office:value-type="float" office:value="49" calcext:value-type="float">
            <text:p>49</text:p>
          </table:table-cell>
          <table:table-cell table:formula="of:=SUM([.B448:.M448]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49]*[.A449]" office:value-type="float" office:value="25350" calcext:value-type="float">
            <text:p>25350</text:p>
          </table:table-cell>
          <table:table-cell/>
          <table:table-cell table:formula="of:=[.C449]+[.M449]" office:value-type="float" office:value="0" calcext:value-type="float">
            <text:p>0</text:p>
          </table:table-cell>
          <table:table-cell table:formula="of:=[.B449]+[.E449]+[.F449]" office:value-type="float" office:value="0" calcext:value-type="float">
            <text:p>0</text:p>
          </table:table-cell>
          <table:table-cell table:formula="of:=[.D449]+[.G449]+[.I449]+[.K449]+[.L449]" office:value-type="float" office:value="107" calcext:value-type="float">
            <text:p>107</text:p>
          </table:table-cell>
          <table:table-cell table:formula="of:=SUM([.B449:.M449]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50]*[.A450]" office:value-type="float" office:value="13560" calcext:value-type="float">
            <text:p>13560</text:p>
          </table:table-cell>
          <table:table-cell/>
          <table:table-cell table:formula="of:=[.C450]+[.M450]" office:value-type="float" office:value="0" calcext:value-type="float">
            <text:p>0</text:p>
          </table:table-cell>
          <table:table-cell table:formula="of:=[.B450]+[.E450]+[.F450]" office:value-type="float" office:value="0" calcext:value-type="float">
            <text:p>0</text:p>
          </table:table-cell>
          <table:table-cell table:formula="of:=[.D450]+[.G450]+[.I450]+[.K450]+[.L450]" office:value-type="float" office:value="48" calcext:value-type="float">
            <text:p>48</text:p>
          </table:table-cell>
          <table:table-cell table:formula="of:=SUM([.B450:.M450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51]*[.A451]" office:value-type="float" office:value="4420" calcext:value-type="float">
            <text:p>4420</text:p>
          </table:table-cell>
          <table:table-cell/>
          <table:table-cell table:formula="of:=[.C451]+[.M451]" office:value-type="float" office:value="0" calcext:value-type="float">
            <text:p>0</text:p>
          </table:table-cell>
          <table:table-cell table:formula="of:=[.B451]+[.E451]+[.F451]" office:value-type="float" office:value="0" calcext:value-type="float">
            <text:p>0</text:p>
          </table:table-cell>
          <table:table-cell table:formula="of:=[.D451]+[.G451]+[.I451]+[.K451]+[.L451]" office:value-type="float" office:value="115" calcext:value-type="float">
            <text:p>115</text:p>
          </table:table-cell>
          <table:table-cell table:formula="of:=SUM([.B451:.M451]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52]*[.A452]" office:value-type="float" office:value="26257" calcext:value-type="float">
            <text:p>26257</text:p>
          </table:table-cell>
          <table:table-cell/>
          <table:table-cell table:formula="of:=[.C452]+[.M452]" office:value-type="float" office:value="0" calcext:value-type="float">
            <text:p>0</text:p>
          </table:table-cell>
          <table:table-cell table:formula="of:=[.B452]+[.E452]+[.F452]" office:value-type="float" office:value="0" calcext:value-type="float">
            <text:p>0</text:p>
          </table:table-cell>
          <table:table-cell table:formula="of:=[.D452]+[.G452]+[.I452]+[.K452]+[.L452]" office:value-type="float" office:value="92" calcext:value-type="float">
            <text:p>92</text:p>
          </table:table-cell>
          <table:table-cell table:formula="of:=SUM([.B452:.M452]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53]*[.A453]" office:value-type="float" office:value="88236" calcext:value-type="float">
            <text:p>88236</text:p>
          </table:table-cell>
          <table:table-cell/>
          <table:table-cell table:formula="of:=[.C453]+[.M453]" office:value-type="float" office:value="0" calcext:value-type="float">
            <text:p>0</text:p>
          </table:table-cell>
          <table:table-cell table:formula="of:=[.B453]+[.E453]+[.F453]" office:value-type="float" office:value="61" calcext:value-type="float">
            <text:p>61</text:p>
          </table:table-cell>
          <table:table-cell table:formula="of:=[.D453]+[.G453]+[.I453]+[.K453]+[.L453]" office:value-type="float" office:value="503" calcext:value-type="float">
            <text:p>503</text:p>
          </table:table-cell>
          <table:table-cell table:formula="of:=SUM([.B453:.M453])"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54]*[.A454]" office:value-type="float" office:value="5831" calcext:value-type="float">
            <text:p>5831</text:p>
          </table:table-cell>
          <table:table-cell/>
          <table:table-cell table:formula="of:=[.C454]+[.M454]" office:value-type="float" office:value="0" calcext:value-type="float">
            <text:p>0</text:p>
          </table:table-cell>
          <table:table-cell table:formula="of:=[.B454]+[.E454]+[.F454]" office:value-type="float" office:value="0" calcext:value-type="float">
            <text:p>0</text:p>
          </table:table-cell>
          <table:table-cell table:formula="of:=[.D454]+[.G454]+[.I454]+[.K454]+[.L454]" office:value-type="float" office:value="34" calcext:value-type="float">
            <text:p>34</text:p>
          </table:table-cell>
          <table:table-cell table:formula="of:=SUM([.B454:.M454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55]*[.A455]" office:value-type="float" office:value="25800" calcext:value-type="float">
            <text:p>25800</text:p>
          </table:table-cell>
          <table:table-cell/>
          <table:table-cell table:formula="of:=[.C455]+[.M455]" office:value-type="float" office:value="0" calcext:value-type="float">
            <text:p>0</text:p>
          </table:table-cell>
          <table:table-cell table:formula="of:=[.B455]+[.E455]+[.F455]" office:value-type="float" office:value="0" calcext:value-type="float">
            <text:p>0</text:p>
          </table:table-cell>
          <table:table-cell table:formula="of:=[.D455]+[.G455]+[.I455]+[.K455]+[.L455]" office:value-type="float" office:value="150" calcext:value-type="float">
            <text:p>150</text:p>
          </table:table-cell>
          <table:table-cell table:formula="of:=SUM([.B455:.M455]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56]*[.A456]" office:value-type="float" office:value="1725" calcext:value-type="float">
            <text:p>1725</text:p>
          </table:table-cell>
          <table:table-cell/>
          <table:table-cell table:formula="of:=[.C456]+[.M456]" office:value-type="float" office:value="0" calcext:value-type="float">
            <text:p>0</text:p>
          </table:table-cell>
          <table:table-cell table:formula="of:=[.B456]+[.E456]+[.F456]" office:value-type="float" office:value="0" calcext:value-type="float">
            <text:p>0</text:p>
          </table:table-cell>
          <table:table-cell table:formula="of:=[.D456]+[.G456]+[.I456]+[.K456]+[.L456]" office:value-type="float" office:value="10" calcext:value-type="float">
            <text:p>10</text:p>
          </table:table-cell>
          <table:table-cell table:formula="of:=SUM([.B456:.M456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57]*[.A457]" office:value-type="float" office:value="12802" calcext:value-type="float">
            <text:p>12802</text:p>
          </table:table-cell>
          <table:table-cell/>
          <table:table-cell table:formula="of:=[.C457]+[.M457]" office:value-type="float" office:value="0" calcext:value-type="float">
            <text:p>0</text:p>
          </table:table-cell>
          <table:table-cell table:formula="of:=[.B457]+[.E457]+[.F457]" office:value-type="float" office:value="0" calcext:value-type="float">
            <text:p>0</text:p>
          </table:table-cell>
          <table:table-cell table:formula="of:=[.D457]+[.G457]+[.I457]+[.K457]+[.L457]" office:value-type="float" office:value="51" calcext:value-type="float">
            <text:p>51</text:p>
          </table:table-cell>
          <table:table-cell table:formula="of:=SUM([.B457:.M457]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58]*[.A458]" office:value-type="float" office:value="70788" calcext:value-type="float">
            <text:p>70788</text:p>
          </table:table-cell>
          <table:table-cell/>
          <table:table-cell table:formula="of:=[.C458]+[.M458]" office:value-type="float" office:value="0" calcext:value-type="float">
            <text:p>0</text:p>
          </table:table-cell>
          <table:table-cell table:formula="of:=[.B458]+[.E458]+[.F458]" office:value-type="float" office:value="0" calcext:value-type="float">
            <text:p>0</text:p>
          </table:table-cell>
          <table:table-cell table:formula="of:=[.D458]+[.G458]+[.I458]+[.K458]+[.L458]" office:value-type="float" office:value="222" calcext:value-type="float">
            <text:p>222</text:p>
          </table:table-cell>
          <table:table-cell table:formula="of:=SUM([.B458:.M458])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59]*[.A459]" office:value-type="float" office:value="4176" calcext:value-type="float">
            <text:p>4176</text:p>
          </table:table-cell>
          <table:table-cell/>
          <table:table-cell table:formula="of:=[.C459]+[.M459]" office:value-type="float" office:value="0" calcext:value-type="float">
            <text:p>0</text:p>
          </table:table-cell>
          <table:table-cell table:formula="of:=[.B459]+[.E459]+[.F459]" office:value-type="float" office:value="0" calcext:value-type="float">
            <text:p>0</text:p>
          </table:table-cell>
          <table:table-cell table:formula="of:=[.D459]+[.G459]+[.I459]+[.K459]+[.L459]" office:value-type="float" office:value="24" calcext:value-type="float">
            <text:p>24</text:p>
          </table:table-cell>
          <table:table-cell table:formula="of:=SUM([.B459:.M459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60]*[.A460]" office:value-type="float" office:value="4537" calcext:value-type="float">
            <text:p>4537</text:p>
          </table:table-cell>
          <table:table-cell/>
          <table:table-cell table:formula="of:=[.C460]+[.M460]" office:value-type="float" office:value="0" calcext:value-type="float">
            <text:p>0</text:p>
          </table:table-cell>
          <table:table-cell table:formula="of:=[.B460]+[.E460]+[.F460]" office:value-type="float" office:value="61" calcext:value-type="float">
            <text:p>61</text:p>
          </table:table-cell>
          <table:table-cell table:formula="of:=[.D460]+[.G460]+[.I460]+[.K460]+[.L460]" office:value-type="float" office:value="26" calcext:value-type="float">
            <text:p>26</text:p>
          </table:table-cell>
          <table:table-cell table:formula="of:=SUM([.B460:.M460]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461]*[.A461]" office:value-type="float" office:value="73850" calcext:value-type="float">
            <text:p>73850</text:p>
          </table:table-cell>
          <table:table-cell/>
          <table:table-cell table:formula="of:=[.C461]+[.M461]" office:value-type="float" office:value="0" calcext:value-type="float">
            <text:p>0</text:p>
          </table:table-cell>
          <table:table-cell table:formula="of:=[.B461]+[.E461]+[.F461]" office:value-type="float" office:value="34" calcext:value-type="float">
            <text:p>34</text:p>
          </table:table-cell>
          <table:table-cell table:formula="of:=[.D461]+[.G461]+[.I461]+[.K461]+[.L461]" office:value-type="float" office:value="211" calcext:value-type="float">
            <text:p>211</text:p>
          </table:table-cell>
          <table:table-cell table:formula="of:=SUM([.B461:.M461]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62]*[.A462]" office:value-type="float" office:value="14040" calcext:value-type="float">
            <text:p>14040</text:p>
          </table:table-cell>
          <table:table-cell/>
          <table:table-cell table:formula="of:=[.C462]+[.M462]" office:value-type="float" office:value="0" calcext:value-type="float">
            <text:p>0</text:p>
          </table:table-cell>
          <table:table-cell table:formula="of:=[.B462]+[.E462]+[.F462]" office:value-type="float" office:value="12" calcext:value-type="float">
            <text:p>12</text:p>
          </table:table-cell>
          <table:table-cell table:formula="of:=[.D462]+[.G462]+[.I462]+[.K462]+[.L462]" office:value-type="float" office:value="76" calcext:value-type="float">
            <text:p>76</text:p>
          </table:table-cell>
          <table:table-cell table:formula="of:=SUM([.B462:.M462]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63]*[.A463]" office:value-type="float" office:value="61952" calcext:value-type="float">
            <text:p>61952</text:p>
          </table:table-cell>
          <table:table-cell/>
          <table:table-cell table:formula="of:=[.C463]+[.M463]" office:value-type="float" office:value="0" calcext:value-type="float">
            <text:p>0</text:p>
          </table:table-cell>
          <table:table-cell table:formula="of:=[.B463]+[.E463]+[.F463]" office:value-type="float" office:value="0" calcext:value-type="float">
            <text:p>0</text:p>
          </table:table-cell>
          <table:table-cell table:formula="of:=[.D463]+[.G463]+[.I463]+[.K463]+[.L463]" office:value-type="float" office:value="217" calcext:value-type="float">
            <text:p>217</text:p>
          </table:table-cell>
          <table:table-cell table:formula="of:=SUM([.B463:.M463]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64]*[.A464]" office:value-type="float" office:value="14826" calcext:value-type="float">
            <text:p>14826</text:p>
          </table:table-cell>
          <table:table-cell/>
          <table:table-cell table:formula="of:=[.C464]+[.M464]" office:value-type="float" office:value="0" calcext:value-type="float">
            <text:p>0</text:p>
          </table:table-cell>
          <table:table-cell table:formula="of:=[.B464]+[.E464]+[.F464]" office:value-type="float" office:value="24" calcext:value-type="float">
            <text:p>24</text:p>
          </table:table-cell>
          <table:table-cell table:formula="of:=[.D464]+[.G464]+[.I464]+[.K464]+[.L464]" office:value-type="float" office:value="54" calcext:value-type="float">
            <text:p>54</text:p>
          </table:table-cell>
          <table:table-cell table:formula="of:=SUM([.B464:.M464]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465]*[.A465]" office:value-type="float" office:value="6018" calcext:value-type="float">
            <text:p>6018</text:p>
          </table:table-cell>
          <table:table-cell/>
          <table:table-cell table:formula="of:=[.C465]+[.M465]" office:value-type="float" office:value="0" calcext:value-type="float">
            <text:p>0</text:p>
          </table:table-cell>
          <table:table-cell table:formula="of:=[.B465]+[.E465]+[.F465]" office:value-type="float" office:value="0" calcext:value-type="float">
            <text:p>0</text:p>
          </table:table-cell>
          <table:table-cell table:formula="of:=[.D465]+[.G465]+[.I465]+[.K465]+[.L465]" office:value-type="float" office:value="17" calcext:value-type="float">
            <text:p>17</text:p>
          </table:table-cell>
          <table:table-cell table:formula="of:=SUM([.B465:.M465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466]*[.A466]" office:value-type="float" office:value="20235" calcext:value-type="float">
            <text:p>20235</text:p>
          </table:table-cell>
          <table:table-cell/>
          <table:table-cell table:formula="of:=[.C466]+[.M466]" office:value-type="float" office:value="0" calcext:value-type="float">
            <text:p>0</text:p>
          </table:table-cell>
          <table:table-cell table:formula="of:=[.B466]+[.E466]+[.F466]" office:value-type="float" office:value="0" calcext:value-type="float">
            <text:p>0</text:p>
          </table:table-cell>
          <table:table-cell table:formula="of:=[.D466]+[.G466]+[.I466]+[.K466]+[.L466]" office:value-type="float" office:value="57" calcext:value-type="float">
            <text:p>57</text:p>
          </table:table-cell>
          <table:table-cell table:formula="of:=SUM([.B466:.M466]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67]*[.A467]" office:value-type="float" office:value="4984" calcext:value-type="float">
            <text:p>4984</text:p>
          </table:table-cell>
          <table:table-cell/>
          <table:table-cell table:formula="of:=[.C467]+[.M467]" office:value-type="float" office:value="0" calcext:value-type="float">
            <text:p>0</text:p>
          </table:table-cell>
          <table:table-cell table:formula="of:=[.B467]+[.E467]+[.F467]" office:value-type="float" office:value="0" calcext:value-type="float">
            <text:p>0</text:p>
          </table:table-cell>
          <table:table-cell table:formula="of:=[.D467]+[.G467]+[.I467]+[.K467]+[.L467]" office:value-type="float" office:value="28" calcext:value-type="float">
            <text:p>28</text:p>
          </table:table-cell>
          <table:table-cell table:formula="of:=SUM([.B467:.M467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68]*[.A468]" office:value-type="float" office:value="16422" calcext:value-type="float">
            <text:p>16422</text:p>
          </table:table-cell>
          <table:table-cell/>
          <table:table-cell table:formula="of:=[.C468]+[.M468]" office:value-type="float" office:value="0" calcext:value-type="float">
            <text:p>0</text:p>
          </table:table-cell>
          <table:table-cell table:formula="of:=[.B468]+[.E468]+[.F468]" office:value-type="float" office:value="21" calcext:value-type="float">
            <text:p>21</text:p>
          </table:table-cell>
          <table:table-cell table:formula="of:=[.D468]+[.G468]+[.I468]+[.K468]+[.L468]" office:value-type="float" office:value="67" calcext:value-type="float">
            <text:p>67</text:p>
          </table:table-cell>
          <table:table-cell table:formula="of:=SUM([.B468:.M468]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69]*[.A469]" office:value-type="float" office:value="22196" calcext:value-type="float">
            <text:p>22196</text:p>
          </table:table-cell>
          <table:table-cell/>
          <table:table-cell table:formula="of:=[.C469]+[.M469]" office:value-type="float" office:value="0" calcext:value-type="float">
            <text:p>0</text:p>
          </table:table-cell>
          <table:table-cell table:formula="of:=[.B469]+[.E469]+[.F469]" office:value-type="float" office:value="5" calcext:value-type="float">
            <text:p>5</text:p>
          </table:table-cell>
          <table:table-cell table:formula="of:=[.D469]+[.G469]+[.I469]+[.K469]+[.L469]" office:value-type="float" office:value="81" calcext:value-type="float">
            <text:p>81</text:p>
          </table:table-cell>
          <table:table-cell table:formula="of:=SUM([.B469:.M469]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70]*[.A470]" office:value-type="float" office:value="47388" calcext:value-type="float">
            <text:p>47388</text:p>
          </table:table-cell>
          <table:table-cell/>
          <table:table-cell table:formula="of:=[.C470]+[.M470]" office:value-type="float" office:value="0" calcext:value-type="float">
            <text:p>0</text:p>
          </table:table-cell>
          <table:table-cell table:formula="of:=[.B470]+[.E470]+[.F470]" office:value-type="float" office:value="0" calcext:value-type="float">
            <text:p>0</text:p>
          </table:table-cell>
          <table:table-cell table:formula="of:=[.D470]+[.G470]+[.I470]+[.K470]+[.L470]" office:value-type="float" office:value="174" calcext:value-type="float">
            <text:p>174</text:p>
          </table:table-cell>
          <table:table-cell table:formula="of:=SUM([.B470:.M470]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471]*[.A471]" office:value-type="float" office:value="24120" calcext:value-type="float">
            <text:p>24120</text:p>
          </table:table-cell>
          <table:table-cell/>
          <table:table-cell table:formula="of:=[.C471]+[.M471]" office:value-type="float" office:value="0" calcext:value-type="float">
            <text:p>0</text:p>
          </table:table-cell>
          <table:table-cell table:formula="of:=[.B471]+[.E471]+[.F471]" office:value-type="float" office:value="0" calcext:value-type="float">
            <text:p>0</text:p>
          </table:table-cell>
          <table:table-cell table:formula="of:=[.D471]+[.G471]+[.I471]+[.K471]+[.L471]" office:value-type="float" office:value="67" calcext:value-type="float">
            <text:p>67</text:p>
          </table:table-cell>
          <table:table-cell table:formula="of:=SUM([.B471:.M471]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72]*[.A472]" office:value-type="float" office:value="11552" calcext:value-type="float">
            <text:p>11552</text:p>
          </table:table-cell>
          <table:table-cell/>
          <table:table-cell table:formula="of:=[.C472]+[.M472]" office:value-type="float" office:value="0" calcext:value-type="float">
            <text:p>0</text:p>
          </table:table-cell>
          <table:table-cell table:formula="of:=[.B472]+[.E472]+[.F472]" office:value-type="float" office:value="0" calcext:value-type="float">
            <text:p>0</text:p>
          </table:table-cell>
          <table:table-cell table:formula="of:=[.D472]+[.G472]+[.I472]+[.K472]+[.L472]" office:value-type="float" office:value="45" calcext:value-type="float">
            <text:p>45</text:p>
          </table:table-cell>
          <table:table-cell table:formula="of:=SUM([.B472:.M472]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473]*[.A473]" office:value-type="float" office:value="12308" calcext:value-type="float">
            <text:p>12308</text:p>
          </table:table-cell>
          <table:table-cell/>
          <table:table-cell table:formula="of:=[.C473]+[.M473]" office:value-type="float" office:value="0" calcext:value-type="float">
            <text:p>0</text:p>
          </table:table-cell>
          <table:table-cell table:formula="of:=[.B473]+[.E473]+[.F473]" office:value-type="float" office:value="0" calcext:value-type="float">
            <text:p>0</text:p>
          </table:table-cell>
          <table:table-cell table:formula="of:=[.D473]+[.G473]+[.I473]+[.K473]+[.L473]" office:value-type="float" office:value="34" calcext:value-type="float">
            <text:p>34</text:p>
          </table:table-cell>
          <table:table-cell table:formula="of:=SUM([.B473:.M473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74]*[.A474]" office:value-type="float" office:value="7260" calcext:value-type="float">
            <text:p>7260</text:p>
          </table:table-cell>
          <table:table-cell/>
          <table:table-cell table:formula="of:=[.C474]+[.M474]" office:value-type="float" office:value="0" calcext:value-type="float">
            <text:p>0</text:p>
          </table:table-cell>
          <table:table-cell table:formula="of:=[.B474]+[.E474]+[.F474]" office:value-type="float" office:value="17" calcext:value-type="float">
            <text:p>17</text:p>
          </table:table-cell>
          <table:table-cell table:formula="of:=[.D474]+[.G474]+[.I474]+[.K474]+[.L474]" office:value-type="float" office:value="54" calcext:value-type="float">
            <text:p>54</text:p>
          </table:table-cell>
          <table:table-cell table:formula="of:=SUM([.B474:.M474]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75]*[.A475]" office:value-type="float" office:value="0" calcext:value-type="float">
            <text:p>0</text:p>
          </table:table-cell>
          <table:table-cell/>
          <table:table-cell table:formula="of:=[.C475]+[.M475]" office:value-type="float" office:value="0" calcext:value-type="float">
            <text:p>0</text:p>
          </table:table-cell>
          <table:table-cell table:formula="of:=[.B475]+[.E475]+[.F475]" office:value-type="float" office:value="0" calcext:value-type="float">
            <text:p>0</text:p>
          </table:table-cell>
          <table:table-cell table:formula="of:=[.D475]+[.G475]+[.I475]+[.K475]+[.L475]" office:value-type="float" office:value="11" calcext:value-type="float">
            <text:p>11</text:p>
          </table:table-cell>
          <table:table-cell table:formula="of:=SUM([.B475:.M475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476]*[.A476]" office:value-type="float" office:value="13505" calcext:value-type="float">
            <text:p>13505</text:p>
          </table:table-cell>
          <table:table-cell/>
          <table:table-cell table:formula="of:=[.C476]+[.M476]" office:value-type="float" office:value="0" calcext:value-type="float">
            <text:p>0</text:p>
          </table:table-cell>
          <table:table-cell table:formula="of:=[.B476]+[.E476]+[.F476]" office:value-type="float" office:value="5" calcext:value-type="float">
            <text:p>5</text:p>
          </table:table-cell>
          <table:table-cell table:formula="of:=[.D476]+[.G476]+[.I476]+[.K476]+[.L476]" office:value-type="float" office:value="37" calcext:value-type="float">
            <text:p>37</text:p>
          </table:table-cell>
          <table:table-cell table:formula="of:=SUM([.B476:.M476]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77]*[.A477]" office:value-type="float" office:value="26057" calcext:value-type="float">
            <text:p>26057</text:p>
          </table:table-cell>
          <table:table-cell/>
          <table:table-cell table:formula="of:=[.C477]+[.M477]" office:value-type="float" office:value="0" calcext:value-type="float">
            <text:p>0</text:p>
          </table:table-cell>
          <table:table-cell table:formula="of:=[.B477]+[.E477]+[.F477]" office:value-type="float" office:value="0" calcext:value-type="float">
            <text:p>0</text:p>
          </table:table-cell>
          <table:table-cell table:formula="of:=[.D477]+[.G477]+[.I477]+[.K477]+[.L477]" office:value-type="float" office:value="98" calcext:value-type="float">
            <text:p>98</text:p>
          </table:table-cell>
          <table:table-cell table:formula="of:=SUM([.B477:.M477]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478]*[.A478]" office:value-type="float" office:value="14352" calcext:value-type="float">
            <text:p>14352</text:p>
          </table:table-cell>
          <table:table-cell/>
          <table:table-cell table:formula="of:=[.C478]+[.M478]" office:value-type="float" office:value="0" calcext:value-type="float">
            <text:p>0</text:p>
          </table:table-cell>
          <table:table-cell table:formula="of:=[.B478]+[.E478]+[.F478]" office:value-type="float" office:value="0" calcext:value-type="float">
            <text:p>0</text:p>
          </table:table-cell>
          <table:table-cell table:formula="of:=[.D478]+[.G478]+[.I478]+[.K478]+[.L478]" office:value-type="float" office:value="39" calcext:value-type="float">
            <text:p>39</text:p>
          </table:table-cell>
          <table:table-cell table:formula="of:=SUM([.B478:.M478]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479]*[.A479]" office:value-type="float" office:value="4428" calcext:value-type="float">
            <text:p>4428</text:p>
          </table:table-cell>
          <table:table-cell/>
          <table:table-cell table:formula="of:=[.C479]+[.M479]" office:value-type="float" office:value="0" calcext:value-type="float">
            <text:p>0</text:p>
          </table:table-cell>
          <table:table-cell table:formula="of:=[.B479]+[.E479]+[.F479]" office:value-type="float" office:value="0" calcext:value-type="float">
            <text:p>0</text:p>
          </table:table-cell>
          <table:table-cell table:formula="of:=[.D479]+[.G479]+[.I479]+[.K479]+[.L479]" office:value-type="float" office:value="12" calcext:value-type="float">
            <text:p>12</text:p>
          </table:table-cell>
          <table:table-cell table:formula="of:=SUM([.B479:.M479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480]*[.A480]" office:value-type="float" office:value="45510" calcext:value-type="float">
            <text:p>45510</text:p>
          </table:table-cell>
          <table:table-cell/>
          <table:table-cell table:formula="of:=[.C480]+[.M480]" office:value-type="float" office:value="0" calcext:value-type="float">
            <text:p>0</text:p>
          </table:table-cell>
          <table:table-cell table:formula="of:=[.B480]+[.E480]+[.F480]" office:value-type="float" office:value="0" calcext:value-type="float">
            <text:p>0</text:p>
          </table:table-cell>
          <table:table-cell table:formula="of:=[.D480]+[.G480]+[.I480]+[.K480]+[.L480]" office:value-type="float" office:value="123" calcext:value-type="float">
            <text:p>123</text:p>
          </table:table-cell>
          <table:table-cell table:formula="of:=SUM([.B480:.M480]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481]*[.A481]" office:value-type="float" office:value="17437" calcext:value-type="float">
            <text:p>17437</text:p>
          </table:table-cell>
          <table:table-cell/>
          <table:table-cell table:formula="of:=[.C481]+[.M481]" office:value-type="float" office:value="0" calcext:value-type="float">
            <text:p>0</text:p>
          </table:table-cell>
          <table:table-cell table:formula="of:=[.B481]+[.E481]+[.F481]" office:value-type="float" office:value="0" calcext:value-type="float">
            <text:p>0</text:p>
          </table:table-cell>
          <table:table-cell table:formula="of:=[.D481]+[.G481]+[.I481]+[.K481]+[.L481]" office:value-type="float" office:value="47" calcext:value-type="float">
            <text:p>47</text:p>
          </table:table-cell>
          <table:table-cell table:formula="of:=SUM([.B481:.M481]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82]*[.A482]" office:value-type="float" office:value="24180" calcext:value-type="float">
            <text:p>24180</text:p>
          </table:table-cell>
          <table:table-cell/>
          <table:table-cell table:formula="of:=[.C482]+[.M482]" office:value-type="float" office:value="0" calcext:value-type="float">
            <text:p>0</text:p>
          </table:table-cell>
          <table:table-cell table:formula="of:=[.B482]+[.E482]+[.F482]" office:value-type="float" office:value="0" calcext:value-type="float">
            <text:p>0</text:p>
          </table:table-cell>
          <table:table-cell table:formula="of:=[.D482]+[.G482]+[.I482]+[.K482]+[.L482]" office:value-type="float" office:value="112" calcext:value-type="float">
            <text:p>112</text:p>
          </table:table-cell>
          <table:table-cell table:formula="of:=SUM([.B482:.M482]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83]*[.A483]" office:value-type="float" office:value="16412" calcext:value-type="float">
            <text:p>16412</text:p>
          </table:table-cell>
          <table:table-cell/>
          <table:table-cell table:formula="of:=[.C483]+[.M483]" office:value-type="float" office:value="0" calcext:value-type="float">
            <text:p>0</text:p>
          </table:table-cell>
          <table:table-cell table:formula="of:=[.B483]+[.E483]+[.F483]" office:value-type="float" office:value="0" calcext:value-type="float">
            <text:p>0</text:p>
          </table:table-cell>
          <table:table-cell table:formula="of:=[.D483]+[.G483]+[.I483]+[.K483]+[.L483]" office:value-type="float" office:value="88" calcext:value-type="float">
            <text:p>88</text:p>
          </table:table-cell>
          <table:table-cell table:formula="of:=SUM([.B483:.M483]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484]*[.A484]" office:value-type="float" office:value="6732" calcext:value-type="float">
            <text:p>6732</text:p>
          </table:table-cell>
          <table:table-cell/>
          <table:table-cell table:formula="of:=[.C484]+[.M484]" office:value-type="float" office:value="0" calcext:value-type="float">
            <text:p>0</text:p>
          </table:table-cell>
          <table:table-cell table:formula="of:=[.B484]+[.E484]+[.F484]" office:value-type="float" office:value="0" calcext:value-type="float">
            <text:p>0</text:p>
          </table:table-cell>
          <table:table-cell table:formula="of:=[.D484]+[.G484]+[.I484]+[.K484]+[.L484]" office:value-type="float" office:value="18" calcext:value-type="float">
            <text:p>18</text:p>
          </table:table-cell>
          <table:table-cell table:formula="of:=SUM([.B484:.M484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85]*[.A485]" office:value-type="float" office:value="21375" calcext:value-type="float">
            <text:p>21375</text:p>
          </table:table-cell>
          <table:table-cell/>
          <table:table-cell table:formula="of:=[.C485]+[.M485]" office:value-type="float" office:value="0" calcext:value-type="float">
            <text:p>0</text:p>
          </table:table-cell>
          <table:table-cell table:formula="of:=[.B485]+[.E485]+[.F485]" office:value-type="float" office:value="0" calcext:value-type="float">
            <text:p>0</text:p>
          </table:table-cell>
          <table:table-cell table:formula="of:=[.D485]+[.G485]+[.I485]+[.K485]+[.L485]" office:value-type="float" office:value="94" calcext:value-type="float">
            <text:p>94</text:p>
          </table:table-cell>
          <table:table-cell table:formula="of:=SUM([.B485:.M485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486]*[.A486]" office:value-type="float" office:value="7144" calcext:value-type="float">
            <text:p>7144</text:p>
          </table:table-cell>
          <table:table-cell/>
          <table:table-cell table:formula="of:=[.C486]+[.M486]" office:value-type="float" office:value="0" calcext:value-type="float">
            <text:p>0</text:p>
          </table:table-cell>
          <table:table-cell table:formula="of:=[.B486]+[.E486]+[.F486]" office:value-type="float" office:value="0" calcext:value-type="float">
            <text:p>0</text:p>
          </table:table-cell>
          <table:table-cell table:formula="of:=[.D486]+[.G486]+[.I486]+[.K486]+[.L486]" office:value-type="float" office:value="19" calcext:value-type="float">
            <text:p>19</text:p>
          </table:table-cell>
          <table:table-cell table:formula="of:=SUM([.B486:.M486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87]*[.A487]" office:value-type="float" office:value="7540" calcext:value-type="float">
            <text:p>7540</text:p>
          </table:table-cell>
          <table:table-cell/>
          <table:table-cell table:formula="of:=[.C487]+[.M487]" office:value-type="float" office:value="0" calcext:value-type="float">
            <text:p>0</text:p>
          </table:table-cell>
          <table:table-cell table:formula="of:=[.B487]+[.E487]+[.F487]" office:value-type="float" office:value="0" calcext:value-type="float">
            <text:p>0</text:p>
          </table:table-cell>
          <table:table-cell table:formula="of:=[.D487]+[.G487]+[.I487]+[.K487]+[.L487]" office:value-type="float" office:value="40" calcext:value-type="float">
            <text:p>40</text:p>
          </table:table-cell>
          <table:table-cell table:formula="of:=SUM([.B487:.M487]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488]*[.A488]" office:value-type="float" office:value="12474" calcext:value-type="float">
            <text:p>12474</text:p>
          </table:table-cell>
          <table:table-cell/>
          <table:table-cell table:formula="of:=[.C488]+[.M488]" office:value-type="float" office:value="0" calcext:value-type="float">
            <text:p>0</text:p>
          </table:table-cell>
          <table:table-cell table:formula="of:=[.B488]+[.E488]+[.F488]" office:value-type="float" office:value="0" calcext:value-type="float">
            <text:p>0</text:p>
          </table:table-cell>
          <table:table-cell table:formula="of:=[.D488]+[.G488]+[.I488]+[.K488]+[.L488]" office:value-type="float" office:value="33" calcext:value-type="float">
            <text:p>33</text:p>
          </table:table-cell>
          <table:table-cell table:formula="of:=SUM([.B488:.M488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489]*[.A489]" office:value-type="float" office:value="9096" calcext:value-type="float">
            <text:p>9096</text:p>
          </table:table-cell>
          <table:table-cell/>
          <table:table-cell table:formula="of:=[.C489]+[.M489]" office:value-type="float" office:value="0" calcext:value-type="float">
            <text:p>0</text:p>
          </table:table-cell>
          <table:table-cell table:formula="of:=[.B489]+[.E489]+[.F489]" office:value-type="float" office:value="0" calcext:value-type="float">
            <text:p>0</text:p>
          </table:table-cell>
          <table:table-cell table:formula="of:=[.D489]+[.G489]+[.I489]+[.K489]+[.L489]" office:value-type="float" office:value="24" calcext:value-type="float">
            <text:p>24</text:p>
          </table:table-cell>
          <table:table-cell table:formula="of:=SUM([.B489:.M489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D490]*[.A490]" office:value-type="float" office:value="0" calcext:value-type="float">
            <text:p>0</text:p>
          </table:table-cell>
          <table:table-cell/>
          <table:table-cell table:formula="of:=[.C490]+[.M490]" office:value-type="float" office:value="0" calcext:value-type="float">
            <text:p>0</text:p>
          </table:table-cell>
          <table:table-cell table:formula="of:=[.B490]+[.E490]+[.F490]" office:value-type="float" office:value="6" calcext:value-type="float">
            <text:p>6</text:p>
          </table:table-cell>
          <table:table-cell table:formula="of:=[.D490]+[.G490]+[.I490]+[.K490]+[.L490]" office:value-type="float" office:value="0" calcext:value-type="float">
            <text:p>0</text:p>
          </table:table-cell>
          <table:table-cell table:formula="of:=SUM([.B490:.M490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91]*[.A491]" office:value-type="float" office:value="0" calcext:value-type="float">
            <text:p>0</text:p>
          </table:table-cell>
          <table:table-cell/>
          <table:table-cell table:formula="of:=[.C491]+[.M491]" office:value-type="float" office:value="0" calcext:value-type="float">
            <text:p>0</text:p>
          </table:table-cell>
          <table:table-cell table:formula="of:=[.B491]+[.E491]+[.F491]" office:value-type="float" office:value="0" calcext:value-type="float">
            <text:p>0</text:p>
          </table:table-cell>
          <table:table-cell table:formula="of:=[.D491]+[.G491]+[.I491]+[.K491]+[.L491]" office:value-type="float" office:value="31" calcext:value-type="float">
            <text:p>31</text:p>
          </table:table-cell>
          <table:table-cell table:formula="of:=SUM([.B491:.M491]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492]*[.A492]" office:value-type="float" office:value="3465" calcext:value-type="float">
            <text:p>3465</text:p>
          </table:table-cell>
          <table:table-cell/>
          <table:table-cell table:formula="of:=[.C492]+[.M492]" office:value-type="float" office:value="0" calcext:value-type="float">
            <text:p>0</text:p>
          </table:table-cell>
          <table:table-cell table:formula="of:=[.B492]+[.E492]+[.F492]" office:value-type="float" office:value="0" calcext:value-type="float">
            <text:p>0</text:p>
          </table:table-cell>
          <table:table-cell table:formula="of:=[.D492]+[.G492]+[.I492]+[.K492]+[.L492]" office:value-type="float" office:value="9" calcext:value-type="float">
            <text:p>9</text:p>
          </table:table-cell>
          <table:table-cell table:formula="of:=SUM([.B492:.M492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93]*[.A493]" office:value-type="float" office:value="14668" calcext:value-type="float">
            <text:p>14668</text:p>
          </table:table-cell>
          <table:table-cell/>
          <table:table-cell table:formula="of:=[.C493]+[.M493]" office:value-type="float" office:value="0" calcext:value-type="float">
            <text:p>0</text:p>
          </table:table-cell>
          <table:table-cell table:formula="of:=[.B493]+[.E493]+[.F493]" office:value-type="float" office:value="0" calcext:value-type="float">
            <text:p>0</text:p>
          </table:table-cell>
          <table:table-cell table:formula="of:=[.D493]+[.G493]+[.I493]+[.K493]+[.L493]" office:value-type="float" office:value="90" calcext:value-type="float">
            <text:p>90</text:p>
          </table:table-cell>
          <table:table-cell table:formula="of:=SUM([.B493:.M493]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494]*[.A494]" office:value-type="float" office:value="8514" calcext:value-type="float">
            <text:p>8514</text:p>
          </table:table-cell>
          <table:table-cell/>
          <table:table-cell table:formula="of:=[.C494]+[.M494]" office:value-type="float" office:value="0" calcext:value-type="float">
            <text:p>0</text:p>
          </table:table-cell>
          <table:table-cell table:formula="of:=[.B494]+[.E494]+[.F494]" office:value-type="float" office:value="0" calcext:value-type="float">
            <text:p>0</text:p>
          </table:table-cell>
          <table:table-cell table:formula="of:=[.D494]+[.G494]+[.I494]+[.K494]+[.L494]" office:value-type="float" office:value="22" calcext:value-type="float">
            <text:p>22</text:p>
          </table:table-cell>
          <table:table-cell table:formula="of:=SUM([.B494:.M494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495]*[.A495]" office:value-type="float" office:value="15949" calcext:value-type="float">
            <text:p>15949</text:p>
          </table:table-cell>
          <table:table-cell/>
          <table:table-cell table:formula="of:=[.C495]+[.M495]" office:value-type="float" office:value="0" calcext:value-type="float">
            <text:p>0</text:p>
          </table:table-cell>
          <table:table-cell table:formula="of:=[.B495]+[.E495]+[.F495]" office:value-type="float" office:value="0" calcext:value-type="float">
            <text:p>0</text:p>
          </table:table-cell>
          <table:table-cell table:formula="of:=[.D495]+[.G495]+[.I495]+[.K495]+[.L495]" office:value-type="float" office:value="41" calcext:value-type="float">
            <text:p>41</text:p>
          </table:table-cell>
          <table:table-cell table:formula="of:=SUM([.B495:.M495]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496]*[.A496]" office:value-type="float" office:value="8970" calcext:value-type="float">
            <text:p>8970</text:p>
          </table:table-cell>
          <table:table-cell/>
          <table:table-cell table:formula="of:=[.C496]+[.M496]" office:value-type="float" office:value="0" calcext:value-type="float">
            <text:p>0</text:p>
          </table:table-cell>
          <table:table-cell table:formula="of:=[.B496]+[.E496]+[.F496]" office:value-type="float" office:value="0" calcext:value-type="float">
            <text:p>0</text:p>
          </table:table-cell>
          <table:table-cell table:formula="of:=[.D496]+[.G496]+[.I496]+[.K496]+[.L496]" office:value-type="float" office:value="23" calcext:value-type="float">
            <text:p>23</text:p>
          </table:table-cell>
          <table:table-cell table:formula="of:=SUM([.B496:.M496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97]*[.A497]" office:value-type="float" office:value="5488" calcext:value-type="float">
            <text:p>5488</text:p>
          </table:table-cell>
          <table:table-cell/>
          <table:table-cell table:formula="of:=[.C497]+[.M497]" office:value-type="float" office:value="0" calcext:value-type="float">
            <text:p>0</text:p>
          </table:table-cell>
          <table:table-cell table:formula="of:=[.B497]+[.E497]+[.F497]" office:value-type="float" office:value="0" calcext:value-type="float">
            <text:p>0</text:p>
          </table:table-cell>
          <table:table-cell table:formula="of:=[.D497]+[.G497]+[.I497]+[.K497]+[.L497]" office:value-type="float" office:value="28" calcext:value-type="float">
            <text:p>28</text:p>
          </table:table-cell>
          <table:table-cell table:formula="of:=SUM([.B497:.M497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1" calcext:value-type="float">
            <text:p>2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[.D498]*[.A498]" office:value-type="float" office:value="0" calcext:value-type="float">
            <text:p>0</text:p>
          </table:table-cell>
          <table:table-cell/>
          <table:table-cell table:formula="of:=[.C498]+[.M498]" office:value-type="float" office:value="0" calcext:value-type="float">
            <text:p>0</text:p>
          </table:table-cell>
          <table:table-cell table:formula="of:=[.B498]+[.E498]+[.F498]" office:value-type="float" office:value="21" calcext:value-type="float">
            <text:p>21</text:p>
          </table:table-cell>
          <table:table-cell table:formula="of:=[.D498]+[.G498]+[.I498]+[.K498]+[.L498]" office:value-type="float" office:value="0" calcext:value-type="float">
            <text:p>0</text:p>
          </table:table-cell>
          <table:table-cell table:formula="of:=SUM([.B498:.M498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99]*[.A499]" office:value-type="float" office:value="30338" calcext:value-type="float">
            <text:p>30338</text:p>
          </table:table-cell>
          <table:table-cell/>
          <table:table-cell table:formula="of:=[.C499]+[.M499]" office:value-type="float" office:value="0" calcext:value-type="float">
            <text:p>0</text:p>
          </table:table-cell>
          <table:table-cell table:formula="of:=[.B499]+[.E499]+[.F499]" office:value-type="float" office:value="0" calcext:value-type="float">
            <text:p>0</text:p>
          </table:table-cell>
          <table:table-cell table:formula="of:=[.D499]+[.G499]+[.I499]+[.K499]+[.L499]" office:value-type="float" office:value="87" calcext:value-type="float">
            <text:p>87</text:p>
          </table:table-cell>
          <table:table-cell table:formula="of:=SUM([.B499:.M499]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00]*[.A500]" office:value-type="float" office:value="22910" calcext:value-type="float">
            <text:p>22910</text:p>
          </table:table-cell>
          <table:table-cell/>
          <table:table-cell table:formula="of:=[.C500]+[.M500]" office:value-type="float" office:value="0" calcext:value-type="float">
            <text:p>0</text:p>
          </table:table-cell>
          <table:table-cell table:formula="of:=[.B500]+[.E500]+[.F500]" office:value-type="float" office:value="0" calcext:value-type="float">
            <text:p>0</text:p>
          </table:table-cell>
          <table:table-cell table:formula="of:=[.D500]+[.G500]+[.I500]+[.K500]+[.L500]" office:value-type="float" office:value="83" calcext:value-type="float">
            <text:p>83</text:p>
          </table:table-cell>
          <table:table-cell table:formula="of:=SUM([.B500:.M500]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01]*[.A501]" office:value-type="float" office:value="11910" calcext:value-type="float">
            <text:p>11910</text:p>
          </table:table-cell>
          <table:table-cell/>
          <table:table-cell table:formula="of:=[.C501]+[.M501]" office:value-type="float" office:value="0" calcext:value-type="float">
            <text:p>0</text:p>
          </table:table-cell>
          <table:table-cell table:formula="of:=[.B501]+[.E501]+[.F501]" office:value-type="float" office:value="0" calcext:value-type="float">
            <text:p>0</text:p>
          </table:table-cell>
          <table:table-cell table:formula="of:=[.D501]+[.G501]+[.I501]+[.K501]+[.L501]" office:value-type="float" office:value="30" calcext:value-type="float">
            <text:p>30</text:p>
          </table:table-cell>
          <table:table-cell table:formula="of:=SUM([.B501:.M501]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02]*[.A502]" office:value-type="float" office:value="5572" calcext:value-type="float">
            <text:p>5572</text:p>
          </table:table-cell>
          <table:table-cell/>
          <table:table-cell table:formula="of:=[.C502]+[.M502]" office:value-type="float" office:value="0" calcext:value-type="float">
            <text:p>0</text:p>
          </table:table-cell>
          <table:table-cell table:formula="of:=[.B502]+[.E502]+[.F502]" office:value-type="float" office:value="0" calcext:value-type="float">
            <text:p>0</text:p>
          </table:table-cell>
          <table:table-cell table:formula="of:=[.D502]+[.G502]+[.I502]+[.K502]+[.L502]" office:value-type="float" office:value="14" calcext:value-type="float">
            <text:p>14</text:p>
          </table:table-cell>
          <table:table-cell table:formula="of:=SUM([.B502:.M502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03]*[.A503]" office:value-type="float" office:value="18753" calcext:value-type="float">
            <text:p>18753</text:p>
          </table:table-cell>
          <table:table-cell/>
          <table:table-cell table:formula="of:=[.C503]+[.M503]" office:value-type="float" office:value="0" calcext:value-type="float">
            <text:p>0</text:p>
          </table:table-cell>
          <table:table-cell table:formula="of:=[.B503]+[.E503]+[.F503]" office:value-type="float" office:value="0" calcext:value-type="float">
            <text:p>0</text:p>
          </table:table-cell>
          <table:table-cell table:formula="of:=[.D503]+[.G503]+[.I503]+[.K503]+[.L503]" office:value-type="float" office:value="283" calcext:value-type="float">
            <text:p>283</text:p>
          </table:table-cell>
          <table:table-cell table:formula="of:=SUM([.B503:.M503])"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04]*[.A504]" office:value-type="float" office:value="3609" calcext:value-type="float">
            <text:p>3609</text:p>
          </table:table-cell>
          <table:table-cell/>
          <table:table-cell table:formula="of:=[.C504]+[.M504]" office:value-type="float" office:value="0" calcext:value-type="float">
            <text:p>0</text:p>
          </table:table-cell>
          <table:table-cell table:formula="of:=[.B504]+[.E504]+[.F504]" office:value-type="float" office:value="0" calcext:value-type="float">
            <text:p>0</text:p>
          </table:table-cell>
          <table:table-cell table:formula="of:=[.D504]+[.G504]+[.I504]+[.K504]+[.L504]" office:value-type="float" office:value="9" calcext:value-type="float">
            <text:p>9</text:p>
          </table:table-cell>
          <table:table-cell table:formula="of:=SUM([.B504:.M504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05]*[.A505]" office:value-type="float" office:value="6030" calcext:value-type="float">
            <text:p>6030</text:p>
          </table:table-cell>
          <table:table-cell/>
          <table:table-cell table:formula="of:=[.C505]+[.M505]" office:value-type="float" office:value="0" calcext:value-type="float">
            <text:p>0</text:p>
          </table:table-cell>
          <table:table-cell table:formula="of:=[.B505]+[.E505]+[.F505]" office:value-type="float" office:value="0" calcext:value-type="float">
            <text:p>0</text:p>
          </table:table-cell>
          <table:table-cell table:formula="of:=[.D505]+[.G505]+[.I505]+[.K505]+[.L505]" office:value-type="float" office:value="15" calcext:value-type="float">
            <text:p>15</text:p>
          </table:table-cell>
          <table:table-cell table:formula="of:=SUM([.B505:.M505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06]*[.A506]" office:value-type="float" office:value="20956" calcext:value-type="float">
            <text:p>20956</text:p>
          </table:table-cell>
          <table:table-cell/>
          <table:table-cell table:formula="of:=[.C506]+[.M506]" office:value-type="float" office:value="0" calcext:value-type="float">
            <text:p>0</text:p>
          </table:table-cell>
          <table:table-cell table:formula="of:=[.B506]+[.E506]+[.F506]" office:value-type="float" office:value="15" calcext:value-type="float">
            <text:p>15</text:p>
          </table:table-cell>
          <table:table-cell table:formula="of:=[.D506]+[.G506]+[.I506]+[.K506]+[.L506]" office:value-type="float" office:value="52" calcext:value-type="float">
            <text:p>52</text:p>
          </table:table-cell>
          <table:table-cell table:formula="of:=SUM([.B506:.M506]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07]*[.A507]" office:value-type="float" office:value="4872" calcext:value-type="float">
            <text:p>4872</text:p>
          </table:table-cell>
          <table:table-cell/>
          <table:table-cell table:formula="of:=[.C507]+[.M507]" office:value-type="float" office:value="0" calcext:value-type="float">
            <text:p>0</text:p>
          </table:table-cell>
          <table:table-cell table:formula="of:=[.B507]+[.E507]+[.F507]" office:value-type="float" office:value="0" calcext:value-type="float">
            <text:p>0</text:p>
          </table:table-cell>
          <table:table-cell table:formula="of:=[.D507]+[.G507]+[.I507]+[.K507]+[.L507]" office:value-type="float" office:value="24" calcext:value-type="float">
            <text:p>24</text:p>
          </table:table-cell>
          <table:table-cell table:formula="of:=SUM([.B507:.M507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08]*[.A508]" office:value-type="float" office:value="14688" calcext:value-type="float">
            <text:p>14688</text:p>
          </table:table-cell>
          <table:table-cell/>
          <table:table-cell table:formula="of:=[.C508]+[.M508]" office:value-type="float" office:value="0" calcext:value-type="float">
            <text:p>0</text:p>
          </table:table-cell>
          <table:table-cell table:formula="of:=[.B508]+[.E508]+[.F508]" office:value-type="float" office:value="0" calcext:value-type="float">
            <text:p>0</text:p>
          </table:table-cell>
          <table:table-cell table:formula="of:=[.D508]+[.G508]+[.I508]+[.K508]+[.L508]" office:value-type="float" office:value="36" calcext:value-type="float">
            <text:p>36</text:p>
          </table:table-cell>
          <table:table-cell table:formula="of:=SUM([.B508:.M508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D509]*[.A509]" office:value-type="float" office:value="0" calcext:value-type="float">
            <text:p>0</text:p>
          </table:table-cell>
          <table:table-cell/>
          <table:table-cell table:formula="of:=[.C509]+[.M509]" office:value-type="float" office:value="0" calcext:value-type="float">
            <text:p>0</text:p>
          </table:table-cell>
          <table:table-cell table:formula="of:=[.B509]+[.E509]+[.F509]" office:value-type="float" office:value="15" calcext:value-type="float">
            <text:p>15</text:p>
          </table:table-cell>
          <table:table-cell table:formula="of:=[.D509]+[.G509]+[.I509]+[.K509]+[.L509]" office:value-type="float" office:value="0" calcext:value-type="float">
            <text:p>0</text:p>
          </table:table-cell>
          <table:table-cell table:formula="of:=SUM([.B509:.M509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10]*[.A510]" office:value-type="float" office:value="12360" calcext:value-type="float">
            <text:p>12360</text:p>
          </table:table-cell>
          <table:table-cell/>
          <table:table-cell table:formula="of:=[.C510]+[.M510]" office:value-type="float" office:value="0" calcext:value-type="float">
            <text:p>0</text:p>
          </table:table-cell>
          <table:table-cell table:formula="of:=[.B510]+[.E510]+[.F510]" office:value-type="float" office:value="0" calcext:value-type="float">
            <text:p>0</text:p>
          </table:table-cell>
          <table:table-cell table:formula="of:=[.D510]+[.G510]+[.I510]+[.K510]+[.L510]" office:value-type="float" office:value="60" calcext:value-type="float">
            <text:p>60</text:p>
          </table:table-cell>
          <table:table-cell table:formula="of:=SUM([.B510:.M510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11]*[.A511]" office:value-type="float" office:value="10325" calcext:value-type="float">
            <text:p>10325</text:p>
          </table:table-cell>
          <table:table-cell/>
          <table:table-cell table:formula="of:=[.C511]+[.M511]" office:value-type="float" office:value="0" calcext:value-type="float">
            <text:p>0</text:p>
          </table:table-cell>
          <table:table-cell table:formula="of:=[.B511]+[.E511]+[.F511]" office:value-type="float" office:value="0" calcext:value-type="float">
            <text:p>0</text:p>
          </table:table-cell>
          <table:table-cell table:formula="of:=[.D511]+[.G511]+[.I511]+[.K511]+[.L511]" office:value-type="float" office:value="25" calcext:value-type="float">
            <text:p>25</text:p>
          </table:table-cell>
          <table:table-cell table:formula="of:=SUM([.B511:.M511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12]*[.A512]" office:value-type="float" office:value="41600" calcext:value-type="float">
            <text:p>41600</text:p>
          </table:table-cell>
          <table:table-cell/>
          <table:table-cell table:formula="of:=[.C512]+[.M512]" office:value-type="float" office:value="0" calcext:value-type="float">
            <text:p>0</text:p>
          </table:table-cell>
          <table:table-cell table:formula="of:=[.B512]+[.E512]+[.F512]" office:value-type="float" office:value="0" calcext:value-type="float">
            <text:p>0</text:p>
          </table:table-cell>
          <table:table-cell table:formula="of:=[.D512]+[.G512]+[.I512]+[.K512]+[.L512]" office:value-type="float" office:value="100" calcext:value-type="float">
            <text:p>100</text:p>
          </table:table-cell>
          <table:table-cell table:formula="of:=SUM([.B512:.M512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D513]*[.A513]" office:value-type="float" office:value="0" calcext:value-type="float">
            <text:p>0</text:p>
          </table:table-cell>
          <table:table-cell/>
          <table:table-cell table:formula="of:=[.C513]+[.M513]" office:value-type="float" office:value="0" calcext:value-type="float">
            <text:p>0</text:p>
          </table:table-cell>
          <table:table-cell table:formula="of:=[.B513]+[.E513]+[.F513]" office:value-type="float" office:value="9" calcext:value-type="float">
            <text:p>9</text:p>
          </table:table-cell>
          <table:table-cell table:formula="of:=[.D513]+[.G513]+[.I513]+[.K513]+[.L513]" office:value-type="float" office:value="0" calcext:value-type="float">
            <text:p>0</text:p>
          </table:table-cell>
          <table:table-cell table:formula="of:=SUM([.B513:.M513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14]*[.A514]" office:value-type="float" office:value="0" calcext:value-type="float">
            <text:p>0</text:p>
          </table:table-cell>
          <table:table-cell/>
          <table:table-cell table:formula="of:=[.C514]+[.M514]" office:value-type="float" office:value="0" calcext:value-type="float">
            <text:p>0</text:p>
          </table:table-cell>
          <table:table-cell table:formula="of:=[.B514]+[.E514]+[.F514]" office:value-type="float" office:value="0" calcext:value-type="float">
            <text:p>0</text:p>
          </table:table-cell>
          <table:table-cell table:formula="of:=[.D514]+[.G514]+[.I514]+[.K514]+[.L514]" office:value-type="float" office:value="19" calcext:value-type="float">
            <text:p>19</text:p>
          </table:table-cell>
          <table:table-cell table:formula="of:=SUM([.B514:.M514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15]*[.A515]" office:value-type="float" office:value="13959" calcext:value-type="float">
            <text:p>13959</text:p>
          </table:table-cell>
          <table:table-cell/>
          <table:table-cell table:formula="of:=[.C515]+[.M515]" office:value-type="float" office:value="0" calcext:value-type="float">
            <text:p>0</text:p>
          </table:table-cell>
          <table:table-cell table:formula="of:=[.B515]+[.E515]+[.F515]" office:value-type="float" office:value="0" calcext:value-type="float">
            <text:p>0</text:p>
          </table:table-cell>
          <table:table-cell table:formula="of:=[.D515]+[.G515]+[.I515]+[.K515]+[.L515]" office:value-type="float" office:value="33" calcext:value-type="float">
            <text:p>33</text:p>
          </table:table-cell>
          <table:table-cell table:formula="of:=SUM([.B515:.M515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16]*[.A516]" office:value-type="float" office:value="6360" calcext:value-type="float">
            <text:p>6360</text:p>
          </table:table-cell>
          <table:table-cell/>
          <table:table-cell table:formula="of:=[.C516]+[.M516]" office:value-type="float" office:value="0" calcext:value-type="float">
            <text:p>0</text:p>
          </table:table-cell>
          <table:table-cell table:formula="of:=[.B516]+[.E516]+[.F516]" office:value-type="float" office:value="0" calcext:value-type="float">
            <text:p>0</text:p>
          </table:table-cell>
          <table:table-cell table:formula="of:=[.D516]+[.G516]+[.I516]+[.K516]+[.L516]" office:value-type="float" office:value="15" calcext:value-type="float">
            <text:p>15</text:p>
          </table:table-cell>
          <table:table-cell table:formula="of:=SUM([.B516:.M516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17]*[.A517]" office:value-type="float" office:value="14025" calcext:value-type="float">
            <text:p>14025</text:p>
          </table:table-cell>
          <table:table-cell/>
          <table:table-cell table:formula="of:=[.C517]+[.M517]" office:value-type="float" office:value="0" calcext:value-type="float">
            <text:p>0</text:p>
          </table:table-cell>
          <table:table-cell table:formula="of:=[.B517]+[.E517]+[.F517]" office:value-type="float" office:value="0" calcext:value-type="float">
            <text:p>0</text:p>
          </table:table-cell>
          <table:table-cell table:formula="of:=[.D517]+[.G517]+[.I517]+[.K517]+[.L517]" office:value-type="float" office:value="33" calcext:value-type="float">
            <text:p>33</text:p>
          </table:table-cell>
          <table:table-cell table:formula="of:=SUM([.B517:.M517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18]*[.A518]" office:value-type="float" office:value="12012" calcext:value-type="float">
            <text:p>12012</text:p>
          </table:table-cell>
          <table:table-cell/>
          <table:table-cell table:formula="of:=[.C518]+[.M518]" office:value-type="float" office:value="0" calcext:value-type="float">
            <text:p>0</text:p>
          </table:table-cell>
          <table:table-cell table:formula="of:=[.B518]+[.E518]+[.F518]" office:value-type="float" office:value="0" calcext:value-type="float">
            <text:p>0</text:p>
          </table:table-cell>
          <table:table-cell table:formula="of:=[.D518]+[.G518]+[.I518]+[.K518]+[.L518]" office:value-type="float" office:value="56" calcext:value-type="float">
            <text:p>56</text:p>
          </table:table-cell>
          <table:table-cell table:formula="of:=SUM([.B518:.M518]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19]*[.A519]" office:value-type="float" office:value="17794" calcext:value-type="float">
            <text:p>17794</text:p>
          </table:table-cell>
          <table:table-cell/>
          <table:table-cell table:formula="of:=[.C519]+[.M519]" office:value-type="float" office:value="0" calcext:value-type="float">
            <text:p>0</text:p>
          </table:table-cell>
          <table:table-cell table:formula="of:=[.B519]+[.E519]+[.F519]" office:value-type="float" office:value="0" calcext:value-type="float">
            <text:p>0</text:p>
          </table:table-cell>
          <table:table-cell table:formula="of:=[.D519]+[.G519]+[.I519]+[.K519]+[.L519]" office:value-type="float" office:value="47" calcext:value-type="float">
            <text:p>47</text:p>
          </table:table-cell>
          <table:table-cell table:formula="of:=SUM([.B519:.M519]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20]*[.A520]" office:value-type="float" office:value="7830" calcext:value-type="float">
            <text:p>7830</text:p>
          </table:table-cell>
          <table:table-cell/>
          <table:table-cell table:formula="of:=[.C520]+[.M520]" office:value-type="float" office:value="0" calcext:value-type="float">
            <text:p>0</text:p>
          </table:table-cell>
          <table:table-cell table:formula="of:=[.B520]+[.E520]+[.F520]" office:value-type="float" office:value="0" calcext:value-type="float">
            <text:p>0</text:p>
          </table:table-cell>
          <table:table-cell table:formula="of:=[.D520]+[.G520]+[.I520]+[.K520]+[.L520]" office:value-type="float" office:value="18" calcext:value-type="float">
            <text:p>18</text:p>
          </table:table-cell>
          <table:table-cell table:formula="of:=SUM([.B520:.M520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21]*[.A521]" office:value-type="float" office:value="6976" calcext:value-type="float">
            <text:p>6976</text:p>
          </table:table-cell>
          <table:table-cell/>
          <table:table-cell table:formula="of:=[.C521]+[.M521]" office:value-type="float" office:value="0" calcext:value-type="float">
            <text:p>0</text:p>
          </table:table-cell>
          <table:table-cell table:formula="of:=[.B521]+[.E521]+[.F521]" office:value-type="float" office:value="0" calcext:value-type="float">
            <text:p>0</text:p>
          </table:table-cell>
          <table:table-cell table:formula="of:=[.D521]+[.G521]+[.I521]+[.K521]+[.L521]" office:value-type="float" office:value="42" calcext:value-type="float">
            <text:p>42</text:p>
          </table:table-cell>
          <table:table-cell table:formula="of:=SUM([.B521:.M521]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22]*[.A522]" office:value-type="float" office:value="10488" calcext:value-type="float">
            <text:p>10488</text:p>
          </table:table-cell>
          <table:table-cell/>
          <table:table-cell table:formula="of:=[.C522]+[.M522]" office:value-type="float" office:value="0" calcext:value-type="float">
            <text:p>0</text:p>
          </table:table-cell>
          <table:table-cell table:formula="of:=[.B522]+[.E522]+[.F522]" office:value-type="float" office:value="0" calcext:value-type="float">
            <text:p>0</text:p>
          </table:table-cell>
          <table:table-cell table:formula="of:=[.D522]+[.G522]+[.I522]+[.K522]+[.L522]" office:value-type="float" office:value="38" calcext:value-type="float">
            <text:p>38</text:p>
          </table:table-cell>
          <table:table-cell table:formula="of:=SUM([.B522:.M522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23]*[.A523]" office:value-type="float" office:value="11388" calcext:value-type="float">
            <text:p>11388</text:p>
          </table:table-cell>
          <table:table-cell/>
          <table:table-cell table:formula="of:=[.C523]+[.M523]" office:value-type="float" office:value="0" calcext:value-type="float">
            <text:p>0</text:p>
          </table:table-cell>
          <table:table-cell table:formula="of:=[.B523]+[.E523]+[.F523]" office:value-type="float" office:value="0" calcext:value-type="float">
            <text:p>0</text:p>
          </table:table-cell>
          <table:table-cell table:formula="of:=[.D523]+[.G523]+[.I523]+[.K523]+[.L523]" office:value-type="float" office:value="26" calcext:value-type="float">
            <text:p>26</text:p>
          </table:table-cell>
          <table:table-cell table:formula="of:=SUM([.B523:.M523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24]*[.A524]" office:value-type="float" office:value="0" calcext:value-type="float">
            <text:p>0</text:p>
          </table:table-cell>
          <table:table-cell/>
          <table:table-cell table:formula="of:=[.C524]+[.M524]" office:value-type="float" office:value="0" calcext:value-type="float">
            <text:p>0</text:p>
          </table:table-cell>
          <table:table-cell table:formula="of:=[.B524]+[.E524]+[.F524]" office:value-type="float" office:value="0" calcext:value-type="float">
            <text:p>0</text:p>
          </table:table-cell>
          <table:table-cell table:formula="of:=[.D524]+[.G524]+[.I524]+[.K524]+[.L524]" office:value-type="float" office:value="15" calcext:value-type="float">
            <text:p>15</text:p>
          </table:table-cell>
          <table:table-cell table:formula="of:=SUM([.B524:.M524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25]*[.A525]" office:value-type="float" office:value="24255" calcext:value-type="float">
            <text:p>24255</text:p>
          </table:table-cell>
          <table:table-cell/>
          <table:table-cell table:formula="of:=[.C525]+[.M525]" office:value-type="float" office:value="0" calcext:value-type="float">
            <text:p>0</text:p>
          </table:table-cell>
          <table:table-cell table:formula="of:=[.B525]+[.E525]+[.F525]" office:value-type="float" office:value="0" calcext:value-type="float">
            <text:p>0</text:p>
          </table:table-cell>
          <table:table-cell table:formula="of:=[.D525]+[.G525]+[.I525]+[.K525]+[.L525]" office:value-type="float" office:value="55" calcext:value-type="float">
            <text:p>55</text:p>
          </table:table-cell>
          <table:table-cell table:formula="of:=SUM([.B525:.M525]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26]*[.A526]" office:value-type="float" office:value="6202" calcext:value-type="float">
            <text:p>6202</text:p>
          </table:table-cell>
          <table:table-cell/>
          <table:table-cell table:formula="of:=[.C526]+[.M526]" office:value-type="float" office:value="0" calcext:value-type="float">
            <text:p>0</text:p>
          </table:table-cell>
          <table:table-cell table:formula="of:=[.B526]+[.E526]+[.F526]" office:value-type="float" office:value="0" calcext:value-type="float">
            <text:p>0</text:p>
          </table:table-cell>
          <table:table-cell table:formula="of:=[.D526]+[.G526]+[.I526]+[.K526]+[.L526]" office:value-type="float" office:value="28" calcext:value-type="float">
            <text:p>28</text:p>
          </table:table-cell>
          <table:table-cell table:formula="of:=SUM([.B526:.M526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27]*[.A527]" office:value-type="float" office:value="0" calcext:value-type="float">
            <text:p>0</text:p>
          </table:table-cell>
          <table:table-cell/>
          <table:table-cell table:formula="of:=[.C527]+[.M527]" office:value-type="float" office:value="0" calcext:value-type="float">
            <text:p>0</text:p>
          </table:table-cell>
          <table:table-cell table:formula="of:=[.B527]+[.E527]+[.F527]" office:value-type="float" office:value="0" calcext:value-type="float">
            <text:p>0</text:p>
          </table:table-cell>
          <table:table-cell table:formula="of:=[.D527]+[.G527]+[.I527]+[.K527]+[.L527]" office:value-type="float" office:value="19" calcext:value-type="float">
            <text:p>19</text:p>
          </table:table-cell>
          <table:table-cell table:formula="of:=SUM([.B527:.M527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28]*[.A528]" office:value-type="float" office:value="36045" calcext:value-type="float">
            <text:p>36045</text:p>
          </table:table-cell>
          <table:table-cell/>
          <table:table-cell table:formula="of:=[.C528]+[.M528]" office:value-type="float" office:value="0" calcext:value-type="float">
            <text:p>0</text:p>
          </table:table-cell>
          <table:table-cell table:formula="of:=[.B528]+[.E528]+[.F528]" office:value-type="float" office:value="0" calcext:value-type="float">
            <text:p>0</text:p>
          </table:table-cell>
          <table:table-cell table:formula="of:=[.D528]+[.G528]+[.I528]+[.K528]+[.L528]" office:value-type="float" office:value="81" calcext:value-type="float">
            <text:p>81</text:p>
          </table:table-cell>
          <table:table-cell table:formula="of:=SUM([.B528:.M528]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29]*[.A529]" office:value-type="float" office:value="6300" calcext:value-type="float">
            <text:p>6300</text:p>
          </table:table-cell>
          <table:table-cell/>
          <table:table-cell table:formula="of:=[.C529]+[.M529]" office:value-type="float" office:value="0" calcext:value-type="float">
            <text:p>0</text:p>
          </table:table-cell>
          <table:table-cell table:formula="of:=[.B529]+[.E529]+[.F529]" office:value-type="float" office:value="0" calcext:value-type="float">
            <text:p>0</text:p>
          </table:table-cell>
          <table:table-cell table:formula="of:=[.D529]+[.G529]+[.I529]+[.K529]+[.L529]" office:value-type="float" office:value="14" calcext:value-type="float">
            <text:p>14</text:p>
          </table:table-cell>
          <table:table-cell table:formula="of:=SUM([.B529:.M529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30]*[.A530]" office:value-type="float" office:value="5424" calcext:value-type="float">
            <text:p>5424</text:p>
          </table:table-cell>
          <table:table-cell/>
          <table:table-cell table:formula="of:=[.C530]+[.M530]" office:value-type="float" office:value="0" calcext:value-type="float">
            <text:p>0</text:p>
          </table:table-cell>
          <table:table-cell table:formula="of:=[.B530]+[.E530]+[.F530]" office:value-type="float" office:value="0" calcext:value-type="float">
            <text:p>0</text:p>
          </table:table-cell>
          <table:table-cell table:formula="of:=[.D530]+[.G530]+[.I530]+[.K530]+[.L530]" office:value-type="float" office:value="19" calcext:value-type="float">
            <text:p>19</text:p>
          </table:table-cell>
          <table:table-cell table:formula="of:=SUM([.B530:.M530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31]*[.A531]" office:value-type="float" office:value="28539" calcext:value-type="float">
            <text:p>28539</text:p>
          </table:table-cell>
          <table:table-cell/>
          <table:table-cell table:formula="of:=[.C531]+[.M531]" office:value-type="float" office:value="0" calcext:value-type="float">
            <text:p>0</text:p>
          </table:table-cell>
          <table:table-cell table:formula="of:=[.B531]+[.E531]+[.F531]" office:value-type="float" office:value="0" calcext:value-type="float">
            <text:p>0</text:p>
          </table:table-cell>
          <table:table-cell table:formula="of:=[.D531]+[.G531]+[.I531]+[.K531]+[.L531]" office:value-type="float" office:value="126" calcext:value-type="float">
            <text:p>126</text:p>
          </table:table-cell>
          <table:table-cell table:formula="of:=SUM([.B531:.M531]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32]*[.A532]" office:value-type="float" office:value="3640" calcext:value-type="float">
            <text:p>3640</text:p>
          </table:table-cell>
          <table:table-cell/>
          <table:table-cell table:formula="of:=[.C532]+[.M532]" office:value-type="float" office:value="0" calcext:value-type="float">
            <text:p>0</text:p>
          </table:table-cell>
          <table:table-cell table:formula="of:=[.B532]+[.E532]+[.F532]" office:value-type="float" office:value="0" calcext:value-type="float">
            <text:p>0</text:p>
          </table:table-cell>
          <table:table-cell table:formula="of:=[.D532]+[.G532]+[.I532]+[.K532]+[.L532]" office:value-type="float" office:value="8" calcext:value-type="float">
            <text:p>8</text:p>
          </table:table-cell>
          <table:table-cell table:formula="of:=SUM([.B532:.M532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2" calcext:value-type="float">
            <text:p>22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[.D533]*[.A533]" office:value-type="float" office:value="0" calcext:value-type="float">
            <text:p>0</text:p>
          </table:table-cell>
          <table:table-cell/>
          <table:table-cell table:formula="of:=[.C533]+[.M533]" office:value-type="float" office:value="0" calcext:value-type="float">
            <text:p>0</text:p>
          </table:table-cell>
          <table:table-cell table:formula="of:=[.B533]+[.E533]+[.F533]" office:value-type="float" office:value="22" calcext:value-type="float">
            <text:p>22</text:p>
          </table:table-cell>
          <table:table-cell table:formula="of:=[.D533]+[.G533]+[.I533]+[.K533]+[.L533]" office:value-type="float" office:value="0" calcext:value-type="float">
            <text:p>0</text:p>
          </table:table-cell>
          <table:table-cell table:formula="of:=SUM([.B533:.M533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34]*[.A534]" office:value-type="float" office:value="4140" calcext:value-type="float">
            <text:p>4140</text:p>
          </table:table-cell>
          <table:table-cell/>
          <table:table-cell table:formula="of:=[.C534]+[.M534]" office:value-type="float" office:value="0" calcext:value-type="float">
            <text:p>0</text:p>
          </table:table-cell>
          <table:table-cell table:formula="of:=[.B534]+[.E534]+[.F534]" office:value-type="float" office:value="0" calcext:value-type="float">
            <text:p>0</text:p>
          </table:table-cell>
          <table:table-cell table:formula="of:=[.D534]+[.G534]+[.I534]+[.K534]+[.L534]" office:value-type="float" office:value="9" calcext:value-type="float">
            <text:p>9</text:p>
          </table:table-cell>
          <table:table-cell table:formula="of:=SUM([.B534:.M534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35]*[.A535]" office:value-type="float" office:value="4176" calcext:value-type="float">
            <text:p>4176</text:p>
          </table:table-cell>
          <table:table-cell/>
          <table:table-cell table:formula="of:=[.C535]+[.M535]" office:value-type="float" office:value="0" calcext:value-type="float">
            <text:p>0</text:p>
          </table:table-cell>
          <table:table-cell table:formula="of:=[.B535]+[.E535]+[.F535]" office:value-type="float" office:value="0" calcext:value-type="float">
            <text:p>0</text:p>
          </table:table-cell>
          <table:table-cell table:formula="of:=[.D535]+[.G535]+[.I535]+[.K535]+[.L535]" office:value-type="float" office:value="18" calcext:value-type="float">
            <text:p>18</text:p>
          </table:table-cell>
          <table:table-cell table:formula="of:=SUM([.B535:.M535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36]*[.A536]" office:value-type="float" office:value="8370" calcext:value-type="float">
            <text:p>8370</text:p>
          </table:table-cell>
          <table:table-cell/>
          <table:table-cell table:formula="of:=[.C536]+[.M536]" office:value-type="float" office:value="0" calcext:value-type="float">
            <text:p>0</text:p>
          </table:table-cell>
          <table:table-cell table:formula="of:=[.B536]+[.E536]+[.F536]" office:value-type="float" office:value="0" calcext:value-type="float">
            <text:p>0</text:p>
          </table:table-cell>
          <table:table-cell table:formula="of:=[.D536]+[.G536]+[.I536]+[.K536]+[.L536]" office:value-type="float" office:value="18" calcext:value-type="float">
            <text:p>18</text:p>
          </table:table-cell>
          <table:table-cell table:formula="of:=SUM([.B536:.M536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537]*[.A537]" office:value-type="float" office:value="7456" calcext:value-type="float">
            <text:p>7456</text:p>
          </table:table-cell>
          <table:table-cell/>
          <table:table-cell table:formula="of:=[.C537]+[.M537]" office:value-type="float" office:value="0" calcext:value-type="float">
            <text:p>0</text:p>
          </table:table-cell>
          <table:table-cell table:formula="of:=[.B537]+[.E537]+[.F537]" office:value-type="float" office:value="0" calcext:value-type="float">
            <text:p>0</text:p>
          </table:table-cell>
          <table:table-cell table:formula="of:=[.D537]+[.G537]+[.I537]+[.K537]+[.L537]" office:value-type="float" office:value="53" calcext:value-type="float">
            <text:p>53</text:p>
          </table:table-cell>
          <table:table-cell table:formula="of:=SUM([.B537:.M537]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38]*[.A538]" office:value-type="float" office:value="27612" calcext:value-type="float">
            <text:p>27612</text:p>
          </table:table-cell>
          <table:table-cell/>
          <table:table-cell table:formula="of:=[.C538]+[.M538]" office:value-type="float" office:value="0" calcext:value-type="float">
            <text:p>0</text:p>
          </table:table-cell>
          <table:table-cell table:formula="of:=[.B538]+[.E538]+[.F538]" office:value-type="float" office:value="0" calcext:value-type="float">
            <text:p>0</text:p>
          </table:table-cell>
          <table:table-cell table:formula="of:=[.D538]+[.G538]+[.I538]+[.K538]+[.L538]" office:value-type="float" office:value="69" calcext:value-type="float">
            <text:p>69</text:p>
          </table:table-cell>
          <table:table-cell table:formula="of:=SUM([.B538:.M538]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39]*[.A539]" office:value-type="float" office:value="19311" calcext:value-type="float">
            <text:p>19311</text:p>
          </table:table-cell>
          <table:table-cell/>
          <table:table-cell table:formula="of:=[.C539]+[.M539]" office:value-type="float" office:value="0" calcext:value-type="float">
            <text:p>0</text:p>
          </table:table-cell>
          <table:table-cell table:formula="of:=[.B539]+[.E539]+[.F539]" office:value-type="float" office:value="0" calcext:value-type="float">
            <text:p>0</text:p>
          </table:table-cell>
          <table:table-cell table:formula="of:=[.D539]+[.G539]+[.I539]+[.K539]+[.L539]" office:value-type="float" office:value="82" calcext:value-type="float">
            <text:p>82</text:p>
          </table:table-cell>
          <table:table-cell table:formula="of:=SUM([.B539:.M539]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40]*[.A540]" office:value-type="float" office:value="10450" calcext:value-type="float">
            <text:p>10450</text:p>
          </table:table-cell>
          <table:table-cell/>
          <table:table-cell table:formula="of:=[.C540]+[.M540]" office:value-type="float" office:value="0" calcext:value-type="float">
            <text:p>0</text:p>
          </table:table-cell>
          <table:table-cell table:formula="of:=[.B540]+[.E540]+[.F540]" office:value-type="float" office:value="0" calcext:value-type="float">
            <text:p>0</text:p>
          </table:table-cell>
          <table:table-cell table:formula="of:=[.D540]+[.G540]+[.I540]+[.K540]+[.L540]" office:value-type="float" office:value="22" calcext:value-type="float">
            <text:p>22</text:p>
          </table:table-cell>
          <table:table-cell table:formula="of:=SUM([.B540:.M540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41]*[.A541]" office:value-type="float" office:value="21420" calcext:value-type="float">
            <text:p>21420</text:p>
          </table:table-cell>
          <table:table-cell/>
          <table:table-cell table:formula="of:=[.C541]+[.M541]" office:value-type="float" office:value="0" calcext:value-type="float">
            <text:p>0</text:p>
          </table:table-cell>
          <table:table-cell table:formula="of:=[.B541]+[.E541]+[.F541]" office:value-type="float" office:value="0" calcext:value-type="float">
            <text:p>0</text:p>
          </table:table-cell>
          <table:table-cell table:formula="of:=[.D541]+[.G541]+[.I541]+[.K541]+[.L541]" office:value-type="float" office:value="45" calcext:value-type="float">
            <text:p>45</text:p>
          </table:table-cell>
          <table:table-cell table:formula="of:=SUM([.B541:.M541]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42]*[.A542]" office:value-type="float" office:value="6214" calcext:value-type="float">
            <text:p>6214</text:p>
          </table:table-cell>
          <table:table-cell/>
          <table:table-cell table:formula="of:=[.C542]+[.M542]" office:value-type="float" office:value="0" calcext:value-type="float">
            <text:p>0</text:p>
          </table:table-cell>
          <table:table-cell table:formula="of:=[.B542]+[.E542]+[.F542]" office:value-type="float" office:value="0" calcext:value-type="float">
            <text:p>0</text:p>
          </table:table-cell>
          <table:table-cell table:formula="of:=[.D542]+[.G542]+[.I542]+[.K542]+[.L542]" office:value-type="float" office:value="13" calcext:value-type="float">
            <text:p>13</text:p>
          </table:table-cell>
          <table:table-cell table:formula="of:=SUM([.B542:.M542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D543]*[.A543]" office:value-type="float" office:value="0" calcext:value-type="float">
            <text:p>0</text:p>
          </table:table-cell>
          <table:table-cell/>
          <table:table-cell table:formula="of:=[.C543]+[.M543]" office:value-type="float" office:value="0" calcext:value-type="float">
            <text:p>0</text:p>
          </table:table-cell>
          <table:table-cell table:formula="of:=[.B543]+[.E543]+[.F543]" office:value-type="float" office:value="0" calcext:value-type="float">
            <text:p>0</text:p>
          </table:table-cell>
          <table:table-cell table:formula="of:=[.D543]+[.G543]+[.I543]+[.K543]+[.L543]" office:value-type="float" office:value="0" calcext:value-type="float">
            <text:p>0</text:p>
          </table:table-cell>
          <table:table-cell table:formula="of:=SUM([.B543:.M543]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44]*[.A544]" office:value-type="float" office:value="9158" calcext:value-type="float">
            <text:p>9158</text:p>
          </table:table-cell>
          <table:table-cell/>
          <table:table-cell table:formula="of:=[.C544]+[.M544]" office:value-type="float" office:value="0" calcext:value-type="float">
            <text:p>0</text:p>
          </table:table-cell>
          <table:table-cell table:formula="of:=[.B544]+[.E544]+[.F544]" office:value-type="float" office:value="0" calcext:value-type="float">
            <text:p>0</text:p>
          </table:table-cell>
          <table:table-cell table:formula="of:=[.D544]+[.G544]+[.I544]+[.K544]+[.L544]" office:value-type="float" office:value="19" calcext:value-type="float">
            <text:p>19</text:p>
          </table:table-cell>
          <table:table-cell table:formula="of:=SUM([.B544:.M544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45]*[.A545]" office:value-type="float" office:value="0" calcext:value-type="float">
            <text:p>0</text:p>
          </table:table-cell>
          <table:table-cell/>
          <table:table-cell table:formula="of:=[.C545]+[.M545]" office:value-type="float" office:value="0" calcext:value-type="float">
            <text:p>0</text:p>
          </table:table-cell>
          <table:table-cell table:formula="of:=[.B545]+[.E545]+[.F545]" office:value-type="float" office:value="0" calcext:value-type="float">
            <text:p>0</text:p>
          </table:table-cell>
          <table:table-cell table:formula="of:=[.D545]+[.G545]+[.I545]+[.K545]+[.L545]" office:value-type="float" office:value="8" calcext:value-type="float">
            <text:p>8</text:p>
          </table:table-cell>
          <table:table-cell table:formula="of:=SUM([.B545:.M545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46]*[.A546]" office:value-type="float" office:value="44528" calcext:value-type="float">
            <text:p>44528</text:p>
          </table:table-cell>
          <table:table-cell/>
          <table:table-cell table:formula="of:=[.C546]+[.M546]" office:value-type="float" office:value="0" calcext:value-type="float">
            <text:p>0</text:p>
          </table:table-cell>
          <table:table-cell table:formula="of:=[.B546]+[.E546]+[.F546]" office:value-type="float" office:value="0" calcext:value-type="float">
            <text:p>0</text:p>
          </table:table-cell>
          <table:table-cell table:formula="of:=[.D546]+[.G546]+[.I546]+[.K546]+[.L546]" office:value-type="float" office:value="92" calcext:value-type="float">
            <text:p>92</text:p>
          </table:table-cell>
          <table:table-cell table:formula="of:=SUM([.B546:.M546]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47]*[.A547]" office:value-type="float" office:value="3880" calcext:value-type="float">
            <text:p>3880</text:p>
          </table:table-cell>
          <table:table-cell/>
          <table:table-cell table:formula="of:=[.C547]+[.M547]" office:value-type="float" office:value="0" calcext:value-type="float">
            <text:p>0</text:p>
          </table:table-cell>
          <table:table-cell table:formula="of:=[.B547]+[.E547]+[.F547]" office:value-type="float" office:value="0" calcext:value-type="float">
            <text:p>0</text:p>
          </table:table-cell>
          <table:table-cell table:formula="of:=[.D547]+[.G547]+[.I547]+[.K547]+[.L547]" office:value-type="float" office:value="16" calcext:value-type="float">
            <text:p>16</text:p>
          </table:table-cell>
          <table:table-cell table:formula="of:=SUM([.B547:.M547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48]*[.A548]" office:value-type="float" office:value="0" calcext:value-type="float">
            <text:p>0</text:p>
          </table:table-cell>
          <table:table-cell/>
          <table:table-cell table:formula="of:=[.C548]+[.M548]" office:value-type="float" office:value="0" calcext:value-type="float">
            <text:p>0</text:p>
          </table:table-cell>
          <table:table-cell table:formula="of:=[.B548]+[.E548]+[.F548]" office:value-type="float" office:value="0" calcext:value-type="float">
            <text:p>0</text:p>
          </table:table-cell>
          <table:table-cell table:formula="of:=[.D548]+[.G548]+[.I548]+[.K548]+[.L548]" office:value-type="float" office:value="26" calcext:value-type="float">
            <text:p>26</text:p>
          </table:table-cell>
          <table:table-cell table:formula="of:=SUM([.B548:.M548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49]*[.A549]" office:value-type="float" office:value="7320" calcext:value-type="float">
            <text:p>7320</text:p>
          </table:table-cell>
          <table:table-cell/>
          <table:table-cell table:formula="of:=[.C549]+[.M549]" office:value-type="float" office:value="0" calcext:value-type="float">
            <text:p>0</text:p>
          </table:table-cell>
          <table:table-cell table:formula="of:=[.B549]+[.E549]+[.F549]" office:value-type="float" office:value="0" calcext:value-type="float">
            <text:p>0</text:p>
          </table:table-cell>
          <table:table-cell table:formula="of:=[.D549]+[.G549]+[.I549]+[.K549]+[.L549]" office:value-type="float" office:value="59" calcext:value-type="float">
            <text:p>59</text:p>
          </table:table-cell>
          <table:table-cell table:formula="of:=SUM([.B549:.M549]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50]*[.A550]" office:value-type="float" office:value="22494" calcext:value-type="float">
            <text:p>22494</text:p>
          </table:table-cell>
          <table:table-cell/>
          <table:table-cell table:formula="of:=[.C550]+[.M550]" office:value-type="float" office:value="0" calcext:value-type="float">
            <text:p>0</text:p>
          </table:table-cell>
          <table:table-cell table:formula="of:=[.B550]+[.E550]+[.F550]" office:value-type="float" office:value="0" calcext:value-type="float">
            <text:p>0</text:p>
          </table:table-cell>
          <table:table-cell table:formula="of:=[.D550]+[.G550]+[.I550]+[.K550]+[.L550]" office:value-type="float" office:value="164" calcext:value-type="float">
            <text:p>164</text:p>
          </table:table-cell>
          <table:table-cell table:formula="of:=SUM([.B550:.M550]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51]*[.A551]" office:value-type="float" office:value="4437" calcext:value-type="float">
            <text:p>4437</text:p>
          </table:table-cell>
          <table:table-cell/>
          <table:table-cell table:formula="of:=[.C551]+[.M551]" office:value-type="float" office:value="0" calcext:value-type="float">
            <text:p>0</text:p>
          </table:table-cell>
          <table:table-cell table:formula="of:=[.B551]+[.E551]+[.F551]" office:value-type="float" office:value="0" calcext:value-type="float">
            <text:p>0</text:p>
          </table:table-cell>
          <table:table-cell table:formula="of:=[.D551]+[.G551]+[.I551]+[.K551]+[.L551]" office:value-type="float" office:value="18" calcext:value-type="float">
            <text:p>18</text:p>
          </table:table-cell>
          <table:table-cell table:formula="of:=SUM([.B551:.M551]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52]*[.A552]" office:value-type="float" office:value="21242" calcext:value-type="float">
            <text:p>21242</text:p>
          </table:table-cell>
          <table:table-cell/>
          <table:table-cell table:formula="of:=[.C552]+[.M552]" office:value-type="float" office:value="0" calcext:value-type="float">
            <text:p>0</text:p>
          </table:table-cell>
          <table:table-cell table:formula="of:=[.B552]+[.E552]+[.F552]" office:value-type="float" office:value="0" calcext:value-type="float">
            <text:p>0</text:p>
          </table:table-cell>
          <table:table-cell table:formula="of:=[.D552]+[.G552]+[.I552]+[.K552]+[.L552]" office:value-type="float" office:value="43" calcext:value-type="float">
            <text:p>43</text:p>
          </table:table-cell>
          <table:table-cell table:formula="of:=SUM([.B552:.M552]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553]*[.A553]" office:value-type="float" office:value="0" calcext:value-type="float">
            <text:p>0</text:p>
          </table:table-cell>
          <table:table-cell/>
          <table:table-cell table:formula="of:=[.C553]+[.M553]" office:value-type="float" office:value="0" calcext:value-type="float">
            <text:p>0</text:p>
          </table:table-cell>
          <table:table-cell table:formula="of:=[.B553]+[.E553]+[.F553]" office:value-type="float" office:value="0" calcext:value-type="float">
            <text:p>0</text:p>
          </table:table-cell>
          <table:table-cell table:formula="of:=[.D553]+[.G553]+[.I553]+[.K553]+[.L553]" office:value-type="float" office:value="27" calcext:value-type="float">
            <text:p>27</text:p>
          </table:table-cell>
          <table:table-cell table:formula="of:=SUM([.B553:.M553]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54]*[.A554]" office:value-type="float" office:value="8964" calcext:value-type="float">
            <text:p>8964</text:p>
          </table:table-cell>
          <table:table-cell/>
          <table:table-cell table:formula="of:=[.C554]+[.M554]" office:value-type="float" office:value="0" calcext:value-type="float">
            <text:p>0</text:p>
          </table:table-cell>
          <table:table-cell table:formula="of:=[.B554]+[.E554]+[.F554]" office:value-type="float" office:value="45" calcext:value-type="float">
            <text:p>45</text:p>
          </table:table-cell>
          <table:table-cell table:formula="of:=[.D554]+[.G554]+[.I554]+[.K554]+[.L554]" office:value-type="float" office:value="18" calcext:value-type="float">
            <text:p>18</text:p>
          </table:table-cell>
          <table:table-cell table:formula="of:=SUM([.B554:.M554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55]*[.A555]" office:value-type="float" office:value="7984" calcext:value-type="float">
            <text:p>7984</text:p>
          </table:table-cell>
          <table:table-cell/>
          <table:table-cell table:formula="of:=[.C555]+[.M555]" office:value-type="float" office:value="0" calcext:value-type="float">
            <text:p>0</text:p>
          </table:table-cell>
          <table:table-cell table:formula="of:=[.B555]+[.E555]+[.F555]" office:value-type="float" office:value="18" calcext:value-type="float">
            <text:p>18</text:p>
          </table:table-cell>
          <table:table-cell table:formula="of:=[.D555]+[.G555]+[.I555]+[.K555]+[.L555]" office:value-type="float" office:value="16" calcext:value-type="float">
            <text:p>16</text:p>
          </table:table-cell>
          <table:table-cell table:formula="of:=SUM([.B555:.M555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56]*[.A556]" office:value-type="float" office:value="9519" calcext:value-type="float">
            <text:p>9519</text:p>
          </table:table-cell>
          <table:table-cell/>
          <table:table-cell table:formula="of:=[.C556]+[.M556]" office:value-type="float" office:value="0" calcext:value-type="float">
            <text:p>0</text:p>
          </table:table-cell>
          <table:table-cell table:formula="of:=[.B556]+[.E556]+[.F556]" office:value-type="float" office:value="34" calcext:value-type="float">
            <text:p>34</text:p>
          </table:table-cell>
          <table:table-cell table:formula="of:=[.D556]+[.G556]+[.I556]+[.K556]+[.L556]" office:value-type="float" office:value="36" calcext:value-type="float">
            <text:p>36</text:p>
          </table:table-cell>
          <table:table-cell table:formula="of:=SUM([.B556:.M556]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557]*[.A557]" office:value-type="float" office:value="0" calcext:value-type="float">
            <text:p>0</text:p>
          </table:table-cell>
          <table:table-cell/>
          <table:table-cell table:formula="of:=[.C557]+[.M557]" office:value-type="float" office:value="0" calcext:value-type="float">
            <text:p>0</text:p>
          </table:table-cell>
          <table:table-cell table:formula="of:=[.B557]+[.E557]+[.F557]" office:value-type="float" office:value="0" calcext:value-type="float">
            <text:p>0</text:p>
          </table:table-cell>
          <table:table-cell table:formula="of:=[.D557]+[.G557]+[.I557]+[.K557]+[.L557]" office:value-type="float" office:value="14" calcext:value-type="float">
            <text:p>14</text:p>
          </table:table-cell>
          <table:table-cell table:formula="of:=SUM([.B557:.M557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58]*[.A558]" office:value-type="float" office:value="18611" calcext:value-type="float">
            <text:p>18611</text:p>
          </table:table-cell>
          <table:table-cell/>
          <table:table-cell table:formula="of:=[.C558]+[.M558]" office:value-type="float" office:value="0" calcext:value-type="float">
            <text:p>0</text:p>
          </table:table-cell>
          <table:table-cell table:formula="of:=[.B558]+[.E558]+[.F558]" office:value-type="float" office:value="0" calcext:value-type="float">
            <text:p>0</text:p>
          </table:table-cell>
          <table:table-cell table:formula="of:=[.D558]+[.G558]+[.I558]+[.K558]+[.L558]" office:value-type="float" office:value="37" calcext:value-type="float">
            <text:p>37</text:p>
          </table:table-cell>
          <table:table-cell table:formula="of:=SUM([.B558:.M558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59]*[.A559]" office:value-type="float" office:value="12096" calcext:value-type="float">
            <text:p>12096</text:p>
          </table:table-cell>
          <table:table-cell/>
          <table:table-cell table:formula="of:=[.C559]+[.M559]" office:value-type="float" office:value="0" calcext:value-type="float">
            <text:p>0</text:p>
          </table:table-cell>
          <table:table-cell table:formula="of:=[.B559]+[.E559]+[.F559]" office:value-type="float" office:value="0" calcext:value-type="float">
            <text:p>0</text:p>
          </table:table-cell>
          <table:table-cell table:formula="of:=[.D559]+[.G559]+[.I559]+[.K559]+[.L559]" office:value-type="float" office:value="37" calcext:value-type="float">
            <text:p>37</text:p>
          </table:table-cell>
          <table:table-cell table:formula="of:=SUM([.B559:.M559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3" calcext:value-type="float">
            <text:p>33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[.D560]*[.A560]" office:value-type="float" office:value="0" calcext:value-type="float">
            <text:p>0</text:p>
          </table:table-cell>
          <table:table-cell/>
          <table:table-cell table:formula="of:=[.C560]+[.M560]" office:value-type="float" office:value="0" calcext:value-type="float">
            <text:p>0</text:p>
          </table:table-cell>
          <table:table-cell table:formula="of:=[.B560]+[.E560]+[.F560]" office:value-type="float" office:value="33" calcext:value-type="float">
            <text:p>33</text:p>
          </table:table-cell>
          <table:table-cell table:formula="of:=[.D560]+[.G560]+[.I560]+[.K560]+[.L560]" office:value-type="float" office:value="0" calcext:value-type="float">
            <text:p>0</text:p>
          </table:table-cell>
          <table:table-cell table:formula="of:=SUM([.B560:.M560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61]*[.A561]" office:value-type="float" office:value="27830" calcext:value-type="float">
            <text:p>27830</text:p>
          </table:table-cell>
          <table:table-cell/>
          <table:table-cell table:formula="of:=[.C561]+[.M561]" office:value-type="float" office:value="0" calcext:value-type="float">
            <text:p>0</text:p>
          </table:table-cell>
          <table:table-cell table:formula="of:=[.B561]+[.E561]+[.F561]" office:value-type="float" office:value="22" calcext:value-type="float">
            <text:p>22</text:p>
          </table:table-cell>
          <table:table-cell table:formula="of:=[.D561]+[.G561]+[.I561]+[.K561]+[.L561]" office:value-type="float" office:value="55" calcext:value-type="float">
            <text:p>55</text:p>
          </table:table-cell>
          <table:table-cell table:formula="of:=SUM([.B561:.M561]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62]*[.A562]" office:value-type="float" office:value="7605" calcext:value-type="float">
            <text:p>7605</text:p>
          </table:table-cell>
          <table:table-cell/>
          <table:table-cell table:formula="of:=[.C562]+[.M562]" office:value-type="float" office:value="0" calcext:value-type="float">
            <text:p>0</text:p>
          </table:table-cell>
          <table:table-cell table:formula="of:=[.B562]+[.E562]+[.F562]" office:value-type="float" office:value="0" calcext:value-type="float">
            <text:p>0</text:p>
          </table:table-cell>
          <table:table-cell table:formula="of:=[.D562]+[.G562]+[.I562]+[.K562]+[.L562]" office:value-type="float" office:value="20" calcext:value-type="float">
            <text:p>20</text:p>
          </table:table-cell>
          <table:table-cell table:formula="of:=SUM([.B562:.M562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63]*[.A563]" office:value-type="float" office:value="0" calcext:value-type="float">
            <text:p>0</text:p>
          </table:table-cell>
          <table:table-cell/>
          <table:table-cell table:formula="of:=[.C563]+[.M563]" office:value-type="float" office:value="0" calcext:value-type="float">
            <text:p>0</text:p>
          </table:table-cell>
          <table:table-cell table:formula="of:=[.B563]+[.E563]+[.F563]" office:value-type="float" office:value="39" calcext:value-type="float">
            <text:p>39</text:p>
          </table:table-cell>
          <table:table-cell table:formula="of:=[.D563]+[.G563]+[.I563]+[.K563]+[.L563]" office:value-type="float" office:value="18" calcext:value-type="float">
            <text:p>18</text:p>
          </table:table-cell>
          <table:table-cell table:formula="of:=SUM([.B563:.M563]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7" calcext:value-type="float">
            <text:p>17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[.D564]*[.A564]" office:value-type="float" office:value="0" calcext:value-type="float">
            <text:p>0</text:p>
          </table:table-cell>
          <table:table-cell/>
          <table:table-cell table:formula="of:=[.C564]+[.M564]" office:value-type="float" office:value="0" calcext:value-type="float">
            <text:p>0</text:p>
          </table:table-cell>
          <table:table-cell table:formula="of:=[.B564]+[.E564]+[.F564]" office:value-type="float" office:value="17" calcext:value-type="float">
            <text:p>17</text:p>
          </table:table-cell>
          <table:table-cell table:formula="of:=[.D564]+[.G564]+[.I564]+[.K564]+[.L564]" office:value-type="float" office:value="0" calcext:value-type="float">
            <text:p>0</text:p>
          </table:table-cell>
          <table:table-cell table:formula="of:=SUM([.B564:.M564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65]*[.A565]" office:value-type="float" office:value="10731" calcext:value-type="float">
            <text:p>10731</text:p>
          </table:table-cell>
          <table:table-cell/>
          <table:table-cell table:formula="of:=[.C565]+[.M565]" office:value-type="float" office:value="0" calcext:value-type="float">
            <text:p>0</text:p>
          </table:table-cell>
          <table:table-cell table:formula="of:=[.B565]+[.E565]+[.F565]" office:value-type="float" office:value="21" calcext:value-type="float">
            <text:p>21</text:p>
          </table:table-cell>
          <table:table-cell table:formula="of:=[.D565]+[.G565]+[.I565]+[.K565]+[.L565]" office:value-type="float" office:value="21" calcext:value-type="float">
            <text:p>21</text:p>
          </table:table-cell>
          <table:table-cell table:formula="of:=SUM([.B565:.M565]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66]*[.A566]" office:value-type="float" office:value="12288" calcext:value-type="float">
            <text:p>12288</text:p>
          </table:table-cell>
          <table:table-cell/>
          <table:table-cell table:formula="of:=[.C566]+[.M566]" office:value-type="float" office:value="0" calcext:value-type="float">
            <text:p>0</text:p>
          </table:table-cell>
          <table:table-cell table:formula="of:=[.B566]+[.E566]+[.F566]" office:value-type="float" office:value="0" calcext:value-type="float">
            <text:p>0</text:p>
          </table:table-cell>
          <table:table-cell table:formula="of:=[.D566]+[.G566]+[.I566]+[.K566]+[.L566]" office:value-type="float" office:value="48" calcext:value-type="float">
            <text:p>48</text:p>
          </table:table-cell>
          <table:table-cell table:formula="of:=SUM([.B566:.M566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67]*[.A567]" office:value-type="float" office:value="19494" calcext:value-type="float">
            <text:p>19494</text:p>
          </table:table-cell>
          <table:table-cell/>
          <table:table-cell table:formula="of:=[.C567]+[.M567]" office:value-type="float" office:value="0" calcext:value-type="float">
            <text:p>0</text:p>
          </table:table-cell>
          <table:table-cell table:formula="of:=[.B567]+[.E567]+[.F567]" office:value-type="float" office:value="27" calcext:value-type="float">
            <text:p>27</text:p>
          </table:table-cell>
          <table:table-cell table:formula="of:=[.D567]+[.G567]+[.I567]+[.K567]+[.L567]" office:value-type="float" office:value="48" calcext:value-type="float">
            <text:p>48</text:p>
          </table:table-cell>
          <table:table-cell table:formula="of:=SUM([.B567:.M567]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68]*[.A568]" office:value-type="float" office:value="22102" calcext:value-type="float">
            <text:p>22102</text:p>
          </table:table-cell>
          <table:table-cell/>
          <table:table-cell table:formula="of:=[.C568]+[.M568]" office:value-type="float" office:value="0" calcext:value-type="float">
            <text:p>0</text:p>
          </table:table-cell>
          <table:table-cell table:formula="of:=[.B568]+[.E568]+[.F568]" office:value-type="float" office:value="0" calcext:value-type="float">
            <text:p>0</text:p>
          </table:table-cell>
          <table:table-cell table:formula="of:=[.D568]+[.G568]+[.I568]+[.K568]+[.L568]" office:value-type="float" office:value="43" calcext:value-type="float">
            <text:p>43</text:p>
          </table:table-cell>
          <table:table-cell table:formula="of:=SUM([.B568:.M568]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69]*[.A569]" office:value-type="float" office:value="41200" calcext:value-type="float">
            <text:p>41200</text:p>
          </table:table-cell>
          <table:table-cell/>
          <table:table-cell table:formula="of:=[.C569]+[.M569]" office:value-type="float" office:value="0" calcext:value-type="float">
            <text:p>0</text:p>
          </table:table-cell>
          <table:table-cell table:formula="of:=[.B569]+[.E569]+[.F569]" office:value-type="float" office:value="0" calcext:value-type="float">
            <text:p>0</text:p>
          </table:table-cell>
          <table:table-cell table:formula="of:=[.D569]+[.G569]+[.I569]+[.K569]+[.L569]" office:value-type="float" office:value="92" calcext:value-type="float">
            <text:p>92</text:p>
          </table:table-cell>
          <table:table-cell table:formula="of:=SUM([.B569:.M569]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70]*[.A570]" office:value-type="float" office:value="19646" calcext:value-type="float">
            <text:p>19646</text:p>
          </table:table-cell>
          <table:table-cell/>
          <table:table-cell table:formula="of:=[.C570]+[.M570]" office:value-type="float" office:value="0" calcext:value-type="float">
            <text:p>0</text:p>
          </table:table-cell>
          <table:table-cell table:formula="of:=[.B570]+[.E570]+[.F570]" office:value-type="float" office:value="0" calcext:value-type="float">
            <text:p>0</text:p>
          </table:table-cell>
          <table:table-cell table:formula="of:=[.D570]+[.G570]+[.I570]+[.K570]+[.L570]" office:value-type="float" office:value="87" calcext:value-type="float">
            <text:p>87</text:p>
          </table:table-cell>
          <table:table-cell table:formula="of:=SUM([.B570:.M570]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71]*[.A571]" office:value-type="float" office:value="9842" calcext:value-type="float">
            <text:p>9842</text:p>
          </table:table-cell>
          <table:table-cell/>
          <table:table-cell table:formula="of:=[.C571]+[.M571]" office:value-type="float" office:value="0" calcext:value-type="float">
            <text:p>0</text:p>
          </table:table-cell>
          <table:table-cell table:formula="of:=[.B571]+[.E571]+[.F571]" office:value-type="float" office:value="0" calcext:value-type="float">
            <text:p>0</text:p>
          </table:table-cell>
          <table:table-cell table:formula="of:=[.D571]+[.G571]+[.I571]+[.K571]+[.L571]" office:value-type="float" office:value="19" calcext:value-type="float">
            <text:p>19</text:p>
          </table:table-cell>
          <table:table-cell table:formula="of:=SUM([.B571:.M571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72]*[.A572]" office:value-type="float" office:value="12006" calcext:value-type="float">
            <text:p>12006</text:p>
          </table:table-cell>
          <table:table-cell/>
          <table:table-cell table:formula="of:=[.C572]+[.M572]" office:value-type="float" office:value="0" calcext:value-type="float">
            <text:p>0</text:p>
          </table:table-cell>
          <table:table-cell table:formula="of:=[.B572]+[.E572]+[.F572]" office:value-type="float" office:value="0" calcext:value-type="float">
            <text:p>0</text:p>
          </table:table-cell>
          <table:table-cell table:formula="of:=[.D572]+[.G572]+[.I572]+[.K572]+[.L572]" office:value-type="float" office:value="23" calcext:value-type="float">
            <text:p>23</text:p>
          </table:table-cell>
          <table:table-cell table:formula="of:=SUM([.B572:.M572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73]*[.A573]" office:value-type="float" office:value="4716" calcext:value-type="float">
            <text:p>4716</text:p>
          </table:table-cell>
          <table:table-cell/>
          <table:table-cell table:formula="of:=[.C573]+[.M573]" office:value-type="float" office:value="0" calcext:value-type="float">
            <text:p>0</text:p>
          </table:table-cell>
          <table:table-cell table:formula="of:=[.B573]+[.E573]+[.F573]" office:value-type="float" office:value="0" calcext:value-type="float">
            <text:p>0</text:p>
          </table:table-cell>
          <table:table-cell table:formula="of:=[.D573]+[.G573]+[.I573]+[.K573]+[.L573]" office:value-type="float" office:value="9" calcext:value-type="float">
            <text:p>9</text:p>
          </table:table-cell>
          <table:table-cell table:formula="of:=SUM([.B573:.M573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74]*[.A574]" office:value-type="float" office:value="6825" calcext:value-type="float">
            <text:p>6825</text:p>
          </table:table-cell>
          <table:table-cell/>
          <table:table-cell table:formula="of:=[.C574]+[.M574]" office:value-type="float" office:value="0" calcext:value-type="float">
            <text:p>0</text:p>
          </table:table-cell>
          <table:table-cell table:formula="of:=[.B574]+[.E574]+[.F574]" office:value-type="float" office:value="0" calcext:value-type="float">
            <text:p>0</text:p>
          </table:table-cell>
          <table:table-cell table:formula="of:=[.D574]+[.G574]+[.I574]+[.K574]+[.L574]" office:value-type="float" office:value="13" calcext:value-type="float">
            <text:p>13</text:p>
          </table:table-cell>
          <table:table-cell table:formula="of:=SUM([.B574:.M574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75]*[.A575]" office:value-type="float" office:value="7890" calcext:value-type="float">
            <text:p>7890</text:p>
          </table:table-cell>
          <table:table-cell/>
          <table:table-cell table:formula="of:=[.C575]+[.M575]" office:value-type="float" office:value="0" calcext:value-type="float">
            <text:p>0</text:p>
          </table:table-cell>
          <table:table-cell table:formula="of:=[.B575]+[.E575]+[.F575]" office:value-type="float" office:value="0" calcext:value-type="float">
            <text:p>0</text:p>
          </table:table-cell>
          <table:table-cell table:formula="of:=[.D575]+[.G575]+[.I575]+[.K575]+[.L575]" office:value-type="float" office:value="15" calcext:value-type="float">
            <text:p>15</text:p>
          </table:table-cell>
          <table:table-cell table:formula="of:=SUM([.B575:.M575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76]*[.A576]" office:value-type="float" office:value="4788" calcext:value-type="float">
            <text:p>4788</text:p>
          </table:table-cell>
          <table:table-cell/>
          <table:table-cell table:formula="of:=[.C576]+[.M576]" office:value-type="float" office:value="0" calcext:value-type="float">
            <text:p>0</text:p>
          </table:table-cell>
          <table:table-cell table:formula="of:=[.B576]+[.E576]+[.F576]" office:value-type="float" office:value="0" calcext:value-type="float">
            <text:p>0</text:p>
          </table:table-cell>
          <table:table-cell table:formula="of:=[.D576]+[.G576]+[.I576]+[.K576]+[.L576]" office:value-type="float" office:value="18" calcext:value-type="float">
            <text:p>18</text:p>
          </table:table-cell>
          <table:table-cell table:formula="of:=SUM([.B576:.M576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77]*[.A577]" office:value-type="float" office:value="12864" calcext:value-type="float">
            <text:p>12864</text:p>
          </table:table-cell>
          <table:table-cell/>
          <table:table-cell table:formula="of:=[.C577]+[.M577]" office:value-type="float" office:value="0" calcext:value-type="float">
            <text:p>0</text:p>
          </table:table-cell>
          <table:table-cell table:formula="of:=[.B577]+[.E577]+[.F577]" office:value-type="float" office:value="0" calcext:value-type="float">
            <text:p>0</text:p>
          </table:table-cell>
          <table:table-cell table:formula="of:=[.D577]+[.G577]+[.I577]+[.K577]+[.L577]" office:value-type="float" office:value="24" calcext:value-type="float">
            <text:p>24</text:p>
          </table:table-cell>
          <table:table-cell table:formula="of:=SUM([.B577:.M577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78]*[.A578]" office:value-type="float" office:value="27924" calcext:value-type="float">
            <text:p>27924</text:p>
          </table:table-cell>
          <table:table-cell/>
          <table:table-cell table:formula="of:=[.C578]+[.M578]" office:value-type="float" office:value="0" calcext:value-type="float">
            <text:p>0</text:p>
          </table:table-cell>
          <table:table-cell table:formula="of:=[.B578]+[.E578]+[.F578]" office:value-type="float" office:value="0" calcext:value-type="float">
            <text:p>0</text:p>
          </table:table-cell>
          <table:table-cell table:formula="of:=[.D578]+[.G578]+[.I578]+[.K578]+[.L578]" office:value-type="float" office:value="52" calcext:value-type="float">
            <text:p>52</text:p>
          </table:table-cell>
          <table:table-cell table:formula="of:=SUM([.B578:.M578]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79]*[.A579]" office:value-type="float" office:value="7007" calcext:value-type="float">
            <text:p>7007</text:p>
          </table:table-cell>
          <table:table-cell/>
          <table:table-cell table:formula="of:=[.C579]+[.M579]" office:value-type="float" office:value="0" calcext:value-type="float">
            <text:p>0</text:p>
          </table:table-cell>
          <table:table-cell table:formula="of:=[.B579]+[.E579]+[.F579]" office:value-type="float" office:value="0" calcext:value-type="float">
            <text:p>0</text:p>
          </table:table-cell>
          <table:table-cell table:formula="of:=[.D579]+[.G579]+[.I579]+[.K579]+[.L579]" office:value-type="float" office:value="68" calcext:value-type="float">
            <text:p>68</text:p>
          </table:table-cell>
          <table:table-cell table:formula="of:=SUM([.B579:.M579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80]*[.A580]" office:value-type="float" office:value="6516" calcext:value-type="float">
            <text:p>6516</text:p>
          </table:table-cell>
          <table:table-cell/>
          <table:table-cell table:formula="of:=[.C580]+[.M580]" office:value-type="float" office:value="0" calcext:value-type="float">
            <text:p>0</text:p>
          </table:table-cell>
          <table:table-cell table:formula="of:=[.B580]+[.E580]+[.F580]" office:value-type="float" office:value="0" calcext:value-type="float">
            <text:p>0</text:p>
          </table:table-cell>
          <table:table-cell table:formula="of:=[.D580]+[.G580]+[.I580]+[.K580]+[.L580]" office:value-type="float" office:value="12" calcext:value-type="float">
            <text:p>12</text:p>
          </table:table-cell>
          <table:table-cell table:formula="of:=SUM([.B580:.M580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D581]*[.A581]" office:value-type="float" office:value="0" calcext:value-type="float">
            <text:p>0</text:p>
          </table:table-cell>
          <table:table-cell/>
          <table:table-cell table:formula="of:=[.C581]+[.M581]" office:value-type="float" office:value="0" calcext:value-type="float">
            <text:p>0</text:p>
          </table:table-cell>
          <table:table-cell table:formula="of:=[.B581]+[.E581]+[.F581]" office:value-type="float" office:value="6" calcext:value-type="float">
            <text:p>6</text:p>
          </table:table-cell>
          <table:table-cell table:formula="of:=[.D581]+[.G581]+[.I581]+[.K581]+[.L581]" office:value-type="float" office:value="0" calcext:value-type="float">
            <text:p>0</text:p>
          </table:table-cell>
          <table:table-cell table:formula="of:=SUM([.B581:.M581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82]*[.A582]" office:value-type="float" office:value="5004" calcext:value-type="float">
            <text:p>5004</text:p>
          </table:table-cell>
          <table:table-cell/>
          <table:table-cell table:formula="of:=[.C582]+[.M582]" office:value-type="float" office:value="0" calcext:value-type="float">
            <text:p>0</text:p>
          </table:table-cell>
          <table:table-cell table:formula="of:=[.B582]+[.E582]+[.F582]" office:value-type="float" office:value="0" calcext:value-type="float">
            <text:p>0</text:p>
          </table:table-cell>
          <table:table-cell table:formula="of:=[.D582]+[.G582]+[.I582]+[.K582]+[.L582]" office:value-type="float" office:value="18" calcext:value-type="float">
            <text:p>18</text:p>
          </table:table-cell>
          <table:table-cell table:formula="of:=SUM([.B582:.M582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83]*[.A583]" office:value-type="float" office:value="13368" calcext:value-type="float">
            <text:p>13368</text:p>
          </table:table-cell>
          <table:table-cell/>
          <table:table-cell table:formula="of:=[.C583]+[.M583]" office:value-type="float" office:value="0" calcext:value-type="float">
            <text:p>0</text:p>
          </table:table-cell>
          <table:table-cell table:formula="of:=[.B583]+[.E583]+[.F583]" office:value-type="float" office:value="0" calcext:value-type="float">
            <text:p>0</text:p>
          </table:table-cell>
          <table:table-cell table:formula="of:=[.D583]+[.G583]+[.I583]+[.K583]+[.L583]" office:value-type="float" office:value="37" calcext:value-type="float">
            <text:p>37</text:p>
          </table:table-cell>
          <table:table-cell table:formula="of:=SUM([.B583:.M583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84]*[.A584]" office:value-type="float" office:value="7826" calcext:value-type="float">
            <text:p>7826</text:p>
          </table:table-cell>
          <table:table-cell/>
          <table:table-cell table:formula="of:=[.C584]+[.M584]" office:value-type="float" office:value="0" calcext:value-type="float">
            <text:p>0</text:p>
          </table:table-cell>
          <table:table-cell table:formula="of:=[.B584]+[.E584]+[.F584]" office:value-type="float" office:value="0" calcext:value-type="float">
            <text:p>0</text:p>
          </table:table-cell>
          <table:table-cell table:formula="of:=[.D584]+[.G584]+[.I584]+[.K584]+[.L584]" office:value-type="float" office:value="28" calcext:value-type="float">
            <text:p>28</text:p>
          </table:table-cell>
          <table:table-cell table:formula="of:=SUM([.B584:.M584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[.D585]*[.A585]" office:value-type="float" office:value="0" calcext:value-type="float">
            <text:p>0</text:p>
          </table:table-cell>
          <table:table-cell/>
          <table:table-cell table:formula="of:=[.C585]+[.M585]" office:value-type="float" office:value="0" calcext:value-type="float">
            <text:p>0</text:p>
          </table:table-cell>
          <table:table-cell table:formula="of:=[.B585]+[.E585]+[.F585]" office:value-type="float" office:value="5" calcext:value-type="float">
            <text:p>5</text:p>
          </table:table-cell>
          <table:table-cell table:formula="of:=[.D585]+[.G585]+[.I585]+[.K585]+[.L585]" office:value-type="float" office:value="0" calcext:value-type="float">
            <text:p>0</text:p>
          </table:table-cell>
          <table:table-cell table:formula="of:=SUM([.B585:.M585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86]*[.A586]" office:value-type="float" office:value="7938" calcext:value-type="float">
            <text:p>7938</text:p>
          </table:table-cell>
          <table:table-cell/>
          <table:table-cell table:formula="of:=[.C586]+[.M586]" office:value-type="float" office:value="0" calcext:value-type="float">
            <text:p>0</text:p>
          </table:table-cell>
          <table:table-cell table:formula="of:=[.B586]+[.E586]+[.F586]" office:value-type="float" office:value="0" calcext:value-type="float">
            <text:p>0</text:p>
          </table:table-cell>
          <table:table-cell table:formula="of:=[.D586]+[.G586]+[.I586]+[.K586]+[.L586]" office:value-type="float" office:value="28" calcext:value-type="float">
            <text:p>28</text:p>
          </table:table-cell>
          <table:table-cell table:formula="of:=SUM([.B586:.M586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87]*[.A587]" office:value-type="float" office:value="35340" calcext:value-type="float">
            <text:p>35340</text:p>
          </table:table-cell>
          <table:table-cell/>
          <table:table-cell table:formula="of:=[.C587]+[.M587]" office:value-type="float" office:value="0" calcext:value-type="float">
            <text:p>0</text:p>
          </table:table-cell>
          <table:table-cell table:formula="of:=[.B587]+[.E587]+[.F587]" office:value-type="float" office:value="0" calcext:value-type="float">
            <text:p>0</text:p>
          </table:table-cell>
          <table:table-cell table:formula="of:=[.D587]+[.G587]+[.I587]+[.K587]+[.L587]" office:value-type="float" office:value="145" calcext:value-type="float">
            <text:p>145</text:p>
          </table:table-cell>
          <table:table-cell table:formula="of:=SUM([.B587:.M587]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88]*[.A588]" office:value-type="float" office:value="16588" calcext:value-type="float">
            <text:p>16588</text:p>
          </table:table-cell>
          <table:table-cell/>
          <table:table-cell table:formula="of:=[.C588]+[.M588]" office:value-type="float" office:value="0" calcext:value-type="float">
            <text:p>0</text:p>
          </table:table-cell>
          <table:table-cell table:formula="of:=[.B588]+[.E588]+[.F588]" office:value-type="float" office:value="0" calcext:value-type="float">
            <text:p>0</text:p>
          </table:table-cell>
          <table:table-cell table:formula="of:=[.D588]+[.G588]+[.I588]+[.K588]+[.L588]" office:value-type="float" office:value="29" calcext:value-type="float">
            <text:p>29</text:p>
          </table:table-cell>
          <table:table-cell table:formula="of:=SUM([.B588:.M588]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89]*[.A589]" office:value-type="float" office:value="6936" calcext:value-type="float">
            <text:p>6936</text:p>
          </table:table-cell>
          <table:table-cell/>
          <table:table-cell table:formula="of:=[.C589]+[.M589]" office:value-type="float" office:value="0" calcext:value-type="float">
            <text:p>0</text:p>
          </table:table-cell>
          <table:table-cell table:formula="of:=[.B589]+[.E589]+[.F589]" office:value-type="float" office:value="0" calcext:value-type="float">
            <text:p>0</text:p>
          </table:table-cell>
          <table:table-cell table:formula="of:=[.D589]+[.G589]+[.I589]+[.K589]+[.L589]" office:value-type="float" office:value="24" calcext:value-type="float">
            <text:p>24</text:p>
          </table:table-cell>
          <table:table-cell table:formula="of:=SUM([.B589:.M589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90]*[.A590]" office:value-type="float" office:value="8204" calcext:value-type="float">
            <text:p>8204</text:p>
          </table:table-cell>
          <table:table-cell/>
          <table:table-cell table:formula="of:=[.C590]+[.M590]" office:value-type="float" office:value="0" calcext:value-type="float">
            <text:p>0</text:p>
          </table:table-cell>
          <table:table-cell table:formula="of:=[.B590]+[.E590]+[.F590]" office:value-type="float" office:value="0" calcext:value-type="float">
            <text:p>0</text:p>
          </table:table-cell>
          <table:table-cell table:formula="of:=[.D590]+[.G590]+[.I590]+[.K590]+[.L590]" office:value-type="float" office:value="14" calcext:value-type="float">
            <text:p>14</text:p>
          </table:table-cell>
          <table:table-cell table:formula="of:=SUM([.B590:.M590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91]*[.A591]" office:value-type="float" office:value="7631" calcext:value-type="float">
            <text:p>7631</text:p>
          </table:table-cell>
          <table:table-cell/>
          <table:table-cell table:formula="of:=[.C591]+[.M591]" office:value-type="float" office:value="0" calcext:value-type="float">
            <text:p>0</text:p>
          </table:table-cell>
          <table:table-cell table:formula="of:=[.B591]+[.E591]+[.F591]" office:value-type="float" office:value="0" calcext:value-type="float">
            <text:p>0</text:p>
          </table:table-cell>
          <table:table-cell table:formula="of:=[.D591]+[.G591]+[.I591]+[.K591]+[.L591]" office:value-type="float" office:value="13" calcext:value-type="float">
            <text:p>13</text:p>
          </table:table-cell>
          <table:table-cell table:formula="of:=SUM([.B591:.M591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3" calcext:value-type="float">
            <text:p>33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[.D592]*[.A592]" office:value-type="float" office:value="0" calcext:value-type="float">
            <text:p>0</text:p>
          </table:table-cell>
          <table:table-cell/>
          <table:table-cell table:formula="of:=[.C592]+[.M592]" office:value-type="float" office:value="0" calcext:value-type="float">
            <text:p>0</text:p>
          </table:table-cell>
          <table:table-cell table:formula="of:=[.B592]+[.E592]+[.F592]" office:value-type="float" office:value="33" calcext:value-type="float">
            <text:p>33</text:p>
          </table:table-cell>
          <table:table-cell table:formula="of:=[.D592]+[.G592]+[.I592]+[.K592]+[.L592]" office:value-type="float" office:value="0" calcext:value-type="float">
            <text:p>0</text:p>
          </table:table-cell>
          <table:table-cell table:formula="of:=SUM([.B592:.M592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93]*[.A593]" office:value-type="float" office:value="10506" calcext:value-type="float">
            <text:p>10506</text:p>
          </table:table-cell>
          <table:table-cell/>
          <table:table-cell table:formula="of:=[.C593]+[.M593]" office:value-type="float" office:value="0" calcext:value-type="float">
            <text:p>0</text:p>
          </table:table-cell>
          <table:table-cell table:formula="of:=[.B593]+[.E593]+[.F593]" office:value-type="float" office:value="0" calcext:value-type="float">
            <text:p>0</text:p>
          </table:table-cell>
          <table:table-cell table:formula="of:=[.D593]+[.G593]+[.I593]+[.K593]+[.L593]" office:value-type="float" office:value="17" calcext:value-type="float">
            <text:p>17</text:p>
          </table:table-cell>
          <table:table-cell table:formula="of:=SUM([.B593:.M593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94]*[.A594]" office:value-type="float" office:value="7560" calcext:value-type="float">
            <text:p>7560</text:p>
          </table:table-cell>
          <table:table-cell/>
          <table:table-cell table:formula="of:=[.C594]+[.M594]" office:value-type="float" office:value="0" calcext:value-type="float">
            <text:p>0</text:p>
          </table:table-cell>
          <table:table-cell table:formula="of:=[.B594]+[.E594]+[.F594]" office:value-type="float" office:value="0" calcext:value-type="float">
            <text:p>0</text:p>
          </table:table-cell>
          <table:table-cell table:formula="of:=[.D594]+[.G594]+[.I594]+[.K594]+[.L594]" office:value-type="float" office:value="12" calcext:value-type="float">
            <text:p>12</text:p>
          </table:table-cell>
          <table:table-cell table:formula="of:=SUM([.B594:.M594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95]*[.A595]" office:value-type="float" office:value="14674" calcext:value-type="float">
            <text:p>14674</text:p>
          </table:table-cell>
          <table:table-cell/>
          <table:table-cell table:formula="of:=[.C595]+[.M595]" office:value-type="float" office:value="0" calcext:value-type="float">
            <text:p>0</text:p>
          </table:table-cell>
          <table:table-cell table:formula="of:=[.B595]+[.E595]+[.F595]" office:value-type="float" office:value="0" calcext:value-type="float">
            <text:p>0</text:p>
          </table:table-cell>
          <table:table-cell table:formula="of:=[.D595]+[.G595]+[.I595]+[.K595]+[.L595]" office:value-type="float" office:value="23" calcext:value-type="float">
            <text:p>23</text:p>
          </table:table-cell>
          <table:table-cell table:formula="of:=SUM([.B595:.M595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96]*[.A596]" office:value-type="float" office:value="11169" calcext:value-type="float">
            <text:p>11169</text:p>
          </table:table-cell>
          <table:table-cell/>
          <table:table-cell table:formula="of:=[.C596]+[.M596]" office:value-type="float" office:value="0" calcext:value-type="float">
            <text:p>0</text:p>
          </table:table-cell>
          <table:table-cell table:formula="of:=[.B596]+[.E596]+[.F596]" office:value-type="float" office:value="0" calcext:value-type="float">
            <text:p>0</text:p>
          </table:table-cell>
          <table:table-cell table:formula="of:=[.D596]+[.G596]+[.I596]+[.K596]+[.L596]" office:value-type="float" office:value="17" calcext:value-type="float">
            <text:p>17</text:p>
          </table:table-cell>
          <table:table-cell table:formula="of:=SUM([.B596:.M596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597]*[.A597]" office:value-type="float" office:value="0" calcext:value-type="float">
            <text:p>0</text:p>
          </table:table-cell>
          <table:table-cell/>
          <table:table-cell table:formula="of:=[.C597]+[.M597]" office:value-type="float" office:value="0" calcext:value-type="float">
            <text:p>0</text:p>
          </table:table-cell>
          <table:table-cell table:formula="of:=[.B597]+[.E597]+[.F597]" office:value-type="float" office:value="0" calcext:value-type="float">
            <text:p>0</text:p>
          </table:table-cell>
          <table:table-cell table:formula="of:=[.D597]+[.G597]+[.I597]+[.K597]+[.L597]" office:value-type="float" office:value="15" calcext:value-type="float">
            <text:p>15</text:p>
          </table:table-cell>
          <table:table-cell table:formula="of:=SUM([.B597:.M597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98]*[.A598]" office:value-type="float" office:value="58480" calcext:value-type="float">
            <text:p>58480</text:p>
          </table:table-cell>
          <table:table-cell/>
          <table:table-cell table:formula="of:=[.C598]+[.M598]" office:value-type="float" office:value="0" calcext:value-type="float">
            <text:p>0</text:p>
          </table:table-cell>
          <table:table-cell table:formula="of:=[.B598]+[.E598]+[.F598]" office:value-type="float" office:value="0" calcext:value-type="float">
            <text:p>0</text:p>
          </table:table-cell>
          <table:table-cell table:formula="of:=[.D598]+[.G598]+[.I598]+[.K598]+[.L598]" office:value-type="float" office:value="86" calcext:value-type="float">
            <text:p>86</text:p>
          </table:table-cell>
          <table:table-cell table:formula="of:=SUM([.B598:.M598]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599]*[.A599]" office:value-type="float" office:value="10290" calcext:value-type="float">
            <text:p>10290</text:p>
          </table:table-cell>
          <table:table-cell/>
          <table:table-cell table:formula="of:=[.C599]+[.M599]" office:value-type="float" office:value="0" calcext:value-type="float">
            <text:p>0</text:p>
          </table:table-cell>
          <table:table-cell table:formula="of:=[.B599]+[.E599]+[.F599]" office:value-type="float" office:value="0" calcext:value-type="float">
            <text:p>0</text:p>
          </table:table-cell>
          <table:table-cell table:formula="of:=[.D599]+[.G599]+[.I599]+[.K599]+[.L599]" office:value-type="float" office:value="15" calcext:value-type="float">
            <text:p>15</text:p>
          </table:table-cell>
          <table:table-cell table:formula="of:=SUM([.B599:.M599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600]*[.A600]" office:value-type="float" office:value="32289" calcext:value-type="float">
            <text:p>32289</text:p>
          </table:table-cell>
          <table:table-cell/>
          <table:table-cell table:formula="of:=[.C600]+[.M600]" office:value-type="float" office:value="0" calcext:value-type="float">
            <text:p>0</text:p>
          </table:table-cell>
          <table:table-cell table:formula="of:=[.B600]+[.E600]+[.F600]" office:value-type="float" office:value="0" calcext:value-type="float">
            <text:p>0</text:p>
          </table:table-cell>
          <table:table-cell table:formula="of:=[.D600]+[.G600]+[.I600]+[.K600]+[.L600]" office:value-type="float" office:value="47" calcext:value-type="float">
            <text:p>47</text:p>
          </table:table-cell>
          <table:table-cell table:formula="of:=SUM([.B600:.M600]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601]*[.A601]" office:value-type="float" office:value="8996" calcext:value-type="float">
            <text:p>8996</text:p>
          </table:table-cell>
          <table:table-cell/>
          <table:table-cell table:formula="of:=[.C601]+[.M601]" office:value-type="float" office:value="0" calcext:value-type="float">
            <text:p>0</text:p>
          </table:table-cell>
          <table:table-cell table:formula="of:=[.B601]+[.E601]+[.F601]" office:value-type="float" office:value="0" calcext:value-type="float">
            <text:p>0</text:p>
          </table:table-cell>
          <table:table-cell table:formula="of:=[.D601]+[.G601]+[.I601]+[.K601]+[.L601]" office:value-type="float" office:value="26" calcext:value-type="float">
            <text:p>26</text:p>
          </table:table-cell>
          <table:table-cell table:formula="of:=SUM([.B601:.M601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602]*[.A602]" office:value-type="float" office:value="10455" calcext:value-type="float">
            <text:p>10455</text:p>
          </table:table-cell>
          <table:table-cell/>
          <table:table-cell table:formula="of:=[.C602]+[.M602]" office:value-type="float" office:value="0" calcext:value-type="float">
            <text:p>0</text:p>
          </table:table-cell>
          <table:table-cell table:formula="of:=[.B602]+[.E602]+[.F602]" office:value-type="float" office:value="0" calcext:value-type="float">
            <text:p>0</text:p>
          </table:table-cell>
          <table:table-cell table:formula="of:=[.D602]+[.G602]+[.I602]+[.K602]+[.L602]" office:value-type="float" office:value="30" calcext:value-type="float">
            <text:p>30</text:p>
          </table:table-cell>
          <table:table-cell table:formula="of:=SUM([.B602:.M602]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603]*[.A603]" office:value-type="float" office:value="35802" calcext:value-type="float">
            <text:p>35802</text:p>
          </table:table-cell>
          <table:table-cell/>
          <table:table-cell table:formula="of:=[.C603]+[.M603]" office:value-type="float" office:value="0" calcext:value-type="float">
            <text:p>0</text:p>
          </table:table-cell>
          <table:table-cell table:formula="of:=[.B603]+[.E603]+[.F603]" office:value-type="float" office:value="0" calcext:value-type="float">
            <text:p>0</text:p>
          </table:table-cell>
          <table:table-cell table:formula="of:=[.D603]+[.G603]+[.I603]+[.K603]+[.L603]" office:value-type="float" office:value="76" calcext:value-type="float">
            <text:p>76</text:p>
          </table:table-cell>
          <table:table-cell table:formula="of:=SUM([.B603:.M603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604]*[.A604]" office:value-type="float" office:value="20387" calcext:value-type="float">
            <text:p>20387</text:p>
          </table:table-cell>
          <table:table-cell/>
          <table:table-cell table:formula="of:=[.C604]+[.M604]" office:value-type="float" office:value="0" calcext:value-type="float">
            <text:p>0</text:p>
          </table:table-cell>
          <table:table-cell table:formula="of:=[.B604]+[.E604]+[.F604]" office:value-type="float" office:value="0" calcext:value-type="float">
            <text:p>0</text:p>
          </table:table-cell>
          <table:table-cell table:formula="of:=[.D604]+[.G604]+[.I604]+[.K604]+[.L604]" office:value-type="float" office:value="54" calcext:value-type="float">
            <text:p>54</text:p>
          </table:table-cell>
          <table:table-cell table:formula="of:=SUM([.B604:.M604]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605]*[.A605]" office:value-type="float" office:value="19278" calcext:value-type="float">
            <text:p>19278</text:p>
          </table:table-cell>
          <table:table-cell/>
          <table:table-cell table:formula="of:=[.C605]+[.M605]" office:value-type="float" office:value="0" calcext:value-type="float">
            <text:p>0</text:p>
          </table:table-cell>
          <table:table-cell table:formula="of:=[.B605]+[.E605]+[.F605]" office:value-type="float" office:value="0" calcext:value-type="float">
            <text:p>0</text:p>
          </table:table-cell>
          <table:table-cell table:formula="of:=[.D605]+[.G605]+[.I605]+[.K605]+[.L605]" office:value-type="float" office:value="27" calcext:value-type="float">
            <text:p>27</text:p>
          </table:table-cell>
          <table:table-cell table:formula="of:=SUM([.B605:.M605]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2" calcext:value-type="float">
            <text:p>22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[.D606]*[.A606]" office:value-type="float" office:value="0" calcext:value-type="float">
            <text:p>0</text:p>
          </table:table-cell>
          <table:table-cell/>
          <table:table-cell table:formula="of:=[.C606]+[.M606]" office:value-type="float" office:value="0" calcext:value-type="float">
            <text:p>0</text:p>
          </table:table-cell>
          <table:table-cell table:formula="of:=[.B606]+[.E606]+[.F606]" office:value-type="float" office:value="22" calcext:value-type="float">
            <text:p>22</text:p>
          </table:table-cell>
          <table:table-cell table:formula="of:=[.D606]+[.G606]+[.I606]+[.K606]+[.L606]" office:value-type="float" office:value="0" calcext:value-type="float">
            <text:p>0</text:p>
          </table:table-cell>
          <table:table-cell table:formula="of:=SUM([.B606:.M606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607]*[.A607]" office:value-type="float" office:value="6561" calcext:value-type="float">
            <text:p>6561</text:p>
          </table:table-cell>
          <table:table-cell/>
          <table:table-cell table:formula="of:=[.C607]+[.M607]" office:value-type="float" office:value="0" calcext:value-type="float">
            <text:p>0</text:p>
          </table:table-cell>
          <table:table-cell table:formula="of:=[.B607]+[.E607]+[.F607]" office:value-type="float" office:value="0" calcext:value-type="float">
            <text:p>0</text:p>
          </table:table-cell>
          <table:table-cell table:formula="of:=[.D607]+[.G607]+[.I607]+[.K607]+[.L607]" office:value-type="float" office:value="18" calcext:value-type="float">
            <text:p>18</text:p>
          </table:table-cell>
          <table:table-cell table:formula="of:=SUM([.B607:.M607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608]*[.A608]" office:value-type="float" office:value="6714" calcext:value-type="float">
            <text:p>6714</text:p>
          </table:table-cell>
          <table:table-cell/>
          <table:table-cell table:formula="of:=[.C608]+[.M608]" office:value-type="float" office:value="0" calcext:value-type="float">
            <text:p>0</text:p>
          </table:table-cell>
          <table:table-cell table:formula="of:=[.B608]+[.E608]+[.F608]" office:value-type="float" office:value="0" calcext:value-type="float">
            <text:p>0</text:p>
          </table:table-cell>
          <table:table-cell table:formula="of:=[.D608]+[.G608]+[.I608]+[.K608]+[.L608]" office:value-type="float" office:value="9" calcext:value-type="float">
            <text:p>9</text:p>
          </table:table-cell>
          <table:table-cell table:formula="of:=SUM([.B608:.M608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609]*[.A609]" office:value-type="float" office:value="12192" calcext:value-type="float">
            <text:p>12192</text:p>
          </table:table-cell>
          <table:table-cell/>
          <table:table-cell table:formula="of:=[.C609]+[.M609]" office:value-type="float" office:value="0" calcext:value-type="float">
            <text:p>0</text:p>
          </table:table-cell>
          <table:table-cell table:formula="of:=[.B609]+[.E609]+[.F609]" office:value-type="float" office:value="0" calcext:value-type="float">
            <text:p>0</text:p>
          </table:table-cell>
          <table:table-cell table:formula="of:=[.D609]+[.G609]+[.I609]+[.K609]+[.L609]" office:value-type="float" office:value="16" calcext:value-type="float">
            <text:p>16</text:p>
          </table:table-cell>
          <table:table-cell table:formula="of:=SUM([.B609:.M609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610]*[.A610]" office:value-type="float" office:value="26554" calcext:value-type="float">
            <text:p>26554</text:p>
          </table:table-cell>
          <table:table-cell/>
          <table:table-cell table:formula="of:=[.C610]+[.M610]" office:value-type="float" office:value="0" calcext:value-type="float">
            <text:p>0</text:p>
          </table:table-cell>
          <table:table-cell table:formula="of:=[.B610]+[.E610]+[.F610]" office:value-type="float" office:value="0" calcext:value-type="float">
            <text:p>0</text:p>
          </table:table-cell>
          <table:table-cell table:formula="of:=[.D610]+[.G610]+[.I610]+[.K610]+[.L610]" office:value-type="float" office:value="68" calcext:value-type="float">
            <text:p>68</text:p>
          </table:table-cell>
          <table:table-cell table:formula="of:=SUM([.B610:.M610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611]*[.A611]" office:value-type="float" office:value="7452" calcext:value-type="float">
            <text:p>7452</text:p>
          </table:table-cell>
          <table:table-cell/>
          <table:table-cell table:formula="of:=[.C611]+[.M611]" office:value-type="float" office:value="0" calcext:value-type="float">
            <text:p>0</text:p>
          </table:table-cell>
          <table:table-cell table:formula="of:=[.B611]+[.E611]+[.F611]" office:value-type="float" office:value="0" calcext:value-type="float">
            <text:p>0</text:p>
          </table:table-cell>
          <table:table-cell table:formula="of:=[.D611]+[.G611]+[.I611]+[.K611]+[.L611]" office:value-type="float" office:value="18" calcext:value-type="float">
            <text:p>18</text:p>
          </table:table-cell>
          <table:table-cell table:formula="of:=SUM([.B611:.M611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612]*[.A612]" office:value-type="float" office:value="10020" calcext:value-type="float">
            <text:p>10020</text:p>
          </table:table-cell>
          <table:table-cell/>
          <table:table-cell table:formula="of:=[.C612]+[.M612]" office:value-type="float" office:value="0" calcext:value-type="float">
            <text:p>0</text:p>
          </table:table-cell>
          <table:table-cell table:formula="of:=[.B612]+[.E612]+[.F612]" office:value-type="float" office:value="0" calcext:value-type="float">
            <text:p>0</text:p>
          </table:table-cell>
          <table:table-cell table:formula="of:=[.D612]+[.G612]+[.I612]+[.K612]+[.L612]" office:value-type="float" office:value="24" calcext:value-type="float">
            <text:p>24</text:p>
          </table:table-cell>
          <table:table-cell table:formula="of:=SUM([.B612:.M612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613]*[.A613]" office:value-type="float" office:value="5238" calcext:value-type="float">
            <text:p>5238</text:p>
          </table:table-cell>
          <table:table-cell/>
          <table:table-cell table:formula="of:=[.C613]+[.M613]" office:value-type="float" office:value="0" calcext:value-type="float">
            <text:p>0</text:p>
          </table:table-cell>
          <table:table-cell table:formula="of:=[.B613]+[.E613]+[.F613]" office:value-type="float" office:value="0" calcext:value-type="float">
            <text:p>0</text:p>
          </table:table-cell>
          <table:table-cell table:formula="of:=[.D613]+[.G613]+[.I613]+[.K613]+[.L613]" office:value-type="float" office:value="6" calcext:value-type="float">
            <text:p>6</text:p>
          </table:table-cell>
          <table:table-cell table:formula="of:=SUM([.B613:.M613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614]*[.A614]" office:value-type="float" office:value="8810" calcext:value-type="float">
            <text:p>8810</text:p>
          </table:table-cell>
          <table:table-cell/>
          <table:table-cell table:formula="of:=[.C614]+[.M614]" office:value-type="float" office:value="0" calcext:value-type="float">
            <text:p>0</text:p>
          </table:table-cell>
          <table:table-cell table:formula="of:=[.B614]+[.E614]+[.F614]" office:value-type="float" office:value="0" calcext:value-type="float">
            <text:p>0</text:p>
          </table:table-cell>
          <table:table-cell table:formula="of:=[.D614]+[.G614]+[.I614]+[.K614]+[.L614]" office:value-type="float" office:value="10" calcext:value-type="float">
            <text:p>10</text:p>
          </table:table-cell>
          <table:table-cell table:formula="of:=SUM([.B614:.M614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D615]*[.A615]" office:value-type="float" office:value="0" calcext:value-type="float">
            <text:p>0</text:p>
          </table:table-cell>
          <table:table-cell/>
          <table:table-cell table:formula="of:=[.C615]+[.M615]" office:value-type="float" office:value="0" calcext:value-type="float">
            <text:p>0</text:p>
          </table:table-cell>
          <table:table-cell table:formula="of:=[.B615]+[.E615]+[.F615]" office:value-type="float" office:value="0" calcext:value-type="float">
            <text:p>0</text:p>
          </table:table-cell>
          <table:table-cell table:formula="of:=[.D615]+[.G615]+[.I615]+[.K615]+[.L615]" office:value-type="float" office:value="0" calcext:value-type="float">
            <text:p>0</text:p>
          </table:table-cell>
          <table:table-cell table:formula="of:=SUM([.B615:.M615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[.C616]+[.M616]" office:value-type="float" office:value="40" calcext:value-type="float">
            <text:p>40</text:p>
          </table:table-cell>
          <table:table-cell table:formula="of:=[.B616]+[.E616]+[.F616]" office:value-type="float" office:value="124" calcext:value-type="float">
            <text:p>124</text:p>
          </table:table-cell>
          <table:table-cell table:formula="of:=[.D616]+[.G616]+[.I616]+[.K616]+[.L616]" office:value-type="float" office:value="1413" calcext:value-type="float">
            <text:p>1413</text:p>
          </table:table-cell>
          <table:table-cell table:formula="of:=SUM([.B616:.M616])"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617]*[.A617]" office:value-type="float" office:value="26197" calcext:value-type="float">
            <text:p>26197</text:p>
          </table:table-cell>
          <table:table-cell/>
          <table:table-cell table:formula="of:=[.C617]+[.M617]" office:value-type="float" office:value="0" calcext:value-type="float">
            <text:p>0</text:p>
          </table:table-cell>
          <table:table-cell table:formula="of:=[.B617]+[.E617]+[.F617]" office:value-type="float" office:value="0" calcext:value-type="float">
            <text:p>0</text:p>
          </table:table-cell>
          <table:table-cell table:formula="of:=[.D617]+[.G617]+[.I617]+[.K617]+[.L617]" office:value-type="float" office:value="23" calcext:value-type="float">
            <text:p>23</text:p>
          </table:table-cell>
          <table:table-cell table:formula="of:=SUM([.B617:.M617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618]*[.A618]" office:value-type="float" office:value="0" calcext:value-type="float">
            <text:p>0</text:p>
          </table:table-cell>
          <table:table-cell/>
          <table:table-cell table:formula="of:=[.C618]+[.M618]" office:value-type="float" office:value="0" calcext:value-type="float">
            <text:p>0</text:p>
          </table:table-cell>
          <table:table-cell table:formula="of:=[.B618]+[.E618]+[.F618]" office:value-type="float" office:value="0" calcext:value-type="float">
            <text:p>0</text:p>
          </table:table-cell>
          <table:table-cell table:formula="of:=[.D618]+[.G618]+[.I618]+[.K618]+[.L618]" office:value-type="float" office:value="13" calcext:value-type="float">
            <text:p>13</text:p>
          </table:table-cell>
          <table:table-cell table:formula="of:=SUM([.B618:.M618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619]*[.A619]" office:value-type="float" office:value="17368" calcext:value-type="float">
            <text:p>17368</text:p>
          </table:table-cell>
          <table:table-cell/>
          <table:table-cell table:formula="of:=[.C619]+[.M619]" office:value-type="float" office:value="0" calcext:value-type="float">
            <text:p>0</text:p>
          </table:table-cell>
          <table:table-cell table:formula="of:=[.B619]+[.E619]+[.F619]" office:value-type="float" office:value="0" calcext:value-type="float">
            <text:p>0</text:p>
          </table:table-cell>
          <table:table-cell table:formula="of:=[.D619]+[.G619]+[.I619]+[.K619]+[.L619]" office:value-type="float" office:value="13" calcext:value-type="float">
            <text:p>13</text:p>
          </table:table-cell>
          <table:table-cell table:formula="of:=SUM([.B619:.M619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D620]*[.A620]" office:value-type="float" office:value="42594" calcext:value-type="float">
            <text:p>42594</text:p>
          </table:table-cell>
          <table:table-cell/>
          <table:table-cell table:formula="of:=[.C620]+[.M620]" office:value-type="float" office:value="0" calcext:value-type="float">
            <text:p>0</text:p>
          </table:table-cell>
          <table:table-cell table:formula="of:=[.B620]+[.E620]+[.F620]" office:value-type="float" office:value="0" calcext:value-type="float">
            <text:p>0</text:p>
          </table:table-cell>
          <table:table-cell table:formula="of:=[.D620]+[.G620]+[.I620]+[.K620]+[.L620]" office:value-type="float" office:value="31" calcext:value-type="float">
            <text:p>31</text:p>
          </table:table-cell>
          <table:table-cell table:formula="of:=SUM([.B620:.M620]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621]*[.A621]" office:value-type="float" office:value="21616" calcext:value-type="float">
            <text:p>21616</text:p>
          </table:table-cell>
          <table:table-cell/>
          <table:table-cell table:formula="of:=[.C621]+[.M621]" office:value-type="float" office:value="0" calcext:value-type="float">
            <text:p>0</text:p>
          </table:table-cell>
          <table:table-cell table:formula="of:=[.B621]+[.E621]+[.F621]" office:value-type="float" office:value="0" calcext:value-type="float">
            <text:p>0</text:p>
          </table:table-cell>
          <table:table-cell table:formula="of:=[.D621]+[.G621]+[.I621]+[.K621]+[.L621]" office:value-type="float" office:value="28" calcext:value-type="float">
            <text:p>28</text:p>
          </table:table-cell>
          <table:table-cell table:formula="of:=SUM([.B621:.M621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622]*[.A622]" office:value-type="float" office:value="0" calcext:value-type="float">
            <text:p>0</text:p>
          </table:table-cell>
          <table:table-cell/>
          <table:table-cell table:formula="of:=[.C622]+[.M622]" office:value-type="float" office:value="0" calcext:value-type="float">
            <text:p>0</text:p>
          </table:table-cell>
          <table:table-cell table:formula="of:=[.B622]+[.E622]+[.F622]" office:value-type="float" office:value="0" calcext:value-type="float">
            <text:p>0</text:p>
          </table:table-cell>
          <table:table-cell table:formula="of:=[.D622]+[.G622]+[.I622]+[.K622]+[.L622]" office:value-type="float" office:value="19" calcext:value-type="float">
            <text:p>19</text:p>
          </table:table-cell>
          <table:table-cell table:formula="of:=SUM([.B622:.M622])" office:value-type="float" office:value="19" calcext:value-type="float">
            <text:p>19</text:p>
          </table:table-cell>
        </table:table-row>
        <table:table-row table:style-name="ro1">
          <table:table-cell table:number-columns-repeated="16"/>
          <table:table-cell table:formula="of:=SUM([.Q118:.Q622])" office:value-type="float" office:value="1389192" calcext:value-type="float">
            <text:p>1389192</text:p>
          </table:table-cell>
          <table:table-cell table:formula="of:=SUM([.R118:.R622])" office:value-type="float" office:value="2156005" calcext:value-type="float">
            <text:p>2156005</text:p>
          </table:table-cell>
          <table:table-cell table:formula="of:=SUM([.S118:.S622])" office:value-type="float" office:value="13604962" calcext:value-type="float">
            <text:p>13604962</text:p>
          </table:table-cell>
          <table:table-cell table:formula="of:=SUM([.T118:.T622])" office:value-type="float" office:value="17522743" calcext:value-type="float">
            <text:p>17522743</text:p>
          </table:table-cell>
        </table:table-row>
        <table:table-row table:style-name="ro1">
          <table:table-cell table:number-columns-repeated="14"/>
          <table:table-cell table:formula="of:=SUM([.O118:.O622])" office:value-type="float" office:value="141472302" calcext:value-type="float">
            <text:p>141472302</text:p>
          </table:table-cell>
          <table:table-cell/>
          <table:table-cell table:style-name="ce2" table:formula="of:=[.Q623]/[.T623]" office:value-type="percentage" office:value="0.079279368532655" calcext:value-type="percentage">
            <text:p>7.93%</text:p>
          </table:table-cell>
          <table:table-cell table:style-name="ce2" table:formula="of:=[.R623]/[.T623]" office:value-type="percentage" office:value="0.123040382433275" calcext:value-type="percentage">
            <text:p>12.30%</text:p>
          </table:table-cell>
          <table:table-cell table:style-name="ce2" table:formula="of:=[.S623]/[.T623]" office:value-type="percentage" office:value="0.776417367988562" calcext:value-type="percentage">
            <text:p>77.64%</text:p>
          </table:table-cell>
          <table:table-cell/>
        </table:table-row>
        <table:table-row table:style-name="ro1">
          <table:table-cell table:number-columns-repeated="14"/>
          <table:table-cell office:value-type="float" office:value="7226624" calcext:value-type="float">
            <text:p>7226624</text:p>
          </table:table-cell>
          <table:table-cell table:number-columns-repeated="5"/>
        </table:table-row>
        <table:table-row table:style-name="ro1">
          <table:table-cell table:number-columns-repeated="14"/>
          <table:table-cell table:formula="of:=[.O624]/[.O625]" office:value-type="float" office:value="19.5765411345602" calcext:value-type="float">
            <text:p>19.5765411345602</text:p>
          </table:table-cell>
          <table:table-cell table:number-columns-repeated="5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6"/>
          <table:table-cell table:style-name="ce3" office:value-type="string" calcext:value-type="string">
            <text:p>Milton</text:p>
          </table:table-cell>
          <table:table-cell table:style-name="ce3" office:value-type="string" calcext:value-type="string">
            <text:p>GGH</text:p>
          </table:table-cell>
          <table:table-cell table:number-columns-repeated="2"/>
        </table:table-row>
        <table:table-row table:style-name="ro1">
          <table:table-cell table:number-columns-repeated="15"/>
          <table:table-cell table:style-name="ce1" office:value-type="string" calcext:value-type="string">
            <text:p>Car</text:p>
          </table:table-cell>
          <table:table-cell table:style-name="ce4" table:formula="of:=[.S636]" office:value-type="percentage" office:value="0.869978858350951" calcext:value-type="percentage">
            <text:p>87.0%</text:p>
          </table:table-cell>
          <table:table-cell table:style-name="ce4" table:formula="of:=[.S624]" office:value-type="percentage" office:value="0.776417367988562" calcext:value-type="percentage">
            <text:p>77.6%</text:p>
          </table:table-cell>
          <table:table-cell table:number-columns-repeated="2"/>
        </table:table-row>
        <table:table-row table:style-name="ro1">
          <table:table-cell table:number-columns-repeated="15"/>
          <table:table-cell table:style-name="ce1" office:value-type="string" calcext:value-type="string">
            <text:p>Transit</text:p>
          </table:table-cell>
          <table:table-cell table:style-name="ce4" table:formula="of:=[.R636]" office:value-type="percentage" office:value="0.0424239191574374" calcext:value-type="percentage">
            <text:p>4.2%</text:p>
          </table:table-cell>
          <table:table-cell table:style-name="ce4" table:formula="of:=[.R624]" office:value-type="percentage" office:value="0.123040382433275" calcext:value-type="percentage">
            <text:p>12.3%</text:p>
          </table:table-cell>
          <table:table-cell table:number-columns-repeated="2"/>
        </table:table-row>
        <table:table-row table:style-name="ro1">
          <table:table-cell table:number-columns-repeated="15"/>
          <table:table-cell table:style-name="ce1" office:value-type="string" calcext:value-type="string">
            <text:p>Active</text:p>
          </table:table-cell>
          <table:table-cell table:style-name="ce4" table:formula="of:=[.Q636]" office:value-type="percentage" office:value="0.0578437457571232" calcext:value-type="percentage">
            <text:p>5.8%</text:p>
          </table:table-cell>
          <table:table-cell table:style-name="ce4" table:formula="of:=[.Q624]" office:value-type="percentage" office:value="0.079279368532655" calcext:value-type="percentage">
            <text:p>7.9%</text:p>
          </table:table-cell>
          <table:table-cell table:number-columns-repeated="2"/>
        </table:table-row>
        <table:table-row table:style-name="ro1">
          <table:table-cell table:number-columns-repeated="15"/>
          <table:table-cell table:style-name="ce1" office:value-type="string" calcext:value-type="string">
            <text:p>Other</text:p>
          </table:table-cell>
          <table:table-cell table:style-name="ce4" table:formula="of:=1-[.Q632]-[.Q631]-[.Q630]" office:value-type="percentage" office:value="0.0297534767344881" calcext:value-type="percentage">
            <text:p>3.0%</text:p>
          </table:table-cell>
          <table:table-cell table:style-name="ce4" table:formula="of:=1-[.R632]-[.R631]-[.R630]" office:value-type="percentage" office:value="0.0212628810455076" calcext:value-type="percentage">
            <text:p>2.1%</text:p>
          </table:table-cell>
          <table:table-cell table:number-columns-repeated="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6"/>
          <table:table-cell table:style-name="ce2" table:formula="of:=[.Q116]" office:value-type="percentage" office:value="0.0578437457571232" calcext:value-type="percentage">
            <text:p>5.78%</text:p>
          </table:table-cell>
          <table:table-cell table:style-name="ce2" table:formula="of:=[.R116]" office:value-type="percentage" office:value="0.0424239191574374" calcext:value-type="percentage">
            <text:p>4.24%</text:p>
          </table:table-cell>
          <table:table-cell table:style-name="ce2" table:formula="of:=[.S116]" office:value-type="percentage" office:value="0.869978858350951" calcext:value-type="percentage">
            <text:p>87.00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9">
      <number:number number:decimal-places="1" loext:min-decimal-places="1" number:min-integer-digits="0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23T16:58:16.908888189</dc:date>
    <dc:creator>Jeff Allen</dc:creator>
    <meta:editing-duration>PT8M28S</meta:editing-duration>
    <meta:editing-cycles>1</meta:editing-cycles>
    <meta:document-statistic meta:table-count="1" meta:cell-count="11188" meta:object-count="0"/>
    <meta:generator>LibreOffice/6.4.7.2$Linux_X86_64 LibreOffice_project/40$Build-2</meta:generator>
  </office:meta>
</office:document-meta>
</file>